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ain.xml" manifest:media-type="text/xml"/>
  <manifest:file-entry manifest:full-path="Basic/Standard/exporter.xml" manifest:media-type="text/xml"/>
  <manifest:file-entry manifest:full-path="Basic/Standard/checker_utility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modern" style:font-pitch="variable"/>
    <style:font-face style:name="나눔고딕1" svg:font-family="나눔고딕" style:font-family-generic="swiss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6.368cm"/>
    </style:style>
    <style:style style:name="co3" style:family="table-column">
      <style:table-column-properties fo:break-before="auto" style:column-width="8.137cm"/>
    </style:style>
    <style:style style:name="co4" style:family="table-column">
      <style:table-column-properties fo:break-before="auto" style:column-width="16.561cm"/>
    </style:style>
    <style:style style:name="co5" style:family="table-column">
      <style:table-column-properties fo:break-before="auto" style:column-width="2.182cm"/>
    </style:style>
    <style:style style:name="co6" style:family="table-column">
      <style:table-column-properties fo:break-before="auto" style:column-width="6.936cm"/>
    </style:style>
    <style:style style:name="co7" style:family="table-column">
      <style:table-column-properties fo:break-before="auto" style:column-width="5.516cm"/>
    </style:style>
    <style:style style:name="co8" style:family="table-column">
      <style:table-column-properties fo:break-before="auto" style:column-width="5.025cm"/>
    </style:style>
    <style:style style:name="co9" style:family="table-column">
      <style:table-column-properties fo:break-before="auto" style:column-width="6.468cm"/>
    </style:style>
    <style:style style:name="co10" style:family="table-column">
      <style:table-column-properties fo:break-before="auto" style:column-width="6.075cm"/>
    </style:style>
    <style:style style:name="co11" style:family="table-column">
      <style:table-column-properties fo:break-before="auto" style:column-width="1.55cm"/>
    </style:style>
    <style:style style:name="co12" style:family="table-column">
      <style:table-column-properties fo:break-before="auto" style:column-width="0.469cm"/>
    </style:style>
    <style:style style:name="co13" style:family="table-column">
      <style:table-column-properties fo:break-before="auto" style:column-width="13.044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7.599cm"/>
    </style:style>
    <style:style style:name="co16" style:family="table-column">
      <style:table-column-properties fo:break-before="auto" style:column-width="7.597cm"/>
    </style:style>
    <style:style style:name="co17" style:family="table-column">
      <style:table-column-properties fo:break-before="auto" style:column-width="5.826cm"/>
    </style:style>
    <style:style style:name="co18" style:family="table-column">
      <style:table-column-properties fo:break-before="auto" style:column-width="2.974cm"/>
    </style:style>
    <style:style style:name="co19" style:family="table-column">
      <style:table-column-properties fo:break-before="auto" style:column-width="2.163cm"/>
    </style:style>
    <style:style style:name="co20" style:family="table-column">
      <style:table-column-properties fo:break-before="auto" style:column-width="8.371cm"/>
    </style:style>
    <style:style style:name="co21" style:family="table-column">
      <style:table-column-properties fo:break-before="auto" style:column-width="4.976cm"/>
    </style:style>
    <style:style style:name="co22" style:family="table-column">
      <style:table-column-properties fo:break-before="auto" style:column-width="9.735cm"/>
    </style:style>
    <style:style style:name="co23" style:family="table-column">
      <style:table-column-properties fo:break-before="auto" style:column-width="7.13cm"/>
    </style:style>
    <style:style style:name="co24" style:family="table-column">
      <style:table-column-properties fo:break-before="auto" style:column-width="14.751cm"/>
    </style:style>
    <style:style style:name="co25" style:family="table-column">
      <style:table-column-properties fo:break-before="auto" style:column-width="8.248cm"/>
    </style:style>
    <style:style style:name="co26" style:family="table-column">
      <style:table-column-properties fo:break-before="auto" style:column-width="0.543cm"/>
    </style:style>
    <style:style style:name="co27" style:family="table-column">
      <style:table-column-properties fo:break-before="auto" style:column-width="12.09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cm" fo:break-before="auto" style:use-optimal-row-height="true"/>
    </style:style>
    <style:style style:name="ro3" style:family="table-row">
      <style:table-row-properties style:row-height="0.684cm" fo:break-before="auto" style:use-optimal-row-height="true"/>
    </style:style>
    <style:style style:name="ro4" style:family="table-row">
      <style:table-row-properties style:row-height="1.316cm" fo:break-before="auto" style:use-optimal-row-height="true"/>
    </style:style>
    <style:style style:name="ro5" style:family="table-row">
      <style:table-row-properties style:row-height="0.631cm" fo:break-before="auto" style:use-optimal-row-height="true"/>
    </style:style>
    <style:style style:name="ro6" style:family="table-row">
      <style:table-row-properties style:row-height="2.579cm" fo:break-before="auto" style:use-optimal-row-height="true"/>
    </style:style>
    <style:style style:name="ro7" style:family="table-row">
      <style:table-row-properties style:row-height="1.632cm" fo:break-before="auto" style:use-optimal-row-height="true"/>
    </style:style>
    <style:style style:name="ro8" style:family="table-row">
      <style:table-row-properties style:row-height="2.184cm" fo:break-before="auto" style:use-optimal-row-height="true"/>
    </style:style>
    <style:style style:name="ro9" style:family="table-row">
      <style:table-row-properties style:row-height="1.263cm" fo:break-before="auto" style:use-optimal-row-height="true"/>
    </style:style>
    <style:style style:name="ro10" style:family="table-row">
      <style:table-row-properties style:row-height="3.526cm" fo:break-before="auto" style:use-optimal-row-height="true"/>
    </style:style>
    <style:style style:name="ro11" style:family="table-row">
      <style:table-row-properties style:row-height="1.459cm" fo:break-before="auto" style:use-optimal-row-height="false"/>
    </style:style>
    <style:style style:name="ro12" style:family="table-row">
      <style:table-row-properties style:row-height="0.669cm" fo:break-before="auto" style:use-optimal-row-height="true"/>
    </style:style>
    <style:style style:name="ro13" style:family="table-row">
      <style:table-row-properties style:row-height="1.62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5" style:family="table-cell" style:parent-style-name="Default">
      <style:table-cell-properties fo:background-color="#bf0041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5" style:family="table-cell" style:parent-style-name="Default">
      <style:table-cell-properties fo:background-color="#ffffff" style:text-align-source="fix" style:repeat-content="false" fo:wrap-option="wrap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11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8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0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wrap-option="wrap"/>
      <style:text-properties style:font-name="나눔고딕" fo:font-size="9pt" style:font-name-asian="나눔고딕" style:font-size-asian="9pt" style:font-size-complex="9pt"/>
    </style:style>
    <style:style style:name="ce69" style:family="table-cell" style:parent-style-name="Default">
      <style:table-cell-properties fo:wrap-option="wrap"/>
    </style:style>
    <style:style style:name="ce3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4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5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37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62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9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7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style:font-name="나눔고딕" fo:font-size="9pt" style:font-name-asian="나눔고딕" style:font-size-asian="9pt" style:font-size-complex="9pt"/>
    </style:style>
    <style:style style:name="ce43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3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58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#3faf46" style:text-align-source="fix" style:repeat-content="false"/>
      <style:paragraph-properties fo:text-align="center" fo:margin-left="0cm"/>
      <style:text-properties style:font-name="나눔고딕" fo:font-size="9pt" style:font-name-asian="나눔고딕" style:font-size-asian="9pt" style:font-size-complex="9pt"/>
    </style:style>
    <style:style style:name="ce60" style:family="table-cell" style:parent-style-name="Default">
      <style:table-cell-properties fo:background-color="#3faf46" style:text-align-source="fix" style:repeat-content="false"/>
      <style:paragraph-properties fo:text-align="center" fo:margin-left="0cm"/>
    </style:style>
    <style:style style:name="ce2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" fo:font-size="9pt" style:font-name-asian="나눔고딕" style:font-size-asian="9pt" style:font-size-complex="9pt"/>
    </style:style>
    <style:style style:name="ce53" style:family="table-cell" style:parent-style-name="Default">
      <style:table-cell-properties fo:background-color="#ffd8ce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64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55" style:family="table-cell" style:parent-style-name="Default">
      <style:table-cell-properties fo:background-color="#ffd8ce"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ackground-color="#ffd8ce" fo:wrap-option="wrap"/>
      <style:text-properties style:font-name="나눔고딕" fo:font-size="9pt" style:font-name-asian="나눔고딕" style:font-size-asian="9pt" style:font-size-complex="9pt"/>
    </style:style>
    <style:style style:name="ce57" style:family="table-cell" style:parent-style-name="Default">
      <style:table-cell-properties fo:background-color="#ffd8ce" fo:wrap-option="wrap"/>
    </style:style>
    <style:style style:name="ce68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6" style:family="table-cell" style:parent-style-name="Default">
      <style:table-cell-properties fo:background-color="#ffd8ce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47" style:family="table-cell" style:parent-style-name="Default">
      <style:table-cell-properties fo:background-color="#ffd8ce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ffd8ce"/>
      <style:text-properties style:font-name="나눔고딕" fo:font-size="9pt" style:font-name-asian="나눔고딕" style:font-size-asian="9pt" style:font-size-complex="9pt"/>
    </style:style>
    <style:style style:name="ce51" style:family="table-cell" style:parent-style-name="Default">
      <style:table-cell-properties fo:background-color="#ffd8ce"/>
    </style:style>
    <style:style style:name="ce80" style:family="table-cell" style:parent-style-name="Default">
      <style:table-cell-properties fo:background-color="#f6f9d4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86" style:family="table-cell" style:parent-style-name="Default">
      <style:table-cell-properties fo:background-color="#f6f9d4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fo:background-color="#f6f9d4"/>
      <style:text-properties style:font-name="나눔고딕" fo:font-size="9pt" style:font-name-asian="나눔고딕" style:font-size-asian="9pt" style:font-size-complex="9pt"/>
    </style:style>
    <style:style style:name="ce130" style:family="table-cell" style:parent-style-name="Default">
      <style:table-cell-properties fo:background-color="#f6f9d4"/>
    </style:style>
    <style:style style:name="ce12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05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6" style:family="table-cell" style:parent-style-name="Default">
      <style:table-cell-properties fo:background-color="#000000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7" style:family="table-cell" style:parent-style-name="Default">
      <style:table-cell-properties fo:background-color="#000000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fo:background-color="#000000"/>
      <style:text-properties style:font-name="나눔고딕" fo:font-size="9pt" style:font-name-asian="나눔고딕" style:font-size-asian="9pt" style:font-size-complex="9pt"/>
    </style:style>
    <style:style style:name="ce85" style:family="table-cell" style:parent-style-name="Default">
      <style:table-cell-properties fo:background-color="#000000"/>
    </style:style>
    <style:style style:name="ce10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98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99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89" style:family="table-cell" style:parent-style-name="Default">
      <style:table-cell-properties fo:background-color="#dddddd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00" style:family="table-cell" style:parent-style-name="Default">
      <style:table-cell-properties fo:background-color="#dddddd" fo:wrap-option="wrap"/>
    </style:style>
    <style:style style:name="ce146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47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95" style:family="table-cell" style:parent-style-name="Default">
      <style:table-cell-properties fo:background-color="#dddddd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97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01" style:family="table-cell" style:parent-style-name="Default">
      <style:table-cell-properties fo:background-color="#cccccc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50" style:family="table-cell" style:parent-style-name="Default">
      <style:table-cell-properties fo:wrap-option="wrap"/>
    </style:style>
    <style:style style:name="ce151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07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08" style:family="table-cell" style:parent-style-name="Default">
      <style:table-cell-properties fo:background-color="#cccccc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65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15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8pt" style:font-name-asian="돋움" style:font-size-asian="8pt" style:font-size-complex="8pt"/>
    </style:style>
    <style:style style:name="ce169" style:family="table-cell" style:parent-style-name="Default">
      <style:table-cell-properties fo:background-color="#dee6ef" style:text-align-source="fix" style:repeat-content="false"/>
      <style:paragraph-properties fo:text-align="center" fo:margin-left="0cm"/>
    </style:style>
    <style:style style:name="ce114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  <style:map style:condition="cell-content()=0" style:apply-style-name="Error" style:base-cell-address="developer.D2"/>
    </style:style>
    <style:style style:name="ce175" style:family="table-cell" style:parent-style-name="Default">
      <style:table-cell-properties fo:background-color="#f6f9d4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19" style:family="table-cell" style:parent-style-name="Default">
      <style:table-cell-properties fo:background-color="#f6f9d4" style:vertical-align="middle"/>
    </style:style>
    <style:style style:name="ce182" style:family="table-cell" style:parent-style-name="Default">
      <style:text-properties style:font-name="굴림" fo:font-size="9pt" style:font-name-asian="굴림" style:font-size-asian="9pt" style:font-size-complex="9pt"/>
    </style:style>
    <style:style style:name="ce12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font-name="굴림" fo:font-size="9pt" style:font-name-asian="굴림" style:font-size-asian="9pt" style:font-size-complex="9pt"/>
    </style:style>
    <style:style style:name="ce122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23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4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54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126" style:family="table-cell" style:parent-style-name="Default">
      <style:table-cell-properties fo:background-color="#cccccc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36" style:family="table-cell" style:parent-style-name="Default">
      <style:table-cell-properties fo:background-color="transparent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7" style:family="table-cell" style:parent-style-name="Default">
      <style:table-cell-properties fo:border="0.74pt solid #000000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order="0.74pt solid #000000"/>
      <style:text-properties style:font-name="굴림" style:font-name-asian="굴림"/>
    </style:style>
    <style:style style:name="ce129" style:family="table-cell" style:parent-style-name="Default">
      <style:table-cell-properties fo:border="0.74pt solid #000000"/>
      <style:text-properties style:font-name="굴림" style:font-name-asian="굴림"/>
    </style:style>
    <style:style style:name="ce153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ce179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48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81" style:family="table-cell" style:parent-style-name="Default">
      <style:table-cell-properties fo:wrap-option="wrap" fo:border="0.74pt solid #000000"/>
      <style:text-properties style:font-name="돋움" fo:font-size="9pt" style:font-name-asian="돋움" style:font-size-asian="9pt" style:font-size-complex="9pt"/>
    </style:style>
    <style:style style:name="ce149" style:family="table-cell" style:parent-style-name="Default">
      <style:table-cell-properties fo:wrap-option="wrap" fo:border="0.74pt solid #000000"/>
      <style:text-properties style:font-name="굴림" fo:font-size="9pt" style:font-name-asian="굴림" style:font-size-asian="9pt" style:font-size-complex="9pt"/>
    </style:style>
    <style:style style:name="ce156" style:family="table-cell" style:parent-style-name="Default">
      <style:table-cell-properties fo:wrap-option="wrap"/>
    </style:style>
    <style:style style:name="ce185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86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187" style:family="table-cell" style:parent-style-name="Default">
      <style:table-cell-properties fo:border="0.74pt solid #000000"/>
    </style:style>
    <style:style style:name="ce188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18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T1" style:family="text">
      <style:text-properties style:font-name="돋움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돋움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돋움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굴림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굴림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181">
          <table:error-message table:message-type="stop" table:display="true"/>
        </table:content-validation>
        <table:content-validation table:name="val2" table:condition="of:cell-content-is-in-list(developer_name_list)" table:allow-empty-cell="true" table:display-list="unsorted" table:base-cell-address="list.G11">
          <table:error-message table:message-type="stop" table:display="true"/>
        </table:content-validation>
        <table:content-validation table:name="val3" table:condition="of:cell-content-is-in-list(publisher_name_list)" table:allow-empty-cell="true" table:display-list="unsorted" table:base-cell-address="list.I11">
          <table:error-message table:message-type="stop" table:display="true"/>
        </table:content-validation>
        <table:content-validation table:name="val4" table:base-cell-address="publisher.A2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ce69"/>
        <table:table-column table:style-name="co3" table:default-cell-style-name="ce69"/>
        <table:table-column table:style-name="co4" table:default-cell-style-name="Default"/>
        <table:table-column table:style-name="co5" table:default-cell-style-name="ce60"/>
        <table:table-column table:style-name="co6" table:default-cell-style-name="ce16"/>
        <table:table-column table:style-name="co7" table:default-cell-style-name="ce57"/>
        <table:table-column table:style-name="co8" table:default-cell-style-name="ce51"/>
        <table:table-column table:style-name="co9" table:default-cell-style-name="ce130"/>
        <table:table-column table:style-name="co10" table:default-cell-style-name="ce130"/>
        <table:table-column table:style-name="co11" table:default-cell-style-name="ce130"/>
        <table:table-column table:style-name="co12" table:default-cell-style-name="ce85"/>
        <table:table-column table:style-name="co13" table:default-cell-style-name="ce100"/>
        <table:table-row table:style-name="ro1">
          <table:table-cell table:style-name="ce1" office:value-type="string" calcext:value-type="string">
            <text:p>-</text:p>
          </table:table-cell>
          <table:table-cell table:number-columns-repeated="2" table:style-name="ce45" office:value-type="string" calcext:value-type="string">
            <text:p>o</text:p>
          </table:table-cell>
          <table:table-cell table:number-columns-repeated="3" table:style-name="ce7" office:value-type="string" calcext:value-type="string">
            <text:p>o</text:p>
          </table:table-cell>
          <table:table-cell table:style-name="ce45" office:value-type="string" calcext:value-type="string">
            <text:p>o</text:p>
          </table:table-cell>
          <table:table-cell table:number-columns-repeated="4" table:style-name="ce7" office:value-type="string" calcext:value-type="string">
            <text:p>o</text:p>
          </table:table-cell>
          <table:table-cell table:style-name="ce105" office:value-type="string" calcext:value-type="string">
            <text:p>x</text:p>
          </table:table-cell>
          <table:table-cell table:style-name="ce45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-</text:p>
          </table:table-cell>
          <table:table-cell table:style-name="ce11" office:value-type="string" calcext:value-type="string">
            <text:p>한글 제목</text:p>
          </table:table-cell>
          <table:table-cell table:style-name="ce11" office:value-type="string" calcext:value-type="string">
            <text:p>영어 제목</text:p>
          </table:table-cell>
          <table:table-cell table:style-name="ce37" office:value-type="string" calcext:value-type="string">
            <text:p>게임 링크</text:p>
          </table:table-cell>
          <table:table-cell table:style-name="ce37" office:value-type="string" calcext:value-type="string">
            <text:p>출시년도</text:p>
          </table:table-cell>
          <table:table-cell table:style-name="ce37" office:value-type="string" calcext:value-type="string">
            <text:p>장르</text:p>
          </table:table-cell>
          <table:table-cell table:style-name="ce11" office:value-type="string" calcext:value-type="string">
            <text:p>개발사 / 개발자 1</text:p>
          </table:table-cell>
          <table:table-cell table:style-name="ce68" office:value-type="string" calcext:value-type="string">
            <text:p>개발사 / 개발자 2</text:p>
          </table:table-cell>
          <table:table-cell table:style-name="ce37" office:value-type="string" calcext:value-type="string">
            <text:p>배급사 1</text:p>
          </table:table-cell>
          <table:table-cell table:style-name="ce12" office:value-type="string" calcext:value-type="string">
            <text:p>배급사 2</text:p>
          </table:table-cell>
          <table:table-cell table:style-name="ce12" office:value-type="string" calcext:value-type="string">
            <text:p>배급사 3</text:p>
          </table:table-cell>
          <table:table-cell table:style-name="ce105" office:value-type="string" calcext:value-type="string">
            <text:p>x</text:p>
          </table:table-cell>
          <table:table-cell table:style-name="ce10" office:value-type="string" calcext:value-type="string">
            <text:p>기타</text:p>
          </table:table-cell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_전언:</text:p>
          </table:table-cell>
          <table:table-cell table:style-name="ce33" office:value-type="string" calcext:value-type="string">
            <text:p>_message:</text:p>
          </table:table-cell>
          <table:table-cell table:style-name="ce62" office:value-type="string" calcext:value-type="string">
            <text:p><text:a xlink:href="https://store.steampowered.com/app/2659150/_message/" xlink:type="simple">https://store.steampowered.com/app/2659150/_messag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공포, 텍스트 어드벤처</text:p>
          </table:table-cell>
          <table:table-cell table:style-name="ce53" table:content-validation-name="val2" office:value-type="string" calcext:value-type="string">
            <text:p>TEAM 21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m.post.naver.com/viewer/postView.naver?volumeNo=36495593" xlink:type="simple">https://m.post.naver.com/viewer/postView.naver?volumeNo=36495593</text:a></text:p>
            <text:p/>
            <text:p>고등학생 3인의 졸업작품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11층</text:p>
          </table:table-cell>
          <table:table-cell table:style-name="ce33" office:value-type="string" calcext:value-type="string">
            <text:p>11F</text:p>
          </table:table-cell>
          <table:table-cell table:style-name="ce62" office:value-type="string" calcext:value-type="string">
            <text:p><text:a xlink:href="https://store.steampowered.com/app/1847120/11F/" xlink:type="simple">https://store.steampowered.com/app/1847120/11F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호러, 미스터리, 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30일 어나더</text:p>
          </table:table-cell>
          <table:table-cell table:style-name="ce33" office:value-type="string" calcext:value-type="string">
            <text:p>30 Days Another</text:p>
          </table:table-cell>
          <table:table-cell table:style-name="ce62" office:value-type="string" calcext:value-type="string">
            <text:p><text:a xlink:href="https://store.steampowered.com/app/2125870/30_Days_Another/" xlink:type="simple">https://store.steampowered.com/app/2125870/30_Days_Another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멀티 엔딩 스토리 어드벤처</text:p>
          </table:table-cell>
          <table:table-cell table:style-name="ce53" table:content-validation-name="val2" office:value-type="string" calcext:value-type="string">
            <text:p>THE BRICKS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 BRICKS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3분 영웅</text:p>
          </table:table-cell>
          <table:table-cell table:style-name="ce33" office:value-type="string" calcext:value-type="string">
            <text:p>3 Minute Heroes</text:p>
          </table:table-cell>
          <table:table-cell table:style-name="ce62" office:value-type="string" calcext:value-type="string">
            <text:p><text:a xlink:href="https://store.steampowered.com/app/1475460/3_Minute_Heroes/" xlink:type="simple">https://store.steampowered.com/app/1475460/3_Minute_Heroe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타워 디펜스, 덱 빌딩, 로그라이크, 실시간 전략</text:p>
          </table:table-cell>
          <table:table-cell table:style-name="ce53" table:content-validation-name="val2" office:value-type="string" calcext:value-type="string">
            <text:p>Sinkhol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8" office:value-type="string" calcext:value-type="string">
            <text:p>dummy</text:p>
          </table:table-cell>
          <table:table-cell table:style-name="ce34" office:value-type="string" calcext:value-type="string">
            <text:p>dummy</text:p>
          </table:table-cell>
          <table:table-cell table:style-name="ce39" office:value-type="string" calcext:value-type="string">
            <text:p>dummy</text:p>
          </table:table-cell>
          <table:table-cell table:number-columns-repeated="2" table:style-name="ce23" office:value-type="string" calcext:value-type="string">
            <text:p>dummy</text:p>
          </table:table-cell>
          <table:table-cell table:style-name="ce64" table:content-validation-name="val2" office:value-type="string" calcext:value-type="string">
            <text:p>dummy</text:p>
          </table:table-cell>
          <table:table-cell table:style-name="ce39" table:content-validation-name="val2"/>
          <table:table-cell table:style-name="ce39" table:content-validation-name="val3" office:value-type="string" calcext:value-type="string">
            <text:p>dummy</text:p>
          </table:table-cell>
          <table:table-cell table:style-name="ce39" table:content-validation-name="val3" table:number-columns-repeated="2"/>
          <table:table-cell table:style-name="ce26"/>
          <table:table-cell table:style-name="ce64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MazM: 오페라의 유령</text:p>
          </table:table-cell>
          <table:table-cell table:style-name="ce33" office:value-type="string" calcext:value-type="string">
            <text:p>MazM: The Phantom of the Opera</text:p>
          </table:table-cell>
          <table:table-cell table:style-name="ce62" office:value-type="string" calcext:value-type="string">
            <text:p><text:a xlink:href="https://store.steampowered.com/app/1483300/MazM_The_Phantom_of_the_Opera/" xlink:type="simple">https://store.steampowered.com/app/1483300/MazM_The_Phantom_of_the_Opera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어드벤쳐 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P의 거짓</text:p>
          </table:table-cell>
          <table:table-cell table:style-name="ce33" office:value-type="string" calcext:value-type="string">
            <text:p>Lies of P</text:p>
          </table:table-cell>
          <table:table-cell table:style-name="ce62" office:value-type="string" calcext:value-type="string">
            <text:p><text:a xlink:href="https://store.steampowered.com/app/1627720/P__Lies_of_P/" xlink:type="simple">https://store.steampowered.com/app/1627720/P__Lies_of_P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가짜 하트</text:p>
          </table:table-cell>
          <table:table-cell table:style-name="ce33" office:value-type="string" calcext:value-type="string">
            <text:p>FAKE HEART</text:p>
          </table:table-cell>
          <table:table-cell table:style-name="ce62" office:value-type="string" calcext:value-type="string">
            <text:p><text:a xlink:href="https://store.steampowered.com/app/2109360/FAKE_HEART/" xlink:type="simple">https://store.steampowered.com/app/2109360/FAKE_HEAR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비주얼 노벨</text:p>
          </table:table-cell>
          <table:table-cell table:style-name="ce53" table:content-validation-name="val2" office:value-type="string" calcext:value-type="string">
            <text:p>BLANBE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ANBE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갤럭시 테일즈: 스토리 오브 라푼젤</text:p>
          </table:table-cell>
          <table:table-cell table:style-name="ce33" office:value-type="string" calcext:value-type="string">
            <text:p>Galaxy Tales: Story of Rapunzel</text:p>
          </table:table-cell>
          <table:table-cell table:style-name="ce62" office:value-type="string" calcext:value-type="string">
            <text:p><text:a xlink:href="https://store.steampowered.com/app/1497710/Galaxy_Tales_Story_of_Rapunzel/" xlink:type="simple">https://store.steampowered.com/app/1497710/Galaxy_Tales_Story_of_Rapunze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액션 플랫포머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 office:value-type="string" calcext:value-type="string">
            <text:p>Nanali Studios</text:p>
          </table:table-cell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office:value-type="string" calcext:value-type="string">
            <text:p>Nanali Studio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골든 레코드 리트리버</text:p>
          </table:table-cell>
          <table:table-cell table:style-name="ce33" office:value-type="string" calcext:value-type="string">
            <text:p>Golden Record Retriever</text:p>
          </table:table-cell>
          <table:table-cell table:style-name="ce62" office:value-type="string" calcext:value-type="string">
            <text:p><text:a xlink:href="https://store.steampowered.com/app/2119580/Golden_Record_Retriever/" xlink:type="simple">https://store.steampowered.com/app/2119580/Golden_Record_Retriev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로그라이크 "다이스" 빌딩</text:p>
          </table:table-cell>
          <table:table-cell table:style-name="ce53" table:content-validation-name="val2" office:value-type="string" calcext:value-type="string">
            <text:p>Hoochoo Gam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oochoo Game Studio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공간을 먹는 악어</text:p>
          </table:table-cell>
          <table:table-cell table:style-name="ce33" office:value-type="string" calcext:value-type="string">
            <text:p>The Space-Eating Croc</text:p>
          </table:table-cell>
          <table:table-cell table:style-name="ce62" office:value-type="string" calcext:value-type="string">
            <text:p><text:a xlink:href="https://store.steampowered.com/app/2020090/The_SpaceEating_Croc/" xlink:type="simple">https://store.steampowered.com/app/2020090/The_SpaceEating_Croc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청강문화산업대학교 게임콘텐츠스쿨 2학년 재학중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과몰입금지</text:p>
          </table:table-cell>
          <table:table-cell table:style-name="ce33" office:value-type="string" calcext:value-type="string">
            <text:p>Love Too Easily</text:p>
          </table:table-cell>
          <table:table-cell table:style-name="ce62" office:value-type="string" calcext:value-type="string">
            <text:p><text:a xlink:href="https://store.steampowered.com/app/2274500/Love_Too_Easily/" xlink:type="simple">https://store.steampowered.com/app/2274500/Love_Too_Easil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Monster Guid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diBang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그래비티 캐슬</text:p>
          </table:table-cell>
          <table:table-cell table:style-name="ce33" office:value-type="string" calcext:value-type="string">
            <text:p>Gravity Castle</text:p>
          </table:table-cell>
          <table:table-cell table:style-name="ce62" office:value-type="string" calcext:value-type="string">
            <text:p><text:a xlink:href="https://store.steampowered.com/app/2231170/Gravity_Castle/" xlink:type="simple">https://store.steampowered.com/app/2231170/Gravity_Castl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퍼즐 플랫포머</text:p>
          </table:table-cell>
          <table:table-cell table:style-name="ce53" table:content-validation-name="val2" office:value-type="string" calcext:value-type="string">
            <text:p>Studio LE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기적의 분식집</text:p>
          </table:table-cell>
          <table:table-cell table:style-name="ce33" office:value-type="string" calcext:value-type="string">
            <text:p>Miracle Snack Shop</text:p>
          </table:table-cell>
          <table:table-cell table:style-name="ce62" office:value-type="string" calcext:value-type="string">
            <text:p><text:a xlink:href="https://store.steampowered.com/app/995460/Miracle_Snack_Shop/" xlink:type="simple">https://store.steampowered.com/app/995460/Miracle_Snack_Shop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연애시뮬레이션, 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</text:p>
          </table:table-cell>
          <table:table-cell table:style-name="ce33" office:value-type="string" calcext:value-type="string">
            <text:p>A Street Cat's Tale</text:p>
          </table:table-cell>
          <table:table-cell table:style-name="ce62" office:value-type="string" calcext:value-type="string">
            <text:p><text:a xlink:href="https://store.steampowered.com/app/1140570/A_Street_Cats_Tale/" xlink:type="simple">https://store.steampowered.com/app/1140570/A_Street_Cats_Tal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어드벤처, 시뮬레이션</text:p>
          </table:table-cell>
          <table:table-cell table:style-name="ce53" table:content-validation-name="val2" office:value-type="string" calcext:value-type="string">
            <text:p>feemodev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 2: 집밖은 위험해</text:p>
          </table:table-cell>
          <table:table-cell table:style-name="ce33" office:value-type="string" calcext:value-type="string">
            <text:p>A Street Cat's Tale 2: Out side is dangerous</text:p>
          </table:table-cell>
          <table:table-cell table:style-name="ce62" office:value-type="string" calcext:value-type="string">
            <text:p><text:a xlink:href="https://store.steampowered.com/app/2356450/A_Street_Cats_Tale_2_Out_side_is_dangerous/" xlink:type="simple">https://store.steampowered.com/app/2356450/A_Street_Cats_Tale_2_Out_side_is_dangerou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쳐 </text:p>
          </table:table-cell>
          <table:table-cell table:style-name="ce53" table:content-validation-name="val2" office:value-type="string" calcext:value-type="string">
            <text:p>PPIYO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낙원: LAST PARADISE</text:p>
          </table:table-cell>
          <table:table-cell table:style-name="ce33" office:value-type="string" calcext:value-type="string">
            <text:p>NAKWON: LAST PARADISE</text:p>
          </table:table-cell>
          <table:table-cell table:style-name="ce62" office:value-type="string" calcext:value-type="string">
            <text:p><text:a xlink:href="https://store.steampowered.com/app/2582960/NAKWON_LAST_PARADISE/" xlink:type="simple">https://store.steampowered.com/app/2582960/NAKWON_LAST_PARADIS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3인칭 좀비 아포칼립스 잠입 생존</text:p>
          </table:table-cell>
          <table:table-cell table:style-name="ce53" table:content-validation-name="val2" office:value-type="string" calcext:value-type="string">
            <text:p>MINTROCKE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INTROCKE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난중설화</text:p>
          </table:table-cell>
          <table:table-cell table:style-name="ce33" office:value-type="string" calcext:value-type="string">
            <text:p>The Tales of Imjin War</text:p>
          </table:table-cell>
          <table:table-cell table:style-name="ce62" office:value-type="string" calcext:value-type="string">
            <text:p><text:a xlink:href="https://store.steampowered.com/app/1963080/_The_Tales_of_Imjin_War/" xlink:type="simple">https://store.steampowered.com/app/1963080/_The_Tales_of_Imjin_Wa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벨트스크롤 액션 RPG</text:p>
          </table:table-cell>
          <table:table-cell table:style-name="ce53" table:content-validation-name="val2" office:value-type="string" calcext:value-type="string">
            <text:p>Devmaru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vmaru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사 홈페이지 포트폴리오 항목이 비어 있어서 소재지가 확실한지 모르겠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냥냥펀치!</text:p>
          </table:table-cell>
          <table:table-cell table:style-name="ce33" office:value-type="string" calcext:value-type="string">
            <text:p>Nyan-Nyan Punch!</text:p>
          </table:table-cell>
          <table:table-cell table:style-name="ce62" office:value-type="string" calcext:value-type="string">
            <text:p><text:a xlink:href="https://store.steampowered.com/app/2312340/NyanNyan_Punch/" xlink:type="simple">https://store.steampowered.com/app/2312340/NyanNyan_Punch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vs1 액션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소재지 정보 못찾겠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네바에</text:p>
          </table:table-cell>
          <table:table-cell table:style-name="ce33" office:value-type="string" calcext:value-type="string">
            <text:p>Nevaeh</text:p>
          </table:table-cell>
          <table:table-cell table:style-name="ce62" office:value-type="string" calcext:value-type="string">
            <text:p><text:a xlink:href="https://store.steampowered.com/app/1222090/Nevaeh/" xlink:type="simple">https://store.steampowered.com/app/1222090/Nevaeh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퍼즐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닌자 일섬</text:p>
          </table:table-cell>
          <table:table-cell table:style-name="ce33" office:value-type="string" calcext:value-type="string">
            <text:p>Ninja Issen (忍者一閃)</text:p>
          </table:table-cell>
          <table:table-cell table:style-name="ce62" office:value-type="string" calcext:value-type="string">
            <text:p><text:a xlink:href="https://store.steampowered.com/app/1714550/__Ninja_Issen/" xlink:type="simple">https://store.steampowered.com/app/1714550/__Ninja_Iss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하이퍼 닌자 액션</text:p>
          </table:table-cell>
          <table:table-cell table:style-name="ce53" table:content-validation-name="val2" office:value-type="string" calcext:value-type="string">
            <text:p>ASTEROID-J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다이 크리쳐</text:p>
          </table:table-cell>
          <table:table-cell table:style-name="ce33" office:value-type="string" calcext:value-type="string">
            <text:p>Thy Creature</text:p>
          </table:table-cell>
          <table:table-cell table:style-name="ce62" office:value-type="string" calcext:value-type="string">
            <text:p><text:a xlink:href="https://store.steampowered.com/app/1603720/Thy_Creature/" xlink:type="simple">https://store.steampowered.com/app/1603720/Thy_Creatur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스토리게임 시리즈 MazM(맺음)의 개발사 ㈜자라나는씨앗(대표 김효택)은 지난 11월 15일(목) 신작 스토리 어드벤처 게임 ‘Thy Creature 다이 크리쳐’를 스팀과 스토브 인디에 정식 출시했다고 밝혔다. 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다크워터 : 슬라임 인베이더</text:p>
          </table:table-cell>
          <table:table-cell table:style-name="ce33" office:value-type="string" calcext:value-type="string">
            <text:p>Dark Water : Slime Invader</text:p>
          </table:table-cell>
          <table:table-cell table:style-name="ce62" office:value-type="string" calcext:value-type="string">
            <text:p><text:a xlink:href="https://store.steampowered.com/app/1235830/Dark_Water__Slime_Invader/" xlink:type="simple">https://store.steampowered.com/app/1235830/Dark_Water__Slime_Invad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점프 액션</text:p>
          </table:table-cell>
          <table:table-cell table:style-name="ce53" table:content-validation-name="val2" office:value-type="string" calcext:value-type="string">
            <text:p>DEVBOX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VBOX</text:p>
          </table:table-cell>
          <table:table-cell table:style-name="ce80" table:content-validation-name="val3" office:value-type="string" calcext:value-type="string">
            <text:p>HeartBeat Game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댄싱 에로우 : 비트스매시</text:p>
          </table:table-cell>
          <table:table-cell table:style-name="ce33" office:value-type="string" calcext:value-type="string">
            <text:p>Dancing Arrow : Beat Smash</text:p>
          </table:table-cell>
          <table:table-cell table:style-name="ce62" office:value-type="string" calcext:value-type="string">
            <text:p><text:a xlink:href="https://store.steampowered.com/app/1190310/Dancing_Arrow__Beat_Smash/" xlink:type="simple">https://store.steampowered.com/app/1190310/Dancing_Arrow__Beat_Smash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 리듬게임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램지</text:p>
          </table:table-cell>
          <table:table-cell table:style-name="ce33" office:value-type="string" calcext:value-type="string">
            <text:p>The Ramsey</text:p>
          </table:table-cell>
          <table:table-cell table:style-name="ce62" office:value-type="string" calcext:value-type="string">
            <text:p><text:a xlink:href="https://store.steampowered.com/app/2108060/The_Ramsey/" xlink:type="simple">https://store.steampowered.com/app/2108060/The_Ramse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퍼즐, 플랫폼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스파이크</text:p>
          </table:table-cell>
          <table:table-cell table:style-name="ce33" office:value-type="string" calcext:value-type="string">
            <text:p>The Spike</text:p>
          </table:table-cell>
          <table:table-cell table:style-name="ce62" office:value-type="string" calcext:value-type="string">
            <text:p><text:a xlink:href="https://store.steampowered.com/app/1296840/The_Spike/" xlink:type="simple">https://store.steampowered.com/app/1296840/The_Spik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배구</text:p>
          </table:table-cell>
          <table:table-cell table:style-name="ce53" table:content-validation-name="val2" office:value-type="string" calcext:value-type="string">
            <text:p>SUNCYAN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스티 더비</text:p>
          </table:table-cell>
          <table:table-cell table:style-name="ce33" office:value-type="string" calcext:value-type="string">
            <text:p>Dusty Derby</text:p>
          </table:table-cell>
          <table:table-cell table:style-name="ce62" office:value-type="string" calcext:value-type="string">
            <text:p><text:a xlink:href="https://store.steampowered.com/app/2536600/Dusty_Derby/" xlink:type="simple">https://store.steampowered.com/app/2536600/Dusty_Derby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멀티플레이어 파티 로얄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던전 로드</text:p>
          </table:table-cell>
          <table:table-cell table:style-name="ce33" office:value-type="string" calcext:value-type="string">
            <text:p>Dungeon Lord</text:p>
          </table:table-cell>
          <table:table-cell table:style-name="ce62" office:value-type="string" calcext:value-type="string">
            <text:p><text:a xlink:href="https://store.steampowered.com/app/1429670/Dungeon_Lord/" xlink:type="simple">https://store.steampowered.com/app/1429670/Dungeon_Lor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던전 슬래셔</text:p>
          </table:table-cell>
          <table:table-cell table:style-name="ce33" office:value-type="string" calcext:value-type="string">
            <text:p>DUNGEON SLASHER</text:p>
          </table:table-cell>
          <table:table-cell table:style-name="ce62" office:value-type="string" calcext:value-type="string">
            <text:p><text:a xlink:href="https://store.steampowered.com/app/2712460/DUNGEON_SLASHER/" xlink:type="simple">https://store.steampowered.com/app/2712460/DUNGEON_SLASHER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횡스크롤 로그라이크</text:p>
          </table:table-cell>
          <table:table-cell table:style-name="ce53" table:content-validation-name="val2" office:value-type="string" calcext:value-type="string">
            <text:p>96Percen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네브: 별을 건너서</text:p>
          </table:table-cell>
          <table:table-cell table:style-name="ce33" office:value-type="string" calcext:value-type="string">
            <text:p>Deneb: Across the Stars</text:p>
          </table:table-cell>
          <table:table-cell table:style-name="ce62" office:value-type="string" calcext:value-type="string">
            <text:p><text:a xlink:href="https://store.steampowered.com/app/2016580/Deneb_Across_the_Stars/" xlink:type="simple">https://store.steampowered.com/app/2016580/Deneb_Across_the_Sta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탑다운 하드코어 플랫포머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EROSO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한글 제목을 설명에만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몽헌터</text:p>
          </table:table-cell>
          <table:table-cell table:style-name="ce33" office:value-type="string" calcext:value-type="string">
            <text:p>Demong Hunter</text:p>
          </table:table-cell>
          <table:table-cell table:style-name="ce62" office:value-type="string" calcext:value-type="string">
            <text:p><text:a xlink:href="https://store.steampowered.com/app/2089460/Demong_Hunter/" xlink:type="simple">https://store.steampowered.com/app/2089460/Demong_Hunte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, RPG</text:p>
          </table:table-cell>
          <table:table-cell table:style-name="ce53" table:content-validation-name="val2" office:value-type="string" calcext:value-type="string">
            <text:p>LinkTown</text:p>
          </table:table-cell>
          <table:table-cell table:style-name="ce46" table:content-validation-name="val2" office:value-type="string" calcext:value-type="string">
            <text:p>Eggtart Inc</text:p>
          </table:table-cell>
          <table:table-cell table:style-name="ce80" table:content-validation-name="val3" office:value-type="string" calcext:value-type="string">
            <text:p>Eggtart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블위딘 삿갓</text:p>
          </table:table-cell>
          <table:table-cell table:style-name="ce33" office:value-type="string" calcext:value-type="string">
            <text:p>The Devil Within: Satgat</text:p>
          </table:table-cell>
          <table:table-cell table:style-name="ce62" office:value-type="string" calcext:value-type="string">
            <text:p><text:a xlink:href="https://store.steampowered.com/app/1802880/The_Devil_Within_Satgat/" xlink:type="simple">https://store.steampowered.com/app/1802880/The_Devil_Within_Satgat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Newco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wcore Games</text:p>
          </table:table-cell>
          <table:table-cell table:style-name="ce80" table:content-validation-name="val3" office:value-type="string" calcext:value-type="string">
            <text:p>Astrolabe Game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이브 더 다이버</text:p>
          </table:table-cell>
          <table:table-cell table:style-name="ce33" office:value-type="string" calcext:value-type="string">
            <text:p>DAVE THE DIVER</text:p>
          </table:table-cell>
          <table:table-cell table:style-name="ce62" office:value-type="string" calcext:value-type="string">
            <text:p><text:a xlink:href="https://store.steampowered.com/app/1868140/DAVE_THE_DIVER/" xlink:type="simple">https://store.steampowered.com/app/1868140/DAVE_THE_DIVE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, RPG</text:p>
          </table:table-cell>
          <table:table-cell table:style-name="ce53" table:content-validation-name="val2" office:value-type="string" calcext:value-type="string">
            <text:p>MINTROCKE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INTROCKE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도박묵시록 다구리: Remastered</text:p>
          </table:table-cell>
          <table:table-cell table:style-name="ce33" office:value-type="string" calcext:value-type="string">
            <text:p>DAGURI: Gambling Apocalypse</text:p>
          </table:table-cell>
          <table:table-cell table:style-name="ce62" office:value-type="string" calcext:value-type="string">
            <text:p><text:a xlink:href="https://store.steampowered.com/app/2004180/DAGURI_Gambling_Apocalypse/" xlink:type="simple">https://store.steampowered.com/app/2004180/DAGURI_Gambling_Apocalyps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오픈 월드 도박 시뮬레이션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데크크래프트(DakeCraft) | 박성준 (1998년생/남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라바이 데이즈</text:p>
          </table:table-cell>
          <table:table-cell table:style-name="ce33" office:value-type="string" calcext:value-type="string">
            <text:p>Lullaby Days</text:p>
          </table:table-cell>
          <table:table-cell table:style-name="ce62" office:value-type="string" calcext:value-type="string">
            <text:p><text:a xlink:href="https://store.steampowered.com/app/1274710/Lullaby_Days/" xlink:type="simple">https://store.steampowered.com/app/1274710/Lullaby_Day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메르헨 판타지 육성시뮬레이션</text:p>
          </table:table-cell>
          <table:table-cell table:style-name="ce53" table:content-validation-name="val2" office:value-type="string" calcext:value-type="string">
            <text:p>Sunflo Lab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flo Lab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이트 오디세이</text:p>
          </table:table-cell>
          <table:table-cell table:style-name="ce33" office:value-type="string" calcext:value-type="string">
            <text:p>Light Odyssey</text:p>
          </table:table-cell>
          <table:table-cell table:style-name="ce62" office:value-type="string" calcext:value-type="string">
            <text:p><text:a xlink:href="https://store.steampowered.com/app/1902860/Light_Odyssey/" xlink:type="simple">https://store.steampowered.com/app/1902860/Light_Odyssey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보스러시 액션게임</text:p>
          </table:table-cell>
          <table:table-cell table:style-name="ce53" table:content-validation-name="val2" office:value-type="string" calcext:value-type="string">
            <text:p>SSUN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핀</text:p>
          </table:table-cell>
          <table:table-cell table:style-name="ce33" office:value-type="string" calcext:value-type="string">
            <text:p>LAPIN</text:p>
          </table:table-cell>
          <table:table-cell table:style-name="ce62" office:value-type="string" calcext:value-type="string">
            <text:p><text:a xlink:href="https://store.steampowered.com/app/1454540/LAPIN/" xlink:type="simple">https://store.steampowered.com/app/1454540/LAPI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정밀 플랫포머</text:p>
          </table:table-cell>
          <table:table-cell table:style-name="ce53" table:content-validation-name="val2" office:value-type="string" calcext:value-type="string">
            <text:p>Studio Dooda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tudio Doodal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러브 딜리버리</text:p>
          </table:table-cell>
          <table:table-cell table:style-name="ce33" office:value-type="string" calcext:value-type="string">
            <text:p>Love Delivery</text:p>
          </table:table-cell>
          <table:table-cell table:style-name="ce62" office:value-type="string" calcext:value-type="string">
            <text:p><text:a xlink:href="https://store.steampowered.com/app/1817940/Love_Delivery/" xlink:type="simple">https://store.steampowered.com/app/1817940/Love_Delivery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미소녀 연애 시뮬레이션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레이저존</text:p>
          </table:table-cell>
          <table:table-cell table:style-name="ce33" office:value-type="string" calcext:value-type="string">
            <text:p>LaserZone</text:p>
          </table:table-cell>
          <table:table-cell table:style-name="ce62" office:value-type="string" calcext:value-type="string">
            <text:p><text:a xlink:href="https://store.steampowered.com/app/1125880/LaserZone/" xlink:type="simple">https://store.steampowered.com/app/1125880/LaserZon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GameCanva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ameCanva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로드 오브 파티</text:p>
          </table:table-cell>
          <table:table-cell table:style-name="ce33" office:value-type="string" calcext:value-type="string">
            <text:p>The Lord of the Parties</text:p>
          </table:table-cell>
          <table:table-cell table:style-name="ce62" office:value-type="string" calcext:value-type="string">
            <text:p><text:a xlink:href="https://store.steampowered.com/app/1602880/The_Lord_of_the_Parties/" xlink:type="simple">https://store.steampowered.com/app/1602880/The_Lord_of_the_Partie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종스크롤 파티 슈팅 RPG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 office:value-type="string" calcext:value-type="string">
            <text:p>Dizcon</text:p>
          </table:table-cell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국어 페이지에 오른쪽 상단 짧은 설명이 영어( 이걸 내가 제작사에 알려줘야 할까?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나 : 차원의 감시자</text:p>
          </table:table-cell>
          <table:table-cell table:style-name="ce33" office:value-type="string" calcext:value-type="string">
            <text:p>Luna : The Dimension Watcher</text:p>
          </table:table-cell>
          <table:table-cell table:style-name="ce62" office:value-type="string" calcext:value-type="string">
            <text:p><text:a xlink:href="https://store.steampowered.com/app/1218360/Luna__The_Dimension_Watcher/" xlink:type="simple">https://store.steampowered.com/app/1218360/Luna__The_Dimension_Watche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대규모 군단 전략 디펜스 RPG</text:p>
          </table:table-cell>
          <table:table-cell table:style-name="ce53" table:content-validation-name="val2" office:value-type="string" calcext:value-type="string">
            <text:p>Dav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av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바토: 오리지널 콤플렉스</text:p>
          </table:table-cell>
          <table:table-cell table:style-name="ce33" office:value-type="string" calcext:value-type="string">
            <text:p>Ruvato: Original Complex</text:p>
          </table:table-cell>
          <table:table-cell table:style-name="ce62" office:value-type="string" calcext:value-type="string">
            <text:p><text:a xlink:href="https://store.steampowered.com/app/1464500/Ruvato_Original_Complex/" xlink:type="simple">https://store.steampowered.com/app/1464500/Ruvato_Original_Complex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핵앤슬래시</text:p>
          </table:table-cell>
          <table:table-cell table:style-name="ce53" table:content-validation-name="val2" office:value-type="string" calcext:value-type="string">
            <text:p>REMIM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EMIM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시의 일기</text:p>
          </table:table-cell>
          <table:table-cell table:style-name="ce33" office:value-type="string" calcext:value-type="string">
            <text:p>Diary of Lucie</text:p>
          </table:table-cell>
          <table:table-cell table:style-name="ce62" office:value-type="string" calcext:value-type="string">
            <text:p><text:a xlink:href="https://store.steampowered.com/app/1454010/Diary_of_Lucie/" xlink:type="simple">https://store.steampowered.com/app/1454010/Diary_of_Luci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</text:p>
          </table:table-cell>
          <table:table-cell table:style-name="ce53" table:content-validation-name="val2" office:value-type="string" calcext:value-type="string">
            <text:p>Parange Projec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range Projec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린, 퍼즐에 그려진 소녀 이야기</text:p>
          </table:table-cell>
          <table:table-cell table:style-name="ce33" office:value-type="string" calcext:value-type="string">
            <text:p>Lynn , The Girl Drawn On Puzzles</text:p>
          </table:table-cell>
          <table:table-cell table:style-name="ce62" office:value-type="string" calcext:value-type="string">
            <text:p><text:a xlink:href="https://store.steampowered.com/app/1249080/Lynn__The_Girl_Drawn_On_Puzzles/" xlink:type="simple">https://store.steampowered.com/app/1249080/Lynn__The_Girl_Drawn_On_Puzz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OTORI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OTORI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3 Re:Fine －인형 마녀 아이루디의 이야기－</text:p>
          </table:table-cell>
          <table:table-cell table:style-name="ce33" office:value-type="string" calcext:value-type="string">
            <text:p>WitchSpring3 Re:Fine - The Story of Eirudy -</text:p>
          </table:table-cell>
          <table:table-cell table:style-name="ce62" office:value-type="string" calcext:value-type="string">
            <text:p><text:a xlink:href="https://store.steampowered.com/app/1592520/WitchSpring3_ReFine__The_Story_of_Eirudy/" xlink:type="simple">https://store.steampowered.com/app/1592520/WitchSpring3_ReFine__The_Story_of_Eirud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 office:value-type="string" calcext:value-type="string">
            <text:p>IKINAGAMES</text:p>
          </table:table-cell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R</text:p>
          </table:table-cell>
          <table:table-cell table:style-name="ce33" office:value-type="string" calcext:value-type="string">
            <text:p>WitchSpring R</text:p>
          </table:table-cell>
          <table:table-cell table:style-name="ce62" office:value-type="string" calcext:value-type="string">
            <text:p><text:a xlink:href="https://store.steampowered.com/app/1958220/WitchSpring_R/" xlink:type="simple">https://store.steampowered.com/app/1958220/WitchSpring_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형 육성 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르코 엔터테인먼트</text:p>
          </table:table-cell>
          <table:table-cell table:style-name="ce33" office:value-type="string" calcext:value-type="string">
            <text:p>Marco Entertainment</text:p>
          </table:table-cell>
          <table:table-cell table:style-name="ce62" office:value-type="string" calcext:value-type="string">
            <text:p><text:a xlink:href="https://store.steampowered.com/app/2277370/Marco_Entertainment/" xlink:type="simple">https://store.steampowered.com/app/2277370/Marco_Entertainment/</text:a></text:p>
          </table:table-cell>
          <table:table-cell table:style-name="ce43" office:value-type="string" calcext:value-type="string">
            <text:p>예정 2025</text:p>
          </table:table-cell>
          <table:table-cell table:style-name="ce20" office:value-type="string" calcext:value-type="string">
            <text:p>소셜 샌드박스 서비스</text:p>
          </table:table-cell>
          <table:table-cell table:style-name="ce53" table:content-validation-name="val2" office:value-type="string" calcext:value-type="string">
            <text:p>RisingWing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isingWing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메타버스킹</text:p>
          </table:table-cell>
          <table:table-cell table:style-name="ce33" office:value-type="string" calcext:value-type="string">
            <text:p>Metavusking</text:p>
          </table:table-cell>
          <table:table-cell table:style-name="ce62" office:value-type="string" calcext:value-type="string">
            <text:p><text:a xlink:href="https://store.steampowered.com/app/1690040/Metavusking/" xlink:type="simple">https://store.steampowered.com/app/1690040/Metavusking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가창 게임</text:p>
          </table:table-cell>
          <table:table-cell table:style-name="ce53" table:content-validation-name="val2" office:value-type="string" calcext:value-type="string">
            <text:p>innoVENTOR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noVENTOR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메탈릭 차일드</text:p>
          </table:table-cell>
          <table:table-cell table:style-name="ce33" office:value-type="string" calcext:value-type="string">
            <text:p>METALLIC CHILD</text:p>
          </table:table-cell>
          <table:table-cell table:style-name="ce62" office:value-type="string" calcext:value-type="string">
            <text:p><text:a xlink:href="https://store.steampowered.com/app/1490610/METALLIC_CHILD/" xlink:type="simple">https://store.steampowered.com/app/1490610/METALLIC_CHILD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3" table:content-validation-name="val2" office:value-type="string" calcext:value-type="string">
            <text:p>Action Square(STUDIO HG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RES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</text:p>
          </table:table-cell>
          <table:table-cell table:style-name="ce33" office:value-type="string" calcext:value-type="string">
            <text:p>Monads</text:p>
          </table:table-cell>
          <table:table-cell table:style-name="ce62" office:value-type="string" calcext:value-type="string">
            <text:p><text:a xlink:href="https://store.steampowered.com/app/814870/Monads/" xlink:type="simple">https://store.steampowered.com/app/814870/Monads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 II</text:p>
          </table:table-cell>
          <table:table-cell table:style-name="ce33" office:value-type="string" calcext:value-type="string">
            <text:p>Monads II</text:p>
          </table:table-cell>
          <table:table-cell table:style-name="ce62" office:value-type="string" calcext:value-type="string">
            <text:p><text:a xlink:href="https://store.steampowered.com/app/1386340/Monads_II/" xlink:type="simple">https://store.steampowered.com/app/1386340/Monads_I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태솔로</text:p>
          </table:table-cell>
          <table:table-cell table:style-name="ce33" office:value-type="string" calcext:value-type="string">
            <text:p>Motesolo : No Girlfriend Since Birth</text:p>
          </table:table-cell>
          <table:table-cell table:style-name="ce62" office:value-type="string" calcext:value-type="string">
            <text:p><text:a xlink:href="https://store.steampowered.com/app/1414180/Motesolo__No_Girlfriend_Since_Birth/" xlink:type="simple">https://store.steampowered.com/app/1414180/Motesolo__No_Girlfriend_Since_Birth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INDICAVA INTERACTIV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CAVA INTERACTI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문경새재</text:p>
          </table:table-cell>
          <table:table-cell table:style-name="ce33" office:value-type="string" calcext:value-type="string">
            <text:p>Seonbi : Scholar of Joseon</text:p>
          </table:table-cell>
          <table:table-cell table:style-name="ce62" office:value-type="string" calcext:value-type="string">
            <text:p><text:a xlink:href="https://store.steampowered.com/app/1925860/Seonbi__Scholar_of_Joseon/" xlink:type="simple">https://store.steampowered.com/app/1925860/Seonbi__Scholar_of_Jose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액션 로그라이트</text:p>
          </table:table-cell>
          <table:table-cell table:style-name="ce53" table:content-validation-name="val2" office:value-type="string" calcext:value-type="string">
            <text:p>Team ETTU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ETTU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미제사건은 끝내야 하니까</text:p>
          </table:table-cell>
          <table:table-cell table:style-name="ce33" office:value-type="string" calcext:value-type="string">
            <text:p>No Case Should Remain Unsolved</text:p>
          </table:table-cell>
          <table:table-cell table:style-name="ce62" office:value-type="string" calcext:value-type="string">
            <text:p><text:a xlink:href="https://store.steampowered.com/app/2676840/No_Case_Should_Remain_Unsolved/" xlink:type="simple">https://store.steampowered.com/app/2676840/No_Case_Should_Remain_Unsolved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, 포인트 앤 클릭</text:p>
          </table:table-cell>
          <table:table-cell table:style-name="ce53" table:content-validation-name="val2" office:value-type="string" calcext:value-type="string">
            <text:p>Somi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omi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배고픈 원시인</text:p>
          </table:table-cell>
          <table:table-cell table:style-name="ce33" office:value-type="string" calcext:value-type="string">
            <text:p>Hungry Caveman</text:p>
          </table:table-cell>
          <table:table-cell table:style-name="ce62" office:value-type="string" calcext:value-type="string">
            <text:p><text:a xlink:href="https://store.steampowered.com/app/2166250/Hungry_Caveman/" xlink:type="simple">https://store.steampowered.com/app/2166250/Hungry_Cavema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리드 스타즈</text:p>
          </table:table-cell>
          <table:table-cell table:style-name="ce33" office:value-type="string" calcext:value-type="string">
            <text:p>BURIED STARS</text:p>
          </table:table-cell>
          <table:table-cell table:style-name="ce62" office:value-type="string" calcext:value-type="string">
            <text:p><text:a xlink:href="https://store.steampowered.com/app/1025960/BURIED_STARS/" xlink:type="simple">https://store.steampowered.com/app/1025960/BURIED_STAR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일드 엣지</text:p>
          </table:table-cell>
          <table:table-cell table:style-name="ce33" office:value-type="string" calcext:value-type="string">
            <text:p>Veiled Edge</text:p>
          </table:table-cell>
          <table:table-cell table:style-name="ce62" office:value-type="string" calcext:value-type="string">
            <text:p><text:a xlink:href="https://store.steampowered.com/app/2447120/Veiled_Edge/" xlink:type="simple">https://store.steampowered.com/app/2447120/Veiled_Edge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해킹액션 플랫포머</text:p>
          </table:table-cell>
          <table:table-cell table:style-name="ce53" table:content-validation-name="val2" office:value-type="string" calcext:value-type="string">
            <text:p>Onw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w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별이되어라2: 베다의 기사들</text:p>
          </table:table-cell>
          <table:table-cell table:style-name="ce33" office:value-type="string" calcext:value-type="string">
            <text:p>ASTRA: Knights of Veda</text:p>
          </table:table-cell>
          <table:table-cell table:style-name="ce62" office:value-type="string" calcext:value-type="string">
            <text:p><text:a xlink:href="https://store.steampowered.com/app/2484250/ASTRA_Knights_of_Veda/" xlink:type="simple">https://store.steampowered.com/app/2484250/ASTRA_Knights_of_Veda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벨트 스크롤 2D 액션 MORPG</text:p>
          </table:table-cell>
          <table:table-cell table:style-name="ce53" table:content-validation-name="val2" office:value-type="string" calcext:value-type="string">
            <text:p>FLIN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YBE 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블랙홀 이스케이프</text:p>
          </table:table-cell>
          <table:table-cell table:style-name="ce33" office:value-type="string" calcext:value-type="string">
            <text:p>Black hole Escape</text:p>
          </table:table-cell>
          <table:table-cell table:style-name="ce62" office:value-type="string" calcext:value-type="string">
            <text:p><text:a xlink:href="https://store.steampowered.com/app/2897270/Black_hole_Escape/" xlink:type="simple">https://store.steampowered.com/app/2897270/Black_hole_Escap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물리기반 코믹 우주유영</text:p>
          </table:table-cell>
          <table:table-cell table:style-name="ce53" table:content-validation-name="val2" office:value-type="string" calcext:value-type="string">
            <text:p>Teleport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leport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블루 웬즈데이</text:p>
          </table:table-cell>
          <table:table-cell table:style-name="ce33" office:value-type="string" calcext:value-type="string">
            <text:p>Blue Wednesday</text:p>
          </table:table-cell>
          <table:table-cell table:style-name="ce62" office:value-type="string" calcext:value-type="string">
            <text:p><text:a xlink:href="https://store.steampowered.com/app/2129160/Blue_Wednesday/" xlink:type="simple">https://store.steampowered.com/app/2129160/Blue_Wednesda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나이트</text:p>
          </table:table-cell>
          <table:table-cell table:style-name="ce33" office:value-type="string" calcext:value-type="string">
            <text:p>Before The Night</text:p>
          </table:table-cell>
          <table:table-cell table:style-name="ce62" office:value-type="string" calcext:value-type="string">
            <text:p><text:a xlink:href="https://store.steampowered.com/app/1829420/Before_The_Night/" xlink:type="simple">https://store.steampowered.com/app/1829420/Before_The_Night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호러 액션 어드벤처</text:p>
          </table:table-cell>
          <table:table-cell table:style-name="ce53" table:content-validation-name="val2" office:value-type="string" calcext:value-type="string">
            <text:p>Uneducated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Uneducated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검색해도 정보가 나오지 않아 잘 모르겠지만 대충 넘어가자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던</text:p>
          </table:table-cell>
          <table:table-cell table:style-name="ce33" office:value-type="string" calcext:value-type="string">
            <text:p>REMORE: INFESTED KINGDOM</text:p>
          </table:table-cell>
          <table:table-cell table:style-name="ce62" office:value-type="string" calcext:value-type="string">
            <text:p><text:a xlink:href="https://store.steampowered.com/app/2225480/REMORE_INFESTED_KINGDOM/" xlink:type="simple">https://store.steampowered.com/app/2225480/REMORE_INFESTED_KINGDOM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턴제 Tactical RPG</text:p>
          </table:table-cell>
          <table:table-cell table:style-name="ce53" table:content-validation-name="val2" office:value-type="string" calcext:value-type="string">
            <text:p>Black Ancho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Webze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빈딕투스: 디파잉 페이트</text:p>
          </table:table-cell>
          <table:table-cell table:style-name="ce33" office:value-type="string" calcext:value-type="string">
            <text:p>Vindictus: Defying Fate</text:p>
          </table:table-cell>
          <table:table-cell table:style-name="ce62" office:value-type="string" calcext:value-type="string">
            <text:p><text:a xlink:href="https://store.steampowered.com/app/2814860/Vindictus_Defying_Fate/" xlink:type="simple">https://store.steampowered.com/app/2814860/Vindictus_Defying_Fat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NEX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X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그레스</text:p>
          </table:table-cell>
          <table:table-cell table:style-name="ce33" office:value-type="string" calcext:value-type="string">
            <text:p>Sagres</text:p>
          </table:table-cell>
          <table:table-cell table:style-name="ce62" office:value-type="string" calcext:value-type="string">
            <text:p><text:a xlink:href="https://store.steampowered.com/app/2120310/sagres/" xlink:type="simple">https://store.steampowered.com/app/2120310/sagre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역사, 항해, 어드벤처</text:p>
          </table:table-cell>
          <table:table-cell table:style-name="ce53" table:content-validation-name="val2" office:value-type="string" calcext:value-type="string">
            <text:p>ooz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ehashi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람 속에 피는 꽃</text:p>
          </table:table-cell>
          <table:table-cell table:style-name="ce33" office:value-type="string" calcext:value-type="string">
            <text:p>Flower in Us</text:p>
          </table:table-cell>
          <table:table-cell table:style-name="ce62" office:value-type="string" calcext:value-type="string">
            <text:p><text:a xlink:href="https://store.steampowered.com/app/2482920/_/?l=koreana" xlink:type="simple">https://store.steampowered.com/app/2482920/_/?l=koreana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 office:value-type="string" calcext:value-type="string">
            <text:p>Team Gypsophila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망여각</text:p>
          </table:table-cell>
          <table:table-cell table:style-name="ce33" office:value-type="string" calcext:value-type="string">
            <text:p>8Doors: Arum's Afterlife Adventure</text:p>
          </table:table-cell>
          <table:table-cell table:style-name="ce62" office:value-type="string" calcext:value-type="string">
            <text:p><text:a xlink:href="https://store.steampowered.com/app/668550/_8Doors_Arums_Afterlife_Adventure/" xlink:type="simple">https://store.steampowered.com/app/668550/_8Doors_Arums_Afterlife_Adventur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메트로베니아</text:p>
          </table:table-cell>
          <table:table-cell table:style-name="ce53" table:content-validation-name="val2" office:value-type="string" calcext:value-type="string">
            <text:p>Rootless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나비</text:p>
          </table:table-cell>
          <table:table-cell table:style-name="ce33" office:value-type="string" calcext:value-type="string">
            <text:p>SANABI: The Revenant</text:p>
          </table:table-cell>
          <table:table-cell table:style-name="ce62" office:value-type="string" calcext:value-type="string">
            <text:p><text:a xlink:href="https://store.steampowered.com/app/1562700/SANABI/" xlink:type="simple">https://store.steampowered.com/app/1562700/SANABI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WONDER PO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타는 교복을 입을 수 밖에 없어</text:p>
          </table:table-cell>
          <table:table-cell table:style-name="ce33" office:value-type="string" calcext:value-type="string">
            <text:p>Adolescent Santa Claus</text:p>
          </table:table-cell>
          <table:table-cell table:style-name="ce62" office:value-type="string" calcext:value-type="string">
            <text:p><text:a xlink:href="https://store.steampowered.com/app/628730/Adolescent_Santa_Claus/" xlink:type="simple">https://store.steampowered.com/app/628730/Adolescent_Santa_Clau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비주얼노블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 장의 카드</text:p>
          </table:table-cell>
          <table:table-cell table:style-name="ce33" office:value-type="string" calcext:value-type="string">
            <text:p>Three of Cards</text:p>
          </table:table-cell>
          <table:table-cell table:style-name="ce62" office:value-type="string" calcext:value-type="string">
            <text:p><text:a xlink:href="https://store.steampowered.com/app/1552250/Three_of_Cards/" xlink:type="simple">https://store.steampowered.com/app/1552250/Three_of_Card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누아르 카드 액션 게임</text:p>
          </table:table-cell>
          <table:table-cell table:style-name="ce53" table:content-validation-name="val2" office:value-type="string" calcext:value-type="string">
            <text:p>Sparky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parky Studios</text:p>
          </table:table-cell>
          <table:table-cell table:style-name="ce80" table:content-validation-name="val3" office:value-type="string" calcext:value-type="string">
            <text:p>Sejong Univ. PandoraCube</text:p>
          </table:table-cell>
          <table:table-cell table:style-name="ce80" table:content-validation-name="val3"/>
          <table:table-cell table:style-name="ce26"/>
          <table:table-cell table:style-name="ce98" office:value-type="string" calcext:value-type="string">
            <text:p><text:a xlink:href="https://www.kukinews.com/newsView/kuk202110050173" xlink:type="simple">https://www.kukinews.com/newsView/kuk202110050173</text:a></text:p>
            <text:p>스파키 스튜디오는 세종대학교 게임 개발 동아리 ‘판도라큐브’의 멤버 중 2명이</text:p>
            <text:p>의기투합해서 만들어진 팀이다.</text:p>
            <text:p>기획·프로그래밍을 맡은 김준우 팀장과 아트 담당 이채영 팀원으로 구성됐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븐데이즈 오리진</text:p>
          </table:table-cell>
          <table:table-cell table:style-name="ce33" office:value-type="string" calcext:value-type="string">
            <text:p>7Days Origins</text:p>
          </table:table-cell>
          <table:table-cell table:style-name="ce62" office:value-type="string" calcext:value-type="string">
            <text:p><text:a xlink:href="https://store.steampowered.com/app/1494140/7Days_Origins/" xlink:type="simple">https://store.steampowered.com/app/1494140/7Days_Orig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텍스트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셔터냥! Enhanced Edition</text:p>
          </table:table-cell>
          <table:table-cell table:style-name="ce33" office:value-type="string" calcext:value-type="string">
            <text:p>Shutter Nyan! Enhanced Edition</text:p>
          </table:table-cell>
          <table:table-cell table:style-name="ce62" office:value-type="string" calcext:value-type="string">
            <text:p><text:a xlink:href="https://store.steampowered.com/app/1227320/Shutter_Nyan_Enhanced_Edition/" xlink:type="simple">https://store.steampowered.com/app/1227320/Shutter_Nyan_Enhanced_Editio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횡스크롤 카메라 액션</text:p>
          </table:table-cell>
          <table:table-cell table:style-name="ce53" table:content-validation-name="val2" office:value-type="string" calcext:value-type="string">
            <text:p>PROJECT MOREUM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숲속의 작은 마녀</text:p>
          </table:table-cell>
          <table:table-cell table:style-name="ce33" office:value-type="string" calcext:value-type="string">
            <text:p>Little Witch in the Woods</text:p>
          </table:table-cell>
          <table:table-cell table:style-name="ce62" office:value-type="string" calcext:value-type="string">
            <text:p><text:a xlink:href="https://store.steampowered.com/app/1594940/Little_Witch_in_the_Woods/" xlink:type="simple">https://store.steampowered.com/app/1594940/Little_Witch_in_the_Wood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시뮬레이션</text:p>
          </table:table-cell>
          <table:table-cell table:style-name="ce53" table:content-validation-name="val2" office:value-type="string" calcext:value-type="string">
            <text:p>SUNNY SIDE UP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NY SIDE UP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도쿠 알피지</text:p>
          </table:table-cell>
          <table:table-cell table:style-name="ce33" office:value-type="string" calcext:value-type="string">
            <text:p>Sudoku RPG</text:p>
          </table:table-cell>
          <table:table-cell table:style-name="ce62" office:value-type="string" calcext:value-type="string">
            <text:p><text:a xlink:href="https://store.steampowered.com/app/1474200/Sudoku_RPG/" xlink:type="simple">https://store.steampowered.com/app/1474200/Sudoku_RP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플릿 스퀘어</text:p>
          </table:table-cell>
          <table:table-cell table:style-name="ce33" office:value-type="string" calcext:value-type="string">
            <text:p>Split square</text:p>
          </table:table-cell>
          <table:table-cell table:style-name="ce62" office:value-type="string" calcext:value-type="string">
            <text:p><text:a xlink:href="https://store.steampowered.com/app/2491130/Split_square/" xlink:type="simple">https://store.steampowered.com/app/2491130/Split_squa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로그라이크</text:p>
          </table:table-cell>
          <table:table-cell table:style-name="ce53" table:content-validation-name="val2" office:value-type="string" calcext:value-type="string">
            <text:p>Shed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hedin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gall.dcinside.com/mgallery/board/view/?id=pixelart&amp;no=22153" xlink:type="simple">https://gall.dcinside.com/mgallery/board/view/?id=pixelart&amp;no=22153</text:a></text:p>
            <text:p/>
            <text:p>dc인사이드에 개발일지가 올라온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식스타 게이트: 스타트레일</text:p>
          </table:table-cell>
          <table:table-cell table:style-name="ce33" office:value-type="string" calcext:value-type="string">
            <text:p>Sixtar Gate: STARTRAIL</text:p>
          </table:table-cell>
          <table:table-cell table:style-name="ce62" office:value-type="string" calcext:value-type="string">
            <text:p><text:a xlink:href="https://store.steampowered.com/app/1802720/Sixtar_Gate_STARTRAIL/" xlink:type="simple">https://store.steampowered.com/app/1802720/Sixtar_Gate_STARTRAI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건반형 리듬 게임</text:p>
          </table:table-cell>
          <table:table-cell table:style-name="ce53" table:content-validation-name="val2" office:value-type="string" calcext:value-type="string">
            <text:p>Lyrebird Studio</text:p>
          </table:table-cell>
          <table:table-cell table:style-name="ce46" table:content-validation-name="val2" office:value-type="string" calcext:value-type="string">
            <text:p>Starlike Inc.</text:p>
          </table:table-cell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실망실업자</text:p>
          </table:table-cell>
          <table:table-cell table:style-name="ce33"/>
          <table:table-cell table:style-name="ce62" office:value-type="string" calcext:value-type="string">
            <text:p><text:a xlink:href="https://store.steampowered.com/app/371120/_/" xlink:type="simple">https://store.steampowered.com/app/371120/_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진보적 시각 소설</text:p>
          </table:table-cell>
          <table:table-cell table:style-name="ce53" table:content-validation-name="val2" office:value-type="string" calcext:value-type="string">
            <text:p>YGGDRASIL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GGDRASIL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썸썸 편의점</text:p>
          </table:table-cell>
          <table:table-cell table:style-name="ce33" office:value-type="string" calcext:value-type="string">
            <text:p>Some Some Convenience Store</text:p>
          </table:table-cell>
          <table:table-cell table:style-name="ce62" office:value-type="string" calcext:value-type="string">
            <text:p><text:a xlink:href="https://store.steampowered.com/app/1217390/Some_Some_Convenience_Store/" xlink:type="simple">https://store.steampowered.com/app/1217390/Some_Some_Convenience_Stor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연애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라하 : 이은도의 저주</text:p>
          </table:table-cell>
          <table:table-cell table:style-name="ce33" office:value-type="string" calcext:value-type="string">
            <text:p>Araha : Curse of Yieun Island</text:p>
          </table:table-cell>
          <table:table-cell table:style-name="ce62" office:value-type="string" calcext:value-type="string">
            <text:p><text:a xlink:href="https://store.steampowered.com/app/1190130/Araha__Curse_of_Yieun_Island/" xlink:type="simple">https://store.steampowered.com/app/1190130/Araha__Curse_of_Yieu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Palm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lm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리아 크로니클</text:p>
          </table:table-cell>
          <table:table-cell table:style-name="ce33" office:value-type="string" calcext:value-type="string">
            <text:p>ARIA CHRONICLE</text:p>
          </table:table-cell>
          <table:table-cell table:style-name="ce62" office:value-type="string" calcext:value-type="string">
            <text:p><text:a xlink:href="https://store.steampowered.com/app/1229900/ARIA_CHRONICLE/" xlink:type="simple">https://store.steampowered.com/app/1229900/ARIA_CHRONICL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던전 탐색 RPG</text:p>
          </table:table-cell>
          <table:table-cell table:style-name="ce53" table:content-validation-name="val2" office:value-type="string" calcext:value-type="string">
            <text:p>STUDIO N9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크레티아 전기</text:p>
          </table:table-cell>
          <table:table-cell table:style-name="ce33" office:value-type="string" calcext:value-type="string">
            <text:p>Acretia - Guardians of Lian</text:p>
          </table:table-cell>
          <table:table-cell table:style-name="ce62" office:value-type="string" calcext:value-type="string">
            <text:p><text:a xlink:href="https://store.steampowered.com/app/2164200/Acretia__Guardians_of_Lian/" xlink:type="simple">https://store.steampowered.com/app/2164200/Acretia__Guardians_of_Lia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턴제 전략 RPG</text:p>
          </table:table-cell>
          <table:table-cell table:style-name="ce53" table:content-validation-name="val2" office:value-type="string" calcext:value-type="string">
            <text:p>Ozaak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zaak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 office:value-type="string" calcext:value-type="string">
            <text:p>아키타입 블루</text:p>
          </table:table-cell>
          <table:table-cell table:style-name="ce33" office:value-type="string" calcext:value-type="string">
            <text:p>ARCHETYPE BLUE</text:p>
          </table:table-cell>
          <table:table-cell table:style-name="ce62" office:value-type="string" calcext:value-type="string">
            <text:p><text:a xlink:href="https://store.steampowered.com/app/2541560/ARCHETYPE_BLUE/" xlink:type="simple">https://store.steampowered.com/app/2541560/ARCHETYPE_BLU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로그라이트 덱빌딩</text:p>
          </table:table-cell>
          <table:table-cell table:style-name="ce53" table:content-validation-name="val2" office:value-type="string" calcext:value-type="string">
            <text:p>Codename Bo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플레이 가능 버전 미 공개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안녕서울 : 이태원편</text:p>
          </table:table-cell>
          <table:table-cell table:style-name="ce33" office:value-type="string" calcext:value-type="string">
            <text:p>GoodbyeSeoul : Itaewon</text:p>
          </table:table-cell>
          <table:table-cell table:style-name="ce62" office:value-type="string" calcext:value-type="string">
            <text:p><text:a xlink:href="https://store.steampowered.com/app/2551550/GoodbyeSeoul__Itaewon/" xlink:type="simple">https://store.steampowered.com/app/2551550/GoodbyeSeoul__Itaewo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퍼즐 플랫포머</text:p>
          </table:table-cell>
          <table:table-cell table:style-name="ce53" table:content-validation-name="val2" office:value-type="string" calcext:value-type="string">
            <text:p>JINO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INO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언폴디드 : 동백이야기</text:p>
          </table:table-cell>
          <table:table-cell table:style-name="ce33" office:value-type="string" calcext:value-type="string">
            <text:p>Unfolded : Camellia Tales</text:p>
          </table:table-cell>
          <table:table-cell table:style-name="ce62" office:value-type="string" calcext:value-type="string">
            <text:p><text:a xlink:href="https://store.steampowered.com/app/1357990/Unfolded__Camellia_Tales/" xlink:type="simple">https://store.steampowered.com/app/1357990/Unfolded__Camellia_Ta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포인트 앤 클릭 어드벤처</text:p>
          </table:table-cell>
          <table:table-cell table:style-name="ce53" table:content-validation-name="val2" office:value-type="string" calcext:value-type="string">
            <text:p>COSDO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SDO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에이지 오브 솔리테어 : 문명 건설</text:p>
          </table:table-cell>
          <table:table-cell table:style-name="ce33" office:value-type="string" calcext:value-type="string">
            <text:p>Age of Solitaire : Build Civilization</text:p>
          </table:table-cell>
          <table:table-cell table:style-name="ce62" office:value-type="string" calcext:value-type="string">
            <text:p><text:a xlink:href="https://store.steampowered.com/app/2050530/Age_of_Solitaire__Build_Civilization/" xlink:type="simple">https://store.steampowered.com/app/2050530/Age_of_Solitaire__Build_Civiliza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솔리테어</text:p>
          </table:table-cell>
          <table:table-cell table:style-name="ce53" table:content-validation-name="val2" office:value-type="string" calcext:value-type="string">
            <text:p>Eggtart Inc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ggtart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엑스 인베이더</text:p>
          </table:table-cell>
          <table:table-cell table:style-name="ce33" office:value-type="string" calcext:value-type="string">
            <text:p>X Invader</text:p>
          </table:table-cell>
          <table:table-cell table:style-name="ce62" office:value-type="string" calcext:value-type="string">
            <text:p><text:a xlink:href="https://store.steampowered.com/app/2090760/X_Invader/" xlink:type="simple">https://store.steampowered.com/app/2090760/X_Invad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, 핵앤슬래시</text:p>
          </table:table-cell>
          <table:table-cell table:style-name="ce53" table:content-validation-name="val2" office:value-type="string" calcext:value-type="string">
            <text:p>ALLAF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LAF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엔스펠</text:p>
          </table:table-cell>
          <table:table-cell table:style-name="ce33" office:value-type="string" calcext:value-type="string">
            <text:p>Enspell</text:p>
          </table:table-cell>
          <table:table-cell table:style-name="ce62" office:value-type="string" calcext:value-type="string">
            <text:p><text:a xlink:href="https://store.steampowered.com/app/2396900/Enspell/" xlink:type="simple">https://store.steampowered.com/app/2396900/Enspell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덱빌딩 로그라이크</text:p>
          </table:table-cell>
          <table:table-cell table:style-name="ce53" table:content-validation-name="val2" office:value-type="string" calcext:value-type="string">
            <text:p>GoldPumpkin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ldPumpkin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엠버스 러브: 잔불의 사랑</text:p>
          </table:table-cell>
          <table:table-cell table:style-name="ce33" office:value-type="string" calcext:value-type="string">
            <text:p>Ember's Love</text:p>
          </table:table-cell>
          <table:table-cell table:style-name="ce62" office:value-type="string" calcext:value-type="string">
            <text:p><text:a xlink:href="https://store.steampowered.com/app/2153900/Embers_Love/" xlink:type="simple">https://store.steampowered.com/app/2153900/Embers_Lo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RPG</text:p>
          </table:table-cell>
          <table:table-cell table:style-name="ce53" table:content-validation-name="val2" office:value-type="string" calcext:value-type="string">
            <text:p>LeeBbunsi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litt.ly/pixelbbunsik" xlink:type="simple">https://litt.ly/pixelbbunsik</text:a></text:p>
            <text:p/>
            <text:p>이뿡식, 말구6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름의 끝에 피는 꽃</text:p>
          </table:table-cell>
          <table:table-cell table:style-name="ce33" office:value-type="string" calcext:value-type="string">
            <text:p>Flowers Blooming at the End of Summer</text:p>
          </table:table-cell>
          <table:table-cell table:style-name="ce62" office:value-type="string" calcext:value-type="string">
            <text:p><text:a xlink:href="https://store.steampowered.com/app/1173010/Flowers_Blooming_at_the_End_of_Summer/" xlink:type="simple">https://store.steampowered.com/app/1173010/Flowers_Blooming_at_the_End_of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idnightWor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포키우기</text:p>
          </table:table-cell>
          <table:table-cell table:style-name="ce33" office:value-type="string" calcext:value-type="string">
            <text:p>Lu Bu Maker</text:p>
          </table:table-cell>
          <table:table-cell table:style-name="ce62" office:value-type="string" calcext:value-type="string">
            <text:p><text:a xlink:href="https://store.steampowered.com/app/882900/Lu_Bu_Maker/" xlink:type="simple">https://store.steampowered.com/app/882900/Lu_Bu_Make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육성 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오구와 비밀의 숲</text:p>
          </table:table-cell>
          <table:table-cell table:style-name="ce33" office:value-type="string" calcext:value-type="string">
            <text:p>Ogu and the Secret Forest</text:p>
          </table:table-cell>
          <table:table-cell table:style-name="ce62" office:value-type="string" calcext:value-type="string">
            <text:p><text:a xlink:href="https://store.steampowered.com/app/1985960/Ogu_and_the_Secret_Forest/" xlink:type="simple">https://store.steampowered.com/app/1985960/Ogu_and_the_Secret_Fores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어드벤처, 퍼즐</text:p>
          </table:table-cell>
          <table:table-cell table:style-name="ce53" table:content-validation-name="val2" office:value-type="string" calcext:value-type="string">
            <text:p>Moonlab Studio</text:p>
          </table:table-cell>
          <table:table-cell table:style-name="ce46" table:content-validation-name="val2" office:value-type="string" calcext:value-type="string">
            <text:p>Sinkhole Studio</text:p>
          </table:table-cell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용사의 자격</text:p>
          </table:table-cell>
          <table:table-cell table:style-name="ce33" office:value-type="string" calcext:value-type="string">
            <text:p>Qualification as Rogue</text:p>
          </table:table-cell>
          <table:table-cell table:style-name="ce62" office:value-type="string" calcext:value-type="string">
            <text:p><text:a xlink:href="https://store.steampowered.com/app/2308820/Qualification_as_Rogue/" xlink:type="simple">https://store.steampowered.com/app/2308820/Qualification_as_Rogu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로그라이크, 플랫포머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5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유튜버 서바이버즈</text:p>
          </table:table-cell>
          <table:table-cell table:style-name="ce33" office:value-type="string" calcext:value-type="string">
            <text:p>Youtuber Survivors</text:p>
          </table:table-cell>
          <table:table-cell table:style-name="ce62" office:value-type="string" calcext:value-type="string">
            <text:p><text:a xlink:href="https://store.steampowered.com/app/2098560/Youtuber_Survivors/" xlink:type="simple">https://store.steampowered.com/app/2098560/Youtuber_Survivor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액션 로그라이크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자세한 정보를 찾을 수가 없는데. 일단 대한민국 서울에 살고 계시다고 합니다.</text:span></text:p>
            <text:p><text:span text:style-name="T2">대충 한국 게임으로 치겠습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라</text:p>
          </table:table-cell>
          <table:table-cell table:style-name="ce33" office:value-type="string" calcext:value-type="string">
            <text:p>Ira</text:p>
          </table:table-cell>
          <table:table-cell table:style-name="ce62" office:value-type="string" calcext:value-type="string">
            <text:p><text:a xlink:href="https://store.steampowered.com/app/1536210/Ira/" xlink:type="simple">https://store.steampowered.com/app/1536210/Ir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탄막 슈팅 로그라이트</text:p>
          </table:table-cell>
          <table:table-cell table:style-name="ce53" table:content-validation-name="val2" office:value-type="string" calcext:value-type="string">
            <text:p>ABSh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icalis,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shelter.id/gjslwnd0712/community" xlink:type="simple">https://shelter.id/gjslwnd0712/community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터널 리턴</text:p>
          </table:table-cell>
          <table:table-cell table:style-name="ce33" office:value-type="string" calcext:value-type="string">
            <text:p>Eternal Return</text:p>
          </table:table-cell>
          <table:table-cell table:style-name="ce62" office:value-type="string" calcext:value-type="string">
            <text:p><text:a xlink:href="https://store.steampowered.com/app/1049590/Eternal_Return/" xlink:type="simple">https://store.steampowered.com/app/1049590/Eternal_Retur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Nimble Neur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ao Games Europe B.V. (EU,NA,OCE)</text:p>
          </table:table-cell>
          <table:table-cell table:style-name="ce80" table:content-validation-name="val3" office:value-type="string" calcext:value-type="string">
            <text:p>Nimble Neuron (Excluding EU,NA,OCE)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인과율</text:p>
          </table:table-cell>
          <table:table-cell table:style-name="ce33" office:value-type="string" calcext:value-type="string">
            <text:p>Causality</text:p>
          </table:table-cell>
          <table:table-cell table:style-name="ce62" office:value-type="string" calcext:value-type="string">
            <text:p><text:a xlink:href="https://store.steampowered.com/app/1158720/Causality/" xlink:type="simple">https://store.steampowered.com/app/1158720/Causalit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서바이벌 호러</text:p>
          </table:table-cell>
          <table:table-cell table:style-name="ce53" table:content-validation-name="val2" office:value-type="string" calcext:value-type="string">
            <text:p>WAFFL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izno.net/article/4105400495" xlink:type="simple">https://bizno.net/article/4105400495</text:a></text:p>
            <text:p/>
            <text:p>사업자 현재 상태 : 폐업자 (폐업일 : 20230128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일레븐지스: 플라스크</text:p>
          </table:table-cell>
          <table:table-cell table:style-name="ce33" office:value-type="string" calcext:value-type="string">
            <text:p>Elevenses: The Flask</text:p>
          </table:table-cell>
          <table:table-cell table:style-name="ce62" office:value-type="string" calcext:value-type="string">
            <text:p><text:a xlink:href="https://store.steampowered.com/app/1165230/Elevenses_The_Flask/" xlink:type="simple">https://store.steampowered.com/app/1165230/Elevenses_The_Flask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REDRA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장화홍련: 기억의 조각</text:p>
          </table:table-cell>
          <table:table-cell table:style-name="ce35" office:value-type="string" calcext:value-type="string">
            <text:p>Rose and Lotus: Petals of Memories</text:p>
          </table:table-cell>
          <table:table-cell table:style-name="ce17" office:value-type="string" calcext:value-type="string">
            <text:p><text:a xlink:href="https://store.steampowered.com/app/699710/Rose_and_Lotus_Petals_of_Memories/" xlink:type="simple">https://store.steampowered.com/app/699710/Rose_and_Lotus_Petals_of_Memorie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2D, 포인트앤클릭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조선 좀비 디펜스</text:p>
          </table:table-cell>
          <table:table-cell table:style-name="ce33" office:value-type="string" calcext:value-type="string">
            <text:p>Chosun Zombie Defense</text:p>
          </table:table-cell>
          <table:table-cell table:style-name="ce62" office:value-type="string" calcext:value-type="string">
            <text:p><text:a xlink:href="https://store.steampowered.com/app/2265760/Chosun_Zombie_Defense/" xlink:type="simple">https://store.steampowered.com/app/2265760/Chosun_Zombie_Defens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디펜스, VR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조선메타실록</text:p>
          </table:table-cell>
          <table:table-cell table:style-name="ce33" office:value-type="string" calcext:value-type="string">
            <text:p>Korea Dynasty</text:p>
          </table:table-cell>
          <table:table-cell table:style-name="ce62" office:value-type="string" calcext:value-type="string">
            <text:p><text:a xlink:href="https://store.steampowered.com/app/2216600/Korea_Dynasty/" xlink:type="simple">https://store.steampowered.com/app/2216600/Korea_Dynast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오픈월드 생존 탐험</text:p>
          </table:table-cell>
          <table:table-cell table:style-name="ce53" table:content-validation-name="val2" office:value-type="string" calcext:value-type="string">
            <text:p>(주)행복한다람쥐단( Happy Daram Inc. 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(주)행복한다람쥐단( Happy Daram Inc. )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지구멸망 60초전! -운석배구 편-</text:p>
          </table:table-cell>
          <table:table-cell table:style-name="ce33" office:value-type="string" calcext:value-type="string">
            <text:p>Meteor Volleyball!</text:p>
          </table:table-cell>
          <table:table-cell table:style-name="ce62" office:value-type="string" calcext:value-type="string">
            <text:p><text:a xlink:href="https://store.steampowered.com/app/1816080/Meteor_Volleyball/" xlink:type="simple">https://store.steampowered.com/app/1816080/Meteor_Volleybal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2d 배구 게임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지금 우리 학교는</text:p>
          </table:table-cell>
          <table:table-cell table:style-name="ce33" office:value-type="string" calcext:value-type="string">
            <text:p>All of Us Are Dead…</text:p>
          </table:table-cell>
          <table:table-cell table:style-name="ce62" office:value-type="string" calcext:value-type="string">
            <text:p><text:a xlink:href="https://store.steampowered.com/app/2177170/All_of_Us_Are_Dead/" xlink:type="simple">https://store.steampowered.com/app/2177170/All_of_Us_Are_Dead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드라마틱 비주얼 노벨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첫눈</text:p>
          </table:table-cell>
          <table:table-cell table:style-name="ce33" office:value-type="string" calcext:value-type="string">
            <text:p>First Snow</text:p>
          </table:table-cell>
          <table:table-cell table:style-name="ce62" office:value-type="string" calcext:value-type="string">
            <text:p><text:a xlink:href="https://store.steampowered.com/app/2232200/First_Snow/" xlink:type="simple">https://store.steampowered.com/app/2232200/First_Snow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Studio L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비주얼노벨 &lt;첫눈&gt;을 스팀에서 구매하여 플레이하실 수 있게 되었습니다.</text:p>
            <text:p>잘 부탁드립니다!</text:p>
            <text:p/>
            <text:p>시나리오: 래영 @lychoi2000</text:p>
            <text:p>일러스트: Dabi @tto_dabi</text:p>
            <text:p>OST: Scarlette @biomusician</text:p>
            <text:p>제작: Studio Ly @Studio_Ly_</text:p>
            <text:p>배급: PsychoFlux Ent. @PsychoFlux_KR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청구야담: 팔도견문록</text:p>
          </table:table-cell>
          <table:table-cell table:style-name="ce33" office:value-type="string" calcext:value-type="string">
            <text:p>Dynasty Detective</text:p>
          </table:table-cell>
          <table:table-cell table:style-name="ce62" office:value-type="string" calcext:value-type="string">
            <text:p><text:a xlink:href="https://store.steampowered.com/app/2329060/Dynasty_Detective/" xlink:type="simple">https://store.steampowered.com/app/2329060/Dynasty_Detectiv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비주얼 노벨, 추리</text:p>
          </table:table-cell>
          <table:table-cell table:style-name="ce53" table:content-validation-name="val2" office:value-type="string" calcext:value-type="string">
            <text:p>COSDO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SDO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쿠시의 엄천난 모험!!</text:p>
          </table:table-cell>
          <table:table-cell table:style-name="ce33" office:value-type="string" calcext:value-type="string">
            <text:p>Cush's Amazin' Adventure!!</text:p>
          </table:table-cell>
          <table:table-cell table:style-name="ce62" office:value-type="string" calcext:value-type="string">
            <text:p><text:a xlink:href="https://store.steampowered.com/app/2276110/Cushs_Amazin_Adventure/" xlink:type="simple">https://store.steampowered.com/app/2276110/Cushs_Amazin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한국인 으로 추측됨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퀸즈 아이돌</text:p>
          </table:table-cell>
          <table:table-cell table:style-name="ce33" office:value-type="string" calcext:value-type="string">
            <text:p>Idol Queens Production</text:p>
          </table:table-cell>
          <table:table-cell table:style-name="ce62" office:value-type="string" calcext:value-type="string">
            <text:p><text:a xlink:href="https://store.steampowered.com/app/1865080/Idol_Queens_Production/" xlink:type="simple">https://store.steampowered.com/app/1865080/Idol_Queens_Produc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아이돌 육성 시뮬레이션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콘텐츠 제작에 활용한 아이돌의 괴롭힘(?) 문제가 발견되어 관련 컨텐츠를 삭제 하거나 제 재작하였다고 한다.</text:p>
            <text:p/>
            <text:p>https://aju.news/546529.html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크로노 아크</text:p>
          </table:table-cell>
          <table:table-cell table:style-name="ce35" office:value-type="string" calcext:value-type="string">
            <text:p>Chrono Ark</text:p>
          </table:table-cell>
          <table:table-cell table:style-name="ce17" office:value-type="string" calcext:value-type="string">
            <text:p><text:a xlink:href="https://store.steampowered.com/app/1188930/Chrono_Ark/" xlink:type="simple">https://store.steampowered.com/app/1188930/Chrono_Ark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크, 덱빌딩</text:p>
          </table:table-cell>
          <table:table-cell table:style-name="ce55" table:content-validation-name="val2" office:value-type="string" calcext:value-type="string">
            <text:p>Al Fine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l Fin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 언더 파이어 : 더 크루세이더</text:p>
          </table:table-cell>
          <table:table-cell table:style-name="ce33" office:value-type="string" calcext:value-type="string">
            <text:p>Kingdom Under Fire: The Crusaders</text:p>
          </table:table-cell>
          <table:table-cell table:style-name="ce62" office:value-type="string" calcext:value-type="string">
            <text:p><text:a xlink:href="https://store.steampowered.com/app/1121420/Kingdom_Under_Fire_The_Crusaders/" xlink:type="simple">https://store.steampowered.com/app/1121420/Kingdom_Under_Fire_The_Crusader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언더파이어: 히어로즈</text:p>
          </table:table-cell>
          <table:table-cell table:style-name="ce33" office:value-type="string" calcext:value-type="string">
            <text:p>Kingdom Under Fire: Heroes</text:p>
          </table:table-cell>
          <table:table-cell table:style-name="ce62" office:value-type="string" calcext:value-type="string">
            <text:p><text:a xlink:href="https://store.steampowered.com/app/1315200/Kingdom_Under_Fire_Heroes/" xlink:type="simple">https://store.steampowered.com/app/1315200/Kingdom_Under_Fire_Heroe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터미너스: 좀비 생존자들</text:p>
          </table:table-cell>
          <table:table-cell table:style-name="ce33" office:value-type="string" calcext:value-type="string">
            <text:p>Terminus: Zombie Survivors</text:p>
          </table:table-cell>
          <table:table-cell table:style-name="ce62" office:value-type="string" calcext:value-type="string">
            <text:p><text:a xlink:href="https://store.steampowered.com/app/1534980/Terminus_Zombie_Survivors/" xlink:type="simple">https://store.steampowered.com/app/1534980/Terminus_Zombie_Survivor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턴제 생존 로그라이크</text:p>
          </table:table-cell>
          <table:table-cell table:style-name="ce53" table:content-validation-name="val2" office:value-type="string" calcext:value-type="string">
            <text:p>Ingeon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geon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사 이름이 개발자 이름으로 적혀 있어서 사업자 명으로 바꿔넣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트러블슈터: 버려진 아이들</text:p>
          </table:table-cell>
          <table:table-cell table:style-name="ce35" office:value-type="string" calcext:value-type="string">
            <text:p>TROUBLESHOOTER: Abandoned Children</text:p>
          </table:table-cell>
          <table:table-cell table:style-name="ce17" office:value-type="string" calcext:value-type="string">
            <text:p><text:a xlink:href="https://store.steampowered.com/app/470310/TROUBLESHOOTER_Abandoned_Children/" xlink:type="simple">https://store.steampowered.com/app/470310/TROUBLESHOOTER_Abandoned_Children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SRPG</text:p>
          </table:table-cell>
          <table:table-cell table:style-name="ce55" table:content-validation-name="val2" office:value-type="string" calcext:value-type="string">
            <text:p>Dandyli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Dandyli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트리니티 서바이버즈</text:p>
          </table:table-cell>
          <table:table-cell table:style-name="ce33" office:value-type="string" calcext:value-type="string">
            <text:p>Trinity Survivors</text:p>
          </table:table-cell>
          <table:table-cell table:style-name="ce62" office:value-type="string" calcext:value-type="string">
            <text:p><text:a xlink:href="https://store.steampowered.com/app/2686580/Trinity_Survivors/" xlink:type="simple">https://store.steampowered.com/app/2686580/Trinity_Survivor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 로그라이트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팀파이트 매니저</text:p>
          </table:table-cell>
          <table:table-cell table:style-name="ce33" office:value-type="string" calcext:value-type="string">
            <text:p>Teamfight Manager</text:p>
          </table:table-cell>
          <table:table-cell table:style-name="ce62" office:value-type="string" calcext:value-type="string">
            <text:p><text:a xlink:href="https://store.steampowered.com/app/1372810/Teamfight_Manager/" xlink:type="simple">https://store.steampowered.com/app/1372810/Teamfight_Manag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시뮬레이션, 경영, 오토배틀러</text:p>
          </table:table-cell>
          <table:table-cell table:style-name="ce53" table:content-validation-name="val2" office:value-type="string" calcext:value-type="string">
            <text:p>Team Samoye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Samoye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파이널나이트</text:p>
          </table:table-cell>
          <table:table-cell table:style-name="ce33" office:value-type="string" calcext:value-type="string">
            <text:p>FINAL KNIGHT</text:p>
          </table:table-cell>
          <table:table-cell table:style-name="ce62" office:value-type="string" calcext:value-type="string">
            <text:p><text:a xlink:href="https://store.steampowered.com/app/2072980/FINAL_KNIGHT/" xlink:type="simple">https://store.steampowered.com/app/2072980/FINAL_KNIGHT/</text:a></text:p>
          </table:table-cell>
          <table:table-cell table:style-name="ce43" office:value-type="string" calcext:value-type="string">
            <text:p>2024Q2 예정</text:p>
          </table:table-cell>
          <table:table-cell table:style-name="ce20" office:value-type="string" calcext:value-type="string">
            <text:p>벨트스크롤, 액션RPG</text:p>
          </table:table-cell>
          <table:table-cell table:style-name="ce53" table:content-validation-name="val2" office:value-type="string" calcext:value-type="string">
            <text:p>2oclock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퍼스트 버서커: 카잔</text:p>
          </table:table-cell>
          <table:table-cell table:style-name="ce33" office:value-type="string" calcext:value-type="string">
            <text:p>The First Berserker: Khazan</text:p>
          </table:table-cell>
          <table:table-cell table:style-name="ce62" office:value-type="string" calcext:value-type="string">
            <text:p><text:a xlink:href="https://store.steampowered.com/app/2680010/The_First_Berserker_Khazan/" xlink:type="simple">https://store.steampowered.com/app/2680010/The_First_Berserker_Khaza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하드코어 액션 롤플레잉</text:p>
          </table:table-cell>
          <table:table-cell table:style-name="ce53" table:content-validation-name="val2" office:value-type="string" calcext:value-type="string">
            <text:p>Neop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X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페치카</text:p>
          </table:table-cell>
          <table:table-cell table:style-name="ce33" office:value-type="string" calcext:value-type="string">
            <text:p>Pechka: Historical Story Adventure</text:p>
          </table:table-cell>
          <table:table-cell table:style-name="ce62" office:value-type="string" calcext:value-type="string">
            <text:p><text:a xlink:href="https://store.steampowered.com/app/2210700/Pechka_Historical_Story_Adventure/" xlink:type="simple">https://store.steampowered.com/app/2210700/Pechka_Historical_Story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편집장</text:p>
          </table:table-cell>
          <table:table-cell table:style-name="ce33" office:value-type="string" calcext:value-type="string">
            <text:p>THE EDITOR</text:p>
          </table:table-cell>
          <table:table-cell table:style-name="ce62" office:value-type="string" calcext:value-type="string">
            <text:p><text:a xlink:href="https://store.steampowered.com/app/2310920/THE_EDITOR/" xlink:type="simple">https://store.steampowered.com/app/2310920/THE_EDIT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신문 편집 어드벤처</text:p>
          </table:table-cell>
          <table:table-cell table:style-name="ce53" table:content-validation-name="val2" office:value-type="string" calcext:value-type="string">
            <text:p>DECATRE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CATRE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thisisgame.com/webzine/special/nboard/5/?n=177788" xlink:type="simple">https://www.thisisgame.com/webzine/special/nboard/5/?n=177788</text:a></text:p>
            <text:p/>
            <text:p>오늘 소개할 팀은 '데카트리 게임즈'입니다. 팀에서 1인 개발자로 활동하고 있는 </text:p>
            <text:p>'이도현' 총괄은 텍스트 어드벤처인 &lt;편집장&gt;을 개발하여 </text:p>
            <text:p>GIGDC에서 제작부문 일반부 동상을 받았습니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폴라 펭귄 포스트</text:p>
          </table:table-cell>
          <table:table-cell table:style-name="ce33" office:value-type="string" calcext:value-type="string">
            <text:p>Polar Penguin Post</text:p>
          </table:table-cell>
          <table:table-cell table:style-name="ce62" office:value-type="string" calcext:value-type="string">
            <text:p><text:a xlink:href="https://store.steampowered.com/app/1934020/Polar_Penguin_Post/" xlink:type="simple">https://store.steampowered.com/app/1934020/Polar_Penguin_Post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 시뮬레이션</text:p>
          </table:table-cell>
          <table:table-cell table:style-name="ce53" table:content-validation-name="val2" office:value-type="string" calcext:value-type="string">
            <text:p>Little Lemon Bulb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ttle Lemon Bulb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프로스토리</text:p>
          </table:table-cell>
          <table:table-cell table:style-name="ce33" office:value-type="string" calcext:value-type="string">
            <text:p>Frostory</text:p>
          </table:table-cell>
          <table:table-cell table:style-name="ce62" office:value-type="string" calcext:value-type="string">
            <text:p><text:a xlink:href="https://store.steampowered.com/app/1737520/Frostory/" xlink:type="simple">https://store.steampowered.com/app/1737520/Frostory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Team OOPAr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OOPAr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플레비 퀘스트: 더 크루세이즈</text:p>
          </table:table-cell>
          <table:table-cell table:style-name="ce35" office:value-type="string" calcext:value-type="string">
            <text:p>Plebby Quest: The Crusades</text:p>
          </table:table-cell>
          <table:table-cell table:style-name="ce17" office:value-type="string" calcext:value-type="string">
            <text:p><text:a xlink:href="https://store.steampowered.com/app/334310/Plebby_Quest_The_Crusades/" xlink:type="simple">https://store.steampowered.com/app/334310/Plebby_Quest_The_Crusade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시뮬레이션</text:p>
          </table:table-cell>
          <table:table-cell table:style-name="ce55" table:content-validation-name="val2" office:value-type="string" calcext:value-type="string">
            <text:p>PiedPipers Team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피피숲의 연금술사</text:p>
          </table:table-cell>
          <table:table-cell table:style-name="ce33" office:value-type="string" calcext:value-type="string">
            <text:p>Alchemist of Pipi Forest</text:p>
          </table:table-cell>
          <table:table-cell table:style-name="ce62" office:value-type="string" calcext:value-type="string">
            <text:p><text:a xlink:href="https://store.steampowered.com/app/1587240/Alchemist_of_Pipi_Forest/" xlink:type="simple">https://store.steampowered.com/app/1587240/Alchemist_of_Pipi_Fores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깡토 스튜디오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깡토 스튜디오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21 Days</text:p>
          </table:table-cell>
          <table:table-cell table:style-name="ce62" office:value-type="string" calcext:value-type="string">
            <text:p><text:a xlink:href="https://store.steampowered.com/app/607660/21_Days/" xlink:type="simple">https://store.steampowered.com/app/607660/21_Day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난민 시뮬레이션</text:p>
          </table:table-cell>
          <table:table-cell table:style-name="ce53" table:content-validation-name="val2" office:value-type="string" calcext:value-type="string">
            <text:p>Hardtalk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rdtalk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인터뷰 <text:a xlink:href="https://www.youtube.com/watch?v=QK7VEeGSrZU" xlink:type="simple">https://www.youtube.com/watch?v=QK7VEeGSrZU</text:a>( 여기서 장르 가져옴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3000th Duel</text:p>
          </table:table-cell>
          <table:table-cell table:style-name="ce17" office:value-type="string" calcext:value-type="string">
            <text:p><text:a xlink:href="https://store.steampowered.com/app/1098080/3000th_Duel/" xlink:type="simple">https://store.steampowered.com/app/1098080/3000th_Due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메트로베니아, 소울라이크</text:p>
          </table:table-cell>
          <table:table-cell table:style-name="ce55" table:content-validation-name="val2" office:value-type="string" calcext:value-type="string">
            <text:p>NEOPOPCORN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EOPOPCORN Cor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6180 the moon</text:p>
          </table:table-cell>
          <table:table-cell table:style-name="ce62" office:value-type="string" calcext:value-type="string">
            <text:p><text:a xlink:href="https://store.steampowered.com/app/299660/6180_the_moon/" xlink:type="simple">https://store.steampowered.com/app/299660/6180_the_moon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2D, 퍼즐, 플랫폼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 office:value-type="string" calcext:value-type="string">
            <text:p>PokPoong Games</text:p>
          </table:table-cell>
          <table:table-cell table:style-name="ce80" table:content-validation-name="val3" office:value-type="string" calcext:value-type="string">
            <text:p>Turtle Crea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CTION SANDBOX</text:p>
          </table:table-cell>
          <table:table-cell table:style-name="ce62" office:value-type="string" calcext:value-type="string">
            <text:p><text:a xlink:href="https://store.steampowered.com/app/1381650/ACTION_SANDBOX/" xlink:type="simple">https://store.steampowered.com/app/1381650/ACTION_SANDBO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샌드박스, 시뮬레이션, 물리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</text:p>
          </table:table-cell>
          <table:table-cell table:style-name="ce17" office:value-type="string" calcext:value-type="string">
            <text:p><text:a xlink:href="https://store.steampowered.com/app/1137460/ALTF4/" xlink:type="simple">https://store.steampowered.com/app/1137460/ALTF4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3인칭, 영구죽음, 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UMPKI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2</text:p>
          </table:table-cell>
          <table:table-cell table:style-name="ce17" office:value-type="string" calcext:value-type="string">
            <text:p><text:a xlink:href="https://store.steampowered.com/app/2187230/ALTF42/" xlink:type="simple">https://store.steampowered.com/app/2187230/ALTF42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<text:span text:style-name="T1">3인칭, 영구죽음, </text:span>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GRAVIT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CENXION</text:p>
          </table:table-cell>
          <table:table-cell table:style-name="ce62" office:value-type="string" calcext:value-type="string">
            <text:p><text:a xlink:href="https://store.steampowered.com/app/1000000/ASCENXION/" xlink:type="simple">https://store.steampowered.com/app/1000000/ASCENXIO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슈팅 액션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troWings: Space War</text:p>
          </table:table-cell>
          <table:table-cell table:style-name="ce62" office:value-type="string" calcext:value-type="string">
            <text:p><text:a xlink:href="https://store.steampowered.com/app/1326920/AstroWings_Space_War/" xlink:type="simple">https://store.steampowered.com/app/1326920/AstroWings_Space_Wa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탄막 비행 슈팅</text:p>
          </table:table-cell>
          <table:table-cell table:style-name="ce53" table:content-validation-name="val2" office:value-type="string" calcext:value-type="string">
            <text:p>Toward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oward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attery Samurai</text:p>
          </table:table-cell>
          <table:table-cell table:style-name="ce62" office:value-type="string" calcext:value-type="string">
            <text:p><text:a xlink:href="https://store.steampowered.com/app/2376780/Battery_Samurai/" xlink:type="simple">https://store.steampowered.com/app/2376780/Battery_Samurai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Matthewston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tthewston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ack Academy</text:p>
          </table:table-cell>
          <table:table-cell table:style-name="ce62" office:value-type="string" calcext:value-type="string">
            <text:p><text:a xlink:href="https://store.steampowered.com/app/1602390/Black_Academy/" xlink:type="simple">https://store.steampowered.com/app/1602390/Black_Academ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슈팅, 로그라이트</text:p>
          </table:table-cell>
          <table:table-cell table:style-name="ce53" table:content-validation-name="val2" office:value-type="string" calcext:value-type="string">
            <text:p>Catdoors</text:p>
          </table:table-cell>
          <table:table-cell table:style-name="ce46" table:content-validation-name="val2"/>
          <table:table-cell table:style-name="ce80" table:content-validation-name="val3" table:number-columns-repeated="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CK WITCHCRAFT</text:p>
          </table:table-cell>
          <table:table-cell table:style-name="ce17" office:value-type="string" calcext:value-type="string">
            <text:p><text:a xlink:href="https://store.steampowered.com/app/1557410/BLACK_WITCHCRAFT/" xlink:type="simple">https://store.steampowered.com/app/1557410/BLACK_WITCHCRAF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고딕, 액션RPG</text:p>
          </table:table-cell>
          <table:table-cell table:style-name="ce55" table:content-validation-name="val2" office:value-type="string" calcext:value-type="string">
            <text:p>QuattroGear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RES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de Assault</text:p>
          </table:table-cell>
          <table:table-cell table:style-name="ce17" office:value-type="string" calcext:value-type="string">
            <text:p><text:a xlink:href="https://store.steampowered.com/app/1367300/Blade_Assault/" xlink:type="simple">https://store.steampowered.com/app/1367300/Blade_Assaul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액션, 로그라이크, 플랫폼</text:p>
          </table:table-cell>
          <table:table-cell table:style-name="ce55" table:content-validation-name="val2" office:value-type="string" calcext:value-type="string">
            <text:p>TeamSuneat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india</text:p>
          </table:table-cell>
          <table:table-cell table:style-name="ce62" office:value-type="string" calcext:value-type="string">
            <text:p><text:a xlink:href="https://store.steampowered.com/app/943510/Blindia/" xlink:type="simple">https://store.steampowered.com/app/943510/Blindia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 퍼즐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ox to the Box</text:p>
          </table:table-cell>
          <table:table-cell table:style-name="ce62" office:value-type="string" calcext:value-type="string">
            <text:p><text:a xlink:href="https://store.steampowered.com/app/1703210/Box_to_the_Box/" xlink:type="simple">https://store.steampowered.com/app/1703210/Box_to_the_Bo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, 플랫폼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ain Meltdown - Into Despair</text:p>
          </table:table-cell>
          <table:table-cell table:style-name="ce62" office:value-type="string" calcext:value-type="string">
            <text:p><text:a xlink:href="https://store.steampowered.com/app/1476350/Brain_Meltdown__Into_Despair/" xlink:type="simple">https://store.steampowered.com/app/1476350/Brain_Meltdown__Into_Despai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블로그 : <text:a xlink:href="https://blog.naver.com/onfiregames/222782695332" xlink:type="simple">https://blog.naver.com/onfiregames/222782695332</text:a>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oken Blade: Prelude</text:p>
          </table:table-cell>
          <table:table-cell table:style-name="ce62" office:value-type="string" calcext:value-type="string">
            <text:p><text:a xlink:href="https://store.steampowered.com/app/2153950/Broken_Blade_Prelude/" xlink:type="simple">https://store.steampowered.com/app/2153950/Broken_Blade_Prelu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dakecraft.com/" xlink:type="simple">https://dakecraft.com/</text:a></text:p>
            <text:p/>
            <text:p>데크크래프트(DakeCraft) | 박성준 (1998년생/남)</text:p>
            <text:p>✉ E-mail: <text:a xlink:href="mailto:book732732@naver.com" xlink:type="simple">book732732@naver.com</text:a> | 📱 Discord: 데크크래프트#4923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uff Knight Advanced</text:p>
          </table:table-cell>
          <table:table-cell table:style-name="ce62" office:value-type="string" calcext:value-type="string">
            <text:p><text:a xlink:href="https://store.steampowered.com/app/385440/Buff_Knight_Advanced/" xlink:type="simple">https://store.steampowered.com/app/385440/Buff_Knight_Advanced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2D, RPG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atch My Color</text:p>
          </table:table-cell>
          <table:table-cell table:style-name="ce62" office:value-type="string" calcext:value-type="string">
            <text:p><text:a xlink:href="https://store.steampowered.com/app/2660700/Catch_My_Color/" xlink:type="simple">https://store.steampowered.com/app/2660700/Catch_My_Color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색입히기, 퍼즐</text:p>
          </table:table-cell>
          <table:table-cell table:style-name="ce53" table:content-validation-name="val2" office:value-type="string" calcext:value-type="string">
            <text:p>Co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eilless</text:p>
          </table:table-cell>
          <table:table-cell table:style-name="ce62" office:value-type="string" calcext:value-type="string">
            <text:p><text:a xlink:href="https://store.steampowered.com/app/1758060/Ceilless/" xlink:type="simple">https://store.steampowered.com/app/1758060/Ceilles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플랫폼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Chicken in the Darkness </text:p>
          </table:table-cell>
          <table:table-cell table:style-name="ce17" office:value-type="string" calcext:value-type="string">
            <text:p><text:a xlink:href="https://store.steampowered.com/app/928680/Chicken_in_the_Darkness/" xlink:type="simple">https://store.steampowered.com/app/928680/Chicken_in_the_Darkness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1인칭 공포</text:p>
          </table:table-cell>
          <table:table-cell table:style-name="ce55" table:content-validation-name="val2" office:value-type="string" calcext:value-type="string">
            <text:p>Jaesung Kim, Jongseop Lee, Hyunggu Ha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BukGwak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lorzzle</text:p>
          </table:table-cell>
          <table:table-cell table:style-name="ce62" office:value-type="string" calcext:value-type="string">
            <text:p><text:a xlink:href="https://store.steampowered.com/app/818500/Colorzzle/" xlink:type="simple">https://store.steampowered.com/app/818500/Colorzzl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arong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me on Baby!</text:p>
          </table:table-cell>
          <table:table-cell table:style-name="ce62" office:value-type="string" calcext:value-type="string">
            <text:p><text:a xlink:href="https://store.steampowered.com/app/1092260/Come_on_Baby/" xlink:type="simple">https://store.steampowered.com/app/1092260/Come_on_Baby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아케이드, 캐주얼, 스포츠</text:p>
          </table:table-cell>
          <table:table-cell table:style-name="ce53" table:content-validation-name="val2" office:value-type="string" calcext:value-type="string">
            <text:p>Expotato Corp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xpotato Corp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mmander Quest</text:p>
          </table:table-cell>
          <table:table-cell table:style-name="ce62" office:value-type="string" calcext:value-type="string">
            <text:p><text:a xlink:href="https://store.steampowered.com/app/2697930/Commander_Quest/" xlink:type="simple">https://store.steampowered.com/app/2697930/Commander_Quest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덱 빌딩RTS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ntract</text:p>
          </table:table-cell>
          <table:table-cell table:style-name="ce62" office:value-type="string" calcext:value-type="string">
            <text:p><text:a xlink:href="https://store.steampowered.com/app/1219300/Contract/" xlink:type="simple">https://store.steampowered.com/app/1219300/Contrac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</text:p>
          </table:table-cell>
          <table:table-cell table:style-name="ce53" table:content-validation-name="val2" office:value-type="string" calcext:value-type="string">
            <text:p>Metamo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tamo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서울대학교 2019년도 2학기 수업 [시리어스 게임]의 과제 Contract입니다. Contract는 2D 횡스크롤 액션 플랫포머 게임으로 2020년 초에 Steam으로 출시했습니다.</text:p>
            <text:p/>
            <text:p><text:a xlink:href="https://github.com/EQwon/Metamong" xlink:type="simple">https://github.com/EQwon/Metamo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rrupted: Dawn of Havoc</text:p>
          </table:table-cell>
          <table:table-cell table:style-name="ce62" office:value-type="string" calcext:value-type="string">
            <text:p><text:a xlink:href="https://store.steampowered.com/app/2007770/Corrupted_Dawn_of_Havoc/" xlink:type="simple">https://store.steampowered.com/app/2007770/Corrupted_Dawn_of_Havoc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하드코어 오토배틀 로그라이크 덱빌딩</text:p>
          </table:table-cell>
          <table:table-cell table:style-name="ce53" table:content-validation-name="val2" office:value-type="string" calcext:value-type="string">
            <text:p>36Litter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36Litter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NGA!: Harbor Frenzy</text:p>
          </table:table-cell>
          <table:table-cell table:style-name="ce62" office:value-type="string" calcext:value-type="string">
            <text:p><text:a xlink:href="https://store.steampowered.com/app/517970/CRANGA_Harbor_Frenzy/" xlink:type="simple">https://store.steampowered.com/app/517970/CRANGA_Harbor_Frenzy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VR 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zy Farm : VRGROUND</text:p>
          </table:table-cell>
          <table:table-cell table:style-name="ce62" office:value-type="string" calcext:value-type="string">
            <text:p><text:a xlink:href="https://store.steampowered.com/app/876130/Crazy_Farm__VRGROUND/" xlink:type="simple">https://store.steampowered.com/app/876130/Crazy_Farm__VRGROU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파티 게임</text:p>
          </table:table-cell>
          <table:table-cell table:style-name="ce53" table:content-validation-name="val2" office:value-type="string" calcext:value-type="string">
            <text:p>Jamong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mong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2018년도에 출시했는데 아직도 앞서해보기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bians : Rescue Princess</text:p>
          </table:table-cell>
          <table:table-cell table:style-name="ce62" office:value-type="string" calcext:value-type="string">
            <text:p><text:a xlink:href="https://store.steampowered.com/app/712910/Cubians__Rescue_Princess/" xlink:type="simple">https://store.steampowered.com/app/712910/Cubians__Rescue_Princes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VR 액션 디펜스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bians VR</text:p>
          </table:table-cell>
          <table:table-cell table:style-name="ce62" office:value-type="string" calcext:value-type="string">
            <text:p><text:a xlink:href="https://store.steampowered.com/app/576370/Cubians_VR/" xlink:type="simple">https://store.steampowered.com/app/576370/Cubians_VR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VR, 테이블 전략 디펜스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bians: Combine</text:p>
          </table:table-cell>
          <table:table-cell table:style-name="ce62" office:value-type="string" calcext:value-type="string">
            <text:p><text:a xlink:href="https://store.steampowered.com/app/1005470/Cubians_Combine/" xlink:type="simple">https://store.steampowered.com/app/1005470/Cubians_Combin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, 디펜스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te Invaders</text:p>
          </table:table-cell>
          <table:table-cell table:style-name="ce62" office:value-type="string" calcext:value-type="string">
            <text:p><text:a xlink:href="https://store.steampowered.com/app/1709780/Cute_Invaders/" xlink:type="simple">https://store.steampowered.com/app/1709780/Cute_Invade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, 슈팅, 어드벤쳐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Magic Cube 는 홈페이지가 영어만 있다. 한글 페이지가 있으면 좋을텐데 아쉽네.</text:p>
          </table:table-cell>
        </table:table-row>
        <table:table-row table:style-name="ro8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ndelion - Wishes brought to you -</text:p>
          </table:table-cell>
          <table:table-cell table:style-name="ce62" office:value-type="string" calcext:value-type="string">
            <text:p><text:a xlink:href="https://store.steampowered.com/app/321290/Dandelion__Wishes_brought_to_you/" xlink:type="simple">https://store.steampowered.com/app/321290/Dandelion__Wishes_brought_to_you/</text:a></text:p>
          </table:table-cell>
          <table:table-cell table:style-name="ce43" office:value-type="float" office:value="2012" calcext:value-type="float">
            <text:p>2012</text:p>
          </table:table-cell>
          <table:table-cell table:style-name="ce20" office:value-type="string" calcext:value-type="string">
            <text:p>여성향 연애 육성 시뮬레이션</text:p>
          </table:table-cell>
          <table:table-cell table:style-name="ce53" table:content-validation-name="val2" office:value-type="string" calcext:value-type="string">
            <text:p>Sujin Ri, Marcos Arroyo, Seona Lee, Somi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  <text:p/>
            <text:p>개발사 체리츠의 게임 이라면서 스팀 개발자 정보에는 왜 개인 이름들을 넣어놨나?</text:p>
            <text:p/>
            <text:p><text:span text:style-name="T3">유한회사 체리츠｜대표자 : 이수진｜대표번호 : 02-332-2524</text:span></text:p>
            <text:p><text:span text:style-name="T3">사업자등록번호 : 576-88-00223｜통신판매업 신고번호 : 제 2019-서울종로-0997 호</text:span></text:p>
            <text:p><text:span text:style-name="T3">5F Shinyoung B/D, 14 Gyeonghuigung-gil, Jongno-gu, Seoul, South Korea</text:span></text:p>
          </table:table-cell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/>
          <table:table-cell table:style-name="ce35" office:value-type="string" calcext:value-type="string">
            <text:p>Dark and Darker</text:p>
          </table:table-cell>
          <table:table-cell table:style-name="ce17" office:value-type="string" calcext:value-type="string">
            <text:p><text:a xlink:href="https://store.steampowered.com/app/2016590/Dark_and_Darker/" xlink:type="simple">https://store.steampowered.com/app/2016590/Dark_and_Darker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-</text:p>
          </table:table-cell>
          <table:table-cell table:style-name="ce55" table:content-validation-name="val2" office:value-type="string" calcext:value-type="string">
            <text:p>IRONMACE 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IRONMACE </text:p>
          </table:table-cell>
          <table:table-cell table:style-name="ce86" table:content-validation-name="val3" table:number-columns-repeated="2"/>
          <table:table-cell table:style-name="ce27"/>
          <table:table-cell table:style-name="ce98" office:value-type="string" calcext:value-type="string">
            <text:p>이 리스트는 스팀 게임을 위한 것이다. 스팀에 돌아오면 활성화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rkest Mana : Master of the Table</text:p>
          </table:table-cell>
          <table:table-cell table:style-name="ce62" office:value-type="string" calcext:value-type="string">
            <text:p><text:a xlink:href="https://store.steampowered.com/app/851040/Darkest_Mana__Master_of_the_Table/" xlink:type="simple">https://store.steampowered.com/app/851040/Darkest_Mana__Master_of_the_Tabl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VR, 카드 대전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y Island</text:p>
          </table:table-cell>
          <table:table-cell table:style-name="ce62" office:value-type="string" calcext:value-type="string">
            <text:p><text:a xlink:href="https://store.steampowered.com/app/1361150/Day_Island/" xlink:type="simple">https://store.steampowered.com/app/1361150/Day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62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ep Dark Dungeon</text:p>
          </table:table-cell>
          <table:table-cell table:style-name="ce62" office:value-type="string" calcext:value-type="string">
            <text:p><text:a xlink:href="https://store.steampowered.com/app/496290/Deep_Dark_Dungeon/" xlink:type="simple">https://store.steampowered.com/app/496290/Deep_Dark_Dungeon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액션</text:p>
          </table:table-cell>
          <table:table-cell table:style-name="ce53" table:content-validation-name="val2" office:value-type="string" calcext:value-type="string">
            <text:p>GlassCa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lassCat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CTIVE</text:p>
          </table:table-cell>
          <table:table-cell table:style-name="ce62" office:value-type="string" calcext:value-type="string">
            <text:p><text:a xlink:href="https://store.steampowered.com/app/2153850/DEFECTIVE/" xlink:type="simple">https://store.steampowered.com/app/2153850/DEFECTI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NDUN : Hero Defense</text:p>
          </table:table-cell>
          <table:table-cell table:style-name="ce62" office:value-type="string" calcext:value-type="string">
            <text:p><text:a xlink:href="https://store.steampowered.com/app/2323810/DEFENDUN__Hero_Defense/" xlink:type="simple">https://store.steampowered.com/app/2323810/DEFENDUN__Hero_Defens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전략 머지 디펜스</text:p>
          </table:table-cell>
          <table:table-cell table:style-name="ce53" table:content-validation-name="val2" office:value-type="string" calcext:value-type="string">
            <text:p>Gonggamorecontent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nggamorecontent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iaspora</text:p>
          </table:table-cell>
          <table:table-cell table:style-name="ce62" office:value-type="string" calcext:value-type="string">
            <text:p><text:a xlink:href="https://store.steampowered.com/app/1821970/Diaspora/" xlink:type="simple">https://store.steampowered.com/app/1821970/Diaspor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3D 횡스크롤 어드벤처</text:p>
          </table:table-cell>
          <table:table-cell table:style-name="ce53" table:content-validation-name="val2" office:value-type="string" calcext:value-type="string">
            <text:p>Acts29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cts29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JMAX RESPECT V</text:p>
          </table:table-cell>
          <table:table-cell table:style-name="ce62" office:value-type="string" calcext:value-type="string">
            <text:p><text:a xlink:href="https://store.steampowered.com/app/960170/DJMAX_RESPECT_V/" xlink:type="simple">https://store.steampowered.com/app/960170/DJMAX_RESPECT_V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리듬게임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TORI</text:p>
          </table:table-cell>
          <table:table-cell table:style-name="ce62" office:value-type="string" calcext:value-type="string">
            <text:p><text:a xlink:href="https://store.steampowered.com/app/1109720/DOTORI/" xlink:type="simple">https://store.steampowered.com/app/1109720/DOTOR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</text:p>
          </table:table-cell>
          <table:table-cell table:style-name="ce53" table:content-validation-name="val2" office:value-type="string" calcext:value-type="string">
            <text:p>Indev-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WNFALLEN</text:p>
          </table:table-cell>
          <table:table-cell table:style-name="ce62" office:value-type="string" calcext:value-type="string">
            <text:p><text:a xlink:href="https://store.steampowered.com/app/2153920/DOWNFALLEN/" xlink:type="simple">https://store.steampowered.com/app/2153920/DOWNFALL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DOWNFALLEN T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reamals</text:p>
          </table:table-cell>
          <table:table-cell table:style-name="ce62" office:value-type="string" calcext:value-type="string">
            <text:p><text:a xlink:href="https://store.steampowered.com/app/480770/Dreamals/" xlink:type="simple">https://store.steampowered.com/app/480770/Dreamal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XINESS Co,.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XINESS Co,.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v.daum.net/v/iiFjOXQBWz" xlink:type="simple">https://v.daum.net/v/iiFjOXQBWz</text:a></text:p>
            <text:p>고범석 자이네스 대표는 “첫 게임을 출시할 때는 시행착오가 많아 어려움을 겪었다”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reamals: Dream Quest</text:p>
          </table:table-cell>
          <table:table-cell table:style-name="ce62" office:value-type="string" calcext:value-type="string">
            <text:p><text:a xlink:href="https://store.steampowered.com/app/658770/Dreamals_Dream_Quest/" xlink:type="simple">https://store.steampowered.com/app/658770/Dreamals_Dream_Quest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액션, 퍼즐</text:p>
          </table:table-cell>
          <table:table-cell table:style-name="ce53" table:content-validation-name="val2" office:value-type="string" calcext:value-type="string">
            <text:p>XINESS Co,.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XINESS Co,.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ckumentary</text:p>
          </table:table-cell>
          <table:table-cell table:style-name="ce62" office:value-type="string" calcext:value-type="string">
            <text:p><text:a xlink:href="https://store.steampowered.com/app/1042290/Duckumentary/" xlink:type="simple">https://store.steampowered.com/app/1042290/Duckumentary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pheratz*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Inn</text:p>
          </table:table-cell>
          <table:table-cell table:style-name="ce62" office:value-type="string" calcext:value-type="string">
            <text:p><text:a xlink:href="https://store.steampowered.com/app/2552310/Dungeon_Inn/" xlink:type="simple">https://store.steampowered.com/app/2552310/Dungeon_In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턴제 전략 매니지먼트</text:p>
          </table:table-cell>
          <table:table-cell table:style-name="ce53" table:content-validation-name="val2" office:value-type="string" calcext:value-type="string">
            <text:p>Cat Societ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t Socie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</text:p>
          </table:table-cell>
          <table:table-cell table:style-name="ce62" office:value-type="string" calcext:value-type="string">
            <text:p><text:a xlink:href="https://store.steampowered.com/app/355980/Dungeon_Warfare/" xlink:type="simple">https://store.steampowered.com/app/355980/Dungeon_Warfare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 2</text:p>
          </table:table-cell>
          <table:table-cell table:style-name="ce62" office:value-type="string" calcext:value-type="string">
            <text:p><text:a xlink:href="https://store.steampowered.com/app/698540/Dungeon_Warfare_2/" xlink:type="simple">https://store.steampowered.com/app/698540/Dungeon_Warfare_2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Dungreed</text:p>
          </table:table-cell>
          <table:table-cell table:style-name="ce17" office:value-type="string" calcext:value-type="string">
            <text:p><text:a xlink:href="https://store.steampowered.com/app/753420/Dungreed/" xlink:type="simple">https://store.steampowered.com/app/753420/Dungreed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2D, 로그라이트, 횡스크롤 액션</text:p>
          </table:table-cell>
          <table:table-cell table:style-name="ce55" table:content-validation-name="val2" office:value-type="string" calcext:value-type="string">
            <text:p>TEAM HORAY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TEAM HORA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n-Train</text:p>
          </table:table-cell>
          <table:table-cell table:style-name="ce62" office:value-type="string" calcext:value-type="string">
            <text:p><text:a xlink:href="https://store.steampowered.com/app/1337030/EnTrain/" xlink:type="simple">https://store.steampowered.com/app/1337030/EnTrai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, 슈팅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Everslash</text:p>
          </table:table-cell>
          <table:table-cell table:style-name="ce17" office:value-type="string" calcext:value-type="string">
            <text:p><text:a xlink:href="https://store.steampowered.com/app/1152820/Everslash/" xlink:type="simple">https://store.steampowered.com/app/1152820/Everslash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플랫폼</text:p>
          </table:table-cell>
          <table:table-cell table:style-name="ce55" table:content-validation-name="val2" office:value-type="string" calcext:value-type="string">
            <text:p>Jaemin Park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Z2ON REBOOT : R</text:p>
          </table:table-cell>
          <table:table-cell table:style-name="ce62" office:value-type="string" calcext:value-type="string">
            <text:p><text:a xlink:href="https://store.steampowered.com/app/1477590/EZ2ON_REBOOT__R/" xlink:type="simple">https://store.steampowered.com/app/1477590/EZ2ON_REBOOT__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리듬 게임</text:p>
          </table:table-cell>
          <table:table-cell table:style-name="ce53" table:content-validation-name="val2" office:value-type="string" calcext:value-type="string">
            <text:p>Neonovice Co., Ltd.</text:p>
          </table:table-cell>
          <table:table-cell table:style-name="ce46" table:content-validation-name="val2" office:value-type="string" calcext:value-type="string">
            <text:p>SQUARE PIXELS</text:p>
          </table:table-cell>
          <table:table-cell table:style-name="ce80" table:content-validation-name="val3" office:value-type="string" calcext:value-type="string">
            <text:p>Neonovice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DE^2</text:p>
          </table:table-cell>
          <table:table-cell table:style-name="ce62" office:value-type="string" calcext:value-type="string">
            <text:p><text:a xlink:href="https://store.steampowered.com/app/2725240/FADE2/" xlink:type="simple">https://store.steampowered.com/app/2725240/FADE2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플랫포머, 러너, 음악 인터랙션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Fairy Knights</text:p>
          </table:table-cell>
          <table:table-cell table:style-name="ce17" office:value-type="string" calcext:value-type="string">
            <text:p><text:a xlink:href="https://store.steampowered.com/app/903850/Fairy_Knights/" xlink:type="simple">https://store.steampowered.com/app/903850/Fairy_Knights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퍼즐 RPG</text:p>
          </table:table-cell>
          <table:table-cell table:style-name="ce55" table:content-validation-name="val2" office:value-type="string" calcext:value-type="string">
            <text:p>WIDStudi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KE SIGNALS</text:p>
          </table:table-cell>
          <table:table-cell table:style-name="ce62" office:value-type="string" calcext:value-type="string">
            <text:p><text:a xlink:href="https://store.steampowered.com/app/2161430/FAKE_SIGNALS/" xlink:type="simple">https://store.steampowered.com/app/2161430/FAKE_SIG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하이브리드 로그라이트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office:value-type="string" calcext:value-type="string">
            <text:p>Another Indie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ntasy Fishing Town</text:p>
          </table:table-cell>
          <table:table-cell table:style-name="ce62" office:value-type="string" calcext:value-type="string">
            <text:p><text:a xlink:href="https://store.steampowered.com/app/1904040/Fantasy_Fishing_Town/" xlink:type="simple">https://store.steampowered.com/app/1904040/Fantasy_Fishing_Tow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낚시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S: Fight Action Sandbox</text:p>
          </table:table-cell>
          <table:table-cell table:style-name="ce62" office:value-type="string" calcext:value-type="string">
            <text:p><text:a xlink:href="https://store.steampowered.com/app/2302820/FAS_Fight_Action_Sandbox/" xlink:type="simple">https://store.steampowered.com/app/2302820/FAS_Fight_Action_Sandbox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시뮬레이션, 전략, 3D격투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lipol</text:p>
          </table:table-cell>
          <table:table-cell table:style-name="ce62" office:value-type="string" calcext:value-type="string">
            <text:p><text:a xlink:href="https://store.steampowered.com/app/1548010/Flipol/" xlink:type="simple">https://store.steampowered.com/app/1548010/Flipo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or the Revenge</text:p>
          </table:table-cell>
          <table:table-cell table:style-name="ce62" office:value-type="string" calcext:value-type="string">
            <text:p><text:a xlink:href="https://store.steampowered.com/app/893480/For_the_Revenge/" xlink:type="simple">https://store.steampowered.com/app/893480/For_the_Reveng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M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Hotel Sowls</text:p>
          </table:table-cell>
          <table:table-cell table:style-name="ce17" office:value-type="string" calcext:value-type="string">
            <text:p><text:a xlink:href="https://store.steampowered.com/app/968350/Hotel" xlink:type="simple">https://store.steampowered.com/app/968350/Hotel</text:a>_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2D, 미스테리 어드벤처</text:p>
          </table:table-cell>
          <table:table-cell table:style-name="ce55" table:content-validation-name="val2" office:value-type="string" calcext:value-type="string">
            <text:p>Studio Sott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tudio Sot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</text:p>
          </table:table-cell>
          <table:table-cell table:style-name="ce62" office:value-type="string" calcext:value-type="string">
            <text:p><text:a xlink:href="https://store.steampowered.com/app/1918450/HunterX/" xlink:type="simple">https://store.steampowered.com/app/1918450/Hunter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89" office:value-type="string" calcext:value-type="string">
            <text:p><text:span text:style-name="T4">[루리웹 댓글의 일부]</text:span></text:p>
            <text:p/>
            <text:p><text:span text:style-name="T4">안녕하세요. 헌터X 개발자입니다.</text:span></text:p>
            <text:p><text:span text:style-name="T4">2020년 스팀과 닌텐도 스위치로 출시되었던 3000th Duel의 스핀오프 게임입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: code name T</text:p>
          </table:table-cell>
          <table:table-cell table:style-name="ce62" office:value-type="string" calcext:value-type="string">
            <text:p><text:a xlink:href="https://store.steampowered.com/app/2680330/HunterX_code_name_T/" xlink:type="simple">https://store.steampowered.com/app/2680330/HunterX_code_name_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YNPYTOL</text:p>
          </table:table-cell>
          <table:table-cell table:style-name="ce62" office:value-type="string" calcext:value-type="string">
            <text:p><text:a xlink:href="https://store.steampowered.com/app/2520000/HYNPYTOL/" xlink:type="simple">https://store.steampowered.com/app/2520000/HYNPYTOL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퍼즐 어드벤쳐</text:p>
          </table:table-cell>
          <table:table-cell table:style-name="ce53" table:content-validation-name="val2" office:value-type="string" calcext:value-type="string">
            <text:p>base0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se0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zdnet.co.kr/view/?no=20231208173624" xlink:type="simple">https://zdnet.co.kr/view/?no=20231208173624</text:a></text:p>
            <text:p/>
            <text:p>'HYNPYTOL(힌피톨)'</text:p>
            <text:p/>
            <text:p>한글 제목이 기사에 있지만 스팀 페이지에는 없으므로 넣지 않았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dle Catfarmia</text:p>
          </table:table-cell>
          <table:table-cell table:style-name="ce62" office:value-type="string" calcext:value-type="string">
            <text:p><text:a xlink:href="https://store.steampowered.com/app/2399080/Idle_Catfarmia/" xlink:type="simple">https://store.steampowered.com/app/2399080/Idle_Catfarm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방치형 농장 관리 게임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 My MIND.</text:p>
          </table:table-cell>
          <table:table-cell table:style-name="ce62" office:value-type="string" calcext:value-type="string">
            <text:p><text:a xlink:href="https://store.steampowered.com/app/859370/in_My_MIND/" xlink:type="simple">https://store.steampowered.com/app/859370/in_My_MI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슈팅</text:p>
          </table:table-cell>
          <table:table-cell table:style-name="ce53" table:content-validation-name="val2" office:value-type="string" calcext:value-type="string">
            <text:p>P.S.B (iNsOoL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finite Sunshine Dust</text:p>
          </table:table-cell>
          <table:table-cell table:style-name="ce62" office:value-type="string" calcext:value-type="string">
            <text:p><text:a xlink:href="https://store.steampowered.com/app/673810/Infinite_Sunshine_Dust/" xlink:type="simple">https://store.steampowered.com/app/673810/Infinite_Sunshine_Dust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공포, 어드벤처</text:p>
          </table:table-cell>
          <table:table-cell table:style-name="ce53" table:content-validation-name="val2" office:value-type="string" calcext:value-type="string">
            <text:p>Kena MAK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ena MAKF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ALPA: Cosmic Symphony</text:p>
          </table:table-cell>
          <table:table-cell table:style-name="ce62" office:value-type="string" calcext:value-type="string">
            <text:p><text:a xlink:href="https://store.steampowered.com/app/2717010/KALPA_Cosmic_Symphony/" xlink:type="simple">https://store.steampowered.com/app/2717010/KALPA_Cosmic_Symphony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리듬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arma Knight</text:p>
          </table:table-cell>
          <table:table-cell table:style-name="ce62" office:value-type="string" calcext:value-type="string">
            <text:p><text:a xlink:href="https://store.steampowered.com/app/1255740/Karma_Knight/" xlink:type="simple">https://store.steampowered.com/app/1255740/Karma_Knigh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횡스크롤 액션</text:p>
          </table:table-cell>
          <table:table-cell table:style-name="ce53" table:content-validation-name="val2" office:value-type="string" calcext:value-type="string">
            <text:p>Ultramarin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Ultramarine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Kill The Crows</text:p>
          </table:table-cell>
          <table:table-cell table:style-name="ce17" office:value-type="string" calcext:value-type="string">
            <text:p><text:a xlink:href="https://store.steampowered.com/app/2441270/Kill_The_Crows/" xlink:type="simple">https://store.steampowered.com/app/2441270/Kill_The_Crow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탑다운 슈팅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ll the Dictator</text:p>
          </table:table-cell>
          <table:table-cell table:style-name="ce62" office:value-type="string" calcext:value-type="string">
            <text:p><text:a xlink:href="https://store.steampowered.com/app/917200/Kill_the_Dictator/" xlink:type="simple">https://store.steampowered.com/app/917200/Kill_the_Dictato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캐쥬얼 전략 시뮬레이션</text:p>
          </table:table-cell>
          <table:table-cell table:style-name="ce53" table:content-validation-name="val2" office:value-type="string" calcext:value-type="string">
            <text:p>Afeel inc</text:p>
          </table:table-cell>
          <table:table-cell table:style-name="ce46" table:content-validation-name="val2" office:value-type="string" calcext:value-type="string">
            <text:p>Magic Cube</text:p>
          </table:table-cell>
          <table:table-cell table:style-name="ce80" table:content-validation-name="val3" office:value-type="string" calcext:value-type="string">
            <text:p>Afeel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ngdom Under Fire: A War of Heroes (GOLD Edition)</text:p>
          </table:table-cell>
          <table:table-cell table:style-name="ce62" office:value-type="string" calcext:value-type="string">
            <text:p><text:a xlink:href="https://store.steampowered.com/app/2183600/Kingdom_Under_Fire_A_War_of_Heroes_GOLD_Edition/" xlink:type="simple">https://store.steampowered.com/app/2183600/Kingdom_Under_Fire_A_War_of_Heroes_GOLD_Edi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전략, 액션, RPG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 office:value-type="string" calcext:value-type="string">
            <text:p>Bloom Technology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 office:value-type="string" calcext:value-type="string">
            <text:p>Bloom Technology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tchen Crisis</text:p>
          </table:table-cell>
          <table:table-cell table:style-name="ce62" office:value-type="string" calcext:value-type="string">
            <text:p><text:a xlink:href="https://store.steampowered.com/app/2118250/Kitchen_Crisis/" xlink:type="simple">https://store.steampowered.com/app/2118250/Kitchen_Crisi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요리 디펜스</text:p>
          </table:table-cell>
          <table:table-cell table:style-name="ce53" table:content-validation-name="val2" office:value-type="string" calcext:value-type="string">
            <text:p>Team Samoye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Samoye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usan : City of Wolves</text:p>
          </table:table-cell>
          <table:table-cell table:style-name="ce62" office:value-type="string" calcext:value-type="string">
            <text:p><text:a xlink:href="https://store.steampowered.com/app/1714510/Kusan__City_of_Wolves/" xlink:type="simple">https://store.steampowered.com/app/1714510/Kusan__City_of_Wolves/</text:a></text:p>
          </table:table-cell>
          <table:table-cell table:style-name="ce43" office:value-type="string" calcext:value-type="string">
            <text:p>2024Q3</text:p>
          </table:table-cell>
          <table:table-cell table:style-name="ce20" office:value-type="string" calcext:value-type="string">
            <text:p>탑다운 슈터</text:p>
          </table:table-cell>
          <table:table-cell table:style-name="ce53" table:content-validation-name="val2" office:value-type="string" calcext:value-type="string">
            <text:p>CIRCLEfromD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IRCLEfromDO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ast Light</text:p>
          </table:table-cell>
          <table:table-cell table:style-name="ce62" office:value-type="string" calcext:value-type="string">
            <text:p><text:a xlink:href="https://store.steampowered.com/app/1675620/Last_Light" xlink:type="simple">https://store.steampowered.com/app/1675620/Last_Light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호러 어드벤쳐</text:p>
          </table:table-cell>
          <table:table-cell table:style-name="ce53" table:content-validation-name="val2" office:value-type="string" calcext:value-type="string">
            <text:p>Team Corn Fiel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egal Dungeon</text:p>
          </table:table-cell>
          <table:table-cell table:style-name="ce17" office:value-type="string" calcext:value-type="string">
            <text:p><text:a xlink:href="https://store.steampowered.com/app/1013750/Legal_Dungeon/" xlink:type="simple">https://store.steampowered.com/app/1013750/Legal_Dungeon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시뮬레이션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ibrary Of Ruina</text:p>
          </table:table-cell>
          <table:table-cell table:style-name="ce17" office:value-type="string" calcext:value-type="string">
            <text:p><text:a xlink:href="https://store.steampowered.com/app/1256670/Library_Of_Ruina" xlink:type="simple">https://store.steampowered.com/app/1256670/Library_Of_Ruina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도서관 배틀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ittle Gods of the Abyss</text:p>
          </table:table-cell>
          <table:table-cell table:style-name="ce62" office:value-type="string" calcext:value-type="string">
            <text:p><text:a xlink:href="https://store.steampowered.com/app/1044410/Little_Gods_of_the_Abyss/" xlink:type="simple">https://store.steampowered.com/app/1044410/Little_Gods_of_the_Abys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botomy Corporation | Monster Management Simulation</text:p>
          </table:table-cell>
          <table:table-cell table:style-name="ce17" office:value-type="string" calcext:value-type="string">
            <text:p><text:a xlink:href="https://store.steampowered.com/app/568220/Lobotomy_Corporation__Monster_Management_Simulation/" xlink:type="simple">https://store.steampowered.com/app/568220/Lobotomy_Corporation__Monster_Management_Simulation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괴물 관리, 로그라이트,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nely White</text:p>
          </table:table-cell>
          <table:table-cell table:style-name="ce62" office:value-type="string" calcext:value-type="string">
            <text:p><text:a xlink:href="https://store.steampowered.com/app/2093020/Lonely_White/" xlink:type="simple">https://store.steampowered.com/app/2093020/Lonely_Whit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 RPG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st Eidolons</text:p>
          </table:table-cell>
          <table:table-cell table:style-name="ce17" office:value-type="string" calcext:value-type="string">
            <text:p><text:a xlink:href="https://store.steampowered.com/app/1580520/Lost_Eidolons/" xlink:type="simple">https://store.steampowered.com/app/1580520/Lost_Eidolons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턴제, SRPG</text:p>
          </table:table-cell>
          <table:table-cell table:style-name="ce55" table:content-validation-name="val2" office:value-type="string" calcext:value-type="string">
            <text:p>Ocean Drive Studio, Inc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Ocean Drive Studio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st Ruins</text:p>
          </table:table-cell>
          <table:table-cell table:style-name="ce62" office:value-type="string" calcext:value-type="string">
            <text:p><text:a xlink:href="https://store.steampowered.com/app/1306630/Lost_Ruins/" xlink:type="simple">https://store.steampowered.com/app/1306630/Lost_Ru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, 횡스크롤, 생존, 액션</text:p>
          </table:table-cell>
          <table:table-cell table:style-name="ce53" table:content-validation-name="val2" office:value-type="string" calcext:value-type="string">
            <text:p>ALTARI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ANGEN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ve in Login</text:p>
          </table:table-cell>
          <table:table-cell table:style-name="ce62" office:value-type="string" calcext:value-type="string">
            <text:p><text:a xlink:href="https://store.steampowered.com/app/2661620/Love_in_Login/" xlink:type="simple">https://store.steampowered.com/app/2661620/Love_in_Logi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etacraft</text:p>
          </table:table-cell>
          <table:table-cell table:style-name="ce46" table:content-validation-name="val2" office:value-type="string" calcext:value-type="string">
            <text:p>Onfire Games</text:p>
          </table:table-cell>
          <table:table-cell table:style-name="ce80" table:content-validation-name="val3" office:value-type="string" calcext:value-type="string">
            <text:p>Smilegate Sto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ucky Fish Bread</text:p>
          </table:table-cell>
          <table:table-cell table:style-name="ce62" office:value-type="string" calcext:value-type="string">
            <text:p><text:a xlink:href="https://store.steampowered.com/app/1695400/Lucky_Fish_Bread/" xlink:type="simple">https://store.steampowered.com/app/1695400/Lucky_Fish_Bread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VR, 경영, 생활 시뮬레이션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ad World - Age of Darkness – MMORPG</text:p>
          </table:table-cell>
          <table:table-cell table:style-name="ce62" office:value-type="string" calcext:value-type="string">
            <text:p><text:a xlink:href="https://store.steampowered.com/app/771580/Mad_World___Age_of_Darkness__MMORPG/" xlink:type="simple">https://store.steampowered.com/app/771580/Mad_World___Age_of_Darkness__MMORPG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MMORPG</text:p>
          </table:table-cell>
          <table:table-cell table:style-name="ce53" table:content-validation-name="val2" office:value-type="string" calcext:value-type="string">
            <text:p>Jandi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ndi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agic Paper</text:p>
          </table:table-cell>
          <table:table-cell table:style-name="ce62" office:value-type="string" calcext:value-type="string">
            <text:p><text:a xlink:href="https://store.steampowered.com/app/2387310/Magic_Paper/" xlink:type="simple">https://store.steampowered.com/app/2387310/Magic_Pap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핵 앤 슬래시, 로그라이크</text:p>
          </table:table-cell>
          <table:table-cell table:style-name="ce53" table:content-validation-name="val2" office:value-type="string" calcext:value-type="string">
            <text:p>Teleport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leport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azM: Jekyll and Hyde</text:p>
          </table:table-cell>
          <table:table-cell table:style-name="ce62" office:value-type="string" calcext:value-type="string">
            <text:p><text:a xlink:href="https://store.steampowered.com/app/1178150/MazM_Jekyll_and_Hyde/" xlink:type="simple">https://store.steampowered.com/app/1178150/MazM_Jekyll_and_Hyd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어드벤쳐 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mory Fragment</text:p>
          </table:table-cell>
          <table:table-cell table:style-name="ce62" office:value-type="string" calcext:value-type="string">
            <text:p><text:a xlink:href="https://store.steampowered.com/app/2546170/Memory_Fragment/" xlink:type="simple">https://store.steampowered.com/app/2546170/Memory_Fragmen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시뮬레이션, 퍼즐</text:p>
          </table:table-cell>
          <table:table-cell table:style-name="ce53" table:content-validation-name="val2" office:value-type="string" calcext:value-type="string">
            <text:p>THEAND Co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AND Co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게임 이미지에만 한글 제목을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rge &amp; Blade</text:p>
          </table:table-cell>
          <table:table-cell table:style-name="ce62" office:value-type="string" calcext:value-type="string">
            <text:p><text:a xlink:href="https://store.steampowered.com/app/1446930/Merge__Blade/" xlink:type="simple">https://store.steampowered.com/app/1446930/Merge__Bla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세계 최초 퍼즐 오토 배틀러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AL SUITS</text:p>
          </table:table-cell>
          <table:table-cell table:style-name="ce62" office:value-type="string" calcext:value-type="string">
            <text:p><text:a xlink:href="https://store.steampowered.com/app/2093800/METAL_SUITS/" xlink:type="simple">https://store.steampowered.com/app/2093800/METAL_SUIT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Eggtart Inc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ggtart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al Unit</text:p>
          </table:table-cell>
          <table:table-cell table:style-name="ce62" office:value-type="string" calcext:value-type="string">
            <text:p><text:a xlink:href="https://store.steampowered.com/app/1173200/Metal_Unit/" xlink:type="simple">https://store.steampowered.com/app/1173200/Metal_Uni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플랫폼, 로그라이트</text:p>
          </table:table-cell>
          <table:table-cell table:style-name="ce53" table:content-validation-name="val2" office:value-type="string" calcext:value-type="string">
            <text:p>JellySnow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9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eor 60 Seconds!</text:p>
          </table:table-cell>
          <table:table-cell table:style-name="ce62" office:value-type="string" calcext:value-type="string">
            <text:p><text:a xlink:href="https://store.steampowered.com/app/788770/Meteor_60_Seconds/" xlink:type="simple">https://store.steampowered.com/app/788770/Meteor_60_Second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span text:style-name="T3">자세한 정보를 찾을 수가 없는데. 일단 대한민국 서울에 살고 계시다고 합니다.</text:span></text:p>
            <text:p><text:span text:style-name="T3">대충 한국 게임으로 치겠습니다.</text:span></text:p>
            <text:p/>
            <text:p>한글 제목이 스팀의 타이틀 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Garden Cafe</text:p>
          </table:table-cell>
          <table:table-cell table:style-name="ce62" office:value-type="string" calcext:value-type="string">
            <text:p><text:a xlink:href="https://store.steampowered.com/app/2522550/Mini_Garden_Cafe/" xlink:type="simple">https://store.steampowered.com/app/2522550/Mini_Garden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gardencafe" xlink:type="simple">https://tumblbug.com/minigarden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</text:p>
          </table:table-cell>
          <table:table-cell table:style-name="ce62" office:value-type="string" calcext:value-type="string">
            <text:p><text:a xlink:href="https://store.steampowered.com/app/1188310/Mini_Island/" xlink:type="simple">https://store.steampowered.com/app/1188310/Mini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roma</text:p>
          </table:table-cell>
          <table:table-cell table:style-name="ce62" office:value-type="string" calcext:value-type="string">
            <text:p><text:a xlink:href="https://store.steampowered.com/app/1897970/Mini_Island_Aroma/" xlink:type="simple">https://store.steampowered.com/app/1897970/Mini_Island_Aroma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utumn</text:p>
          </table:table-cell>
          <table:table-cell table:style-name="ce62" office:value-type="string" calcext:value-type="string">
            <text:p><text:a xlink:href="https://store.steampowered.com/app/1720180/Mini_Island_Autumn/" xlink:type="simple">https://store.steampowered.com/app/1720180/Mini_Island_Autum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Cosmos</text:p>
          </table:table-cell>
          <table:table-cell table:style-name="ce62" office:value-type="string" calcext:value-type="string">
            <text:p><text:a xlink:href="https://store.steampowered.com/app/1952550/Mini_Island_Cosmos/" xlink:type="simple">https://store.steampowered.com/app/1952550/Mini_Island_Cosmo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Night</text:p>
          </table:table-cell>
          <table:table-cell table:style-name="ce62" office:value-type="string" calcext:value-type="string">
            <text:p><text:a xlink:href="https://store.steampowered.com/app/1200780/Mini_Island_Night/" xlink:type="simple">https://store.steampowered.com/app/1200780/Mini_Island_Nigh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pring</text:p>
          </table:table-cell>
          <table:table-cell table:style-name="ce62" office:value-type="string" calcext:value-type="string">
            <text:p><text:a xlink:href="https://store.steampowered.com/app/1565580/Mini_Island_Spring/" xlink:type="simple">https://store.steampowered.com/app/1565580/Mini_Island_Sprin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ummer</text:p>
          </table:table-cell>
          <table:table-cell table:style-name="ce62" office:value-type="string" calcext:value-type="string">
            <text:p><text:a xlink:href="https://store.steampowered.com/app/1601790/Mini_Island_Summer/" xlink:type="simple">https://store.steampowered.com/app/1601790/Mini_Island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Winter</text:p>
          </table:table-cell>
          <table:table-cell table:style-name="ce62" office:value-type="string" calcext:value-type="string">
            <text:p><text:a xlink:href="https://store.steampowered.com/app/1781980/Mini_Island_Winter/" xlink:type="simple">https://store.steampowered.com/app/1781980/Mini_Island_Wint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Bakery</text:p>
          </table:table-cell>
          <table:table-cell table:style-name="ce62" office:value-type="string" calcext:value-type="string">
            <text:p><text:a xlink:href="https://store.steampowered.com/app/2171610/Mini_Star_Bakery/" xlink:type="simple">https://store.steampowered.com/app/2171610/Mini_Star_Bake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힐링 빵집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Cafe</text:p>
          </table:table-cell>
          <table:table-cell table:style-name="ce62" office:value-type="string" calcext:value-type="string">
            <text:p><text:a xlink:href="https://store.steampowered.com/app/2309280/Mini_Star_Cafe/" xlink:type="simple">https://store.steampowered.com/app/2309280/Mini_Star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cafe" xlink:type="simple">https://tumblbug.com/ministar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Fishing</text:p>
          </table:table-cell>
          <table:table-cell table:style-name="ce62" office:value-type="string" calcext:value-type="string">
            <text:p><text:a xlink:href="https://store.steampowered.com/app/2012790/Mini_Star_Fishing/" xlink:type="simple">https://store.steampowered.com/app/2012790/Mini_Star_Fishing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캐주얼 힐링 낚시 미니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fishing" xlink:type="simple">https://tumblbug.com/ministarfishi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Survivor</text:p>
          </table:table-cell>
          <table:table-cell table:style-name="ce62" office:value-type="string" calcext:value-type="string">
            <text:p><text:a xlink:href="https://store.steampowered.com/app/2538830/Mini_Star_Survivor/" xlink:type="simple">https://store.steampowered.com/app/2538830/Mini_Star_Surviv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서바이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survivor" xlink:type="simple">https://tumblbug.com/ministarsurvivor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mal Escape</text:p>
          </table:table-cell>
          <table:table-cell table:style-name="ce62" office:value-type="string" calcext:value-type="string">
            <text:p><text:a xlink:href="https://store.steampowered.com/app/2782420/Minimal_Escape/" xlink:type="simple">https://store.steampowered.com/app/2782420/Minimal_Escap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퍼즐 어드벤처</text:p>
          </table:table-cell>
          <table:table-cell table:style-name="ce53" table:content-validation-name="val2" office:value-type="string" calcext:value-type="string">
            <text:p>THEAND Co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AND Co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</text:p>
          </table:table-cell>
          <table:table-cell table:style-name="ce62" office:value-type="string" calcext:value-type="string">
            <text:p><text:a xlink:href="https://store.steampowered.com/app/1437430/Mixx_Island/" xlink:type="simple">https://store.steampowered.com/app/1437430/Mixx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</text:p>
          </table:table-cell>
          <table:table-cell table:style-name="ce62" office:value-type="string" calcext:value-type="string">
            <text:p><text:a xlink:href="https://store.steampowered.com/app/1492640/Mixx_Island_Remix/" xlink:type="simple">https://store.steampowered.com/app/1492640/Mixx_Island_Remix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 Vol. 2</text:p>
          </table:table-cell>
          <table:table-cell table:style-name="ce62" office:value-type="string" calcext:value-type="string">
            <text:p><text:a xlink:href="https://store.steampowered.com/app/1822500/Mixx_Island_Remix_Vol_2/" xlink:type="simple">https://store.steampowered.com/app/1822500/Mixx_Island_Remix_Vol_2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oonlight thief</text:p>
          </table:table-cell>
          <table:table-cell table:style-name="ce62" office:value-type="string" calcext:value-type="string">
            <text:p><text:a xlink:href="https://store.steampowered.com/app/1006830/Moonlight_thief/" xlink:type="simple">https://store.steampowered.com/app/1006830/Moonlight_thief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탑뷰, 액션, 잠입, 추리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pheratz*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UA</text:p>
          </table:table-cell>
          <table:table-cell table:style-name="ce62" office:value-type="string" calcext:value-type="string">
            <text:p><text:a xlink:href="https://store.steampowered.com/app/2219150/MUA/" xlink:type="simple">https://store.steampowered.com/app/2219150/MU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FPS</text:p>
          </table:table-cell>
          <table:table-cell table:style-name="ce53" table:content-validation-name="val2" office:value-type="string" calcext:value-type="string">
            <text:p>BangsFact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ngsFact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ameless ~The one thing you must recall~</text:p>
          </table:table-cell>
          <table:table-cell table:style-name="ce62" office:value-type="string" calcext:value-type="string">
            <text:p><text:a xlink:href="https://store.steampowered.com/app/337930/Nameless_The_one_thing_you_must_recall/" xlink:type="simple">https://store.steampowered.com/app/337930/Nameless_The_one_thing_you_must_recall/</text:a></text:p>
          </table:table-cell>
          <table:table-cell table:style-name="ce43" office:value-type="float" office:value="2013" calcext:value-type="float">
            <text:p>2013</text:p>
          </table:table-cell>
          <table:table-cell table:style-name="ce20" office:value-type="string" calcext:value-type="string">
            <text:p>여성향 비주얼 노벨</text:p>
          </table:table-cell>
          <table:table-cell table:style-name="ce53" table:content-validation-name="val2" office:value-type="string" calcext:value-type="string">
            <text:p>Sujin Ri, Yunjeong Yun, Hyein Go, Minsu Ock, Marcos Arroyo, Seona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OVERSE</text:p>
          </table:table-cell>
          <table:table-cell table:style-name="ce62" office:value-type="string" calcext:value-type="string">
            <text:p><text:a xlink:href="https://store.steampowered.com/app/994220/NEOVERSE/" xlink:type="simple">https://store.steampowered.com/app/994220/NEOVERS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덱빌딩, 전략, 액션, 로그라이트</text:p>
          </table:table-cell>
          <table:table-cell table:style-name="ce53" table:content-validation-name="val2" office:value-type="string" calcext:value-type="string">
            <text:p>Tinogame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inogame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xt Hero</text:p>
          </table:table-cell>
          <table:table-cell table:style-name="ce62" office:value-type="string" calcext:value-type="string">
            <text:p><text:a xlink:href="https://store.steampowered.com/app/756490/Next_Hero/" xlink:type="simple">https://store.steampowered.com/app/756490/Next_Hero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크 슈팅 액션 RPG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ientum - Opus Zero</text:p>
          </table:table-cell>
          <table:table-cell table:style-name="ce62" office:value-type="string" calcext:value-type="string">
            <text:p><text:a xlink:href="https://store.steampowered.com/app/2725250/Nientum__Opus_Zero/" xlink:type="simple">https://store.steampowered.com/app/2725250/Nientum__Opus_Zero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플랫포머, 러너, 음악 인터랙션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ight of the Dead</text:p>
          </table:table-cell>
          <table:table-cell table:style-name="ce17" office:value-type="string" calcext:value-type="string">
            <text:p><text:a xlink:href="https://store.steampowered.com/app/1377380/Night_of_the_Dead/" xlink:type="simple">https://store.steampowered.com/app/1377380/Night_of_the_Dead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생존, 기지건설</text:p>
          </table:table-cell>
          <table:table-cell table:style-name="ce55" table:content-validation-name="val2" office:value-type="string" calcext:value-type="string">
            <text:p>jackto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jackto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o Umbrellas Allowed</text:p>
          </table:table-cell>
          <table:table-cell table:style-name="ce17" office:value-type="string" calcext:value-type="string">
            <text:p><text:a xlink:href="https://store.steampowered.com/app/1301390/No_Umbrellas_Allowed/" xlink:type="simple">https://store.steampowered.com/app/1301390/No_Umbrellas_Allowe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상점 운영 시뮬레이션</text:p>
          </table:table-cell>
          <table:table-cell table:style-name="ce55" table:content-validation-name="val2" office:value-type="string" calcext:value-type="string">
            <text:p>Hoochoo Game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oochoo Game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OTE</text:p>
          </table:table-cell>
          <table:table-cell table:style-name="ce62" office:value-type="string" calcext:value-type="string">
            <text:p><text:a xlink:href="https://store.steampowered.com/app/1039330/NOTE/" xlink:type="simple">https://store.steampowered.com/app/1039330/NOT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2D플랫포머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ldTail</text:p>
          </table:table-cell>
          <table:table-cell table:style-name="ce62" office:value-type="string" calcext:value-type="string">
            <text:p><text:a xlink:href="https://store.steampowered.com/app/813920/oldTail/" xlink:type="simple">https://store.steampowered.com/app/813920/oldTail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3인칭 액션</text:p>
          </table:table-cell>
          <table:table-cell table:style-name="ce53" table:content-validation-name="val2" office:value-type="string" calcext:value-type="string">
            <text:p>BK dddDa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K dddDa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kjcr.tistory.com/" xlink:type="simple">https://bkjcr.tistory.com/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 Day : The Sun Disappeared</text:p>
          </table:table-cell>
          <table:table-cell table:style-name="ce62" office:value-type="string" calcext:value-type="string">
            <text:p><text:a xlink:href="https://store.steampowered.com/app/492610/One_Day__The_Sun_Disappeared/" xlink:type="simple">https://store.steampowered.com/app/492610/One_Day__The_Sun_Disappeared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, RPG</text:p>
          </table:table-cell>
          <table:table-cell table:style-name="ce53" table:content-validation-name="val2" office:value-type="string" calcext:value-type="string">
            <text:p>Teemo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emo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Punch</text:p>
          </table:table-cell>
          <table:table-cell table:style-name="ce62" office:value-type="string" calcext:value-type="string">
            <text:p><text:a xlink:href="https://store.steampowered.com/app/2712450/OnePunch/" xlink:type="simple">https://store.steampowered.com/app/2712450/OnePunch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</text:p>
          </table:table-cell>
          <table:table-cell table:style-name="ce53" table:content-validation-name="val2" office:value-type="string" calcext:value-type="string">
            <text:p>SPRIN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VERTURN</text:p>
          </table:table-cell>
          <table:table-cell table:style-name="ce62" office:value-type="string" calcext:value-type="string">
            <text:p><text:a xlink:href="https://store.steampowered.com/app/650070/OVERTURN/" xlink:type="simple">https://store.steampowered.com/app/650070/OVERTURN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FMS, 액션 퍼즐, 어드벤처</text:p>
          </table:table-cell>
          <table:table-cell table:style-name="ce53" table:content-validation-name="val2" office:value-type="string" calcext:value-type="string">
            <text:p>STUDIO H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J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a!nt</text:p>
          </table:table-cell>
          <table:table-cell table:style-name="ce62" office:value-type="string" calcext:value-type="string">
            <text:p><text:a xlink:href="https://store.steampowered.com/app/2516270/Pant/" xlink:type="simple">https://store.steampowered.com/app/2516270/Pant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BIBGame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IBGame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epo</text:p>
          </table:table-cell>
          <table:table-cell table:style-name="ce62" office:value-type="string" calcext:value-type="string">
            <text:p><text:a xlink:href="https://store.steampowered.com/app/1431170/Pepo/" xlink:type="simple">https://store.steampowered.com/app/1431170/Pepo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플랫포머 슈팅</text:p>
          </table:table-cell>
          <table:table-cell table:style-name="ce53" table:content-validation-name="val2" office:value-type="string" calcext:value-type="string">
            <text:p>TeamBU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BU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ink Island</text:p>
          </table:table-cell>
          <table:table-cell table:style-name="ce62" office:value-type="string" calcext:value-type="string">
            <text:p><text:a xlink:href="https://store.steampowered.com/app/1312070/Pink_Island/" xlink:type="simple">https://store.steampowered.com/app/1312070/Pink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LUTONIUM</text:p>
          </table:table-cell>
          <table:table-cell table:style-name="ce62" office:value-type="string" calcext:value-type="string">
            <text:p><text:a xlink:href="https://store.steampowered.com/app/634700/PLUTONIUM/" xlink:type="simple">https://store.steampowered.com/app/634700/PLUTONIUM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2D, 어드벤처</text:p>
          </table:table-cell>
          <table:table-cell table:style-name="ce53" table:content-validation-name="val2" office:value-type="string" calcext:value-type="string">
            <text:p>Ch.ZB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.ZBK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otty Knight Saga</text:p>
          </table:table-cell>
          <table:table-cell table:style-name="ce62" office:value-type="string" calcext:value-type="string">
            <text:p><text:a xlink:href="https://store.steampowered.com/app/2728950/Potty_Knight_Saga/" xlink:type="simple">https://store.steampowered.com/app/2728950/Potty_Knight_Saga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어드벤쳐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roject Rhombus</text:p>
          </table:table-cell>
          <table:table-cell table:style-name="ce62" office:value-type="string" calcext:value-type="string">
            <text:p><text:a xlink:href="https://store.steampowered.com/app/735570/Project_Rhombus/" xlink:type="simple">https://store.steampowered.com/app/735570/Project_Rhombu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리듬기반 캐주얼 액션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ROJECT TACHYON</text:p>
          </table:table-cell>
          <table:table-cell table:style-name="ce62" office:value-type="string" calcext:value-type="string">
            <text:p><text:a xlink:href="https://store.steampowered.com/app/2905790/PROJECT_TACHYON/" xlink:type="simple">https://store.steampowered.com/app/2905790/PROJECT_TACHYO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런 앤 건 액션 슈팅</text:p>
          </table:table-cell>
          <table:table-cell table:style-name="ce53" table:content-validation-name="val2" office:value-type="string" calcext:value-type="string">
            <text:p>STUDIO N9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UBG: BATTLEGROUNDS</text:p>
          </table:table-cell>
          <table:table-cell table:style-name="ce62" office:value-type="string" calcext:value-type="string">
            <text:p><text:a xlink:href="https://store.steampowered.com/app/578080/PUBG_BATTLEGROUNDS/" xlink:type="simple">https://store.steampowered.com/app/578080/PUBG_BATTLEGROUND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KRAFTON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ygmalion</text:p>
          </table:table-cell>
          <table:table-cell table:style-name="ce62" office:value-type="string" calcext:value-type="string">
            <text:p><text:a xlink:href="https://store.steampowered.com/app/2234960/Pygmalion/" xlink:type="simple">https://store.steampowered.com/app/2234960/Pygmali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Cand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ndL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log.naver.com/team_candle/223285856997" xlink:type="simple">https://blog.naver.com/team_candle/223285856997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QV(큐브이)</text:p>
          </table:table-cell>
          <table:table-cell table:style-name="ce62" office:value-type="string" calcext:value-type="string">
            <text:p><text:a xlink:href="https://store.steampowered.com/app/1494110/QV/" xlink:type="simple">https://store.steampowered.com/app/1494110/QV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 액션 어드벤쳐</text:p>
          </table:table-cell>
          <table:table-cell table:style-name="ce53" table:content-validation-name="val2" office:value-type="string" calcext:value-type="string">
            <text:p>IZZ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장르는 구글 플레이에서 가져옴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bbit Hole 3D: Steam Edition</text:p>
          </table:table-cell>
          <table:table-cell table:style-name="ce17" office:value-type="string" calcext:value-type="string">
            <text:p><text:a xlink:href="https://store.steampowered.com/app/283660/Rabbit_Hole_3D_Steam_Edition/" xlink:type="simple">https://store.steampowered.com/app/283660/Rabbit_Hole_3D_Steam_Edition/</text:a></text:p>
          </table:table-cell>
          <table:table-cell table:style-name="ce58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dTitans</text:p>
          </table:table-cell>
          <table:table-cell table:style-name="ce62" office:value-type="string" calcext:value-type="string">
            <text:p><text:a xlink:href="https://store.steampowered.com/app/1203140/RaidTitans/" xlink:type="simple">https://store.steampowered.com/app/1203140/RaidTitan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실시간 전략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</text:p>
          </table:table-cell>
          <table:table-cell table:style-name="ce62" office:value-type="string" calcext:value-type="string">
            <text:p><text:a xlink:href="https://store.steampowered.com/app/1254930/Rain_Island/" xlink:type="simple">https://store.steampowered.com/app/1254930/Rai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: Orange</text:p>
          </table:table-cell>
          <table:table-cell table:style-name="ce62" office:value-type="string" calcext:value-type="string">
            <text:p><text:a xlink:href="https://store.steampowered.com/app/1660270/Rain_Island_Orange/" xlink:type="simple">https://store.steampowered.com/app/1660270/Rain_Island_Orang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62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topia</text:p>
          </table:table-cell>
          <table:table-cell table:style-name="ce62" office:value-type="string" calcext:value-type="string">
            <text:p><text:a xlink:href="https://store.steampowered.com/app/2244130/Ratopia/" xlink:type="simple">https://store.steampowered.com/app/2244130/Ratop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제 전략 서바이벌, 샌드박스, 도시건설</text:p>
          </table:table-cell>
          <table:table-cell table:style-name="ce53" table:content-validation-name="val2" office:value-type="string" calcext:value-type="string">
            <text:p>Casse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sse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tropolis</text:p>
          </table:table-cell>
          <table:table-cell table:style-name="ce17" office:value-type="string" calcext:value-type="string">
            <text:p><text:a xlink:href="https://store.steampowered.com/app/1108370/Ratropolis/" xlink:type="simple">https://store.steampowered.com/app/1108370/Ratropoli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덱빌딩, 타워 디펜스</text:p>
          </table:table-cell>
          <table:table-cell table:style-name="ce55" table:content-validation-name="val2" office:value-type="string" calcext:value-type="string">
            <text:p>Cassel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assel Game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ed Island</text:p>
          </table:table-cell>
          <table:table-cell table:style-name="ce62" office:value-type="string" calcext:value-type="string">
            <text:p><text:a xlink:href="https://store.steampowered.com/app/1114740/Red_Island/" xlink:type="simple">https://store.steampowered.com/app/1114740/Red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miLore: Lost Girl in the Lands of Lore</text:p>
          </table:table-cell>
          <table:table-cell table:style-name="ce17" office:value-type="string" calcext:value-type="string">
            <text:p><text:a xlink:href="https://store.steampowered.com/app/995240/RemiLore_Lost_Girl_in_the_Lands_of_Lore/" xlink:type="simple">https://store.steampowered.com/app/995240/RemiLore_Lost_Girl_in_the_Lands_of_Lore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 office:value-type="string" calcext:value-type="string">
            <text:p>REMIMORY</text:p>
          </table:table-cell>
          <table:table-cell table:style-name="ce86" table:content-validation-name="val3" office:value-type="string" calcext:value-type="string">
            <text:p>Nicalis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plica</text:p>
          </table:table-cell>
          <table:table-cell table:style-name="ce17" office:value-type="string" calcext:value-type="string">
            <text:p><text:a xlink:href="https://store.steampowered.com/app/496890/Replica/" xlink:type="simple">https://store.steampowered.com/app/496890/Replica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공포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eRoad</text:p>
          </table:table-cell>
          <table:table-cell table:style-name="ce62" office:value-type="string" calcext:value-type="string">
            <text:p><text:a xlink:href="https://store.steampowered.com/app/1304130/ReRoad/" xlink:type="simple">https://store.steampowered.com/app/1304130/ReRoa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<text:s/>타워디펜스</text:p>
          </table:table-cell>
          <table:table-cell table:style-name="ce53" table:content-validation-name="val2" office:value-type="string" calcext:value-type="string">
            <text:p>Rabbithol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bbithole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TSNOM</text:p>
          </table:table-cell>
          <table:table-cell table:style-name="ce17" office:value-type="string" calcext:value-type="string">
            <text:p><text:a xlink:href="https://store.steampowered.com/app/382920/RETSNOM/" xlink:type="simple">https://store.steampowered.com/app/382920/RETSNOM/</text:a></text:p>
          </table:table-cell>
          <table:table-cell table:style-name="ce58" office:value-type="float" office:value="2015" calcext:value-type="float">
            <text:p>2015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iffle Effect</text:p>
          </table:table-cell>
          <table:table-cell table:style-name="ce17" office:value-type="string" calcext:value-type="string">
            <text:p><text:a xlink:href="https://store.steampowered.com/app/1479400/Riffle_Effect/" xlink:type="simple">https://store.steampowered.com/app/1479400/Riffle_Effect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3인칭슈팅, 액션</text:p>
          </table:table-cell>
          <table:table-cell table:style-name="ce55" table:content-validation-name="val2" office:value-type="string" calcext:value-type="string">
            <text:p>OutsiderKids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IKE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occo's Island: Ring to End the Pain</text:p>
          </table:table-cell>
          <table:table-cell table:style-name="ce17" office:value-type="string" calcext:value-type="string">
            <text:p><text:a xlink:href="https://store.steampowered.com/app/1394480/Roccos_Island_Ring_to_End_the_Pain/" xlink:type="simple">https://store.steampowered.com/app/1394480/Roccos_Island_Ring_to_End_the_Pain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포인트앤클릭, 퍼즐, 어드벤처</text:p>
          </table:table-cell>
          <table:table-cell table:style-name="ce55" table:content-validation-name="val2" office:value-type="string" calcext:value-type="string">
            <text:p>Cogoo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ogoo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ll me Home</text:p>
          </table:table-cell>
          <table:table-cell table:style-name="ce62" office:value-type="string" calcext:value-type="string">
            <text:p><text:a xlink:href="https://store.steampowered.com/app/2104520/Roll_me_Home/" xlink:type="simple">https://store.steampowered.com/app/2104520/Roll_me_Hom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물리 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Main Building</text:p>
          </table:table-cell>
          <table:table-cell table:style-name="ce62" office:value-type="string" calcext:value-type="string">
            <text:p><text:a xlink:href="https://store.steampowered.com/app/304500/Rooms_The_Main_Building/" xlink:type="simple">https://store.steampowered.com/app/304500/Rooms_The_Main_Building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 Rock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Toymaker's Mansion</text:p>
          </table:table-cell>
          <table:table-cell table:style-name="ce62" office:value-type="string" calcext:value-type="string">
            <text:p><text:a xlink:href="https://store.steampowered.com/app/331460/ROOMS_The_Toymakers_Mansion/" xlink:type="simple">https://store.steampowered.com/app/331460/ROOMS_The_Toymakers_Mansion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ute8</text:p>
          </table:table-cell>
          <table:table-cell table:style-name="ce62" office:value-type="string" calcext:value-type="string">
            <text:p><text:a xlink:href="https://store.steampowered.com/app/2889460/Route8/" xlink:type="simple">https://store.steampowered.com/app/2889460/Route8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공포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P7</text:p>
          </table:table-cell>
          <table:table-cell table:style-name="ce62" office:value-type="string" calcext:value-type="string">
            <text:p><text:a xlink:href="https://store.steampowered.com/app/1334500/RP7/" xlink:type="simple">https://store.steampowered.com/app/1334500/RP7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슬롯-매니징 로그라이크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eArk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UNES Magica</text:p>
          </table:table-cell>
          <table:table-cell table:style-name="ce62" office:value-type="string" calcext:value-type="string">
            <text:p><text:a xlink:href="https://store.steampowered.com/app/1908500/RUNES_Magica/" xlink:type="simple">https://store.steampowered.com/app/1908500/RUNES_Magic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로그라이크 마법 액션</text:p>
          </table:table-cell>
          <table:table-cell table:style-name="ce53" table:content-validation-name="val2" office:value-type="string" calcext:value-type="string">
            <text:p>BONE MA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ONE MAD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acred Stones</text:p>
          </table:table-cell>
          <table:table-cell table:style-name="ce62" office:value-type="string" calcext:value-type="string">
            <text:p><text:a xlink:href="https://store.steampowered.com/app/826040/Sacred_Stones/" xlink:type="simple">https://store.steampowered.com/app/826040/Sacred_Stone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2D 레트로 횡스크롤 보스 레이드</text:p>
          </table:table-cell>
          <table:table-cell table:style-name="ce53" table:content-validation-name="val2" office:value-type="string" calcext:value-type="string">
            <text:p>CFK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: 미니픽셀(조성준, 안산상록고등학교 2학년)</text:p>
            <text:p/>
            <text:p>출처 : 게임톡( <text:a xlink:href="https://www.gametoc.co.kr/news/articleView.html?idxno=33854" xlink:type="simple">https://www.gametoc.co.kr/news/articleView.html?idxno=33854</text:a>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ally's Law</text:p>
          </table:table-cell>
          <table:table-cell table:style-name="ce17" office:value-type="string" calcext:value-type="string">
            <text:p><text:a xlink:href="https://store.steampowered.com/app/512230/Sallys_Law/" xlink:type="simple">https://store.steampowered.com/app/512230/Sallys_Law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Nanali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anali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carlet Hood and the Wicked Wood</text:p>
          </table:table-cell>
          <table:table-cell table:style-name="ce17" office:value-type="string" calcext:value-type="string">
            <text:p><text:a xlink:href="https://store.steampowered.com/app/1141120/Scarlet_Hood_and_the_Wicked_Wood/" xlink:type="simple">https://store.steampowered.com/app/1141120/Scarlet_Hood_and_the_Wicked_Woo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퍼즐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econd Second</text:p>
          </table:table-cell>
          <table:table-cell table:style-name="ce62" office:value-type="string" calcext:value-type="string">
            <text:p><text:a xlink:href="https://store.steampowered.com/app/918430/Second_Second/" xlink:type="simple">https://store.steampowered.com/app/918430/Second_Seco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크 카드 게임</text:p>
          </table:table-cell>
          <table:table-cell table:style-name="ce53" table:content-validation-name="val2" office:value-type="string" calcext:value-type="string">
            <text:p>Sinkhol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hikhondo(食魂徒) - Soul Eater</text:p>
          </table:table-cell>
          <table:table-cell table:style-name="ce62" office:value-type="string" calcext:value-type="string">
            <text:p><text:a xlink:href="https://store.steampowered.com/app/720150/Shikhondo__Soul_Eater/" xlink:type="simple">https://store.steampowered.com/app/720150/Shikhondo__Soul_Eater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탄막 슈팅게임</text:p>
          </table:table-cell>
          <table:table-cell table:style-name="ce53" table:content-validation-name="val2" office:value-type="string" calcext:value-type="string">
            <text:p>DeerFar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erFarm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동인게임제작팀 사슴농장입니다. </text:span><text:span text:style-name="T2"><text:a xlink:href="http://deerfarm.github.io/" xlink:type="simple">http://deerfarm.github.io</text:a>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ilent World</text:p>
          </table:table-cell>
          <table:table-cell table:style-name="ce62" office:value-type="string" calcext:value-type="string">
            <text:p><text:a xlink:href="https://store.steampowered.com/app/1210670/Silent_World/" xlink:type="simple">https://store.steampowered.com/app/1210670/Silent_Worl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GniFrix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kul: The Hero Slayer</text:p>
          </table:table-cell>
          <table:table-cell table:style-name="ce17" office:value-type="string" calcext:value-type="string">
            <text:p><text:a xlink:href="https://store.steampowered.com/app/1147560/Skul_The_Hero_Slayer/" xlink:type="simple">https://store.steampowered.com/app/1147560/Skul_The_Hero_Slayer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2D, 로그라이트, 액션, 플랫포머</text:p>
          </table:table-cell>
          <table:table-cell table:style-name="ce55" table:content-validation-name="val2" office:value-type="string" calcext:value-type="string">
            <text:p>Southpaw Games Co., Ltd.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3"/>
          <table:table-cell table:style-name="ce33" office:value-type="string" calcext:value-type="string">
            <text:p>Slayer : the Demon Haunted World</text:p>
          </table:table-cell>
          <table:table-cell table:style-name="ce62" office:value-type="string" calcext:value-type="string">
            <text:p><text:a xlink:href="https://store.steampowered.com/app/1842320/Slayer__the_Demon_Haunted_World/" xlink:type="simple">https://store.steampowered.com/app/1842320/Slayer__the_Demon_Haunted_Worl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롤플레잉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ASHING THE BATTLE</text:p>
          </table:table-cell>
          <table:table-cell table:style-name="ce17" office:value-type="string" calcext:value-type="string">
            <text:p><text:a xlink:href="https://store.steampowered.com/app/467930/SMASHING_THE_BATTLE/" xlink:type="simple">https://store.steampowered.com/app/467930/SMASHING_THE_BATTLE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핵앤슬래시</text:p>
          </table:table-cell>
          <table:table-cell table:style-name="ce55" table:content-validation-name="val2" office:value-type="string" calcext:value-type="string">
            <text:p>Action Square(Studio HG)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ction Squar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ilemo</text:p>
          </table:table-cell>
          <table:table-cell table:style-name="ce17" office:value-type="string" calcext:value-type="string">
            <text:p><text:a xlink:href="https://store.steampowered.com/app/1933700/Smilemo/" xlink:type="simple">https://store.steampowered.com/app/1933700/Smilemo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쳐, 플랫포머, 2D</text:p>
          </table:table-cell>
          <table:table-cell table:style-name="ce55" table:content-validation-name="val2" office:value-type="string" calcext:value-type="string">
            <text:p>REXECH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now Island</text:p>
          </table:table-cell>
          <table:table-cell table:style-name="ce62" office:value-type="string" calcext:value-type="string">
            <text:p><text:a xlink:href="https://store.steampowered.com/app/1153840/Snow_Island/" xlink:type="simple">https://store.steampowered.com/app/1153840/Snow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<text:s/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OWON</text:p>
          </table:table-cell>
          <table:table-cell table:style-name="ce62" office:value-type="string" calcext:value-type="string">
            <text:p><text:a xlink:href="https://store.steampowered.com/app/2104560/SOWON/" xlink:type="simple">https://store.steampowered.com/app/2104560/SOWO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ace God</text:p>
          </table:table-cell>
          <table:table-cell table:style-name="ce62" office:value-type="string" calcext:value-type="string">
            <text:p><text:a xlink:href="https://store.steampowered.com/app/637120/Space_God/" xlink:type="simple">https://store.steampowered.com/app/637120/Space_Go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</text:p>
          </table:table-cell>
          <table:table-cell table:style-name="ce53" table:content-validation-name="val2" office:value-type="string" calcext:value-type="string">
            <text:p>Jellypi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ellypig Game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LIT BULLET</text:p>
          </table:table-cell>
          <table:table-cell table:style-name="ce62" office:value-type="string" calcext:value-type="string">
            <text:p><text:a xlink:href="https://store.steampowered.com/app/449450/SPLIT_BULLET/" xlink:type="simple">https://store.steampowered.com/app/449450/SPLIT_BULLET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탄막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ND-ALONE</text:p>
          </table:table-cell>
          <table:table-cell table:style-name="ce62" office:value-type="string" calcext:value-type="string">
            <text:p><text:a xlink:href="https://store.steampowered.com/app/2226730/STANDALONE/" xlink:type="simple">https://store.steampowered.com/app/2226730/STANDALON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스킬 덱 빌딩의 액션 로그라이크</text:p>
          </table:table-cell>
          <table:table-cell table:style-name="ce53" table:content-validation-name="val2" office:value-type="string" calcext:value-type="string">
            <text:p>LIFUE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FUEL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Island</text:p>
          </table:table-cell>
          <table:table-cell table:style-name="ce62" office:value-type="string" calcext:value-type="string">
            <text:p><text:a xlink:href="https://store.steampowered.com/app/1391960/Star_Island/" xlink:type="simple">https://store.steampowered.com/app/1391960/Star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Rabbits</text:p>
          </table:table-cell>
          <table:table-cell table:style-name="ce62" office:value-type="string" calcext:value-type="string">
            <text:p><text:a xlink:href="https://store.steampowered.com/app/2167600/Star_Rabbits/" xlink:type="simple">https://store.steampowered.com/app/2167600/Star_Rabbit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ZeroToTenB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ToTenB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ubterrain</text:p>
          </table:table-cell>
          <table:table-cell table:style-name="ce17" office:value-type="string" calcext:value-type="string">
            <text:p><text:a xlink:href="https://store.steampowered.com/app/340490/Subterrain/" xlink:type="simple">https://store.steampowered.com/app/340490/Subterrain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턴 기반 생존 RPG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ixellore Inc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bterrain: Mines of Titan</text:p>
          </table:table-cell>
          <table:table-cell table:style-name="ce62" office:value-type="string" calcext:value-type="string">
            <text:p><text:a xlink:href="https://store.steampowered.com/app/1573100/Subterrain_Mines_of_Titan/" xlink:type="simple">https://store.steampowered.com/app/1573100/Subterrain_Mines_of_Tita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턴제 서바이벌 RPG</text:p>
          </table:table-cell>
          <table:table-cell table:style-name="ce53" table:content-validation-name="val2" office:value-type="string" calcext:value-type="string">
            <text:p>Pixellore Inc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reedo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gar Cube: Bittersweet Factory</text:p>
          </table:table-cell>
          <table:table-cell table:style-name="ce62" office:value-type="string" calcext:value-type="string">
            <text:p><text:a xlink:href="https://store.steampowered.com/app/212110/Sugar_Cube_Bittersweet_Factory/" xlink:type="simple">https://store.steampowered.com/app/212110/Sugar_Cube_Bittersweet_Factory/</text:a></text:p>
          </table:table-cell>
          <table:table-cell table:style-name="ce43" office:value-type="float" office:value="2012" calcext:value-type="float">
            <text:p>2012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urtle Crea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per Hamster Ball</text:p>
          </table:table-cell>
          <table:table-cell table:style-name="ce62" office:value-type="string" calcext:value-type="string">
            <text:p><text:a xlink:href="https://store.steampowered.com/app/2131920/Super_Hamster_Ball/" xlink:type="simple">https://store.steampowered.com/app/2131920/Super_Hamster_Bal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 액션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Callisto Protocol™</text:p>
          </table:table-cell>
          <table:table-cell table:style-name="ce62" office:value-type="string" calcext:value-type="string">
            <text:p><text:a xlink:href="https://store.steampowered.com/app/1544020/The_Callisto_Protocol/" xlink:type="simple">https://store.steampowered.com/app/1544020/The_Callisto_Protoco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SF, 생존, 공포, 3인칭 슈팅</text:p>
          </table:table-cell>
          <table:table-cell table:style-name="ce53" table:content-validation-name="val2" office:value-type="string" calcext:value-type="string">
            <text:p>Striking Distanc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 2: Vicious Sisters</text:p>
          </table:table-cell>
          <table:table-cell table:style-name="ce17" office:value-type="string" calcext:value-type="string">
            <text:p><text:a xlink:href="https://store.steampowered.com/app/1045720/The_Coma_2_Vicious_Sisters/" xlink:type="simple">https://store.steampowered.com/app/1045720/The_Coma_2_Vicious_Sister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: Recut</text:p>
          </table:table-cell>
          <table:table-cell table:style-name="ce17" office:value-type="string" calcext:value-type="string">
            <text:p><text:a xlink:href="https://store.steampowered.com/app/600090/The_Coma_Recut/" xlink:type="simple">https://store.steampowered.com/app/600090/The_Coma_Recut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Dew</text:p>
          </table:table-cell>
          <table:table-cell table:style-name="ce62" office:value-type="string" calcext:value-type="string">
            <text:p><text:a xlink:href="https://store.steampowered.com/app/692950/The_Dew/" xlink:type="simple">https://store.steampowered.com/app/692950/The_Dew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스토리텔링, 퍼즐</text:p>
          </table:table-cell>
          <table:table-cell table:style-name="ce53" table:content-validation-name="val2" office:value-type="string" calcext:value-type="string">
            <text:p>ZZIC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facebook.com/groups/indiera/posts/863941863756508/" xlink:type="simple">https://www.facebook.com/groups/indiera/posts/863941863756508/</text:a></text:p>
            <text:p>안녕하세요. 대학생 인디게임 팀 ZZICON의 윤성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FINALS</text:p>
          </table:table-cell>
          <table:table-cell table:style-name="ce62" office:value-type="string" calcext:value-type="string">
            <text:p><text:a xlink:href="https://store.steampowered.com/app/2073850/THE_FINALS/" xlink:type="simple">https://store.steampowered.com/app/2073850/THE_FI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멀티플레이어, 슈팅, PVP</text:p>
          </table:table-cell>
          <table:table-cell table:style-name="ce53" table:content-validation-name="val2" office:value-type="string" calcext:value-type="string">
            <text:p>Embark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mbark Studio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Nexon 자회사, 스웨덴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Wake: Mourning Father, Mourning Mother</text:p>
          </table:table-cell>
          <table:table-cell table:style-name="ce17" office:value-type="string" calcext:value-type="string">
            <text:p><text:a xlink:href="https://store.steampowered.com/app/1311540/The_Wake_Mourning_Father_Mourning_Mother/" xlink:type="simple">https://store.steampowered.com/app/1311540/The_Wake_Mourning_Father_Mourning_Moth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텍스트, 퍼즐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indienova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row Anything</text:p>
          </table:table-cell>
          <table:table-cell table:style-name="ce62" office:value-type="string" calcext:value-type="string">
            <text:p><text:a xlink:href="https://store.steampowered.com/app/746660/Throw_Anything/" xlink:type="simple">https://store.steampowered.com/app/746660/Throw_Anything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VR 액션 디펜스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OBOR</text:p>
          </table:table-cell>
          <table:table-cell table:style-name="ce62" office:value-type="string" calcext:value-type="string">
            <text:p><text:a xlink:href="https://store.steampowered.com/app/2081310/TOBOR/" xlink:type="simple">https://store.steampowered.com/app/2081310/TOB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파이 시뮬레이션</text:p>
          </table:table-cell>
          <table:table-cell table:style-name="ce53" table:content-validation-name="val2" office:value-type="string" calcext:value-type="string">
            <text:p>Cog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go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oo Many Zombies!</text:p>
          </table:table-cell>
          <table:table-cell table:style-name="ce62" office:value-type="string" calcext:value-type="string">
            <text:p><text:a xlink:href="https://store.steampowered.com/app/1551770/Too_Many_Zombies/" xlink:type="simple">https://store.steampowered.com/app/1551770/Too_Many_Zombi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PVE, 슈팅, 액션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urnTack</text:p>
          </table:table-cell>
          <table:table-cell table:style-name="ce62" office:value-type="string" calcext:value-type="string">
            <text:p><text:a xlink:href="https://store.steampowered.com/app/944710/TurnTack/" xlink:type="simple">https://store.steampowered.com/app/944710/TurnTack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 플랫포머</text:p>
          </table:table-cell>
          <table:table-cell table:style-name="ce53" table:content-validation-name="val2" office:value-type="string" calcext:value-type="string">
            <text:p>Jipang2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ipang2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winkle Hunter</text:p>
          </table:table-cell>
          <table:table-cell table:style-name="ce62" office:value-type="string" calcext:value-type="string">
            <text:p><text:a xlink:href="https://store.steampowered.com/app/2266740/Twinkle_Hunter/" xlink:type="simple">https://store.steampowered.com/app/2266740/Twinkle_Hunter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2D 액션</text:p>
          </table:table-cell>
          <table:table-cell table:style-name="ce53" table:content-validation-name="val2" office:value-type="string" calcext:value-type="string">
            <text:p>Silver Ca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lver Ca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Under Water : Abyss Survival VR</text:p>
          </table:table-cell>
          <table:table-cell table:style-name="ce62" office:value-type="string" calcext:value-type="string">
            <text:p><text:a xlink:href="https://store.steampowered.com/app/1042130/Under_Water__Abyss_Survival_VR/" xlink:type="simple">https://store.steampowered.com/app/1042130/Under_Water__Abyss_Survival_VR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, FPS, 생존, 공포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Unsouled</text:p>
          </table:table-cell>
          <table:table-cell table:style-name="ce17" office:value-type="string" calcext:value-type="string">
            <text:p><text:a xlink:href="https://store.steampowered.com/app/1042920/Unsouled/" xlink:type="simple">https://store.steampowered.com/app/1042920/Unsouled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소울라이크, 액션RPG</text:p>
          </table:table-cell>
          <table:table-cell table:style-name="ce55" table:content-validation-name="val2" office:value-type="string" calcext:value-type="string">
            <text:p>Megusta Game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.E.D.A</text:p>
          </table:table-cell>
          <table:table-cell table:style-name="ce62" office:value-type="string" calcext:value-type="string">
            <text:p><text:a xlink:href="https://store.steampowered.com/app/2659980/VEDA/" xlink:type="simple">https://store.steampowered.com/app/2659980/VEDA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소울라이크 트레이닝 게임</text:p>
          </table:table-cell>
          <table:table-cell table:style-name="ce53" table:content-validation-name="val2" office:value-type="string" calcext:value-type="string">
            <text:p>Tripear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ripear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Vambrace: Cold Soul</text:p>
          </table:table-cell>
          <table:table-cell table:style-name="ce17" office:value-type="string" calcext:value-type="string">
            <text:p><text:a xlink:href="https://store.steampowered.com/app/904380/Vambrace_Cold_Soul/" xlink:type="simple">https://store.steampowered.com/app/904380/Vambrace_Cold_Sou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트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0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apor World: Over The Mind</text:p>
          </table:table-cell>
          <table:table-cell table:style-name="ce62" office:value-type="string" calcext:value-type="string">
            <text:p><text:a xlink:href="https://store.steampowered.com/app/1996090/Vapor_World_Over_The_Mind/" xlink:type="simple">https://store.steampowered.com/app/1996090/Vapor_World_Over_The_Min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 플랫포머</text:p>
          </table:table-cell>
          <table:table-cell table:style-name="ce53" table:content-validation-name="val2" office:value-type="string" calcext:value-type="string">
            <text:p>ALIV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BA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a xlink:href="https://www.digidog3d.com/bbs/board.php?bo_table=search_people&amp;wr_id=29&amp;page=2" xlink:type="simple">https://www.digidog3d.com/bbs/board.php?bo_table=search_people&amp;wr_id=29&amp;page=2</text:a></text:p>
            <text:p/>
            <text:p>■회사명: ALIVE Inc.</text:p>
            <text:p>■대표자명: 김기명</text:p>
            <text:p>■업종: 기타 게임 소프트웨어 개발 및 공급업</text:p>
            <text:p>■연락처: contact@alivegamestudios.com</text:p>
            <text:p>■접수방법: contact@alivegamestudios.com 이메일 접수 또는 게임잡 구인공고</text:p>
            <text:p/>
            <text:p>게임잡 배경 구인글 링크: <text:a xlink:href="http://www.gamejob.co.kr/List_GI/GIB_Read.asp?GI_No=191006" xlink:type="simple">http://www.gamejob.co.kr/List_GI/GIB_Read.asp?GI_No=191006</text:a></text:p>
            <text:p/>
            <text:p>■제출서류: 이력서 및 포트폴리오 </text:p>
            <text:p>■회사 주소지: 경기도 수원시 영통구 광교중앙로 170 301호 얼라이브 게임 스튜디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ctorium</text:p>
          </table:table-cell>
          <table:table-cell table:style-name="ce62" office:value-type="string" calcext:value-type="string">
            <text:p><text:a xlink:href="https://store.steampowered.com/app/712870/Vectorium/" xlink:type="simple">https://store.steampowered.com/app/712870/Vectorium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아케이드 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goBlue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LASTER</text:p>
          </table:table-cell>
          <table:table-cell table:style-name="ce62" office:value-type="string" calcext:value-type="string">
            <text:p><text:a xlink:href="https://store.steampowered.com/app/1897060/VELASTER/" xlink:type="simple">https://store.steampowered.com/app/1897060/VELASTER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2.5D 횡스크롤 액션 전투 게임</text:p>
          </table:table-cell>
          <table:table-cell table:style-name="ce53" table:content-validation-name="val2" office:value-type="string" calcext:value-type="string">
            <text:p>ODYSSEYE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DYSSEYE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INE</text:p>
          </table:table-cell>
          <table:table-cell table:style-name="ce62" office:value-type="string" calcext:value-type="string">
            <text:p><text:a xlink:href="https://store.steampowered.com/app/1832130/VINE/" xlink:type="simple">https://store.steampowered.com/app/1832130/VIN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, 로프액션</text:p>
          </table:table-cell>
          <table:table-cell table:style-name="ce53" table:content-validation-name="val2" office:value-type="string" calcext:value-type="string">
            <text:p>FrogPart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urTurn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://www.tgdaily.co.kr/news/articleView.html?idxno=322965" xlink:type="simple">http://www.tgdaily.co.kr/news/articleView.html?idxno=322965</text:a></text:p>
            <text:p/>
            <text:p>1인 개발자 프로그파티(대표 노정현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OXEL HORIZON</text:p>
          </table:table-cell>
          <table:table-cell table:style-name="ce62" office:value-type="string" calcext:value-type="string">
            <text:p><text:a xlink:href="https://store.steampowered.com/app/1221390/VOXEL_HORIZON/" xlink:type="simple">https://store.steampowered.com/app/1221390/VOXEL_HORIZO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롤플레잉, 샌드박스</text:p>
          </table:table-cell>
          <table:table-cell table:style-name="ce53" table:content-validation-name="val2" office:value-type="string" calcext:value-type="string">
            <text:p>Ice Shovel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ce Shovel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altz and Jam</text:p>
          </table:table-cell>
          <table:table-cell table:style-name="ce62" office:value-type="string" calcext:value-type="string">
            <text:p><text:a xlink:href="https://store.steampowered.com/app/2686570/Waltz_and_Jam/" xlink:type="simple">https://store.steampowered.com/app/2686570/Waltz_and_Jam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etory</text:p>
          </table:table-cell>
          <table:table-cell table:style-name="ce62" office:value-type="string" calcext:value-type="string">
            <text:p><text:a xlink:href="https://store.steampowered.com/app/2054220/Wetory/" xlink:type="simple">https://store.steampowered.com/app/2054220/Weto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로그라이크</text:p>
          </table:table-cell>
          <table:table-cell table:style-name="ce53" table:content-validation-name="val2" office:value-type="string" calcext:value-type="string">
            <text:p>PepperSton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White Day: A Labyrinth Named School</text:p>
          </table:table-cell>
          <table:table-cell table:style-name="ce17" office:value-type="string" calcext:value-type="string">
            <text:p><text:a xlink:href="https://store.steampowered.com/app/466130/White_Day_A_Labyrinth_Named_School/" xlink:type="simple">https://store.steampowered.com/app/466130/White_Day_A_Labyrinth_Named_School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1인칭 공포</text:p>
          </table:table-cell>
          <table:table-cell table:style-name="ce55" table:content-validation-name="val2" office:value-type="string" calcext:value-type="string">
            <text:p>SONNORI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qube</text:p>
          </table:table-cell>
          <table:table-cell table:style-name="ce86" table:content-validation-name="val3" office:value-type="string" calcext:value-type="string">
            <text:p>SONNORI Corp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hite Day2: The Flower That Tells Lies</text:p>
          </table:table-cell>
          <table:table-cell table:style-name="ce62" office:value-type="string" calcext:value-type="string">
            <text:p><text:a xlink:href="https://store.steampowered.com/app/2078040/White_Day2_The_Flower_That_Tells_Lies__EP1/" xlink:type="simple">https://store.steampowered.com/app/2078040/White_Day2_The_Flower_That_Tells_Lies__EP1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Rootnstudio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ootnstudio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icce</text:p>
          </table:table-cell>
          <table:table-cell table:style-name="ce62" office:value-type="string" calcext:value-type="string">
            <text:p><text:a xlink:href="https://store.steampowered.com/app/465130/Wicce/" xlink:type="simple">https://store.steampowered.com/app/465130/Wicce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olf and Pigs</text:p>
          </table:table-cell>
          <table:table-cell table:style-name="ce62" office:value-type="string" calcext:value-type="string">
            <text:p><text:a xlink:href="https://store.steampowered.com/app/1198810/Wolf_and_Pigs/" xlink:type="simple">https://store.steampowered.com/app/1198810/Wolf_and_Pig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VR 슈터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orld of Mines Creator's Edition</text:p>
          </table:table-cell>
          <table:table-cell table:style-name="ce62" office:value-type="string" calcext:value-type="string">
            <text:p><text:a xlink:href="https://store.steampowered.com/app/1945560/World_of_Mines_Creators_Edition/" xlink:type="simple">https://store.steampowered.com/app/1945560/World_of_Mines_Creators_Edi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지뢰찾기</text:p>
          </table:table-cell>
          <table:table-cell table:style-name="ce53" table:content-validation-name="val2" office:value-type="string" calcext:value-type="string">
            <text:p>Cog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go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Zelter</text:p>
          </table:table-cell>
          <table:table-cell table:style-name="ce17" office:value-type="string" calcext:value-type="string">
            <text:p><text:a xlink:href="https://store.steampowered.com/app/1193340/Zelter/" xlink:type="simple">https://store.steampowered.com/app/1193340/Zelt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포스트아포칼립스, 생존</text:p>
          </table:table-cell>
          <table:table-cell table:style-name="ce55" table:content-validation-name="val2" office:value-type="string" calcext:value-type="string">
            <text:p>G1 Playground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uperGG.co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 table:number-rows-repeated="12">
          <table:table-cell/>
          <table:table-cell table:style-name="ce31" table:number-columns-repeated="2"/>
          <table:table-cell table:style-name="ce22"/>
          <table:table-cell table:style-name="ce59"/>
          <table:table-cell table:style-name="ce29"/>
          <table:table-cell table:style-name="ce56"/>
          <table:table-cell table:style-name="ce50"/>
          <table:table-cell table:style-name="ce106" table:number-columns-repeated="3"/>
          <table:table-cell table:style-name="ce113"/>
          <table:table-cell/>
        </table:table-row>
        <table:table-row table:style-name="ro1" table:number-rows-repeated="1048242">
          <table:table-cell table:number-columns-repeated="13"/>
        </table:table-row>
        <table:table-row table:style-name="ro1">
          <table:table-cell table:number-columns-repeated="13"/>
        </table:table-row>
        <calcext:conditional-formats>
          <calcext:conditional-format calcext:target-range-address="list.B3:list.B321">
            <calcext:condition calcext:apply-style-name="Error" calcext:value="duplicate" calcext:base-cell-address="list.B3"/>
          </calcext:conditional-format>
          <calcext:conditional-format calcext:target-range-address="list.C3:list.C321">
            <calcext:condition calcext:apply-style-name="Error" calcext:value="duplicate" calcext:base-cell-address="list.C3"/>
          </calcext:conditional-format>
        </calcext:conditional-formats>
      </table:table>
      <table:table table:name="developer" table:style-name="ta1">
        <office:forms form:automatic-focus="false" form:apply-design-mode="false"/>
        <table:table-column table:style-name="co15" table:default-cell-style-name="ce150"/>
        <table:table-column table:style-name="co16" table:default-cell-style-name="Default"/>
        <table:table-column table:style-name="co17" table:default-cell-style-name="ce169"/>
        <table:table-column table:style-name="co18" table:default-cell-style-name="ce169"/>
        <table:table-column table:style-name="co19" table:default-cell-style-name="ce169"/>
        <table:table-column table:style-name="co20" table:default-cell-style-name="Default"/>
        <table:table-column table:style-name="co21" table:default-cell-style-name="ce119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row table:style-name="ro1">
          <table:table-cell table:style-name="ce146" office:value-type="string" calcext:value-type="string">
            <text:p>개발사 이름( 스팀 )</text:p>
          </table:table-cell>
          <table:table-cell table:style-name="ce151" office:value-type="string" calcext:value-type="string">
            <text:p>개발사 이름( 사업자 등록증 )</text:p>
          </table:table-cell>
          <table:table-cell table:style-name="ce151" office:value-type="string" calcext:value-type="string">
            <text:p>소재지</text:p>
          </table:table-cell>
          <table:table-cell table:style-name="ce151" office:value-type="string" calcext:value-type="string">
            <text:p>사업자 번호</text:p>
          </table:table-cell>
          <table:table-cell table:style-name="ce151" office:value-type="string" calcext:value-type="string">
            <text:p>대표자</text:p>
          </table:table-cell>
          <table:table-cell table:style-name="ce151" office:value-type="string" calcext:value-type="string">
            <text:p>홈페이지/블로그</text:p>
          </table:table-cell>
          <table:table-cell table:style-name="ce151" office:value-type="string" calcext:value-type="string">
            <text:p>E-mail</text:p>
          </table:table-cell>
          <table:table-cell table:style-name="ce151" office:value-type="string" calcext:value-type="string">
            <text:p>Social Media 1</text:p>
          </table:table-cell>
          <table:table-cell table:style-name="ce151" office:value-type="string" calcext:value-type="string">
            <text:p>Social Media 2</text:p>
          </table:table-cell>
          <table:table-cell table:style-name="ce151" office:value-type="string" calcext:value-type="string">
            <text:p>기타</text:p>
          </table:table-cell>
        </table:table-row>
        <table:table-row table:style-name="ro1">
          <table:table-cell table:style-name="ce147" office:value-type="string" calcext:value-type="string">
            <text:p>(주)행복한다람쥐단( Happy Daram Inc. )</text:p>
          </table:table-cell>
          <table:table-cell table:style-name="ce107" office:value-type="string" calcext:value-type="string">
            <text:p>주식회사행복한다람쥐단</text:p>
          </table:table-cell>
          <table:table-cell table:style-name="ce165" office:value-type="string" calcext:value-type="string">
            <text:p>인천광역시 부평구 부평대로</text:p>
          </table:table-cell>
          <table:table-cell table:style-name="ce114" office:value-type="string" calcext:value-type="string">
            <text:p>831-86-01***</text:p>
          </table:table-cell>
          <table:table-cell table:style-name="ce165" office:value-type="string" calcext:value-type="string">
            <text:p>이현정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2oclocksoft</text:p>
          </table:table-cell>
          <table:table-cell table:style-name="ce107"/>
          <table:table-cell table:style-name="ce165"/>
          <table:table-cell table:style-name="ce114"/>
          <table:table-cell table:style-name="ce165" office:value-type="string" calcext:value-type="string">
            <text:p>강남규</text:p>
          </table:table-cell>
          <table:table-cell table:style-name="ce107"/>
          <table:table-cell table:style-name="ce175"/>
          <table:table-cell table:style-name="ce107" office:value-type="string" calcext:value-type="string">
            <text:p><text:a xlink:href="https://twitter.com/2oClockSoft" xlink:type="simple">https://twitter.com/2oClockSoft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36Litters</text:p>
          </table:table-cell>
          <table:table-cell table:style-name="ce107" office:value-type="string" calcext:value-type="string">
            <text:p>36리터스주식회사(36LittersInc.)</text:p>
          </table:table-cell>
          <table:table-cell table:style-name="ce165" office:value-type="string" calcext:value-type="string">
            <text:p>경기도 성남시 분당구 대왕판교로</text:p>
          </table:table-cell>
          <table:table-cell table:style-name="ce114" office:value-type="string" calcext:value-type="string">
            <text:p>210-88-02***</text:p>
          </table:table-cell>
          <table:table-cell table:style-name="ce165" office:value-type="string" calcext:value-type="string">
            <text:p>김현우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5minlab Corp.</text:p>
          </table:table-cell>
          <table:table-cell table:style-name="ce107" office:value-type="string" calcext:value-type="string">
            <text:p>주식회사 5민랩</text:p>
          </table:table-cell>
          <table:table-cell table:style-name="ce165" office:value-type="string" calcext:value-type="string">
            <text:p>서울 마포구 양화로</text:p>
          </table:table-cell>
          <table:table-cell table:style-name="ce114" office:value-type="string" calcext:value-type="string">
            <text:p>220-88-66***</text:p>
          </table:table-cell>
          <table:table-cell table:style-name="ce165" office:value-type="string" calcext:value-type="string">
            <text:p>박문형</text:p>
          </table:table-cell>
          <table:table-cell table:style-name="ce107" office:value-type="string" calcext:value-type="string">
            <text:p><text:a xlink:href="https://5minlab.com/ko/" xlink:type="simple">https://5minlab.com/ko/</text:a></text:p>
          </table:table-cell>
          <table:table-cell table:style-name="ce175" office:value-type="string" calcext:value-type="string">
            <text:p><text:a xlink:href="mailto:career@5minlab.com" xlink:type="simple">career@5minlab.com</text:a></text:p>
          </table:table-cell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96Percent</text:p>
          </table:table-cell>
          <table:table-cell table:style-name="ce107" office:value-type="string" calcext:value-type="string">
            <text:p>구십육퍼센트(96%)</text:p>
          </table:table-cell>
          <table:table-cell table:style-name="ce165" office:value-type="string" calcext:value-type="string">
            <text:p>대구광역시 동구 동대구로</text:p>
          </table:table-cell>
          <table:table-cell table:style-name="ce114" office:value-type="string" calcext:value-type="string">
            <text:p>644-66-00***</text:p>
          </table:table-cell>
          <table:table-cell table:style-name="ce165" office:value-type="string" calcext:value-type="string">
            <text:p>임기현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ABShot</text:p>
          </table:table-cell>
          <table:table-cell table:style-name="ce107"/>
          <table:table-cell table:style-name="ce165" office:value-type="string" calcext:value-type="string">
            <text:p>대구광역시 북구 동변로</text:p>
          </table:table-cell>
          <table:table-cell table:style-name="ce114" office:value-type="string" calcext:value-type="string">
            <text:p>717-88-01***</text:p>
          </table:table-cell>
          <table:table-cell table:style-name="ce165" office:value-type="string" calcext:value-type="string">
            <text:p>남중헌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Action Square(STUDIO HG)</text:p>
          </table:table-cell>
          <table:table-cell table:style-name="ce107" office:value-type="string" calcext:value-type="string">
            <text:p>주식회사 액션스퀘어</text:p>
          </table:table-cell>
          <table:table-cell table:style-name="ce165" office:value-type="string" calcext:value-type="string">
            <text:p>서울특별시 강남구 테헤란로</text:p>
          </table:table-cell>
          <table:table-cell table:style-name="ce114" office:value-type="string" calcext:value-type="string">
            <text:p>107-88-27***</text:p>
          </table:table-cell>
          <table:table-cell table:style-name="ce165" office:value-type="string" calcext:value-type="string">
            <text:p>김연준</text:p>
          </table:table-cell>
          <table:table-cell table:style-name="ce107" office:value-type="string" calcext:value-type="string">
            <text:p><text:a xlink:href="https://www.action2quare.com/kor/main/" xlink:type="simple">https://www.action2quare.com/kor/main/</text:a></text:p>
          </table:table-cell>
          <table:table-cell table:style-name="ce175" office:value-type="string" calcext:value-type="string">
            <text:p><text:a xlink:href="mailto:help@action2quare.com" xlink:type="simple">help@action2quare.com</text:a></text:p>
          </table:table-cell>
          <table:table-cell table:style-name="ce107" table:number-columns-repeated="2"/>
          <table:table-cell table:style-name="ce121" office:value-type="string" calcext:value-type="string" table:number-columns-spanned="1" table:number-rows-spanned="2">
            <text:p>개발사는 하나인데 스팀에 미묘하게 다른 이름으로 프로필이 2개다.</text:p>
            <text:p/>
            <text:p>개발사 홈페이에 가보면 “스매쉬 더 배틀”, “메탈릭 차일드” 소개가 없다.</text:p>
            <text:p>1인 개발의 결과는 뺀 것 같다.</text:p>
          </table:table-cell>
        </table:table-row>
        <table:table-row table:style-name="ro11">
          <table:table-cell table:style-name="ce147" office:value-type="string" calcext:value-type="string">
            <text:p>Action Square(Studio HG)</text:p>
          </table:table-cell>
          <table:table-cell table:style-name="ce107" office:value-type="string" calcext:value-type="string">
            <text:p>주식회사 액션스퀘어</text:p>
          </table:table-cell>
          <table:table-cell table:style-name="ce165" office:value-type="string" calcext:value-type="string">
            <text:p>서울특별시 강남구 테헤란로</text:p>
          </table:table-cell>
          <table:table-cell table:style-name="ce114" office:value-type="string" calcext:value-type="string">
            <text:p>107-88-27***</text:p>
          </table:table-cell>
          <table:table-cell table:style-name="ce165" office:value-type="string" calcext:value-type="string">
            <text:p>김연준</text:p>
          </table:table-cell>
          <table:table-cell table:style-name="ce107"/>
          <table:table-cell table:style-name="ce175"/>
          <table:table-cell table:style-name="ce107" table:number-columns-repeated="2"/>
          <table:covered-table-cell table:style-name="ce107"/>
        </table:table-row>
        <table:table-row table:style-name="ro1">
          <table:table-cell table:style-name="ce147" office:value-type="string" calcext:value-type="string">
            <text:p>Acts29games</text:p>
          </table:table-cell>
          <table:table-cell table:style-name="ce107" office:value-type="string" calcext:value-type="string">
            <text:p>액츠29게임즈 주식회사(Acts29Games lnc.)</text:p>
          </table:table-cell>
          <table:table-cell table:style-name="ce165" office:value-type="string" calcext:value-type="string">
            <text:p>서울특별시 금천구 가산디지털1로</text:p>
          </table:table-cell>
          <table:table-cell table:style-name="ce114" office:value-type="string" calcext:value-type="string">
            <text:p>230-81-13***</text:p>
          </table:table-cell>
          <table:table-cell table:style-name="ce165" office:value-type="string" calcext:value-type="string">
            <text:p>정우락</text:p>
          </table:table-cell>
          <table:table-cell table:style-name="ce107" office:value-type="string" calcext:value-type="string">
            <text:p><text:a xlink:href="https://acts29games.com/" xlink:type="simple">https://acts29games.com/</text:a></text:p>
          </table:table-cell>
          <table:table-cell table:style-name="ce175"/>
          <table:table-cell table:style-name="ce107" table:number-columns-repeated="2"/>
          <table:table-cell table:style-name="ce107" office:value-type="string" calcext:value-type="string">
            <text:p><text:span text:style-name="T6">VR미디어 라는 회사와 대표가 같다.  </text:span> <text:a xlink:href="http://vrealitymedia.com/" xlink:type="simple">http://vrealitymedia.com/</text:a></text:p>
          </table:table-cell>
        </table:table-row>
        <table:table-row table:style-name="ro1">
          <table:table-cell table:style-name="ce147" office:value-type="string" calcext:value-type="string">
            <text:p>Afeel inc</text:p>
          </table:table-cell>
          <table:table-cell table:style-name="ce107" office:value-type="string" calcext:value-type="string">
            <text:p>어필</text:p>
          </table:table-cell>
          <table:table-cell table:style-name="ce165" office:value-type="string" calcext:value-type="string">
            <text:p>부산광역시 해운대구 센텀동로</text:p>
          </table:table-cell>
          <table:table-cell table:style-name="ce114" office:value-type="string" calcext:value-type="string">
            <text:p>602-06-34915</text:p>
          </table:table-cell>
          <table:table-cell table:style-name="ce165" office:value-type="string" calcext:value-type="string">
            <text:p>조성목</text:p>
          </table:table-cell>
          <table:table-cell table:style-name="ce107" office:value-type="string" calcext:value-type="string">
            <text:p><text:a xlink:href="https://afeel.biz/" xlink:type="simple">https://afeel.biz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Al Fine</text:p>
          </table:table-cell>
          <table:table-cell table:style-name="ce107" office:value-type="string" calcext:value-type="string">
            <text:p>주식회사 알피네</text:p>
          </table:table-cell>
          <table:table-cell table:style-name="ce165" office:value-type="string" calcext:value-type="string">
            <text:p>경기도 수원시 영통구 원천동</text:p>
          </table:table-cell>
          <table:table-cell table:style-name="ce114" office:value-type="string" calcext:value-type="string">
            <text:p>749-87-01***</text:p>
          </table:table-cell>
          <table:table-cell table:style-name="ce165" office:value-type="string" calcext:value-type="string">
            <text:p>이형주</text:p>
          </table:table-cell>
          <table:table-cell table:style-name="ce107" office:value-type="string" calcext:value-type="string">
            <text:p><text:a xlink:href="https://www.alfinegames.com/" xlink:type="simple">https://www.alfinegames.com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ALIVE Inc.</text:p>
          </table:table-cell>
          <table:table-cell table:style-name="ce107" office:value-type="string" calcext:value-type="string">
            <text:p>주식회사 얼라이브(ALIVE Inc.)</text:p>
          </table:table-cell>
          <table:table-cell table:style-name="ce165" office:value-type="string" calcext:value-type="string">
            <text:p>경기도 수원시 영통구 광교중앙로</text:p>
          </table:table-cell>
          <table:table-cell table:style-name="ce114" office:value-type="string" calcext:value-type="string">
            <text:p>301-87-01***</text:p>
          </table:table-cell>
          <table:table-cell table:style-name="ce165" office:value-type="string" calcext:value-type="string">
            <text:p>김기명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ALLAF GAMES</text:p>
          </table:table-cell>
          <table:table-cell table:style-name="ce107" office:value-type="string" calcext:value-type="string">
            <text:p>주식회사 올라프게임즈 (Allaf Games)</text:p>
          </table:table-cell>
          <table:table-cell table:style-name="ce165" office:value-type="string" calcext:value-type="string">
            <text:p>경기도 성남시 분당구 대왕판교로</text:p>
          </table:table-cell>
          <table:table-cell table:style-name="ce114" office:value-type="string" calcext:value-type="string">
            <text:p>180-86-02***</text:p>
          </table:table-cell>
          <table:table-cell table:style-name="ce165" office:value-type="string" calcext:value-type="string">
            <text:p>송종현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Alpheratz*</text:p>
          </table:table-cell>
          <table:table-cell table:style-name="ce107" office:value-type="string" calcext:value-type="string">
            <text:p>알페라츠(Alpheratz*)</text:p>
          </table:table-cell>
          <table:table-cell table:style-name="ce165"/>
          <table:table-cell table:style-name="ce114" office:value-type="string" calcext:value-type="string">
            <text:p>562-69-00***</text:p>
          </table:table-cell>
          <table:table-cell table:style-name="ce165" office:value-type="string" calcext:value-type="string">
            <text:p>성화정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ALTARI GAMES</text:p>
          </table:table-cell>
          <table:table-cell table:style-name="ce107" office:value-type="string" calcext:value-type="string">
            <text:p>유한회사 알타리게임즈(ALTARI GAMES)</text:p>
          </table:table-cell>
          <table:table-cell table:style-name="ce165" office:value-type="string" calcext:value-type="string">
            <text:p>경기도 용인시 기흥구 동백5로</text:p>
          </table:table-cell>
          <table:table-cell table:style-name="ce114" office:value-type="string" calcext:value-type="string">
            <text:p>249-87-01***</text:p>
          </table:table-cell>
          <table:table-cell table:style-name="ce165" office:value-type="string" calcext:value-type="string">
            <text:p>박진홍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ASTEROID-J</text:p>
          </table:table-cell>
          <table:table-cell table:style-name="ce107" office:value-type="string" calcext:value-type="string">
            <text:p>아스테로이드제이</text:p>
          </table:table-cell>
          <table:table-cell table:style-name="ce165" office:value-type="string" calcext:value-type="string">
            <text:p>경기도 성남시 수정구 모란로</text:p>
          </table:table-cell>
          <table:table-cell table:style-name="ce114" office:value-type="string" calcext:value-type="string">
            <text:p>638-03-00***</text:p>
          </table:table-cell>
          <table:table-cell table:style-name="ce165" office:value-type="string" calcext:value-type="string">
            <text:p>장원선</text:p>
          </table:table-cell>
          <table:table-cell table:style-name="ce107"/>
          <table:table-cell table:style-name="ce175"/>
          <table:table-cell table:style-name="ce107" office:value-type="string" calcext:value-type="string">
            <text:p><text:a xlink:href="https://twitter.com/ASTEROID__J" xlink:type="simple">https://twitter.com/ASTEROID__J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AvoCavo</text:p>
          </table:table-cell>
          <table:table-cell table:style-name="ce107" office:value-type="string" calcext:value-type="string">
            <text:p>아보카보</text:p>
          </table:table-cell>
          <table:table-cell table:style-name="ce165" office:value-type="string" calcext:value-type="string">
            <text:p>서울특별시 서초구 매헌로</text:p>
          </table:table-cell>
          <table:table-cell table:style-name="ce114" office:value-type="string" calcext:value-type="string">
            <text:p>553-08-01***</text:p>
          </table:table-cell>
          <table:table-cell table:style-name="ce165" office:value-type="string" calcext:value-type="string">
            <text:p>이재훈</text:p>
          </table:table-cell>
          <table:table-cell table:style-name="ce107"/>
          <table:table-cell table:style-name="ce175"/>
          <table:table-cell table:style-name="ce107" office:value-type="string" calcext:value-type="string">
            <text:p><text:span text:style-name="T5"><text:a xlink:href="https://twitter.com/avocavo_fruit" xlink:type="simple">https://twitter.com/avocavo_fruit</text:a></text:span></text:p>
          </table:table-cell>
          <table:table-cell table:style-name="ce107"/>
          <table:table-cell table:style-name="ce107" office:value-type="string" calcext:value-type="string">
            <text:p>Linked in 정보 : JaeHoon Lee | Game Developer at AvoCavo</text:p>
          </table:table-cell>
        </table:table-row>
        <table:table-row table:style-name="ro12">
          <table:table-cell table:style-name="ce147" office:value-type="string" calcext:value-type="string">
            <text:p>base0</text:p>
          </table:table-cell>
          <table:table-cell table:style-name="ce107" office:value-type="string" calcext:value-type="string">
            <text:p>베이스 제로​</text:p>
          </table:table-cell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민지산 팀장과, 남현욱 PM, 민우빈 개발자, 조웅오 개발자, 이준헌 아트 총괄, 이시훈 사운드 총괄</text:p>
            <text:p>GIGDC에서 제작부문 대학부 은상</text:p>
          </table:table-cell>
        </table:table-row>
        <table:table-row table:style-name="ro12">
          <table:table-cell table:style-name="ce147" office:value-type="string" calcext:value-type="string">
            <text:p>BangsFactory</text:p>
          </table:table-cell>
          <table:table-cell table:style-name="ce107"/>
          <table:table-cell table:style-name="ce165"/>
          <table:table-cell table:style-name="ce114"/>
          <table:table-cell table:style-name="ce165" office:value-type="string" calcext:value-type="string">
            <text:p>방호석</text:p>
          </table:table-cell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정보가 너무 없어서 한국 회사 맞는지 확인이안된다.</text:p>
            <text:p>게임 제목도 왜 다 검색이 어려운 것들로만 넣어놨다.</text:p>
          </table:table-cell>
        </table:table-row>
        <table:table-row table:style-name="ro1">
          <table:table-cell table:style-name="ce147" office:value-type="string" calcext:value-type="string">
            <text:p>BIBGames Inc.</text:p>
          </table:table-cell>
          <table:table-cell table:style-name="ce107" office:value-type="string" calcext:value-type="string">
            <text:p>주식회사 비아이비게임즈</text:p>
          </table:table-cell>
          <table:table-cell table:style-name="ce165" office:value-type="string" calcext:value-type="string">
            <text:p>경기도 성남시 분당구 대왕판교로</text:p>
          </table:table-cell>
          <table:table-cell table:style-name="ce114" office:value-type="string" calcext:value-type="string">
            <text:p>656-86-03***</text:p>
          </table:table-cell>
          <table:table-cell table:style-name="ce165" office:value-type="string" calcext:value-type="string">
            <text:p>황수환</text:p>
          </table:table-cell>
          <table:table-cell table:style-name="ce107" office:value-type="string" calcext:value-type="string">
            <text:p><text:a xlink:href="https://www.bibgames.net/" xlink:type="simple">https://www.bibgames.net/</text:a></text:p>
          </table:table-cell>
          <table:table-cell table:style-name="ce175" office:value-type="string" calcext:value-type="string">
            <text:p><text:a xlink:href="mailto:CONTACT@BIBGAMES.NET" xlink:type="simple">CONTACT@BIBGAMES.NET</text:a></text:p>
          </table:table-cell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BK dddDang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3"/>
        </table:table-row>
        <table:table-row table:style-name="ro12">
          <table:table-cell table:style-name="ce147" office:value-type="string" calcext:value-type="string">
            <text:p>Black Anchor</text:p>
          </table:table-cell>
          <table:table-cell table:style-name="ce107" office:value-type="string" calcext:value-type="string">
            <text:p>블랙앵커 주식회사</text:p>
          </table:table-cell>
          <table:table-cell table:style-name="ce165" office:value-type="string" calcext:value-type="string">
            <text:p>충청남도 아산시 배방읍 희망로</text:p>
          </table:table-cell>
          <table:table-cell table:style-name="ce114" office:value-type="string" calcext:value-type="string">
            <text:p>203-88-02***</text:p>
          </table:table-cell>
          <table:table-cell table:style-name="ce165" office:value-type="string" calcext:value-type="string">
            <text:p>정극민</text:p>
          </table:table-cell>
          <table:table-cell table:style-name="ce107" office:value-type="string" calcext:value-type="string">
            <text:p><text:a xlink:href="https://www.blackanchor.kr/" xlink:type="simple">https://www.blackanchor.kr</text:a></text:p>
          </table:table-cell>
          <table:table-cell table:style-name="ce175" office:value-type="string" calcext:value-type="string">
            <text:p><text:a xlink:href="mailto:KANE@BLACKANCHOR.KR" xlink:type="simple">KANE@BLACKANCHOR.KR</text:a></text:p>
          </table:table-cell>
          <table:table-cell table:style-name="ce107" table:number-columns-repeated="2"/>
          <table:table-cell table:style-name="ce107" office:value-type="string" calcext:value-type="string">
            <text:p>검색해보면 사업자 등록번호 2개가 나온다.</text:p>
            <text:p><text:span text:style-name="T6">178-81-02*** 의 사업자는 폐업 상태다</text:span></text:p>
          </table:table-cell>
        </table:table-row>
        <table:table-row table:style-name="ro2">
          <table:table-cell table:style-name="ce147" office:value-type="string" calcext:value-type="string">
            <text:p>BLANBEE</text:p>
          </table:table-cell>
          <table:table-cell table:style-name="ce107" office:value-type="string" calcext:value-type="string">
            <text:p>블랜비</text:p>
          </table:table-cell>
          <table:table-cell table:style-name="ce165" office:value-type="string" calcext:value-type="string">
            <text:p>세종특별자치시 조치원읍 섭골길</text:p>
          </table:table-cell>
          <table:table-cell table:style-name="ce114" office:value-type="string" calcext:value-type="string">
            <text:p>869-45-00***</text:p>
          </table:table-cell>
          <table:table-cell table:style-name="ce165" office:value-type="string" calcext:value-type="string">
            <text:p>김효현</text:p>
          </table:table-cell>
          <table:table-cell table:style-name="ce107" office:value-type="string" calcext:value-type="string">
            <text:p><text:a xlink:href="https://blog.naver.com/blanbee" xlink:type="simple">https://blog.naver.com/blanbee</text:a></text:p>
          </table:table-cell>
          <table:table-cell table:style-name="ce175" office:value-type="string" calcext:value-type="string">
            <text:p><text:a xlink:href="mailto:blanbee@naver.com" xlink:type="simple">blanbee@naver.com</text:a></text:p>
          </table:table-cell>
          <table:table-cell table:style-name="ce107" office:value-type="string" calcext:value-type="string">
            <text:p><text:a xlink:href="https://twitter.com/BLANBEE_game" xlink:type="simple">https://twitter.com/BLANBEE_game</text:a></text:p>
          </table:table-cell>
          <table:table-cell table:style-name="ce107"/>
          <table:table-cell table:style-name="ce107" office:value-type="string" calcext:value-type="string">
            <text:p>‘블랜비’</text:p>
            <text:p>홍익대학교 세종캠퍼스 게임학부와 디자인컨버전스 소속 학생</text:p>
            <text:p>8명의 인원</text:p>
          </table:table-cell>
        </table:table-row>
        <table:table-row table:style-name="ro2">
          <table:table-cell table:style-name="ce147" office:value-type="string" calcext:value-type="string">
            <text:p>Bloom Technology</text:p>
          </table:table-cell>
          <table:table-cell table:style-name="ce107" office:value-type="string" calcext:value-type="string">
            <text:p>(주)블룸테크놀로지</text:p>
          </table:table-cell>
          <table:table-cell table:style-name="ce165" office:value-type="string" calcext:value-type="string">
            <text:p>경기도 성남시 분당구 판교로</text:p>
          </table:table-cell>
          <table:table-cell table:style-name="ce114" office:value-type="string" calcext:value-type="string">
            <text:p>114-81-70***</text:p>
          </table:table-cell>
          <table:table-cell table:style-name="ce165" office:value-type="string" calcext:value-type="string">
            <text:p>이상윤</text:p>
          </table:table-cell>
          <table:table-cell table:style-name="ce107" office:value-type="string" calcext:value-type="string">
            <text:p><text:a xlink:href="https://www.bloomtechnology.co.kr/ko/index" xlink:type="simple">https://www.bloomtechnology.co.kr/ko/index</text:a></text:p>
          </table:table-cell>
          <table:table-cell table:style-name="ce175"/>
          <table:table-cell table:style-name="ce107" table:number-columns-repeated="2"/>
          <table:table-cell table:style-name="ce107" office:value-type="string" calcext:value-type="string">
            <text:p>차세대 블록체인 플랫폼 로커스체인의 개발사 블룸테크놀로지</text:p>
            <text:p>블록체인으로 게임 서버를 대체해 멀티 플레이 가능</text:p>
            <text:p>온라인 게임 '킹덤언더파이어:워 오브 히어로즈 골드 에디션</text:p>
          </table:table-cell>
        </table:table-row>
        <table:table-row table:style-name="ro1">
          <table:table-cell table:style-name="ce147" office:value-type="string" calcext:value-type="string">
            <text:p>Blueside</text:p>
          </table:table-cell>
          <table:table-cell table:style-name="ce107" office:value-type="string" calcext:value-type="string">
            <text:p>（주）블루사이드</text:p>
          </table:table-cell>
          <table:table-cell table:style-name="ce165" office:value-type="string" calcext:value-type="string">
            <text:p>경기도 성남시 분당구 매화로</text:p>
          </table:table-cell>
          <table:table-cell table:style-name="ce114" office:value-type="string" calcext:value-type="string">
            <text:p>211-87-39***</text:p>
          </table:table-cell>
          <table:table-cell table:style-name="ce165" office:value-type="string" calcext:value-type="string">
            <text:p>김세정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3">
          <table:table-cell table:style-name="ce147" office:value-type="string" calcext:value-type="string">
            <text:p>BONE MADE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<text:a xlink:href="https://tumblbug.com/runes_magica/story" xlink:type="simple">https://tumblbug.com/runes_magica/story</text:a></text:p>
            <text:p/>
            <text:p>BoneMade</text:p>
            <text:p>1인 개발자</text:p>
            <text:p>고등학교 시절부터 구상한 프로젝트를 대학 진학 후 1인 개발 중</text:p>
          </table:table-cell>
        </table:table-row>
        <table:table-row table:style-name="ro1">
          <table:table-cell table:style-name="ce147" office:value-type="string" calcext:value-type="string">
            <text:p>Buff Studio</text:p>
          </table:table-cell>
          <table:table-cell table:style-name="ce107" office:value-type="string" calcext:value-type="string">
            <text:p>주식회사 버프스튜디오</text:p>
          </table:table-cell>
          <table:table-cell table:style-name="ce165" office:value-type="string" calcext:value-type="string">
            <text:p>서울특별시 마포구 매봉산로</text:p>
          </table:table-cell>
          <table:table-cell table:style-name="ce114" office:value-type="string" calcext:value-type="string">
            <text:p>849-81-00***</text:p>
          </table:table-cell>
          <table:table-cell table:style-name="ce165" office:value-type="string" calcext:value-type="string">
            <text:p>김도형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2">
          <table:table-cell table:style-name="ce95" office:value-type="string" calcext:value-type="string">
            <text:p>BUSAN SANAI GAMES</text:p>
          </table:table-cell>
          <table:table-cell table:style-name="ce107" office:value-type="string" calcext:value-type="string">
            <text:p>-</text:p>
          </table:table-cell>
          <table:table-cell table:style-name="ce165" office:value-type="string" calcext:value-type="string">
            <text:p>캐나다</text:p>
          </table:table-cell>
          <table:table-cell table:style-name="ce114" office:value-type="string" calcext:value-type="string">
            <text:p>-</text:p>
          </table:table-cell>
          <table:table-cell table:style-name="ce165" office:value-type="string" calcext:value-type="string">
            <text:p>-</text:p>
          </table:table-cell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부산 사나이 게임즈</text:p>
            <text:p>회사가 캐나다에 있다.( 이 목록의 한국 게임 조건에 안 맞는다. )</text:p>
          </table:table-cell>
        </table:table-row>
        <table:table-row table:style-name="ro1">
          <table:table-cell table:style-name="ce147" office:value-type="string" calcext:value-type="string">
            <text:p>CandLE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Cat Society</text:p>
          </table:table-cell>
          <table:table-cell table:style-name="ce107" office:value-type="string" calcext:value-type="string">
            <text:p>캣 소사이어티</text:p>
          </table:table-cell>
          <table:table-cell table:style-name="ce165" office:value-type="string" calcext:value-type="string">
            <text:p>경기도 수원시 팔달구 팔달문로</text:p>
          </table:table-cell>
          <table:table-cell table:style-name="ce114" office:value-type="string" calcext:value-type="string">
            <text:p>101-18-97***</text:p>
          </table:table-cell>
          <table:table-cell table:style-name="ce165" office:value-type="string" calcext:value-type="string">
            <text:p>고민진</text:p>
          </table:table-cell>
          <table:table-cell table:style-name="ce107" office:value-type="string" calcext:value-type="string">
            <text:p><text:a xlink:href="https://catsocietygames.com/" xlink:type="simple">https://catsocietygames.com/</text:a></text:p>
          </table:table-cell>
          <table:table-cell table:style-name="ce175"/>
          <table:table-cell table:style-name="ce107" office:value-type="string" calcext:value-type="string">
            <text:p><text:a xlink:href="https://twitter.com/catsocietygames" xlink:type="simple">https://twitter.com/catsocietygames</text:a></text:p>
          </table:table-cell>
          <table:table-cell table:style-name="ce107" office:value-type="string" calcext:value-type="string">
            <text:p><text:a xlink:href="https://www.instagram.com/catsocietygames" xlink:type="simple">https://www.instagram.com/catsocietygames</text:a></text:p>
          </table:table-cell>
          <table:table-cell table:style-name="ce107" office:value-type="string" calcext:value-type="string">
            <text:p>Linked in 정보 : MinJin Ko | Cat Society Founder</text:p>
          </table:table-cell>
        </table:table-row>
        <table:table-row table:style-name="ro12">
          <table:table-cell table:style-name="ce147" office:value-type="string" calcext:value-type="string">
            <text:p>Cassel Games</text:p>
          </table:table-cell>
          <table:table-cell table:style-name="ce107" office:value-type="string" calcext:value-type="string">
            <text:p>주식회사 카셀게임즈</text:p>
          </table:table-cell>
          <table:table-cell table:style-name="ce165" office:value-type="string" calcext:value-type="string">
            <text:p>서울특별시 중구 청계천로</text:p>
          </table:table-cell>
          <table:table-cell table:style-name="ce114" office:value-type="string" calcext:value-type="string">
            <text:p>519-88-02***</text:p>
          </table:table-cell>
          <table:table-cell table:style-name="ce165" office:value-type="string" calcext:value-type="string">
            <text:p>황성진</text:p>
          </table:table-cell>
          <table:table-cell table:style-name="ce107" office:value-type="string" calcext:value-type="string">
            <text:p><text:a xlink:href="https://casselgames.com/" xlink:type="simple">https://casselgames.com</text:a></text:p>
          </table:table-cell>
          <table:table-cell table:style-name="ce175"/>
          <table:table-cell table:style-name="ce107" table:number-columns-repeated="2"/>
          <table:table-cell table:style-name="ce107" office:value-type="string" calcext:value-type="string">
            <text:p>카셀 게임즈</text:p>
            <text:p>서강대학교 게임&amp;평생교육원 학생들의 인디 개발 팀</text:p>
          </table:table-cell>
        </table:table-row>
        <table:table-row table:style-name="ro2">
          <table:table-cell table:style-name="ce147" office:value-type="string" calcext:value-type="string">
            <text:p>Catdoors</text:p>
          </table:table-cell>
          <table:table-cell table:style-name="ce107" office:value-type="string" calcext:value-type="string">
            <text:p>캣도어즈(Cat Doors)</text:p>
          </table:table-cell>
          <table:table-cell table:style-name="ce165" office:value-type="string" calcext:value-type="string">
            <text:p>경기도 성남시 분당구 대왕판교로</text:p>
          </table:table-cell>
          <table:table-cell table:style-name="ce114" office:value-type="string" calcext:value-type="string">
            <text:p>187-15-01***</text:p>
          </table:table-cell>
          <table:table-cell table:style-name="ce165" office:value-type="string" calcext:value-type="string">
            <text:p>양성현</text:p>
          </table:table-cell>
          <table:table-cell table:style-name="ce107" office:value-type="string" calcext:value-type="string">
            <text:p><text:a xlink:href="https://catdoors.tistory.com/" xlink:type="simple">https://catdoors.tistory.com/</text:a></text:p>
          </table:table-cell>
          <table:table-cell table:style-name="ce175" office:value-type="string" calcext:value-type="string">
            <text:p><text:a xlink:href="mailto:motea230@naver.com" xlink:type="simple">motea230@naver.com</text:a></text:p>
          </table:table-cell>
          <table:table-cell table:style-name="ce107" office:value-type="string" calcext:value-type="string">
            <text:p><text:a xlink:href="https://twitter.com/Studio_Catdoors" xlink:type="simple">https://twitter.com/Studio_Catdoors</text:a></text:p>
          </table:table-cell>
          <table:table-cell table:style-name="ce107" office:value-type="string" calcext:value-type="string">
            <text:p><text:a xlink:href="https://www.facebook.com/moteayang/?ref=page_internal" xlink:type="simple">https://www.facebook.com/moteayang/?ref=page_internal</text:a></text:p>
          </table:table-cell>
          <table:table-cell table:style-name="ce107" office:value-type="string" calcext:value-type="string">
            <text:p><text:span text:style-name="T6">개발사 캣도어즈</text:span></text:p>
            <text:p>학교 동창 친구 3인으로 구성</text:p>
            <text:p>첫 작품인 ‘블랙 아카데미’</text:p>
          </table:table-cell>
        </table:table-row>
        <table:table-row table:style-name="ro1">
          <table:table-cell table:style-name="ce147" office:value-type="string" calcext:value-type="string">
            <text:p>CFK Co., Ltd.</text:p>
          </table:table-cell>
          <table:table-cell table:style-name="ce107" office:value-type="string" calcext:value-type="string">
            <text:p>주식회사 씨에프케이 (CFK Co.,Ltd.)</text:p>
          </table:table-cell>
          <table:table-cell table:style-name="ce165" office:value-type="string" calcext:value-type="string">
            <text:p>서울특별시 성동구 성수이로</text:p>
          </table:table-cell>
          <table:table-cell table:style-name="ce114" office:value-type="string" calcext:value-type="string">
            <text:p>220-86-67***</text:p>
          </table:table-cell>
          <table:table-cell table:style-name="ce165" office:value-type="string" calcext:value-type="string">
            <text:p>구창식</text:p>
          </table:table-cell>
          <table:table-cell table:style-name="ce107" office:value-type="string" calcext:value-type="string">
            <text:p><text:a xlink:href="https://www.cfk.kr/" xlink:type="simple">https://www.cfk.kr/</text:a></text:p>
          </table:table-cell>
          <table:table-cell table:style-name="ce175"/>
          <table:table-cell table:style-name="ce107" table:number-columns-repeated="3"/>
        </table:table-row>
        <table:table-row table:style-name="ro4">
          <table:table-cell table:style-name="ce147" office:value-type="string" calcext:value-type="string">
            <text:p>Ch.ZBK</text:p>
          </table:table-cell>
          <table:table-cell table:style-name="ce107" office:value-type="string" calcext:value-type="string">
            <text:p>-</text:p>
          </table:table-cell>
          <table:table-cell table:style-name="ce165" office:value-type="string" calcext:value-type="string">
            <text:p>-</text:p>
          </table:table-cell>
          <table:table-cell table:style-name="ce114" office:value-type="string" calcext:value-type="string">
            <text:p>-</text:p>
          </table:table-cell>
          <table:table-cell table:style-name="ce165" office:value-type="string" calcext:value-type="string">
            <text:p>양정훈</text:p>
          </table:table-cell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채널 좀비왕, 패러블, 쉘터 동일한 대표 명으로 다수의 회사가 나온다.</text:p>
            <text:p/>
            <text:p>주식회사 쉘터  : 양정훈 : 636-81-01*** | 경기도 고양시 덕양구 삼송로</text:p>
            <text:p>국내 기업은 맞는 것 같고 더 확인할 필요는 없을 것 같다.</text:p>
          </table:table-cell>
        </table:table-row>
        <table:table-row table:style-name="ro1">
          <table:table-cell table:style-name="ce147" office:value-type="string" calcext:value-type="string">
            <text:p>Chalkseagull</text:p>
          </table:table-cell>
          <table:table-cell table:style-name="ce107" office:value-type="string" calcext:value-type="string">
            <text:p>-</text:p>
          </table:table-cell>
          <table:table-cell table:style-name="ce165" office:value-type="string" calcext:value-type="string">
            <text:p>-</text:p>
          </table:table-cell>
          <table:table-cell table:style-name="ce114" office:value-type="string" calcext:value-type="string">
            <text:p>-</text:p>
          </table:table-cell>
          <table:table-cell table:style-name="ce165" office:value-type="string" calcext:value-type="string">
            <text:p>김선규</text:p>
          </table:table-cell>
          <table:table-cell table:style-name="ce107" office:value-type="string" calcext:value-type="string">
            <text:p><text:span text:style-name="T4"><text:a xlink:href="https://chalkseagull.com/" xlink:type="simple">https://chalkseagull.com/</text:a></text:span></text:p>
          </table:table-cell>
          <table:table-cell table:style-name="ce175"/>
          <table:table-cell table:style-name="ce107" table:number-columns-repeated="2"/>
          <table:table-cell table:style-name="ce107" office:value-type="string" calcext:value-type="string">
            <text:p>청강문화산업대학교 게임콘텐츠스쿨 3학년 재학중</text:p>
          </table:table-cell>
        </table:table-row>
        <table:table-row table:style-name="ro1">
          <table:table-cell table:style-name="ce147" office:value-type="string" calcext:value-type="string">
            <text:p>CIRCLEfromDOT</text:p>
          </table:table-cell>
          <table:table-cell table:style-name="ce107" office:value-type="string" calcext:value-type="string">
            <text:p>주식회사 서클프롬닷(CIRCLEfromDOT)</text:p>
          </table:table-cell>
          <table:table-cell table:style-name="ce165" office:value-type="string" calcext:value-type="string">
            <text:p>부산 해운대구 수영강변대로</text:p>
          </table:table-cell>
          <table:table-cell table:style-name="ce114" office:value-type="string" calcext:value-type="string">
            <text:p>326-87-02***</text:p>
          </table:table-cell>
          <table:table-cell table:style-name="ce165" office:value-type="string" calcext:value-type="string">
            <text:p>염정규</text:p>
          </table:table-cell>
          <table:table-cell table:style-name="ce107" office:value-type="string" calcext:value-type="string">
            <text:p><text:a xlink:href="https://circlefromdot-kr.imweb.me/" xlink:type="simple">https://circlefromdot-kr.imweb.me/</text:a></text:p>
          </table:table-cell>
          <table:table-cell table:style-name="ce175" office:value-type="string" calcext:value-type="string">
            <text:p><text:a xlink:href="mailto:jake.yeom@circlefromdot.com" xlink:type="simple">jake.yeom@circlefromdot.com</text:a></text:p>
          </table:table-cell>
          <table:table-cell table:style-name="ce107" office:value-type="string" calcext:value-type="string">
            <text:p><text:a xlink:href="https://twitter.com/circlefromdot" xlink:type="simple">https://twitter.com/circlefromdot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Codename Bom</text:p>
          </table:table-cell>
          <table:table-cell table:style-name="ce107" office:value-type="string" calcext:value-type="string">
            <text:p>주식회사 코드네임봄(Codename Bom Corp.)</text:p>
          </table:table-cell>
          <table:table-cell table:style-name="ce165" office:value-type="string" calcext:value-type="string">
            <text:p>경기도 성남시 수정구 창업로</text:p>
          </table:table-cell>
          <table:table-cell table:style-name="ce114" office:value-type="string" calcext:value-type="string">
            <text:p>176-87-02***</text:p>
          </table:table-cell>
          <table:table-cell table:style-name="ce165" office:value-type="string" calcext:value-type="string">
            <text:p>신원철</text:p>
          </table:table-cell>
          <table:table-cell table:style-name="ce107" office:value-type="string" calcext:value-type="string">
            <text:p><text:a xlink:href="https://www.codenamebomcorp.com/" xlink:type="simple">https://www.codenamebomcorp.com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Cogoo</text:p>
          </table:table-cell>
          <table:table-cell table:style-name="ce107" office:value-type="string" calcext:value-type="string">
            <text:p>코구 주식회사</text:p>
          </table:table-cell>
          <table:table-cell table:style-name="ce165" office:value-type="string" calcext:value-type="string">
            <text:p>서울특별시 중구 남대문로5길</text:p>
          </table:table-cell>
          <table:table-cell table:style-name="ce114" office:value-type="string" calcext:value-type="string">
            <text:p>105-87-96***</text:p>
          </table:table-cell>
          <table:table-cell table:style-name="ce165" office:value-type="string" calcext:value-type="string">
            <text:p>문상필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Colight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인디크래프트 2022 국내부문</text:p>
          </table:table-cell>
        </table:table-row>
        <table:table-row table:style-name="ro1">
          <table:table-cell table:style-name="ce147" office:value-type="string" calcext:value-type="string">
            <text:p>COSDOTS</text:p>
          </table:table-cell>
          <table:table-cell table:style-name="ce107" office:value-type="string" calcext:value-type="string">
            <text:p>(주) 코스닷츠</text:p>
          </table:table-cell>
          <table:table-cell table:style-name="ce165" office:value-type="string" calcext:value-type="string">
            <text:p>전라북도 전주시 완산구 중화산로</text:p>
          </table:table-cell>
          <table:table-cell table:style-name="ce114" office:value-type="string" calcext:value-type="string">
            <text:p>399-88-01***</text:p>
          </table:table-cell>
          <table:table-cell table:style-name="ce165" office:value-type="string" calcext:value-type="string">
            <text:p>김회민</text:p>
          </table:table-cell>
          <table:table-cell table:style-name="ce107" office:value-type="string" calcext:value-type="string">
            <text:p><text:a xlink:href="https://ko.cosdots.com/" xlink:type="simple">https://ko.cosdots.com/</text:a></text:p>
          </table:table-cell>
          <table:table-cell table:style-name="ce175" office:value-type="string" calcext:value-type="string">
            <text:p><text:a xlink:href="mailto:cosdots@gmail.com" xlink:type="simple">cosdots@gmail.com</text:a></text:p>
          </table:table-cell>
          <table:table-cell table:style-name="ce107" office:value-type="string" calcext:value-type="string">
            <text:p><text:a xlink:href="https://twitter.com/DosaDetective" xlink:type="simple">https://twitter.com/DosaDetective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CushKim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office:value-type="string" calcext:value-type="string">
            <text:p><text:span text:style-name="T4"><text:a xlink:href="https://twitter.com/cushkim25" xlink:type="simple">https://twitter.com/cushkim25</text:a></text:span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DakeCraft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 office:value-type="string" calcext:value-type="string">
            <text:p><text:span text:style-name="T4"><text:a xlink:href="https://dakecraft.com/" xlink:type="simple">https://dakecraft.com/</text:a></text:span></text:p>
          </table:table-cell>
          <table:table-cell table:style-name="ce175" office:value-type="string" calcext:value-type="string">
            <text:p><text:span text:style-name="T4"><text:a xlink:href="mailto:book732732@naver.com" xlink:type="simple">book732732@naver.com</text:a></text:span></text:p>
          </table:table-cell>
          <table:table-cell table:style-name="ce107" office:value-type="string" calcext:value-type="string">
            <text:p>Discord: 데크크래프트#4923</text:p>
          </table:table-cell>
          <table:table-cell table:style-name="ce107" table:number-columns-repeated="2"/>
        </table:table-row>
        <table:table-row table:style-name="ro2">
          <table:table-cell table:style-name="ce147" office:value-type="string" calcext:value-type="string">
            <text:p>Dandylion</text:p>
          </table:table-cell>
          <table:table-cell table:style-name="ce107" office:value-type="string" calcext:value-type="string">
            <text:p>주식회사 댄디라이언</text:p>
          </table:table-cell>
          <table:table-cell table:style-name="ce165" office:value-type="string" calcext:value-type="string">
            <text:p>서울특별시 서초구 서초대로</text:p>
          </table:table-cell>
          <table:table-cell table:style-name="ce114" office:value-type="string" calcext:value-type="string">
            <text:p>264-81-29***</text:p>
          </table:table-cell>
          <table:table-cell table:style-name="ce165" office:value-type="string" calcext:value-type="string">
            <text:p>김태형</text:p>
          </table:table-cell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인디게임사 댄디라이언</text:p>
            <text:p><text:span text:style-name="T6">6명으로 구성</text:span></text:p>
            <text:p>공동 창립자이자 개발 총괄 김태형 대표</text:p>
          </table:table-cell>
        </table:table-row>
        <table:table-row table:style-name="ro12">
          <table:table-cell table:style-name="ce147" office:value-type="string" calcext:value-type="string">
            <text:p>Darong Studio</text:p>
          </table:table-cell>
          <table:table-cell table:style-name="ce107" office:value-type="string" calcext:value-type="string">
            <text:p>(주)다롱스튜디오</text:p>
          </table:table-cell>
          <table:table-cell table:style-name="ce165" office:value-type="string" calcext:value-type="string">
            <text:p>경기도 성남시 분당구 성남대로</text:p>
          </table:table-cell>
          <table:table-cell table:style-name="ce114" office:value-type="string" calcext:value-type="string">
            <text:p>835-86-01***</text:p>
          </table:table-cell>
          <table:table-cell table:style-name="ce165" office:value-type="string" calcext:value-type="string">
            <text:p>김주환</text:p>
          </table:table-cell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다롱스튜디오</text:p>
            <text:p>게임 업계에서 만나 결혼한 부부가 함께 게임을 개발</text:p>
          </table:table-cell>
        </table:table-row>
        <table:table-row table:style-name="ro1">
          <table:table-cell table:style-name="ce147" office:value-type="string" calcext:value-type="string">
            <text:p>Dave Studio</text:p>
          </table:table-cell>
          <table:table-cell table:style-name="ce107" office:value-type="string" calcext:value-type="string">
            <text:p>데이브 스튜디오</text:p>
          </table:table-cell>
          <table:table-cell table:style-name="ce165" office:value-type="string" calcext:value-type="string">
            <text:p>서울특별시 중구 동호로</text:p>
          </table:table-cell>
          <table:table-cell table:style-name="ce114" office:value-type="string" calcext:value-type="string">
            <text:p>255-28-00***</text:p>
          </table:table-cell>
          <table:table-cell table:style-name="ce165" office:value-type="string" calcext:value-type="string">
            <text:p>박용규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DECATREE GAMES</text:p>
          </table:table-cell>
          <table:table-cell table:style-name="ce107" office:value-type="string" calcext:value-type="string">
            <text:p>데카트리게임즈</text:p>
          </table:table-cell>
          <table:table-cell table:style-name="ce165" office:value-type="string" calcext:value-type="string">
            <text:p>서울특별시 송파구 올림픽로</text:p>
          </table:table-cell>
          <table:table-cell table:style-name="ce114" office:value-type="string" calcext:value-type="string">
            <text:p>169-35-01***</text:p>
          </table:table-cell>
          <table:table-cell table:style-name="ce165" office:value-type="string" calcext:value-type="string">
            <text:p>이도현</text:p>
          </table:table-cell>
          <table:table-cell table:style-name="ce107" office:value-type="string" calcext:value-type="string">
            <text:p><text:a xlink:href="http://decatreegames.com/" xlink:type="simple">http://decatreegames.com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DeerFarm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 office:value-type="string" calcext:value-type="string">
            <text:p><text:span text:style-name="T5"><text:a xlink:href="mailto:bzerox7@gmail.com" xlink:type="simple">bzerox7@gmail.com</text:a></text:span></text:p>
          </table:table-cell>
          <table:table-cell table:style-name="ce107" office:value-type="string" calcext:value-type="string">
            <text:p><text:a xlink:href="https://twitter.com/TeamDeerFarm" xlink:type="simple">https://twitter.com/TeamDeerFarm</text:a></text:p>
          </table:table-cell>
          <table:table-cell table:style-name="ce107"/>
          <table:table-cell table:style-name="ce107" office:value-type="string" calcext:value-type="string">
            <text:p>동인 게임 제작팀</text:p>
          </table:table-cell>
        </table:table-row>
        <table:table-row table:style-name="ro1">
          <table:table-cell table:style-name="ce97" office:value-type="string" calcext:value-type="string">
            <text:p>Derin</text:p>
          </table:table-cell>
          <table:table-cell table:style-name="ce107" office:value-type="string" calcext:value-type="string">
            <text:p>데린</text:p>
          </table:table-cell>
          <table:table-cell table:style-name="ce165" office:value-type="string" calcext:value-type="string">
            <text:p>경기도 시흥시 능곡서로</text:p>
          </table:table-cell>
          <table:table-cell table:style-name="ce114" office:value-type="string" calcext:value-type="string">
            <text:p>121-64-13***</text:p>
          </table:table-cell>
          <table:table-cell table:style-name="ce165" office:value-type="string" calcext:value-type="string">
            <text:p>채주영</text:p>
          </table:table-cell>
          <table:table-cell table:style-name="ce107" office:value-type="string" calcext:value-type="string">
            <text:p><text:a xlink:href="https://derin-studio.itch.io/" xlink:type="simple">https://derin-studio.itch.io/</text:a></text:p>
          </table:table-cell>
          <table:table-cell table:style-name="ce175" office:value-type="string" calcext:value-type="string">
            <text:p><text:a xlink:href="mailto:contact@derin-studio.com" xlink:type="simple">contact@derin-studio.com</text:a></text:p>
          </table:table-cell>
          <table:table-cell table:style-name="ce107" office:value-type="string" calcext:value-type="string">
            <text:p><text:a xlink:href="https://twitter.com/DerinStudio" xlink:type="simple">https://twitter.com/DerinStudio</text:a></text:p>
          </table:table-cell>
          <table:table-cell table:style-name="ce107" table:number-columns-repeated="2"/>
        </table:table-row>
        <table:table-row table:style-name="ro1">
          <table:table-cell table:style-name="ce97" office:value-type="string" calcext:value-type="string">
            <text:p>DEVBOX</text:p>
          </table:table-cell>
          <table:table-cell table:style-name="ce107" office:value-type="string" calcext:value-type="string">
            <text:p>데브박스 (DEVBOX)</text:p>
          </table:table-cell>
          <table:table-cell table:style-name="ce165" office:value-type="string" calcext:value-type="string">
            <text:p>경기도 용인시 수지구 정든로</text:p>
          </table:table-cell>
          <table:table-cell table:style-name="ce114" office:value-type="string" calcext:value-type="string">
            <text:p>303-13-62***</text:p>
          </table:table-cell>
          <table:table-cell table:style-name="ce165" office:value-type="string" calcext:value-type="string">
            <text:p>박정우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Devespresso Games</text:p>
          </table:table-cell>
          <table:table-cell table:style-name="ce107" office:value-type="string" calcext:value-type="string">
            <text:p>주식회사 데베스프레소 게임즈</text:p>
          </table:table-cell>
          <table:table-cell table:style-name="ce165" office:value-type="string" calcext:value-type="string">
            <text:p>서울특별시 송파구 석촌호수로</text:p>
          </table:table-cell>
          <table:table-cell table:style-name="ce114" office:value-type="string" calcext:value-type="string">
            <text:p>202-86-00***</text:p>
          </table:table-cell>
          <table:table-cell table:style-name="ce165" office:value-type="string" calcext:value-type="string">
            <text:p>김민호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Devmaru Inc.</text:p>
          </table:table-cell>
          <table:table-cell table:style-name="ce107" office:value-type="string" calcext:value-type="string">
            <text:p>주식회사데브마루</text:p>
          </table:table-cell>
          <table:table-cell table:style-name="ce165" office:value-type="string" calcext:value-type="string">
            <text:p>경기도 용인시 수지구 신수로</text:p>
          </table:table-cell>
          <table:table-cell table:style-name="ce114" office:value-type="string" calcext:value-type="string">
            <text:p>256-86-01***</text:p>
          </table:table-cell>
          <table:table-cell table:style-name="ce165" office:value-type="string" calcext:value-type="string">
            <text:p>서정국</text:p>
          </table:table-cell>
          <table:table-cell table:style-name="ce107" office:value-type="string" calcext:value-type="string">
            <text:p><text:span text:style-name="T4"><text:a xlink:href="https://devmaru.net/sub/contact.html" xlink:type="simple">https://devmaru.net/sub/contact.html</text:a></text:span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Dizcon</text:p>
          </table:table-cell>
          <table:table-cell table:style-name="ce107" office:value-type="string" calcext:value-type="string">
            <text:p>주식회사 디즈콘</text:p>
          </table:table-cell>
          <table:table-cell table:style-name="ce165" office:value-type="string" calcext:value-type="string">
            <text:p>부산광역시 사상구 주례로</text:p>
          </table:table-cell>
          <table:table-cell table:style-name="ce114" office:value-type="string" calcext:value-type="string">
            <text:p>612-81-53***</text:p>
          </table:table-cell>
          <table:table-cell table:style-name="ce165" office:value-type="string" calcext:value-type="string">
            <text:p>주우석</text:p>
          </table:table-cell>
          <table:table-cell table:style-name="ce107" office:value-type="string" calcext:value-type="string">
            <text:p><text:a xlink:href="http://www.dizcon.co.kr/dizcon.html" xlink:type="simple">http://www.dizcon.co.kr/dizcon.html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DOTORIS</text:p>
          </table:table-cell>
          <table:table-cell table:style-name="ce107"/>
          <table:table-cell table:style-name="ce165"/>
          <table:table-cell table:style-name="ce114"/>
          <table:table-cell table:style-name="ce165" office:value-type="string" calcext:value-type="string">
            <text:p>이정연</text:p>
          </table:table-cell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<text:a xlink:href="https://kr.ign.com/lynn-the-girl-drawn-on-puzzles/12132/interview/cagijageuro-ddo-manna-boel-su-issgireul-dotoriseu-ijeongyeon-goseongjin-inteobyu" xlink:type="simple">https://kr.ign.com/lynn-the-girl-drawn-on-puzzles/12132/interview/cagijageuro-ddo-manna-boel-su-issgireul-dotoriseu-ijeongyeon-goseongjin-inteobyu</text:a></text:p>
          </table:table-cell>
        </table:table-row>
        <table:table-row table:style-name="ro1">
          <table:table-cell table:style-name="ce147" office:value-type="string" calcext:value-type="string">
            <text:p>DOWNFALLEN Team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<text:a xlink:href="https://creffect.com/project/downfallen/" xlink:type="simple">https://creffect.com/project/downfallen/</text:a></text:p>
          </table:table-cell>
        </table:table-row>
        <table:table-row table:style-name="ro1">
          <table:table-cell table:style-name="ce101" office:value-type="string" calcext:value-type="string">
            <text:p>dummy</text:p>
          </table:table-cell>
          <table:table-cell table:style-name="ce108" office:value-type="string" calcext:value-type="string">
            <text:p>dummy</text:p>
          </table:table-cell>
          <table:table-cell table:style-name="ce165" office:value-type="string" calcext:value-type="string">
            <text:p>-</text:p>
          </table:table-cell>
          <table:table-cell table:style-name="ce114" office:value-type="string" calcext:value-type="string">
            <text:p>-</text:p>
          </table:table-cell>
          <table:table-cell table:style-name="ce165" office:value-type="string" calcext:value-type="string">
            <text:p>-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Eggtart Inc</text:p>
          </table:table-cell>
          <table:table-cell table:style-name="ce107" office:value-type="string" calcext:value-type="string">
            <text:p>에그타르트 주식회사 (Eggtart Inc.)</text:p>
          </table:table-cell>
          <table:table-cell table:style-name="ce165" office:value-type="string" calcext:value-type="string">
            <text:p>인천광역시 부평구 충선로</text:p>
          </table:table-cell>
          <table:table-cell table:style-name="ce114" office:value-type="string" calcext:value-type="string">
            <text:p>717-81-01***</text:p>
          </table:table-cell>
          <table:table-cell table:style-name="ce165" office:value-type="string" calcext:value-type="string">
            <text:p>박진만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Embark Studios</text:p>
          </table:table-cell>
          <table:table-cell table:style-name="ce107" office:value-type="string" calcext:value-type="string">
            <text:p>엠바크 스튜디오</text:p>
          </table:table-cell>
          <table:table-cell table:style-name="ce165" office:value-type="string" calcext:value-type="string">
            <text:p>스웨덴</text:p>
          </table:table-cell>
          <table:table-cell table:style-name="ce114" office:value-type="string" calcext:value-type="string">
            <text:p>넥슨 자회사</text:p>
          </table:table-cell>
          <table:table-cell table:style-name="ce165" office:value-type="string" calcext:value-type="string">
            <text:p>-</text:p>
          </table:table-cell>
          <table:table-cell table:style-name="ce107" office:value-type="string" calcext:value-type="string">
            <text:p><text:span text:style-name="T5"><text:a xlink:href="https://www.embark-studios.com/about" xlink:type="simple">https://www.embark-studios.com/about</text:a></text:span></text:p>
          </table:table-cell>
          <table:table-cell table:style-name="ce175"/>
          <table:table-cell table:style-name="ce107" table:number-columns-repeated="3"/>
        </table:table-row>
        <table:table-row table:style-name="ro12">
          <table:table-cell table:style-name="ce147" office:value-type="string" calcext:value-type="string">
            <text:p>Expotato Corp.</text:p>
          </table:table-cell>
          <table:table-cell table:style-name="ce107" office:value-type="string" calcext:value-type="string">
            <text:p>（주）엑스포테이토</text:p>
          </table:table-cell>
          <table:table-cell table:style-name="ce165" office:value-type="string" calcext:value-type="string">
            <text:p>서울 특별시 강남구 역삼로</text:p>
          </table:table-cell>
          <table:table-cell table:style-name="ce114" office:value-type="string" calcext:value-type="string">
            <text:p>220-81-69***</text:p>
          </table:table-cell>
          <table:table-cell table:style-name="ce165" office:value-type="string" calcext:value-type="string">
            <text:p>이상헌</text:p>
          </table:table-cell>
          <table:table-cell table:style-name="ce107" office:value-type="string" calcext:value-type="string">
            <text:p><text:a xlink:href="https://www.expotato.com/" xlink:type="simple">https://www.expotato.com/</text:a></text:p>
          </table:table-cell>
          <table:table-cell table:style-name="ce175" office:value-type="string" calcext:value-type="string">
            <text:p><text:a xlink:href="mailto:info@expotato.com" xlink:type="simple">info@expotato.com</text:a></text:p>
          </table:table-cell>
          <table:table-cell table:style-name="ce107" table:number-columns-repeated="2"/>
          <table:table-cell table:style-name="ce107" office:value-type="string" calcext:value-type="string">
            <text:p>대표이사 : 이상헌</text:p>
            <text:p>주주기관 : 교보생명</text:p>
          </table:table-cell>
        </table:table-row>
        <table:table-row table:style-name="ro12">
          <table:table-cell table:style-name="ce147" office:value-type="string" calcext:value-type="string">
            <text:p>feemodev</text:p>
          </table:table-cell>
          <table:table-cell table:style-name="ce107" office:value-type="string" calcext:value-type="string">
            <text:p>피모뎁</text:p>
          </table:table-cell>
          <table:table-cell table:style-name="ce165"/>
          <table:table-cell table:style-name="ce114"/>
          <table:table-cell table:style-name="ce165" office:value-type="string" calcext:value-type="string">
            <text:p>문수영</text:p>
            <text:p>김명진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FLINT</text:p>
          </table:table-cell>
          <table:table-cell table:style-name="ce107" office:value-type="string" calcext:value-type="string">
            <text:p>(주)플린트</text:p>
          </table:table-cell>
          <table:table-cell table:style-name="ce115" office:value-type="string" calcext:value-type="string">
            <text:p>서울특별시 강남구 테헤란로</text:p>
          </table:table-cell>
          <table:table-cell table:style-name="ce114" office:value-type="string" calcext:value-type="string">
            <text:p>220-88-61***</text:p>
          </table:table-cell>
          <table:table-cell table:style-name="ce165" office:value-type="string" calcext:value-type="string">
            <text:p>김영모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Flyway Games, Inc.</text:p>
          </table:table-cell>
          <table:table-cell table:style-name="ce107" office:value-type="string" calcext:value-type="string">
            <text:p>주식회사 플라이웨이게임즈</text:p>
          </table:table-cell>
          <table:table-cell table:style-name="ce165" office:value-type="string" calcext:value-type="string">
            <text:p>서울특별시 서초구 강남대로</text:p>
          </table:table-cell>
          <table:table-cell table:style-name="ce114" office:value-type="string" calcext:value-type="string">
            <text:p>187-81-03***</text:p>
          </table:table-cell>
          <table:table-cell table:style-name="ce165" office:value-type="string" calcext:value-type="string">
            <text:p>김수영</text:p>
          </table:table-cell>
          <table:table-cell table:style-name="ce107" office:value-type="string" calcext:value-type="string">
            <text:p><text:a xlink:href="https://www.krafton.com/studios/flyway-games/" xlink:type="simple">https://www.krafton.com/studios/flyway-games/</text:a></text:p>
          </table:table-cell>
          <table:table-cell table:style-name="ce175"/>
          <table:table-cell table:style-name="ce107" table:number-columns-repeated="2"/>
          <table:table-cell table:style-name="ce107" office:value-type="string" calcext:value-type="string">
            <text:p>크래프톤 산하 스튜디오</text:p>
          </table:table-cell>
        </table:table-row>
        <table:table-row table:style-name="ro1">
          <table:table-cell table:style-name="ce147" office:value-type="string" calcext:value-type="string">
            <text:p>FrogParty</text:p>
          </table:table-cell>
          <table:table-cell table:style-name="ce107" office:value-type="string" calcext:value-type="string">
            <text:p>프로그파티</text:p>
          </table:table-cell>
          <table:table-cell table:style-name="ce165"/>
          <table:table-cell table:style-name="ce114"/>
          <table:table-cell table:style-name="ce165" office:value-type="string" calcext:value-type="string">
            <text:p>노정현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3">
          <table:table-cell table:style-name="ce147" office:value-type="string" calcext:value-type="string">
            <text:p>G1 Playground</text:p>
          </table:table-cell>
          <table:table-cell table:style-name="ce107" office:value-type="string" calcext:value-type="string">
            <text:p>지원플레이그라운드 (주) (G1 playground CO.,LTD)</text:p>
          </table:table-cell>
          <table:table-cell table:style-name="ce165" office:value-type="string" calcext:value-type="string">
            <text:p>경기도 김포시 김포한강1로</text:p>
          </table:table-cell>
          <table:table-cell table:style-name="ce114" office:value-type="string" calcext:value-type="string">
            <text:p>156-87-01***</text:p>
          </table:table-cell>
          <table:table-cell table:style-name="ce165" office:value-type="string" calcext:value-type="string">
            <text:p>한상빈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GameCanvas Inc.</text:p>
          </table:table-cell>
          <table:table-cell table:style-name="ce107" office:value-type="string" calcext:value-type="string">
            <text:p>(주)게임캔버스</text:p>
          </table:table-cell>
          <table:table-cell table:style-name="ce165" office:value-type="string" calcext:value-type="string">
            <text:p>서울특별시 강남구 강남대로</text:p>
          </table:table-cell>
          <table:table-cell table:style-name="ce114" office:value-type="string" calcext:value-type="string">
            <text:p>122-88-01***</text:p>
          </table:table-cell>
          <table:table-cell table:style-name="ce165" office:value-type="string" calcext:value-type="string">
            <text:p>구본일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Geniesoft Inc.</text:p>
          </table:table-cell>
          <table:table-cell table:style-name="ce107" office:value-type="string" calcext:value-type="string">
            <text:p>주식회사 지니소프트</text:p>
          </table:table-cell>
          <table:table-cell table:style-name="ce165" office:value-type="string" calcext:value-type="string">
            <text:p>광주광역시 남구 송암로</text:p>
          </table:table-cell>
          <table:table-cell table:style-name="ce114" office:value-type="string" calcext:value-type="string">
            <text:p>162-81-01***</text:p>
          </table:table-cell>
          <table:table-cell table:style-name="ce165" office:value-type="string" calcext:value-type="string">
            <text:p>김도현</text:p>
          </table:table-cell>
          <table:table-cell table:style-name="ce107" office:value-type="string" calcext:value-type="string">
            <text:p><text:a xlink:href="https://www.geniesoft.io/" xlink:type="simple">https://www.geniesoft.io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GlassCats</text:p>
          </table:table-cell>
          <table:table-cell table:style-name="ce107"/>
          <table:table-cell table:style-name="ce165"/>
          <table:table-cell table:style-name="ce114"/>
          <table:table-cell table:style-name="ce165" office:value-type="string" calcext:value-type="string">
            <text:p>박정수</text:p>
          </table:table-cell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서울대학교 게임 개발 동아리 박정수 개발자</text:p>
          </table:table-cell>
        </table:table-row>
        <table:table-row table:style-name="ro1">
          <table:table-cell table:style-name="ce147" office:value-type="string" calcext:value-type="string">
            <text:p>GniFrix</text:p>
          </table:table-cell>
          <table:table-cell table:style-name="ce107" office:value-type="string" calcext:value-type="string">
            <text:p>지니프릭스</text:p>
          </table:table-cell>
          <table:table-cell table:style-name="ce165" office:value-type="string" calcext:value-type="string">
            <text:p>서울특별시 금천구 가산디지털1로</text:p>
          </table:table-cell>
          <table:table-cell table:style-name="ce114" office:value-type="string" calcext:value-type="string">
            <text:p>119-81-93***</text:p>
          </table:table-cell>
          <table:table-cell table:style-name="ce165" office:value-type="string" calcext:value-type="string">
            <text:p>박진한</text:p>
          </table:table-cell>
          <table:table-cell table:style-name="ce107" office:value-type="string" calcext:value-type="string">
            <text:p><text:a xlink:href="https://www.gnifrix.com/" xlink:type="simple">https://www.gnifrix.com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GoldPumpkin Inc.</text:p>
          </table:table-cell>
          <table:table-cell table:style-name="ce107" office:value-type="string" calcext:value-type="string">
            <text:p>주식회사 골드펌킨(GoldPumpkin Inc.)</text:p>
          </table:table-cell>
          <table:table-cell table:style-name="ce165" office:value-type="string" calcext:value-type="string">
            <text:p>경기도 성남시 분당구 황새울로</text:p>
          </table:table-cell>
          <table:table-cell table:style-name="ce114" office:value-type="string" calcext:value-type="string">
            <text:p>783-86-01***</text:p>
          </table:table-cell>
          <table:table-cell table:style-name="ce165" office:value-type="string" calcext:value-type="string">
            <text:p>임병수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Gonggamorecontents Inc.</text:p>
          </table:table-cell>
          <table:table-cell table:style-name="ce107" office:value-type="string" calcext:value-type="string">
            <text:p>주식회사 공감오래콘텐츠</text:p>
          </table:table-cell>
          <table:table-cell table:style-name="ce165" office:value-type="string" calcext:value-type="string">
            <text:p>경남 김해시 관동로</text:p>
          </table:table-cell>
          <table:table-cell table:style-name="ce114" office:value-type="string" calcext:value-type="string">
            <text:p>473-88-02***</text:p>
          </table:table-cell>
          <table:table-cell table:style-name="ce165" office:value-type="string" calcext:value-type="string">
            <text:p>윤민형</text:p>
          </table:table-cell>
          <table:table-cell table:style-name="ce107"/>
          <table:table-cell table:style-name="ce175" office:value-type="string" calcext:value-type="string">
            <text:p> <text:a xlink:href="mailto:gonggamore@naver.com" xlink:type="simple">gonggamore@naver.com</text:a></text:p>
          </table:table-cell>
          <table:table-cell table:style-name="ce107" office:value-type="string" calcext:value-type="string">
            <text:p><text:a xlink:href="https://www.instagram.com/gonggamore/" xlink:type="simple">https://www.instagram.com/gonggamore/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Growing Seeds</text:p>
          </table:table-cell>
          <table:table-cell table:style-name="ce107" office:value-type="string" calcext:value-type="string">
            <text:p>（주）자라나는씨앗</text:p>
          </table:table-cell>
          <table:table-cell table:style-name="ce165" office:value-type="string" calcext:value-type="string">
            <text:p>경기도 성남시 분당구 대왕판교로</text:p>
          </table:table-cell>
          <table:table-cell table:style-name="ce114" office:value-type="string" calcext:value-type="string">
            <text:p>144-81-10***</text:p>
          </table:table-cell>
          <table:table-cell table:style-name="ce165" office:value-type="string" calcext:value-type="string">
            <text:p>김효택</text:p>
          </table:table-cell>
          <table:table-cell table:style-name="ce107" office:value-type="string" calcext:value-type="string">
            <text:p><text:a xlink:href="http://www.gseeds.co.kr/" xlink:type="simple">http://www.gseeds.co.kr</text:a></text:p>
          </table:table-cell>
          <table:table-cell table:style-name="ce175" office:value-type="string" calcext:value-type="string">
            <text:p><text:a xlink:href="mailto:help@gseed.co.kr" xlink:type="simple">help@gseed.co.kr</text:a></text:p>
          </table:table-cell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HandMade Game</text:p>
          </table:table-cell>
          <table:table-cell table:style-name="ce107"/>
          <table:table-cell table:style-name="ce165"/>
          <table:table-cell table:style-name="ce114"/>
          <table:table-cell table:style-name="ce165" office:value-type="string" calcext:value-type="string">
            <text:p>김종화</text:p>
          </table:table-cell>
          <table:table-cell table:style-name="ce107" office:value-type="string" calcext:value-type="string">
            <text:p><text:a xlink:href="https://www.handmadegame.net/" xlink:type="simple">https://www.handmadegame.net/</text:a></text:p>
          </table:table-cell>
          <table:table-cell table:style-name="ce175"/>
          <table:table-cell table:style-name="ce107" table:number-columns-repeated="3"/>
        </table:table-row>
        <table:table-row table:style-name="ro4">
          <table:table-cell table:style-name="ce147" office:value-type="string" calcext:value-type="string">
            <text:p>Hardtalk Studio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김진형(컴퓨터공학과 14) 현유지(컴퓨터공학과 10 정보문화학과 졸업생)</text:p>
            <text:p/>
            <text:p>시리아 난민의 생활을 체험해볼 수 있는 ‘시리어스 게임’</text:p>
            <text:p>정보문화학과 수업 팀 프로젝트로 시작</text:p>
          </table:table-cell>
        </table:table-row>
        <table:table-row table:style-name="ro1">
          <table:table-cell table:style-name="ce147" office:value-type="string" calcext:value-type="string">
            <text:p>Hoochoo Game Studios</text:p>
          </table:table-cell>
          <table:table-cell table:style-name="ce107" office:value-type="string" calcext:value-type="string">
            <text:p>(주)후추게임스튜디오</text:p>
          </table:table-cell>
          <table:table-cell table:style-name="ce165" office:value-type="string" calcext:value-type="string">
            <text:p>서울특별시 종로구 새문안로</text:p>
          </table:table-cell>
          <table:table-cell table:style-name="ce114" office:value-type="string" calcext:value-type="string">
            <text:p>118-88-01***</text:p>
          </table:table-cell>
          <table:table-cell table:style-name="ce165" office:value-type="string" calcext:value-type="string">
            <text:p>박민*</text:p>
          </table:table-cell>
          <table:table-cell table:style-name="ce107" office:value-type="string" calcext:value-type="string">
            <text:p><text:a xlink:href="https://hoochoogamestudios.com/" xlink:type="simple">https://hoochoogamestudios.com/</text:a></text:p>
          </table:table-cell>
          <table:table-cell table:style-name="ce175"/>
          <table:table-cell table:style-name="ce107" office:value-type="string" calcext:value-type="string">
            <text:p><text:a xlink:href="https://twitter.com/hoochoogames" xlink:type="simple">https://twitter.com/hoochoogames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Ice Shovel Soft</text:p>
          </table:table-cell>
          <table:table-cell table:style-name="ce107"/>
          <table:table-cell table:style-name="ce165"/>
          <table:table-cell table:style-name="ce114"/>
          <table:table-cell table:style-name="ce165" office:value-type="string" calcext:value-type="string">
            <text:p>유영천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IKINAGAMES</text:p>
          </table:table-cell>
          <table:table-cell table:style-name="ce107" office:value-type="string" calcext:value-type="string">
            <text:p>주식회사 이키나게임즈</text:p>
          </table:table-cell>
          <table:table-cell table:style-name="ce165" office:value-type="string" calcext:value-type="string">
            <text:p>서울특별시 마포구 잔다리로</text:p>
          </table:table-cell>
          <table:table-cell table:style-name="ce114" office:value-type="string" calcext:value-type="string">
            <text:p>220-88-20***</text:p>
          </table:table-cell>
          <table:table-cell table:style-name="ce165" office:value-type="string" calcext:value-type="string">
            <text:p>배준호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4">
          <table:table-cell table:style-name="ce147" office:value-type="string" calcext:value-type="string">
            <text:p>Indev-studio</text:p>
          </table:table-cell>
          <table:table-cell table:style-name="ce107" office:value-type="string" calcext:value-type="string">
            <text:p>-</text:p>
          </table:table-cell>
          <table:table-cell table:style-name="ce165" office:value-type="string" calcext:value-type="string">
            <text:p>-</text:p>
          </table:table-cell>
          <table:table-cell table:style-name="ce114" office:value-type="string" calcext:value-type="string">
            <text:p>-</text:p>
          </table:table-cell>
          <table:table-cell table:style-name="ce165" office:value-type="string" calcext:value-type="string">
            <text:p>백호종</text:p>
          </table:table-cell>
          <table:table-cell table:style-name="ce107" office:value-type="string" calcext:value-type="string">
            <text:p><text:a xlink:href="https://www.indev-studio.com/" xlink:type="simple">https://www.indev-studio.com/</text:a></text:p>
          </table:table-cell>
          <table:table-cell table:style-name="ce175"/>
          <table:table-cell table:style-name="ce107" table:number-columns-repeated="2"/>
          <table:table-cell table:style-name="ce107" office:value-type="string" calcext:value-type="string">
            <text:p>라이징윙스 레버리지실 아트 담당 백호종</text:p>
            <text:p/>
            <text:p>라이징윙스 입사 전 ‘indev-studio’라는 1인 스튜디오를 설립</text:p>
            <text:p>대표작은 2020년 스팀에 론칭한 게임 ‘DOTORI’</text:p>
          </table:table-cell>
        </table:table-row>
        <table:table-row table:style-name="ro1">
          <table:table-cell table:style-name="ce147" office:value-type="string" calcext:value-type="string">
            <text:p>INDICAVA INTERACTIVE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3"/>
        </table:table-row>
        <table:table-row table:style-name="ro12">
          <table:table-cell table:style-name="ce147" office:value-type="string" calcext:value-type="string">
            <text:p>IndigoBlue Game Studio</text:p>
          </table:table-cell>
          <table:table-cell table:style-name="ce107" office:value-type="string" calcext:value-type="string">
            <text:p>인디고블루 게임 스튜디오</text:p>
          </table:table-cell>
          <table:table-cell table:style-name="ce165"/>
          <table:table-cell table:style-name="ce114"/>
          <table:table-cell table:style-name="ce165" office:value-type="string" calcext:value-type="string">
            <text:p>김혜겸</text:p>
          </table:table-cell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인디고블루 게임 스튜디오</text:p>
            <text:p>1인 개발자 김혜겸씨</text:p>
          </table:table-cell>
        </table:table-row>
        <table:table-row table:style-name="ro1">
          <table:table-cell table:style-name="ce147" office:value-type="string" calcext:value-type="string">
            <text:p>Ingeon Games</text:p>
          </table:table-cell>
          <table:table-cell table:style-name="ce107" office:value-type="string" calcext:value-type="string">
            <text:p>인건게임즈</text:p>
          </table:table-cell>
          <table:table-cell table:style-name="ce165" office:value-type="string" calcext:value-type="string">
            <text:p>대전광역시 서구 청사로</text:p>
          </table:table-cell>
          <table:table-cell table:style-name="ce114" office:value-type="string" calcext:value-type="string">
            <text:p>104-33-51***</text:p>
          </table:table-cell>
          <table:table-cell table:style-name="ce165" office:value-type="string" calcext:value-type="string">
            <text:p>신인건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innoVENTOR Inc.</text:p>
          </table:table-cell>
          <table:table-cell table:style-name="ce107" office:value-type="string" calcext:value-type="string">
            <text:p>(주)이노벤터</text:p>
          </table:table-cell>
          <table:table-cell table:style-name="ce165" office:value-type="string" calcext:value-type="string">
            <text:p>서울 서초구 방배동</text:p>
          </table:table-cell>
          <table:table-cell table:style-name="ce114" office:value-type="string" calcext:value-type="string">
            <text:p>855-87-00***</text:p>
          </table:table-cell>
          <table:table-cell table:style-name="ce165" office:value-type="string" calcext:value-type="string">
            <text:p>백정훈</text:p>
          </table:table-cell>
          <table:table-cell table:style-name="ce107" office:value-type="string" calcext:value-type="string">
            <text:p><text:a xlink:href="https://innoventor.creatorlink.net/" xlink:type="simple">https://innoventor.creatorlink.net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IRONMACE </text:p>
          </table:table-cell>
          <table:table-cell table:style-name="ce107" office:value-type="string" calcext:value-type="string">
            <text:p>주식회사 아이언메이스</text:p>
          </table:table-cell>
          <table:table-cell table:style-name="ce165" office:value-type="string" calcext:value-type="string">
            <text:p>경기도 성남시 분당구 판교역로</text:p>
          </table:table-cell>
          <table:table-cell table:style-name="ce114" office:value-type="string" calcext:value-type="string">
            <text:p>718-87-02***</text:p>
          </table:table-cell>
          <table:table-cell table:style-name="ce165" office:value-type="string" calcext:value-type="string">
            <text:p>박승하</text:p>
          </table:table-cell>
          <table:table-cell table:style-name="ce107" office:value-type="string" calcext:value-type="string">
            <text:p><text:a xlink:href="https://www.ironmace.com/" xlink:type="simple">https://www.ironmace.com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IZZLE</text:p>
          </table:table-cell>
          <table:table-cell table:style-name="ce107" office:value-type="string" calcext:value-type="string">
            <text:p>이즐 주식회사</text:p>
          </table:table-cell>
          <table:table-cell table:style-name="ce165" office:value-type="string" calcext:value-type="string">
            <text:p>서울특별시 마포구 매봉산로</text:p>
          </table:table-cell>
          <table:table-cell table:style-name="ce114" office:value-type="string" calcext:value-type="string">
            <text:p>742-81-00***</text:p>
          </table:table-cell>
          <table:table-cell table:style-name="ce165" office:value-type="string" calcext:value-type="string">
            <text:p>정구휘</text:p>
          </table:table-cell>
          <table:table-cell table:style-name="ce107" office:value-type="string" calcext:value-type="string">
            <text:p><text:a xlink:href="https://www.izzle.net/" xlink:type="simple">https://www.izzle.net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jacktostudios</text:p>
          </table:table-cell>
          <table:table-cell table:style-name="ce107" office:value-type="string" calcext:value-type="string">
            <text:p>작두스튜디오</text:p>
          </table:table-cell>
          <table:table-cell table:style-name="ce165" office:value-type="string" calcext:value-type="string">
            <text:p>경기도 용인시 수지구 신수로</text:p>
          </table:table-cell>
          <table:table-cell table:style-name="ce114" office:value-type="string" calcext:value-type="string">
            <text:p>495-05-01***</text:p>
          </table:table-cell>
          <table:table-cell table:style-name="ce165" office:value-type="string" calcext:value-type="string">
            <text:p>이민규</text:p>
          </table:table-cell>
          <table:table-cell table:style-name="ce107" office:value-type="string" calcext:value-type="string">
            <text:p><text:a xlink:href="https://www.jacktostudios.com/" xlink:type="simple">https://www.jacktostudios.com/</text:a></text:p>
          </table:table-cell>
          <table:table-cell table:style-name="ce175"/>
          <table:table-cell table:style-name="ce107" office:value-type="string" calcext:value-type="string">
            <text:p><text:a xlink:href="https://twitter.com/jacktostudios" xlink:type="simple">https://twitter.com/jacktostudios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Jaemin Park</text:p>
          </table:table-cell>
          <table:table-cell table:style-name="ce107" office:value-type="string" calcext:value-type="string">
            <text:p>-</text:p>
          </table:table-cell>
          <table:table-cell table:style-name="ce165" office:value-type="string" calcext:value-type="string">
            <text:p>-</text:p>
          </table:table-cell>
          <table:table-cell table:style-name="ce114" office:value-type="string" calcext:value-type="string">
            <text:p>-</text:p>
          </table:table-cell>
          <table:table-cell table:style-name="ce165" office:value-type="string" calcext:value-type="string">
            <text:p>-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Jaesung Kim, Jongseop Lee, Hyunggu Han</text:p>
          </table:table-cell>
          <table:table-cell table:style-name="ce107" office:value-type="string" calcext:value-type="string">
            <text:p>-</text:p>
          </table:table-cell>
          <table:table-cell table:style-name="ce165" office:value-type="string" calcext:value-type="string">
            <text:p>-</text:p>
          </table:table-cell>
          <table:table-cell table:style-name="ce114" office:value-type="string" calcext:value-type="string">
            <text:p>-</text:p>
          </table:table-cell>
          <table:table-cell table:style-name="ce165" office:value-type="string" calcext:value-type="string">
            <text:p>-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Jamong Inc.</text:p>
          </table:table-cell>
          <table:table-cell table:style-name="ce107" office:value-type="string" calcext:value-type="string">
            <text:p>자몽</text:p>
          </table:table-cell>
          <table:table-cell table:style-name="ce165" office:value-type="string" calcext:value-type="string">
            <text:p>대구광역시 남구 명덕로</text:p>
          </table:table-cell>
          <table:table-cell table:style-name="ce114" office:value-type="string" calcext:value-type="string">
            <text:p>491-06-00***</text:p>
          </table:table-cell>
          <table:table-cell table:style-name="ce165" office:value-type="string" calcext:value-type="string">
            <text:p>윤승훈</text:p>
          </table:table-cell>
          <table:table-cell table:style-name="ce107" office:value-type="string" calcext:value-type="string">
            <text:p><text:a xlink:href="https://www.vr-jamong.com/" xlink:type="simple">https://www.vr-jamong.com/</text:a></text:p>
          </table:table-cell>
          <table:table-cell table:style-name="ce175"/>
          <table:table-cell table:style-name="ce107" table:number-columns-repeated="2"/>
          <table:table-cell table:style-name="ce107" office:value-type="string" calcext:value-type="string">
            <text:p>홈페이지에 가보면 “엔피니티7” 이라는 회사가 나온다.</text:p>
          </table:table-cell>
        </table:table-row>
        <table:table-row table:style-name="ro1">
          <table:table-cell table:style-name="ce147" office:value-type="string" calcext:value-type="string">
            <text:p>Jandisoft</text:p>
          </table:table-cell>
          <table:table-cell table:style-name="ce107" office:value-type="string" calcext:value-type="string">
            <text:p>잔디소프트</text:p>
          </table:table-cell>
          <table:table-cell table:style-name="ce165" office:value-type="string" calcext:value-type="string">
            <text:p>서울특별시 영등포구 양평로</text:p>
          </table:table-cell>
          <table:table-cell table:style-name="ce114" office:value-type="string" calcext:value-type="string">
            <text:p>132-88-00***</text:p>
          </table:table-cell>
          <table:table-cell table:style-name="ce165" office:value-type="string" calcext:value-type="string">
            <text:p>윤세민</text:p>
          </table:table-cell>
          <table:table-cell table:style-name="ce107" office:value-type="string" calcext:value-type="string">
            <text:p><text:a xlink:href="https://www.madworldmmo.com/" xlink:type="simple">https://www.madworldmmo.com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Jellypig Games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JellySnow Studio</text:p>
          </table:table-cell>
          <table:table-cell table:style-name="ce107" office:value-type="string" calcext:value-type="string">
            <text:p>젤리스노우</text:p>
          </table:table-cell>
          <table:table-cell table:style-name="ce165" office:value-type="string" calcext:value-type="string">
            <text:p>부산광역시 해운대구 수영강변대로</text:p>
          </table:table-cell>
          <table:table-cell table:style-name="ce114" office:value-type="string" calcext:value-type="string">
            <text:p>121-59-63***</text:p>
          </table:table-cell>
          <table:table-cell table:style-name="ce165" office:value-type="string" calcext:value-type="string">
            <text:p>김태훈</text:p>
          </table:table-cell>
          <table:table-cell table:style-name="ce107" office:value-type="string" calcext:value-type="string">
            <text:p><text:a xlink:href="https://metalunitgame.com/" xlink:type="simple">https://metalunitgame.com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JINO Games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정보가 너무 없다.</text:p>
          </table:table-cell>
        </table:table-row>
        <table:table-row table:style-name="ro1">
          <table:table-cell table:style-name="ce147" office:value-type="string" calcext:value-type="string">
            <text:p>Jipang2Games</text:p>
          </table:table-cell>
          <table:table-cell table:style-name="ce107" office:value-type="string" calcext:value-type="string">
            <text:p>지팡이게임즈</text:p>
          </table:table-cell>
          <table:table-cell table:style-name="ce165" office:value-type="string" calcext:value-type="string">
            <text:p>서울특별시 금천구 시흥대로</text:p>
          </table:table-cell>
          <table:table-cell table:style-name="ce114" office:value-type="string" calcext:value-type="string">
            <text:p>559-26-00***</text:p>
          </table:table-cell>
          <table:table-cell table:style-name="ce165" office:value-type="string" calcext:value-type="string">
            <text:p>조학현</text:p>
          </table:table-cell>
          <table:table-cell table:style-name="ce107"/>
          <table:table-cell table:style-name="ce175"/>
          <table:table-cell table:style-name="ce107" office:value-type="string" calcext:value-type="string">
            <text:p><text:a xlink:href="https://www.instagram.com/jipang2games_kr/" xlink:type="simple">https://www.instagram.com/jipang2games_kr/</text:a></text:p>
          </table:table-cell>
          <table:table-cell table:style-name="ce107" office:value-type="string" calcext:value-type="string">
            <text:p><text:a xlink:href="https://twitter.com/Jipang2Games" xlink:type="simple">https://twitter.com/Jipang2Games</text:a></text:p>
          </table:table-cell>
          <table:table-cell table:style-name="ce107"/>
        </table:table-row>
        <table:table-row table:style-name="ro2">
          <table:table-cell table:style-name="ce147" office:value-type="string" calcext:value-type="string">
            <text:p>Kena MAKF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 office:value-type="string" calcext:value-type="string">
            <text:p><text:a xlink:href="http://kenamakf.com/" xlink:type="simple">http://kenamakf.com/</text:a></text:p>
          </table:table-cell>
          <table:table-cell table:style-name="ce175"/>
          <table:table-cell table:style-name="ce107" office:value-type="string" calcext:value-type="string">
            <text:p><text:a xlink:href="https://twitter.com/mojaeng" xlink:type="simple">https://twitter.com/mojaeng</text:a></text:p>
          </table:table-cell>
          <table:table-cell table:style-name="ce107"/>
          <table:table-cell table:style-name="ce107" office:value-type="string" calcext:value-type="string">
            <text:p>2개의 활동명이 있다.</text:p>
            <text:p><text:span text:style-name="T6">&gt; 케나 마케프, </text:span>Kena MAKF</text:p>
            <text:p><text:span text:style-name="T6">&gt; 모쟁, </text:span>Mojaeng</text:p>
          </table:table-cell>
        </table:table-row>
        <table:table-row table:style-name="ro1">
          <table:table-cell table:style-name="ce147" office:value-type="string" calcext:value-type="string">
            <text:p>KIWIWALKS</text:p>
          </table:table-cell>
          <table:table-cell table:style-name="ce107" office:value-type="string" calcext:value-type="string">
            <text:p>키위웍스주식회사</text:p>
          </table:table-cell>
          <table:table-cell table:style-name="ce165" office:value-type="string" calcext:value-type="string">
            <text:p>경기도 성남시 분당구 판교역로</text:p>
          </table:table-cell>
          <table:table-cell table:style-name="ce114" office:value-type="string" calcext:value-type="string">
            <text:p>318-88-01***</text:p>
          </table:table-cell>
          <table:table-cell table:style-name="ce165" office:value-type="string" calcext:value-type="string">
            <text:p>장수영</text:p>
          </table:table-cell>
          <table:table-cell table:style-name="ce107" office:value-type="string" calcext:value-type="string">
            <text:p><text:a xlink:href="https://www.kiwiwalks.com/" xlink:type="simple">https://www.kiwiwalks.com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KRAFTON, Inc.</text:p>
          </table:table-cell>
          <table:table-cell table:style-name="ce107" office:value-type="string" calcext:value-type="string">
            <text:p>(주)크래프톤</text:p>
          </table:table-cell>
          <table:table-cell table:style-name="ce165" office:value-type="string" calcext:value-type="string">
            <text:p>경기도 성남시 분당구 분당내곡로</text:p>
          </table:table-cell>
          <table:table-cell table:style-name="ce114" office:value-type="string" calcext:value-type="string">
            <text:p>220-87-45***</text:p>
          </table:table-cell>
          <table:table-cell table:style-name="ce165" office:value-type="string" calcext:value-type="string">
            <text:p>-</text:p>
          </table:table-cell>
          <table:table-cell table:style-name="ce107" office:value-type="string" calcext:value-type="string">
            <text:p><text:a xlink:href="https://www.krafton.com/studios/flyway-games/" xlink:type="simple">https://www.krafton.com/studios/flyway-games/</text:a></text:p>
          </table:table-cell>
          <table:table-cell table:style-name="ce175"/>
          <table:table-cell table:style-name="ce107" table:number-columns-repeated="3"/>
        </table:table-row>
        <table:table-row table:style-name="ro12">
          <table:table-cell table:style-name="ce147" office:value-type="string" calcext:value-type="string">
            <text:p>LeeBbunsik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 office:value-type="string" calcext:value-type="string">
            <text:p><text:a xlink:href="https://leebbunsik.tistory.com/" xlink:type="simple">https://leebbunsik.tistory.com/</text:a></text:p>
          </table:table-cell>
          <table:table-cell table:style-name="ce175" office:value-type="string" calcext:value-type="string">
            <text:p><text:a xlink:href="mailto:malgoos7949@gmail.com" xlink:type="simple">malgoos7949@gmail.com</text:a></text:p>
          </table:table-cell>
          <table:table-cell table:style-name="ce107" office:value-type="string" calcext:value-type="string">
            <text:p><text:a xlink:href="https://twitter.com/LeeBbunsik" xlink:type="simple">https://twitter.com/LeeBbunsik</text:a></text:p>
          </table:table-cell>
          <table:table-cell table:style-name="ce107" office:value-type="string" calcext:value-type="string">
            <text:p><text:a xlink:href="https://twitter.com/coolpotatobbung" xlink:type="simple">https://twitter.com/coolpotatobbung</text:a></text:p>
          </table:table-cell>
          <table:table-cell table:style-name="ce107" office:value-type="string" calcext:value-type="string">
            <text:p>1치킨 알만툴 게임잼 개발자 명 : 말구6 Malgoosix</text:p>
            <text:p>스팀 개발자명 : 이뿡식 LEEBBUNSIK</text:p>
          </table:table-cell>
        </table:table-row>
        <table:table-row table:style-name="ro1">
          <table:table-cell table:style-name="ce147" office:value-type="string" calcext:value-type="string">
            <text:p>LIFUEL</text:p>
          </table:table-cell>
          <table:table-cell table:style-name="ce107" office:value-type="string" calcext:value-type="string">
            <text:p>리퓨엘(LIFUEL)</text:p>
          </table:table-cell>
          <table:table-cell table:style-name="ce165" office:value-type="string" calcext:value-type="string">
            <text:p>경기도 성남시 분당구 장미로</text:p>
          </table:table-cell>
          <table:table-cell table:style-name="ce114" office:value-type="string" calcext:value-type="string">
            <text:p>427-53-00***</text:p>
          </table:table-cell>
          <table:table-cell table:style-name="ce165" office:value-type="string" calcext:value-type="string">
            <text:p>이도운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LINE Games Corporation</text:p>
          </table:table-cell>
          <table:table-cell table:style-name="ce107" office:value-type="string" calcext:value-type="string">
            <text:p>라인게임즈㈜</text:p>
          </table:table-cell>
          <table:table-cell table:style-name="ce165" office:value-type="string" calcext:value-type="string">
            <text:p>서울특별시 서초구 강남대로</text:p>
          </table:table-cell>
          <table:table-cell table:style-name="ce114" office:value-type="string" calcext:value-type="string">
            <text:p>120-87-89***</text:p>
          </table:table-cell>
          <table:table-cell table:style-name="ce165" office:value-type="string" calcext:value-type="string">
            <text:p>-</text:p>
          </table:table-cell>
          <table:table-cell table:style-name="ce107" office:value-type="string" calcext:value-type="string">
            <text:p><text:a xlink:href="https://www.line.games/" xlink:type="simple">https://www.line.games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LinkTown</text:p>
          </table:table-cell>
          <table:table-cell table:style-name="ce107" office:value-type="string" calcext:value-type="string">
            <text:p>링크타운</text:p>
          </table:table-cell>
          <table:table-cell table:style-name="ce165" office:value-type="string" calcext:value-type="string">
            <text:p>서울특별시 은평구 북한산로</text:p>
          </table:table-cell>
          <table:table-cell table:style-name="ce114" office:value-type="string" calcext:value-type="string">
            <text:p>120-07-32***</text:p>
          </table:table-cell>
          <table:table-cell table:style-name="ce165" office:value-type="string" calcext:value-type="string">
            <text:p>강대성</text:p>
          </table:table-cell>
          <table:table-cell table:style-name="ce107" office:value-type="string" calcext:value-type="string">
            <text:p><text:a xlink:href="https://linktown.co/" xlink:type="simple">https://linktown.co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Little Lemon Bulb</text:p>
          </table:table-cell>
          <table:table-cell table:style-name="ce107" office:value-type="string" calcext:value-type="string">
            <text:p>리틀레몬볼브(LITTLE LEMON BULB)</text:p>
          </table:table-cell>
          <table:table-cell table:style-name="ce165" office:value-type="string" calcext:value-type="string">
            <text:p>경기도 김포시 김포한강10로</text:p>
          </table:table-cell>
          <table:table-cell table:style-name="ce114" office:value-type="string" calcext:value-type="string">
            <text:p>531-12-01***</text:p>
          </table:table-cell>
          <table:table-cell table:style-name="ce165" office:value-type="string" calcext:value-type="string">
            <text:p>김혜지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Lyrebird Studio</text:p>
          </table:table-cell>
          <table:table-cell table:style-name="ce107" office:value-type="string" calcext:value-type="string">
            <text:p>라이어버드스튜디오</text:p>
          </table:table-cell>
          <table:table-cell table:style-name="ce165" office:value-type="string" calcext:value-type="string">
            <text:p>전라북도 전주시 덕진구 오공로</text:p>
          </table:table-cell>
          <table:table-cell table:style-name="ce114" office:value-type="string" calcext:value-type="string">
            <text:p>261-19-01***</text:p>
          </table:table-cell>
          <table:table-cell table:style-name="ce165" office:value-type="string" calcext:value-type="string">
            <text:p>심지현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MACKINN7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office:value-type="string" calcext:value-type="string">
            <text:p><text:a xlink:href="https://twitter.com/mackinn9?lang=ko" xlink:type="simple">https://twitter.com/mackinn9?lang=ko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Magic Cube</text:p>
          </table:table-cell>
          <table:table-cell table:style-name="ce107" office:value-type="string" calcext:value-type="string">
            <text:p>(주)매직큐브</text:p>
          </table:table-cell>
          <table:table-cell table:style-name="ce165" office:value-type="string" calcext:value-type="string">
            <text:p>부산 해운대구 센텀동로</text:p>
          </table:table-cell>
          <table:table-cell table:style-name="ce114" office:value-type="string" calcext:value-type="string">
            <text:p>602-81-42***</text:p>
          </table:table-cell>
          <table:table-cell table:style-name="ce165" office:value-type="string" calcext:value-type="string">
            <text:p>하상석</text:p>
          </table:table-cell>
          <table:table-cell table:style-name="ce107" office:value-type="string" calcext:value-type="string">
            <text:p><text:a xlink:href="http://www.magiccubegames.com/" xlink:type="simple">http://www.magiccubegames.com/</text:a></text:p>
          </table:table-cell>
          <table:table-cell table:style-name="ce175" office:value-type="string" calcext:value-type="string">
            <text:p><text:span text:style-name="T5"><text:a xlink:href="mailto:magiccubegames@gmail.com" xlink:type="simple">magiccubegames@gmail.com</text:a></text:span></text:p>
          </table:table-cell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Matthewstone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Megusta Game</text:p>
          </table:table-cell>
          <table:table-cell table:style-name="ce107" office:value-type="string" calcext:value-type="string">
            <text:p>주식회사 메구스타게임즈</text:p>
          </table:table-cell>
          <table:table-cell table:style-name="ce165" office:value-type="string" calcext:value-type="string">
            <text:p>경기도 남양주시 별내중앙로</text:p>
          </table:table-cell>
          <table:table-cell table:style-name="ce114" office:value-type="string" calcext:value-type="string">
            <text:p>840-86-02***</text:p>
          </table:table-cell>
          <table:table-cell table:style-name="ce165" office:value-type="string" calcext:value-type="string">
            <text:p>정진섭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Metacraft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Metamong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3"/>
        </table:table-row>
        <table:table-row table:style-name="ro12">
          <table:table-cell table:style-name="ce147" office:value-type="string" calcext:value-type="string">
            <text:p>MidnightWorks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 office:value-type="string" calcext:value-type="string">
            <text:p><text:a xlink:href="http://midnightworks.info/" xlink:type="simple">http://midnightworks.info/</text:a></text:p>
          </table:table-cell>
          <table:table-cell table:style-name="ce175"/>
          <table:table-cell table:style-name="ce107" table:number-columns-repeated="2"/>
          <table:table-cell table:style-name="ce107" office:value-type="string" calcext:value-type="string">
            <text:p>과거 게임을 만들면서 알게 된 지인들과 온라인 커뮤니티 구인을 통해 팀원 모집</text:p>
            <text:p>3년 개발</text:p>
          </table:table-cell>
        </table:table-row>
        <table:table-row table:style-name="ro12">
          <table:table-cell table:style-name="ce147" office:value-type="string" calcext:value-type="string">
            <text:p>MINTROCKET</text:p>
          </table:table-cell>
          <table:table-cell table:style-name="ce107" office:value-type="string" calcext:value-type="string">
            <text:p>민트로켓</text:p>
          </table:table-cell>
          <table:table-cell table:style-name="ce165" office:value-type="string" calcext:value-type="string">
            <text:p>넥슨 서브 브랜드</text:p>
          </table:table-cell>
          <table:table-cell table:style-name="ce114" office:value-type="string" calcext:value-type="string">
            <text:p>-</text:p>
          </table:table-cell>
          <table:table-cell table:style-name="ce165"/>
          <table:table-cell table:style-name="ce107" office:value-type="string" calcext:value-type="string">
            <text:p><text:a xlink:href="https://mintrocketgames.com/ko/about" xlink:type="simple">https://mintrocketgames.com/ko/about</text:a></text:p>
          </table:table-cell>
          <table:table-cell table:style-name="ce175"/>
          <table:table-cell table:style-name="ce107" table:number-columns-repeated="2"/>
          <table:table-cell table:style-name="ce107" office:value-type="string" calcext:value-type="string">
            <text:p>넥슨 서브 브랜드</text:p>
            <text:p>독립했다고 하는데 사업자 정보가 안나온다.</text:p>
          </table:table-cell>
        </table:table-row>
        <table:table-row table:style-name="ro12">
          <table:table-cell table:style-name="ce147" office:value-type="string" calcext:value-type="string">
            <text:p>MME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창작자 소개에 “맹맹이” 라고 적혀있다</text:p>
            <text:p>https://tumblbug.com/fortherevenge</text:p>
          </table:table-cell>
        </table:table-row>
        <table:table-row table:style-name="ro1">
          <table:table-cell table:style-name="ce147" office:value-type="string" calcext:value-type="string">
            <text:p>Monster Guide inc.</text:p>
          </table:table-cell>
          <table:table-cell table:style-name="ce107" office:value-type="string" calcext:value-type="string">
            <text:p>주식회사 몬스터가이드</text:p>
          </table:table-cell>
          <table:table-cell table:style-name="ce165" office:value-type="string" calcext:value-type="string">
            <text:p>서울특별시 종로구 종로</text:p>
          </table:table-cell>
          <table:table-cell table:style-name="ce114" office:value-type="string" calcext:value-type="string">
            <text:p>823-81-01***</text:p>
          </table:table-cell>
          <table:table-cell table:style-name="ce165" office:value-type="string" calcext:value-type="string">
            <text:p>오현경</text:p>
          </table:table-cell>
          <table:table-cell table:style-name="ce107" office:value-type="string" calcext:value-type="string">
            <text:p><text:a xlink:href="https://www.monsterguide.org/" xlink:type="simple">https://www.monsterguide.org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Moonlab Studio</text:p>
          </table:table-cell>
          <table:table-cell table:style-name="ce107" office:value-type="string" calcext:value-type="string">
            <text:p>주식회사 문랩스튜디오</text:p>
          </table:table-cell>
          <table:table-cell table:style-name="ce165" office:value-type="string" calcext:value-type="string">
            <text:p>서울특별시 강남구 도곡로</text:p>
          </table:table-cell>
          <table:table-cell table:style-name="ce114" office:value-type="string" calcext:value-type="string">
            <text:p>176-86-01***</text:p>
          </table:table-cell>
          <table:table-cell table:style-name="ce165" office:value-type="string" calcext:value-type="string">
            <text:p>문종범</text:p>
          </table:table-cell>
          <table:table-cell table:style-name="ce107"/>
          <table:table-cell table:style-name="ce175"/>
          <table:table-cell table:style-name="ce107" office:value-type="string" calcext:value-type="string">
            <text:p><text:a xlink:href="https://www.instagram.com/moonlab_studio/" xlink:type="simple">https://www.instagram.com/moonlab_studio/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Nanali Studios</text:p>
          </table:table-cell>
          <table:table-cell table:style-name="ce107" office:value-type="string" calcext:value-type="string">
            <text:p>주식회사 나날이</text:p>
          </table:table-cell>
          <table:table-cell table:style-name="ce165" office:value-type="string" calcext:value-type="string">
            <text:p>서울특별시 마포구 동교로</text:p>
          </table:table-cell>
          <table:table-cell table:style-name="ce114" office:value-type="string" calcext:value-type="string">
            <text:p>134-86-88***</text:p>
          </table:table-cell>
          <table:table-cell table:style-name="ce165" office:value-type="string" calcext:value-type="string">
            <text:p>박재환</text:p>
          </table:table-cell>
          <table:table-cell table:style-name="ce107" office:value-type="string" calcext:value-type="string">
            <text:p><text:a xlink:href="http://www.nanali.net/home/info/2292" xlink:type="simple">http://www.nanali.net/home/info/2292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Neonovice Co., Ltd.</text:p>
          </table:table-cell>
          <table:table-cell table:style-name="ce107" office:value-type="string" calcext:value-type="string">
            <text:p>주식회사 네오노비스</text:p>
          </table:table-cell>
          <table:table-cell table:style-name="ce165" office:value-type="string" calcext:value-type="string">
            <text:p>경기도 구리시 경춘로</text:p>
          </table:table-cell>
          <table:table-cell table:style-name="ce114" office:value-type="string" calcext:value-type="string">
            <text:p>274-87-01***</text:p>
          </table:table-cell>
          <table:table-cell table:style-name="ce165" office:value-type="string" calcext:value-type="string">
            <text:p>전경수</text:p>
          </table:table-cell>
          <table:table-cell table:style-name="ce107" office:value-type="string" calcext:value-type="string">
            <text:p><text:a xlink:href="http://www.neonovice.com/" xlink:type="simple">http://www.neonovice.com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Neople</text:p>
          </table:table-cell>
          <table:table-cell table:style-name="ce107" office:value-type="string" calcext:value-type="string">
            <text:p>주식회사 네오플</text:p>
          </table:table-cell>
          <table:table-cell table:style-name="ce165" office:value-type="string" calcext:value-type="string">
            <text:p>제주특별자치도 제주시</text:p>
          </table:table-cell>
          <table:table-cell table:style-name="ce114" office:value-type="string" calcext:value-type="string">
            <text:p>201-81-64***</text:p>
          </table:table-cell>
          <table:table-cell table:style-name="ce165" office:value-type="string" calcext:value-type="string">
            <text:p>-</text:p>
          </table:table-cell>
          <table:table-cell table:style-name="ce107" office:value-type="string" calcext:value-type="string">
            <text:p><text:a xlink:href="https://www.neople.co.kr/" xlink:type="simple">https://www.neople.co.kr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NEOPOPCORN Corp</text:p>
          </table:table-cell>
          <table:table-cell table:style-name="ce107" office:value-type="string" calcext:value-type="string">
            <text:p>주식회사 네오팝콘</text:p>
          </table:table-cell>
          <table:table-cell table:style-name="ce165" office:value-type="string" calcext:value-type="string">
            <text:p>경기도 성남시 분당구 정자일로</text:p>
          </table:table-cell>
          <table:table-cell table:style-name="ce114" office:value-type="string" calcext:value-type="string">
            <text:p>113-88-05***</text:p>
          </table:table-cell>
          <table:table-cell table:style-name="ce165" office:value-type="string" calcext:value-type="string">
            <text:p>김기억</text:p>
          </table:table-cell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오렌지 팝콘과 같은 회사 인가? 대표는 같다.</text:p>
          </table:table-cell>
        </table:table-row>
        <table:table-row table:style-name="ro1">
          <table:table-cell table:style-name="ce147" office:value-type="string" calcext:value-type="string">
            <text:p>NEOWIZ</text:p>
          </table:table-cell>
          <table:table-cell table:style-name="ce107" office:value-type="string" calcext:value-type="string">
            <text:p>주식회사 네오위즈</text:p>
          </table:table-cell>
          <table:table-cell table:style-name="ce165" office:value-type="string" calcext:value-type="string">
            <text:p>경기도 성남시 분당구 대왕판교로</text:p>
          </table:table-cell>
          <table:table-cell table:style-name="ce114" office:value-type="string" calcext:value-type="string">
            <text:p>120-87-14***</text:p>
          </table:table-cell>
          <table:table-cell table:style-name="ce165" office:value-type="string" calcext:value-type="string">
            <text:p>-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Newcore Games</text:p>
          </table:table-cell>
          <table:table-cell table:style-name="ce107" office:value-type="string" calcext:value-type="string">
            <text:p>주식회사 뉴코어</text:p>
          </table:table-cell>
          <table:table-cell table:style-name="ce165" office:value-type="string" calcext:value-type="string">
            <text:p>서울 강남구 테헤란로</text:p>
          </table:table-cell>
          <table:table-cell table:style-name="ce114" office:value-type="string" calcext:value-type="string">
            <text:p>186-86-01***</text:p>
          </table:table-cell>
          <table:table-cell table:style-name="ce165" office:value-type="string" calcext:value-type="string">
            <text:p>이만재</text:p>
          </table:table-cell>
          <table:table-cell table:style-name="ce107" office:value-type="string" calcext:value-type="string">
            <text:p><text:a xlink:href="http://www.newcoregames.com/" xlink:type="simple">http://www.newcoregames.com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NEXON</text:p>
          </table:table-cell>
          <table:table-cell table:style-name="ce107" office:value-type="string" calcext:value-type="string">
            <text:p>(주)넥슨코리아</text:p>
          </table:table-cell>
          <table:table-cell table:style-name="ce165" office:value-type="string" calcext:value-type="string">
            <text:p>경기도 성남시 분당구 판교로</text:p>
          </table:table-cell>
          <table:table-cell table:style-name="ce114" office:value-type="string" calcext:value-type="string">
            <text:p>220-87-17***</text:p>
          </table:table-cell>
          <table:table-cell table:style-name="ce165" office:value-type="string" calcext:value-type="string">
            <text:p>-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Nimble Neuron</text:p>
          </table:table-cell>
          <table:table-cell table:style-name="ce107" office:value-type="string" calcext:value-type="string">
            <text:p>주식회사 님블뉴런</text:p>
          </table:table-cell>
          <table:table-cell table:style-name="ce165" office:value-type="string" calcext:value-type="string">
            <text:p>경기도 성남시 분당구 황새울로</text:p>
          </table:table-cell>
          <table:table-cell table:style-name="ce114" office:value-type="string" calcext:value-type="string">
            <text:p>129-86-80***</text:p>
          </table:table-cell>
          <table:table-cell table:style-name="ce165" office:value-type="string" calcext:value-type="string">
            <text:p>유태웅</text:p>
          </table:table-cell>
          <table:table-cell table:style-name="ce107" office:value-type="string" calcext:value-type="string">
            <text:p><text:a xlink:href="https://nimbleneuron.com/" xlink:type="simple">https://nimbleneuron.com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Nomary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office:value-type="string" calcext:value-type="string">
            <text:p><text:span text:style-name="T4"><text:a xlink:href="https://twitter.com/nomaryda" xlink:type="simple">https://twitter.com/nomaryda</text:a></text:span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Ocean Drive Studio, Inc.</text:p>
          </table:table-cell>
          <table:table-cell table:style-name="ce107" office:value-type="string" calcext:value-type="string">
            <text:p>주식회사오션드라이브스튜디오</text:p>
          </table:table-cell>
          <table:table-cell table:style-name="ce165" office:value-type="string" calcext:value-type="string">
            <text:p>경기도 성남시 분당구 성남대로</text:p>
          </table:table-cell>
          <table:table-cell table:style-name="ce114" office:value-type="string" calcext:value-type="string">
            <text:p>791-86-01***</text:p>
          </table:table-cell>
          <table:table-cell table:style-name="ce165" office:value-type="string" calcext:value-type="string">
            <text:p>김희재</text:p>
          </table:table-cell>
          <table:table-cell table:style-name="ce107" office:value-type="string" calcext:value-type="string">
            <text:p><text:a xlink:href="https://oceandrive.studio/" xlink:type="simple">https://oceandrive.studio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ODYSSEYER</text:p>
          </table:table-cell>
          <table:table-cell table:style-name="ce107" office:value-type="string" calcext:value-type="string">
            <text:p>㈜오디세이어</text:p>
          </table:table-cell>
          <table:table-cell table:style-name="ce165" office:value-type="string" calcext:value-type="string">
            <text:p>경기 성남시 분당구 대왕판교로</text:p>
          </table:table-cell>
          <table:table-cell table:style-name="ce114" office:value-type="string" calcext:value-type="string">
            <text:p>747-81-02***</text:p>
          </table:table-cell>
          <table:table-cell table:style-name="ce165" office:value-type="string" calcext:value-type="string">
            <text:p>진세광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Onfire Games</text:p>
          </table:table-cell>
          <table:table-cell table:style-name="ce107" office:value-type="string" calcext:value-type="string">
            <text:p>주식회사 온파이어(ONFIRE Corp.)</text:p>
          </table:table-cell>
          <table:table-cell table:style-name="ce165" office:value-type="string" calcext:value-type="string">
            <text:p>서울특별시 양천구 목동로</text:p>
          </table:table-cell>
          <table:table-cell table:style-name="ce114" office:value-type="string" calcext:value-type="string">
            <text:p>405-81-14***</text:p>
          </table:table-cell>
          <table:table-cell table:style-name="ce165" office:value-type="string" calcext:value-type="string">
            <text:p>박창규</text:p>
          </table:table-cell>
          <table:table-cell table:style-name="ce107" office:value-type="string" calcext:value-type="string">
            <text:p><text:span text:style-name="T4"><text:a xlink:href="https://blog.naver.com/onfiregames/222782695332" xlink:type="simple">https://blog.naver.com/onfiregames/222782695332</text:a></text:span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Onw Studio</text:p>
          </table:table-cell>
          <table:table-cell table:style-name="ce107" office:value-type="string" calcext:value-type="string">
            <text:p>오뉴월스튜디오</text:p>
          </table:table-cell>
          <table:table-cell table:style-name="ce165" office:value-type="string" calcext:value-type="string">
            <text:p>부산 동구 중앙대로</text:p>
          </table:table-cell>
          <table:table-cell table:style-name="ce114" office:value-type="string" calcext:value-type="string">
            <text:p>195-28-01***</text:p>
          </table:table-cell>
          <table:table-cell table:style-name="ce165" office:value-type="string" calcext:value-type="string">
            <text:p>최기민</text:p>
          </table:table-cell>
          <table:table-cell table:style-name="ce107" office:value-type="string" calcext:value-type="string">
            <text:p><text:a xlink:href="https://onw.quv.kr/" xlink:type="simple">https://onw.quv.kr/</text:a>, <text:a xlink:href="https://onwstudio.imweb.me/" xlink:type="simple">https://onwstudio.imweb.me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ooze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office:value-type="string" calcext:value-type="string">
            <text:p><text:a xlink:href="https://twitter.com/ooze_s3" xlink:type="simple">https://twitter.com/ooze_s3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ORANGE POPCORN</text:p>
          </table:table-cell>
          <table:table-cell table:style-name="ce107" office:value-type="string" calcext:value-type="string">
            <text:p>주식회사 오렌지팝콘</text:p>
          </table:table-cell>
          <table:table-cell table:style-name="ce165" office:value-type="string" calcext:value-type="string">
            <text:p>경기도 용인시 기흥구 보정로</text:p>
          </table:table-cell>
          <table:table-cell table:style-name="ce114" office:value-type="string" calcext:value-type="string">
            <text:p>672-88-02***</text:p>
          </table:table-cell>
          <table:table-cell table:style-name="ce165" office:value-type="string" calcext:value-type="string">
            <text:p>김기억</text:p>
          </table:table-cell>
          <table:table-cell table:style-name="ce107"/>
          <table:table-cell table:style-name="ce175" office:value-type="string" calcext:value-type="string">
            <text:p><text:a xlink:href="mailto:memory@oranpopcorn.com" xlink:type="simple">memory@oranpopcorn.com</text:a></text:p>
          </table:table-cell>
          <table:table-cell table:style-name="ce107" office:value-type="string" calcext:value-type="string">
            <text:p><text:a xlink:href="https://twitter.com/oranpopcorn" xlink:type="simple">https://twitter.com/oranpopcorn</text:a></text:p>
          </table:table-cell>
          <table:table-cell table:style-name="ce107"/>
          <table:table-cell table:style-name="ce107" office:value-type="string" calcext:value-type="string">
            <text:p>네오 팝콘과 같은 회사 인가? 대표는 같다.</text:p>
          </table:table-cell>
        </table:table-row>
        <table:table-row table:style-name="ro1">
          <table:table-cell table:style-name="ce147" office:value-type="string" calcext:value-type="string">
            <text:p>OutsiderKids Corp.</text:p>
          </table:table-cell>
          <table:table-cell table:style-name="ce107" office:value-type="string" calcext:value-type="string">
            <text:p>주식회사 아웃사이더키즈 (OutsiderKids Corp.)</text:p>
          </table:table-cell>
          <table:table-cell table:style-name="ce165" office:value-type="string" calcext:value-type="string">
            <text:p>경기도 성남시 분당구 판교로</text:p>
          </table:table-cell>
          <table:table-cell table:style-name="ce114" office:value-type="string" calcext:value-type="string">
            <text:p>125-86-33***</text:p>
          </table:table-cell>
          <table:table-cell table:style-name="ce165" office:value-type="string" calcext:value-type="string">
            <text:p>김정대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Ozaak, inc.</text:p>
          </table:table-cell>
          <table:table-cell table:style-name="ce107" office:value-type="string" calcext:value-type="string">
            <text:p>오자크 주식회사</text:p>
          </table:table-cell>
          <table:table-cell table:style-name="ce165" office:value-type="string" calcext:value-type="string">
            <text:p>서울특별시 서초구 서운로</text:p>
          </table:table-cell>
          <table:table-cell table:style-name="ce114" office:value-type="string" calcext:value-type="string">
            <text:p>335-87-01***</text:p>
          </table:table-cell>
          <table:table-cell table:style-name="ce165" office:value-type="string" calcext:value-type="string">
            <text:p>최훈규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P.S.B (iNsOoL)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Palmsoft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Parange Project</text:p>
          </table:table-cell>
          <table:table-cell table:style-name="ce107" office:value-type="string" calcext:value-type="string">
            <text:p>파란게 프로젝트</text:p>
          </table:table-cell>
          <table:table-cell table:style-name="ce165" office:value-type="string" calcext:value-type="string">
            <text:p>경기도 고양시 덕양구 삼원로</text:p>
          </table:table-cell>
          <table:table-cell table:style-name="ce114" office:value-type="string" calcext:value-type="string">
            <text:p>198-44-00***</text:p>
          </table:table-cell>
          <table:table-cell table:style-name="ce165" office:value-type="string" calcext:value-type="string">
            <text:p>김태훈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PepperStones</text:p>
          </table:table-cell>
          <table:table-cell table:style-name="ce107" office:value-type="string" calcext:value-type="string">
            <text:p>(주)페퍼스톤즈</text:p>
          </table:table-cell>
          <table:table-cell table:style-name="ce165" office:value-type="string" calcext:value-type="string">
            <text:p>경기도 성남시 수정구 창업로</text:p>
          </table:table-cell>
          <table:table-cell table:style-name="ce114" office:value-type="string" calcext:value-type="string">
            <text:p>767-86-02***</text:p>
          </table:table-cell>
          <table:table-cell table:style-name="ce165" office:value-type="string" calcext:value-type="string">
            <text:p>하수영</text:p>
          </table:table-cell>
          <table:table-cell table:style-name="ce107" office:value-type="string" calcext:value-type="string">
            <text:p><text:a xlink:href="https://www.pepperstones.co.kr/home" xlink:type="simple">https://www.pepperstones.co.kr/home</text:a></text:p>
          </table:table-cell>
          <table:table-cell table:style-name="ce175"/>
          <table:table-cell table:style-name="ce107" office:value-type="string" calcext:value-type="string">
            <text:p><text:a xlink:href="https://twitter.com/Pepper_Stones" xlink:type="simple">https://twitter.com/Pepper_Stones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PiedPipers Team</text:p>
          </table:table-cell>
          <table:table-cell table:style-name="ce107" office:value-type="string" calcext:value-type="string">
            <text:p>파이드파이퍼스팀</text:p>
          </table:table-cell>
          <table:table-cell table:style-name="ce165" office:value-type="string" calcext:value-type="string">
            <text:p>네오위즈 산하 팀</text:p>
          </table:table-cell>
          <table:table-cell table:style-name="ce114" office:value-type="string" calcext:value-type="string">
            <text:p>네오위즈 산하 팀</text:p>
          </table:table-cell>
          <table:table-cell table:style-name="ce165" office:value-type="string" calcext:value-type="string">
            <text:p>김주명</text:p>
          </table:table-cell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네오 위즈 입사, 회사 지원으로 ‘플레비 퀘스트’ 완성</text:p>
          </table:table-cell>
        </table:table-row>
        <table:table-row table:style-name="ro1">
          <table:table-cell table:style-name="ce147" office:value-type="string" calcext:value-type="string">
            <text:p>Pixellore Inc</text:p>
          </table:table-cell>
          <table:table-cell table:style-name="ce107" office:value-type="string" calcext:value-type="string">
            <text:p>주식회사 픽셀로어</text:p>
          </table:table-cell>
          <table:table-cell table:style-name="ce165" office:value-type="string" calcext:value-type="string">
            <text:p>경기도 성남시 분당구 서현로</text:p>
          </table:table-cell>
          <table:table-cell table:style-name="ce114" office:value-type="string" calcext:value-type="string">
            <text:p>448-81-00***</text:p>
          </table:table-cell>
          <table:table-cell table:style-name="ce165" office:value-type="string" calcext:value-type="string">
            <text:p>이세훈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PLAY Mephistowaltz</text:p>
          </table:table-cell>
          <table:table-cell table:style-name="ce107" office:value-type="string" calcext:value-type="string">
            <text:p>플레이메피스토왈츠</text:p>
          </table:table-cell>
          <table:table-cell table:style-name="ce165" office:value-type="string" calcext:value-type="string">
            <text:p>경남 김해시 관동로</text:p>
          </table:table-cell>
          <table:table-cell table:style-name="ce114" office:value-type="string" calcext:value-type="string">
            <text:p>343-21-00***</text:p>
          </table:table-cell>
          <table:table-cell table:style-name="ce165" office:value-type="string" calcext:value-type="string">
            <text:p>홍미남</text:p>
          </table:table-cell>
          <table:table-cell table:style-name="ce107" office:value-type="string" calcext:value-type="string">
            <text:p><text:a xlink:href="https://www.playmephistowaltz.com/" xlink:type="simple">https://www.playmephistowaltz.com/</text:a></text:p>
          </table:table-cell>
          <table:table-cell table:style-name="ce175" office:value-type="string" calcext:value-type="string">
            <text:p> <text:a xlink:href="mailto:iamdreamist@gmail.com" xlink:type="simple">iamdreamist@gmail.com</text:a></text:p>
          </table:table-cell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PokPoong Games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PPIYO STUDIO</text:p>
          </table:table-cell>
          <table:table-cell table:style-name="ce107" office:value-type="string" calcext:value-type="string">
            <text:p>삐요스튜디오</text:p>
          </table:table-cell>
          <table:table-cell table:style-name="ce165" office:value-type="string" calcext:value-type="string">
            <text:p>경기도 용인시 수지구 만현로</text:p>
          </table:table-cell>
          <table:table-cell table:style-name="ce114" office:value-type="string" calcext:value-type="string">
            <text:p>695-55-00***</text:p>
          </table:table-cell>
          <table:table-cell table:style-name="ce165" office:value-type="string" calcext:value-type="string">
            <text:p>김명진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PROJECT MOREUM Inc.</text:p>
          </table:table-cell>
          <table:table-cell table:style-name="ce107" office:value-type="string" calcext:value-type="string">
            <text:p>프로젝트모름 주식회사</text:p>
          </table:table-cell>
          <table:table-cell table:style-name="ce165" office:value-type="string" calcext:value-type="string">
            <text:p>경기도 부천시 원미구 부천로</text:p>
          </table:table-cell>
          <table:table-cell table:style-name="ce114" office:value-type="string" calcext:value-type="string">
            <text:p>129-87-02***</text:p>
          </table:table-cell>
          <table:table-cell table:style-name="ce165" office:value-type="string" calcext:value-type="string">
            <text:p>유동윤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ProjectMoon</text:p>
          </table:table-cell>
          <table:table-cell table:style-name="ce107" office:value-type="string" calcext:value-type="string">
            <text:p>프로젝트문</text:p>
          </table:table-cell>
          <table:table-cell table:style-name="ce165" office:value-type="string" calcext:value-type="string">
            <text:p>경기도 수원시 영통구 아주로</text:p>
          </table:table-cell>
          <table:table-cell table:style-name="ce114" office:value-type="string" calcext:value-type="string">
            <text:p>698-87-00***</text:p>
          </table:table-cell>
          <table:table-cell table:style-name="ce165" office:value-type="string" calcext:value-type="string">
            <text:p>김지훈</text:p>
          </table:table-cell>
          <table:table-cell table:style-name="ce107" office:value-type="string" calcext:value-type="string">
            <text:p><text:a xlink:href="https://projectmoon.studio/" xlink:type="simple">https://projectmoon.studio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PUMPKIM</text:p>
          </table:table-cell>
          <table:table-cell table:style-name="ce107" office:value-type="string" calcext:value-type="string">
            <text:p>펌킴</text:p>
          </table:table-cell>
          <table:table-cell table:style-name="ce165" office:value-type="string" calcext:value-type="string">
            <text:p>전북특별자치도 전주시 완산구</text:p>
          </table:table-cell>
          <table:table-cell table:style-name="ce114" office:value-type="string" calcext:value-type="string">
            <text:p>745-62-00***</text:p>
          </table:table-cell>
          <table:table-cell table:style-name="ce165" office:value-type="string" calcext:value-type="string">
            <text:p>김상원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QuattroGear</text:p>
          </table:table-cell>
          <table:table-cell table:style-name="ce107" office:value-type="string" calcext:value-type="string">
            <text:p>콰트로기어</text:p>
          </table:table-cell>
          <table:table-cell table:style-name="ce165" office:value-type="string" calcext:value-type="string">
            <text:p>경기도 성남시 분당구 대왕판교로</text:p>
          </table:table-cell>
          <table:table-cell table:style-name="ce114" office:value-type="string" calcext:value-type="string">
            <text:p>220-88-88***</text:p>
          </table:table-cell>
          <table:table-cell table:style-name="ce165" office:value-type="string" calcext:value-type="string">
            <text:p>이석호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QueseraGames Co., Ltd.</text:p>
          </table:table-cell>
          <table:table-cell table:style-name="ce107" office:value-type="string" calcext:value-type="string">
            <text:p>주식회사 케세라게임즈(QueseraGames Co., Ltd.)</text:p>
          </table:table-cell>
          <table:table-cell table:style-name="ce165" office:value-type="string" calcext:value-type="string">
            <text:p>서울특별시 강남구 역삼로</text:p>
          </table:table-cell>
          <table:table-cell table:style-name="ce114" office:value-type="string" calcext:value-type="string">
            <text:p>563-86-02***</text:p>
          </table:table-cell>
          <table:table-cell table:style-name="ce165" office:value-type="string" calcext:value-type="string">
            <text:p>박재현</text:p>
          </table:table-cell>
          <table:table-cell table:style-name="ce107" office:value-type="string" calcext:value-type="string">
            <text:p><text:a xlink:href="https://queseragames.com/#Main" xlink:type="simple">https://queseragames.com/#Main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Rabbithole Games</text:p>
          </table:table-cell>
          <table:table-cell table:style-name="ce107" office:value-type="string" calcext:value-type="string">
            <text:p>래빗홀게임즈</text:p>
          </table:table-cell>
          <table:table-cell table:style-name="ce165" office:value-type="string" calcext:value-type="string">
            <text:p>경기도 성남시 분당구 판교로</text:p>
          </table:table-cell>
          <table:table-cell table:style-name="ce114" office:value-type="string" calcext:value-type="string">
            <text:p>769-08-00***</text:p>
          </table:table-cell>
          <table:table-cell table:style-name="ce165"/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RainbowStudio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RisingWings</text:p>
          </table:table-cell>
          <table:table-cell table:style-name="ce107" office:value-type="string" calcext:value-type="string">
            <text:p>라이징윙스 주식회사</text:p>
          </table:table-cell>
          <table:table-cell table:style-name="ce165" office:value-type="string" calcext:value-type="string">
            <text:p>서울특별시 강남구 영동대로</text:p>
          </table:table-cell>
          <table:table-cell table:style-name="ce114" office:value-type="string" calcext:value-type="string">
            <text:p>215-87-68***</text:p>
          </table:table-cell>
          <table:table-cell table:style-name="ce165" office:value-type="string" calcext:value-type="string">
            <text:p>김정훈</text:p>
          </table:table-cell>
          <table:table-cell table:style-name="ce107" office:value-type="string" calcext:value-type="string">
            <text:p><text:a xlink:href="https://www.risingwings.com/" xlink:type="simple">https://www.risingwings.com/</text:a></text:p>
          </table:table-cell>
          <table:table-cell table:style-name="ce175"/>
          <table:table-cell table:style-name="ce107" table:number-columns-repeated="2"/>
          <table:table-cell table:style-name="ce107" office:value-type="string" calcext:value-type="string">
            <text:p>크래프톤 산하 스튜디오</text:p>
          </table:table-cell>
        </table:table-row>
        <table:table-row table:style-name="ro1">
          <table:table-cell table:style-name="ce147" office:value-type="string" calcext:value-type="string">
            <text:p>REDRAY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 office:value-type="string" calcext:value-type="string">
            <text:p><text:a xlink:href="https://blog.naver.com/zion3952" xlink:type="simple">https://blog.naver.com/zion3952</text:a></text:p>
          </table:table-cell>
          <table:table-cell table:style-name="ce175"/>
          <table:table-cell table:style-name="ce107" office:value-type="string" calcext:value-type="string">
            <text:p><text:a xlink:href="https://twitter.com/REDRAY_dev" xlink:type="simple">https://twitter.com/REDRAY_dev</text:a></text:p>
          </table:table-cell>
          <table:table-cell table:style-name="ce107" table:number-columns-repeated="2"/>
        </table:table-row>
        <table:table-row table:style-name="ro12">
          <table:table-cell table:style-name="ce147" office:value-type="string" calcext:value-type="string">
            <text:p>REMIMORY</text:p>
          </table:table-cell>
          <table:table-cell table:style-name="ce107"/>
          <table:table-cell table:style-name="ce165" office:value-type="string" calcext:value-type="string">
            <text:p>경기 성남시 분당구 판교역로</text:p>
          </table:table-cell>
          <table:table-cell table:style-name="ce114"/>
          <table:table-cell table:style-name="ce165" office:value-type="string" calcext:value-type="string">
            <text:p>전동진</text:p>
          </table:table-cell>
          <table:table-cell table:style-name="ce107" office:value-type="string" calcext:value-type="string">
            <text:p><text:a xlink:href="http://www.remimory.com/" xlink:type="simple">http://www.remimory.com/</text:a></text:p>
          </table:table-cell>
          <table:table-cell table:style-name="ce175"/>
          <table:table-cell table:style-name="ce182"/>
          <table:table-cell table:style-name="ce107"/>
          <table:table-cell table:style-name="ce107" office:value-type="string" calcext:value-type="string">
            <text:p>사업자 관련 정보가 검색해도 나오지 않는다.</text:p>
            <text:p>여기도 사업자등록 정보와 사용 이름이 다른 모양이다.</text:p>
          </table:table-cell>
        </table:table-row>
        <table:table-row table:style-name="ro1">
          <table:table-cell table:style-name="ce147" office:value-type="string" calcext:value-type="string">
            <text:p>REXECHO</text:p>
          </table:table-cell>
          <table:table-cell table:style-name="ce107"/>
          <table:table-cell table:style-name="ce165"/>
          <table:table-cell table:style-name="ce114"/>
          <table:table-cell table:style-name="ce165" office:value-type="string" calcext:value-type="string">
            <text:p>조성준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Rootless Studio</text:p>
          </table:table-cell>
          <table:table-cell table:style-name="ce107" office:value-type="string" calcext:value-type="string">
            <text:p>주식회사 루틀레스 스튜디오</text:p>
          </table:table-cell>
          <table:table-cell table:style-name="ce165" office:value-type="string" calcext:value-type="string">
            <text:p>서울특별시 강남구 자곡로</text:p>
          </table:table-cell>
          <table:table-cell table:style-name="ce114" office:value-type="string" calcext:value-type="string">
            <text:p>271-81-00***</text:p>
          </table:table-cell>
          <table:table-cell table:style-name="ce165" office:value-type="string" calcext:value-type="string">
            <text:p>박현재</text:p>
          </table:table-cell>
          <table:table-cell table:style-name="ce107" office:value-type="string" calcext:value-type="string">
            <text:p><text:a xlink:href="https://www.rootlessstudio.com/" xlink:type="simple">https://www.rootlessstudio.com/</text:a></text:p>
          </table:table-cell>
          <table:table-cell table:style-name="ce175"/>
          <table:table-cell table:style-name="ce107" office:value-type="string" calcext:value-type="string">
            <text:p><text:a xlink:href="https://twitter.com/RootlessStudio" xlink:type="simple">https://twitter.com/RootlessStudio</text:a></text:p>
          </table:table-cell>
          <table:table-cell table:style-name="ce107"/>
          <table:table-cell table:style-name="ce107" office:value-type="string" calcext:value-type="string">
            <text:p>사업자 등록에는 사명을 “루틀레스” 라고 적어놨다.</text:p>
          </table:table-cell>
        </table:table-row>
        <table:table-row table:style-name="ro1">
          <table:table-cell table:style-name="ce147" office:value-type="string" calcext:value-type="string">
            <text:p>Rootnstudio Ltd.</text:p>
          </table:table-cell>
          <table:table-cell table:style-name="ce107" office:value-type="string" calcext:value-type="string">
            <text:p>주식회사 루트엔스튜디오</text:p>
          </table:table-cell>
          <table:table-cell table:style-name="ce165" office:value-type="string" calcext:value-type="string">
            <text:p>제주특별자치도 서귀포시 돈내코로</text:p>
          </table:table-cell>
          <table:table-cell table:style-name="ce114" office:value-type="string" calcext:value-type="string">
            <text:p>827-81-01***</text:p>
          </table:table-cell>
          <table:table-cell table:style-name="ce165" office:value-type="string" calcext:value-type="string">
            <text:p>장상백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SEROSOO</text:p>
          </table:table-cell>
          <table:table-cell table:style-name="ce107" office:value-type="string" calcext:value-type="string">
            <text:p>-</text:p>
          </table:table-cell>
          <table:table-cell table:style-name="ce165" office:value-type="string" calcext:value-type="string">
            <text:p>-</text:p>
          </table:table-cell>
          <table:table-cell table:style-name="ce114" office:value-type="string" calcext:value-type="string">
            <text:p>-</text:p>
          </table:table-cell>
          <table:table-cell table:style-name="ce165" office:value-type="string" calcext:value-type="string">
            <text:p>-</text:p>
          </table:table-cell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학생 게임개발 팀 SEROSOO(서로수)</text:p>
          </table:table-cell>
        </table:table-row>
        <table:table-row table:style-name="ro1">
          <table:table-cell table:style-name="ce147" office:value-type="string" calcext:value-type="string">
            <text:p>Shedin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office:value-type="string" calcext:value-type="string">
            <text:p><text:a xlink:href="https://twitter.com/shedin181878116" xlink:type="simple">https://twitter.com/shedin181878116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Silver Cat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office:value-type="string" calcext:value-type="string">
            <text:p><text:a xlink:href="https://twitter.com/SilverCat0425" xlink:type="simple">https://twitter.com/SilverCat0425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Sinkhole Studio</text:p>
          </table:table-cell>
          <table:table-cell table:style-name="ce107" office:value-type="string" calcext:value-type="string">
            <text:p>주식회사 싱크홀스튜디오</text:p>
          </table:table-cell>
          <table:table-cell table:style-name="ce165" office:value-type="string" calcext:value-type="string">
            <text:p>서울특별시 강남구 도곡로</text:p>
          </table:table-cell>
          <table:table-cell table:style-name="ce114" office:value-type="string" calcext:value-type="string">
            <text:p>367-88-00***</text:p>
          </table:table-cell>
          <table:table-cell table:style-name="ce165" office:value-type="string" calcext:value-type="string">
            <text:p>권중규</text:p>
          </table:table-cell>
          <table:table-cell table:style-name="ce107" office:value-type="string" calcext:value-type="string">
            <text:p><text:a xlink:href="https://www.sinkholestudio.com/" xlink:type="simple">https://www.sinkholestudio.com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Somi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SONNORI Corp</text:p>
          </table:table-cell>
          <table:table-cell table:style-name="ce107" office:value-type="string" calcext:value-type="string">
            <text:p>주식회사 손노리</text:p>
          </table:table-cell>
          <table:table-cell table:style-name="ce165" office:value-type="string" calcext:value-type="string">
            <text:p>경기도 성남시 분당구 판교역로</text:p>
          </table:table-cell>
          <table:table-cell table:style-name="ce114" office:value-type="string" calcext:value-type="string">
            <text:p>261-81-15***</text:p>
          </table:table-cell>
          <table:table-cell table:style-name="ce165" office:value-type="string" calcext:value-type="string">
            <text:p>이원술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Southpaw Games Co., Ltd.</text:p>
          </table:table-cell>
          <table:table-cell table:style-name="ce107" office:value-type="string" calcext:value-type="string">
            <text:p>사우스포게임즈 주식회사</text:p>
          </table:table-cell>
          <table:table-cell table:style-name="ce165" office:value-type="string" calcext:value-type="string">
            <text:p>서울 서초구 효령로</text:p>
          </table:table-cell>
          <table:table-cell table:style-name="ce114" office:value-type="string" calcext:value-type="string">
            <text:p>282-87-01***</text:p>
          </table:table-cell>
          <table:table-cell table:style-name="ce165" office:value-type="string" calcext:value-type="string">
            <text:p>박상우</text:p>
          </table:table-cell>
          <table:table-cell table:style-name="ce107" office:value-type="string" calcext:value-type="string">
            <text:p><text:a xlink:href="https://southpaw.games/" xlink:type="simple">https://southpaw.games/</text:a></text:p>
          </table:table-cell>
          <table:table-cell table:style-name="ce175"/>
          <table:table-cell table:style-name="ce107" table:number-columns-repeated="3"/>
        </table:table-row>
        <table:table-row table:style-name="ro2">
          <table:table-cell table:style-name="ce147" office:value-type="string" calcext:value-type="string">
            <text:p>Sparky Studios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스파키 스튜디오</text:p>
            <text:p>세종대학교 게임 개발 동아리 ‘판도라큐브’의 멤버 중 2명</text:p>
            <text:p>기획·프로그래밍 김준우, 아트 이채영</text:p>
          </table:table-cell>
        </table:table-row>
        <table:table-row table:style-name="ro12">
          <table:table-cell table:style-name="ce147" office:value-type="string" calcext:value-type="string">
            <text:p>SPRING Games</text:p>
          </table:table-cell>
          <table:table-cell table:style-name="ce107" office:value-type="string" calcext:value-type="string">
            <text:p>주식회사 토스트</text:p>
          </table:table-cell>
          <table:table-cell table:style-name="ce165" office:value-type="string" calcext:value-type="string">
            <text:p>대구광역시 동구 동대구로</text:p>
          </table:table-cell>
          <table:table-cell table:style-name="ce114" office:value-type="string" calcext:value-type="string">
            <text:p>503-81-94***</text:p>
          </table:table-cell>
          <table:table-cell table:style-name="ce165" office:value-type="string" calcext:value-type="string">
            <text:p>문현성</text:p>
          </table:table-cell>
          <table:table-cell table:style-name="ce107" office:value-type="string" calcext:value-type="string">
            <text:p><text:a xlink:href="https://www.springtoast.com/" xlink:type="simple">https://www.springtoast.com/</text:a></text:p>
          </table:table-cell>
          <table:table-cell table:style-name="ce175"/>
          <table:table-cell table:style-name="ce107" table:number-columns-repeated="2"/>
          <table:table-cell table:style-name="ce107" office:value-type="string" calcext:value-type="string">
            <text:p>스프링의 정확한 사명은 ㈜토스트(TOAST),</text:p>
            <text:p>이름에 대한 권리 문제로 다른 이름 사용</text:p>
          </table:table-cell>
        </table:table-row>
        <table:table-row table:style-name="ro1">
          <table:table-cell table:style-name="ce147" office:value-type="string" calcext:value-type="string">
            <text:p>SQUARE PIXELS</text:p>
          </table:table-cell>
          <table:table-cell table:style-name="ce107" office:value-type="string" calcext:value-type="string">
            <text:p>스퀘어픽셀즈 주식회사</text:p>
          </table:table-cell>
          <table:table-cell table:style-name="ce165" office:value-type="string" calcext:value-type="string">
            <text:p>경기도 하남시 미사강변서로</text:p>
          </table:table-cell>
          <table:table-cell table:style-name="ce114" office:value-type="string" calcext:value-type="string">
            <text:p>288-81-01***</text:p>
          </table:table-cell>
          <table:table-cell table:style-name="ce165" office:value-type="string" calcext:value-type="string">
            <text:p>김영원</text:p>
          </table:table-cell>
          <table:table-cell table:style-name="ce107" office:value-type="string" calcext:value-type="string">
            <text:p><text:a xlink:href="https://www.squarepixels.co.kr/" xlink:type="simple">https://www.squarepixels.co.kr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SSUN GAMES</text:p>
          </table:table-cell>
          <table:table-cell table:style-name="ce107" office:value-type="string" calcext:value-type="string">
            <text:p>썬게임즈</text:p>
          </table:table-cell>
          <table:table-cell table:style-name="ce165" office:value-type="string" calcext:value-type="string">
            <text:p>부산 해운대구 수영강변대로</text:p>
          </table:table-cell>
          <table:table-cell table:style-name="ce114" office:value-type="string" calcext:value-type="string">
            <text:p>448-14-01***</text:p>
          </table:table-cell>
          <table:table-cell table:style-name="ce165" office:value-type="string" calcext:value-type="string">
            <text:p>김선호</text:p>
          </table:table-cell>
          <table:table-cell table:style-name="ce107" office:value-type="string" calcext:value-type="string">
            <text:p><text:a xlink:href="https://ssundev.notion.site/SSUN-GAMES-16d140b67dbb46b9bc7c50c39874b600" xlink:type="simple">https://ssundev.notion.site/SSUN-GAMES-16d140b67dbb46b9bc7c50c39874b600</text:a></text:p>
          </table:table-cell>
          <table:table-cell table:style-name="ce175" office:value-type="string" calcext:value-type="string">
            <text:p><text:a xlink:href="mailto:ssun.california@gmail.com" xlink:type="simple">ssun.california@gmail.com</text:a></text:p>
          </table:table-cell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Starlike Inc.</text:p>
          </table:table-cell>
          <table:table-cell table:style-name="ce107" office:value-type="string" calcext:value-type="string">
            <text:p>스타라이크 주식회사</text:p>
          </table:table-cell>
          <table:table-cell table:style-name="ce115" office:value-type="string" calcext:value-type="string">
            <text:p>전라북도 전주시 덕진구 오공로</text:p>
          </table:table-cell>
          <table:table-cell table:style-name="ce114" office:value-type="string" calcext:value-type="string">
            <text:p>299-81-02***</text:p>
          </table:table-cell>
          <table:table-cell table:style-name="ce165" office:value-type="string" calcext:value-type="string">
            <text:p>채병효</text:p>
          </table:table-cell>
          <table:table-cell table:style-name="ce107" office:value-type="string" calcext:value-type="string">
            <text:p><text:a xlink:href="https://www.starlike.kr/" xlink:type="simple">https://www.starlike.kr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Striking Distance Studios</text:p>
          </table:table-cell>
          <table:table-cell table:style-name="ce107" office:value-type="string" calcext:value-type="string">
            <text:p>스트라이킹 디스턴스 스튜디오</text:p>
          </table:table-cell>
          <table:table-cell table:style-name="ce165" office:value-type="string" calcext:value-type="string">
            <text:p>크래프톤 자회사</text:p>
          </table:table-cell>
          <table:table-cell table:style-name="ce114" office:value-type="string" calcext:value-type="string">
            <text:p>-</text:p>
          </table:table-cell>
          <table:table-cell table:style-name="ce165" office:value-type="string" calcext:value-type="string">
            <text:p>-</text:p>
          </table:table-cell>
          <table:table-cell table:style-name="ce107" office:value-type="string" calcext:value-type="string">
            <text:p><text:a xlink:href="https://sds.com/" xlink:type="simple">https://sds.com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Studio Doodal</text:p>
          </table:table-cell>
          <table:table-cell table:style-name="ce107" office:value-type="string" calcext:value-type="string">
            <text:p>주식회사 스튜디오두달</text:p>
          </table:table-cell>
          <table:table-cell table:style-name="ce165" office:value-type="string" calcext:value-type="string">
            <text:p>충청남도 아산시 배방읍 희망로</text:p>
          </table:table-cell>
          <table:table-cell table:style-name="ce114" office:value-type="string" calcext:value-type="string">
            <text:p>620-88-02***</text:p>
          </table:table-cell>
          <table:table-cell table:style-name="ce165" office:value-type="string" calcext:value-type="string">
            <text:p>김민정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STUDIO HG</text:p>
          </table:table-cell>
          <table:table-cell table:style-name="ce107" office:value-type="string" calcext:value-type="string">
            <text:p>스튜디오에이치지</text:p>
          </table:table-cell>
          <table:table-cell table:style-name="ce165" office:value-type="string" calcext:value-type="string">
            <text:p>서울특별시 서초구 방배로</text:p>
          </table:table-cell>
          <table:table-cell table:style-name="ce114" office:value-type="string" calcext:value-type="string">
            <text:p>414-06-63***</text:p>
          </table:table-cell>
          <table:table-cell table:style-name="ce165" office:value-type="string" calcext:value-type="string">
            <text:p>한대훈</text:p>
          </table:table-cell>
          <table:table-cell table:style-name="ce107" office:value-type="string" calcext:value-type="string">
            <text:p><text:a xlink:href="https://www.studiohg.dev/?lang=ko" xlink:type="simple">https://www.studiohg.dev/?lang=ko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Studio LEF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office:value-type="string" calcext:value-type="string">
            <text:p><text:span text:style-name="T5"><text:a xlink:href="https://twitter.com/Lets_EatFirst" xlink:type="simple">https://twitter.com/Lets_EatFirst</text:a></text:span></text:p>
          </table:table-cell>
          <table:table-cell table:style-name="ce107"/>
          <table:table-cell table:style-name="ce107" office:value-type="string" calcext:value-type="string">
            <text:p>개발자명 : 멩돌</text:p>
          </table:table-cell>
        </table:table-row>
        <table:table-row table:style-name="ro1">
          <table:table-cell table:style-name="ce147" office:value-type="string" calcext:value-type="string">
            <text:p>Studio Ly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 office:value-type="string" calcext:value-type="string">
            <text:p><text:a xlink:href="mailto:sonic1357@naver.com" xlink:type="simple">sonic1357@naver.com</text:a></text:p>
          </table:table-cell>
          <table:table-cell table:style-name="ce107" office:value-type="string" calcext:value-type="string">
            <text:p><text:a xlink:href="https://twitter.com/Studio_Ly" xlink:type="simple">https://twitter.com/Studio_Ly</text:a>_</text:p>
          </table:table-cell>
          <table:table-cell table:style-name="ce107" office:value-type="string" calcext:value-type="string">
            <text:p><text:a xlink:href="https://twitter.com/lychoi2000" xlink:type="simple">https://twitter.com/lychoi2000</text:a></text:p>
          </table:table-cell>
          <table:table-cell table:style-name="ce107"/>
        </table:table-row>
        <table:table-row table:style-name="ro1">
          <table:table-cell table:style-name="ce147" office:value-type="string" calcext:value-type="string">
            <text:p>STUDIO N9</text:p>
          </table:table-cell>
          <table:table-cell table:style-name="ce107" office:value-type="string" calcext:value-type="string">
            <text:p>스튜디오 엔나인 (STUDIO N9)</text:p>
          </table:table-cell>
          <table:table-cell table:style-name="ce165" office:value-type="string" calcext:value-type="string">
            <text:p>서울특별시 영등포구 경인로</text:p>
          </table:table-cell>
          <table:table-cell table:style-name="ce114" office:value-type="string" calcext:value-type="string">
            <text:p>205-04-34***</text:p>
          </table:table-cell>
          <table:table-cell table:style-name="ce165" office:value-type="string" calcext:value-type="string">
            <text:p>박민우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2">
          <table:table-cell table:style-name="ce147" office:value-type="string" calcext:value-type="string">
            <text:p>Studio Sott</text:p>
          </table:table-cell>
          <table:table-cell table:style-name="ce107" office:value-type="string" calcext:value-type="string">
            <text:p>스튜디오 소트</text:p>
          </table:table-cell>
          <table:table-cell table:style-name="ce165"/>
          <table:table-cell table:style-name="ce114"/>
          <table:table-cell table:style-name="ce165" office:value-type="string" calcext:value-type="string">
            <text:p>이여주</text:p>
            <text:p>이유라</text:p>
          </table:table-cell>
          <table:table-cell table:style-name="ce107" office:value-type="string" calcext:value-type="string">
            <text:p><text:a xlink:href="https://hotelsowls.studiosott.com/" xlink:type="simple">https://hotelsowls.studiosott.com/</text:a></text:p>
          </table:table-cell>
          <table:table-cell table:style-name="ce175"/>
          <table:table-cell table:style-name="ce107" office:value-type="string" calcext:value-type="string">
            <text:p><text:a xlink:href="https://twitter.com/Studio_SOTT" xlink:type="simple">https://twitter.com/Studio_SOTT</text:a></text:p>
          </table:table-cell>
          <table:table-cell table:style-name="ce107"/>
          <table:table-cell table:style-name="ce107" office:value-type="string" calcext:value-type="string">
            <text:p>검색해도 사업자 정보가 나오지 않는다.</text:p>
          </table:table-cell>
        </table:table-row>
        <table:table-row table:style-name="ro12">
          <table:table-cell table:style-name="ce147" office:value-type="string" calcext:value-type="string">
            <text:p>Sujin Ri, Marcos Arroyo, Seona Lee, Somi Lee, Sohyeon Jeon</text:p>
          </table:table-cell>
          <table:table-cell table:style-name="ce107" office:value-type="string" calcext:value-type="string">
            <text:p>-</text:p>
          </table:table-cell>
          <table:table-cell table:style-name="ce165" office:value-type="string" calcext:value-type="string">
            <text:p>-</text:p>
          </table:table-cell>
          <table:table-cell table:style-name="ce114" office:value-type="string" calcext:value-type="string">
            <text:p>-</text:p>
          </table:table-cell>
          <table:table-cell table:style-name="ce165" office:value-type="string" calcext:value-type="string">
            <text:p>-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2">
          <table:table-cell table:style-name="ce147" office:value-type="string" calcext:value-type="string">
            <text:p>Sujin Ri, Yunjeong Yun, Hyein Go, Minsu Ock, Marcos Arroyo, Seona Lee, Sohyeon Jeon</text:p>
          </table:table-cell>
          <table:table-cell table:style-name="ce107" office:value-type="string" calcext:value-type="string">
            <text:p>-</text:p>
          </table:table-cell>
          <table:table-cell table:style-name="ce165" office:value-type="string" calcext:value-type="string">
            <text:p>-</text:p>
          </table:table-cell>
          <table:table-cell table:style-name="ce114" office:value-type="string" calcext:value-type="string">
            <text:p>-</text:p>
          </table:table-cell>
          <table:table-cell table:style-name="ce165" office:value-type="string" calcext:value-type="string">
            <text:p>-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SUNBEESOFT</text:p>
          </table:table-cell>
          <table:table-cell table:style-name="ce107" office:value-type="string" calcext:value-type="string">
            <text:p>선비소프트 주식회사</text:p>
          </table:table-cell>
          <table:table-cell table:style-name="ce165" office:value-type="string" calcext:value-type="string">
            <text:p>서울특별시 구로구 경인로</text:p>
          </table:table-cell>
          <table:table-cell table:style-name="ce114" office:value-type="string" calcext:value-type="string">
            <text:p>356-87-00***</text:p>
          </table:table-cell>
          <table:table-cell table:style-name="ce165" office:value-type="string" calcext:value-type="string">
            <text:p>김정남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SUNCYAN studio</text:p>
          </table:table-cell>
          <table:table-cell table:style-name="ce107" office:value-type="string" calcext:value-type="string">
            <text:p>주식회사 선시안 (SUNCYAN Inc.)</text:p>
          </table:table-cell>
          <table:table-cell table:style-name="ce165" office:value-type="string" calcext:value-type="string">
            <text:p>서울특별시 금천구 가산디지털2로</text:p>
          </table:table-cell>
          <table:table-cell table:style-name="ce114" office:value-type="string" calcext:value-type="string">
            <text:p>392-88-02***</text:p>
          </table:table-cell>
          <table:table-cell table:style-name="ce165" office:value-type="string" calcext:value-type="string">
            <text:p>권오준</text:p>
          </table:table-cell>
          <table:table-cell table:style-name="ce107" office:value-type="string" calcext:value-type="string">
            <text:p><text:a xlink:href="https://www.suncyan.com/" xlink:type="simple">https://www.suncyan.com/</text:a></text:p>
          </table:table-cell>
          <table:table-cell table:style-name="ce175" office:value-type="string" calcext:value-type="string">
            <text:p><text:a xlink:href="mailto:suncyan@suncyan.com" xlink:type="simple">suncyan@suncyan.com</text:a></text:p>
          </table:table-cell>
          <table:table-cell table:style-name="ce107" office:value-type="string" calcext:value-type="string">
            <text:p><text:a xlink:href="https://www.facebook.com/profile.php?id=61552325537273" xlink:type="simple">https://www.facebook.com/profile.php?id=61552325537273</text:a></text:p>
          </table:table-cell>
          <table:table-cell table:style-name="ce107" office:value-type="string" calcext:value-type="string">
            <text:p><text:a xlink:href="https://www.instagram.com/suncyan_official/" xlink:type="simple">https://www.instagram.com/suncyan_official/</text:a></text:p>
          </table:table-cell>
          <table:table-cell table:style-name="ce107"/>
        </table:table-row>
        <table:table-row table:style-name="ro1">
          <table:table-cell table:style-name="ce147" office:value-type="string" calcext:value-type="string">
            <text:p>Sunflo Labs</text:p>
          </table:table-cell>
          <table:table-cell table:style-name="ce107" office:value-type="string" calcext:value-type="string">
            <text:p>썬플로랩스 (Sunflo Labs)</text:p>
          </table:table-cell>
          <table:table-cell table:style-name="ce165" office:value-type="string" calcext:value-type="string">
            <text:p>전라남도 곡성군 석곡면</text:p>
          </table:table-cell>
          <table:table-cell table:style-name="ce114" office:value-type="string" calcext:value-type="string">
            <text:p>108-44-95***</text:p>
          </table:table-cell>
          <table:table-cell table:style-name="ce165" office:value-type="string" calcext:value-type="string">
            <text:p>장세희</text:p>
          </table:table-cell>
          <table:table-cell table:style-name="ce107" office:value-type="string" calcext:value-type="string">
            <text:p><text:span text:style-name="T4"><text:a xlink:href="https://blog.naver.com/sunflof/221978112012" xlink:type="simple">https://blog.naver.com/sunflof/221978112012</text:a></text:span></text:p>
          </table:table-cell>
          <table:table-cell table:style-name="ce175"/>
          <table:table-cell table:style-name="ce107" office:value-type="string" calcext:value-type="string">
            <text:p><text:a xlink:href="https://twitter.com/sunfloLabs_kr" xlink:type="simple">https://twitter.com/sunfloLabs_kr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SUNNY SIDE UP</text:p>
          </table:table-cell>
          <table:table-cell table:style-name="ce107" office:value-type="string" calcext:value-type="string">
            <text:p>주식회사 써니사이드업 (SUNNY SIDE UP)</text:p>
          </table:table-cell>
          <table:table-cell table:style-name="ce165" office:value-type="string" calcext:value-type="string">
            <text:p>부산광역시 해운대구 수영강변대로</text:p>
          </table:table-cell>
          <table:table-cell table:style-name="ce114" office:value-type="string" calcext:value-type="string">
            <text:p>594-87-01***</text:p>
          </table:table-cell>
          <table:table-cell table:style-name="ce165" office:value-type="string" calcext:value-type="string">
            <text:p>박은현</text:p>
          </table:table-cell>
          <table:table-cell table:style-name="ce107" office:value-type="string" calcext:value-type="string">
            <text:p><text:a xlink:href="https://sunnysideup-dev.github.io/" xlink:type="simple">https://sunnysideup-dev.github.io/</text:a></text:p>
          </table:table-cell>
          <table:table-cell table:style-name="ce175"/>
          <table:table-cell table:style-name="ce107" office:value-type="string" calcext:value-type="string">
            <text:p><text:a xlink:href="https://twitter.com/SunnySideUp_Kor" xlink:type="simple">https://twitter.com/SunnySideUp_Kor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TALESSHOP Co., Ltd.</text:p>
          </table:table-cell>
          <table:table-cell table:style-name="ce107" office:value-type="string" calcext:value-type="string">
            <text:p>주식회사 테일즈샵</text:p>
          </table:table-cell>
          <table:table-cell table:style-name="ce165" office:value-type="string" calcext:value-type="string">
            <text:p>인천 광역시 부평구 경원대로</text:p>
          </table:table-cell>
          <table:table-cell table:style-name="ce114" office:value-type="string" calcext:value-type="string">
            <text:p>350-87-00***</text:p>
          </table:table-cell>
          <table:table-cell table:style-name="ce165" office:value-type="string" calcext:value-type="string">
            <text:p>한준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Team OOPArts</text:p>
          </table:table-cell>
          <table:table-cell table:style-name="ce107" office:value-type="string" calcext:value-type="string">
            <text:p>주식회사 팀오파츠 (Team 00PArts Inc.)</text:p>
          </table:table-cell>
          <table:table-cell table:style-name="ce165" office:value-type="string" calcext:value-type="string">
            <text:p>서울특별시 성동구 무학로</text:p>
          </table:table-cell>
          <table:table-cell table:style-name="ce114" office:value-type="string" calcext:value-type="string">
            <text:p>296-86-03***</text:p>
          </table:table-cell>
          <table:table-cell table:style-name="ce165" office:value-type="string" calcext:value-type="string">
            <text:p>서병기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2">
          <table:table-cell table:style-name="ce147" office:value-type="string" calcext:value-type="string">
            <text:p>TEAM 217</text:p>
          </table:table-cell>
          <table:table-cell table:style-name="ce107" office:value-type="string" calcext:value-type="string">
            <text:p>-</text:p>
          </table:table-cell>
          <table:table-cell table:style-name="ce165" office:value-type="string" calcext:value-type="string">
            <text:p>-</text:p>
          </table:table-cell>
          <table:table-cell table:style-name="ce114" office:value-type="string" calcext:value-type="string">
            <text:p>-</text:p>
          </table:table-cell>
          <table:table-cell table:style-name="ce165" office:value-type="string" calcext:value-type="string">
            <text:p>이기현</text:p>
            <text:p>이재홍</text:p>
            <text:p>김동혁</text:p>
          </table:table-cell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“전언”을 개발한 팀217.</text:p>
            <text:p>이기현 기획자, 이재홍 프로그래머, 김동혁 프로그래머</text:p>
            <text:p>고등학교 3학년 세 명이 작업</text:p>
          </table:table-cell>
        </table:table-row>
        <table:table-row table:style-name="ro1">
          <table:table-cell table:style-name="ce147" office:value-type="string" calcext:value-type="string">
            <text:p>Team Corn Field</text:p>
          </table:table-cell>
          <table:table-cell table:style-name="ce107" office:value-type="string" calcext:value-type="string">
            <text:p>팀 콘필드 (Team Corn Field)</text:p>
          </table:table-cell>
          <table:table-cell table:style-name="ce165" office:value-type="string" calcext:value-type="string">
            <text:p>서울특별시 양천구 목동동로</text:p>
          </table:table-cell>
          <table:table-cell table:style-name="ce114" office:value-type="string" calcext:value-type="string">
            <text:p>332-35-01***</text:p>
          </table:table-cell>
          <table:table-cell table:style-name="ce165" office:value-type="string" calcext:value-type="string">
            <text:p>홍도현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Team ETTU</text:p>
          </table:table-cell>
          <table:table-cell table:style-name="ce107" office:value-type="string" calcext:value-type="string">
            <text:p>팀 에뚜</text:p>
          </table:table-cell>
          <table:table-cell table:style-name="ce165" office:value-type="string" calcext:value-type="string">
            <text:p>충청남도 천안시 동남구</text:p>
          </table:table-cell>
          <table:table-cell table:style-name="ce114" office:value-type="string" calcext:value-type="string">
            <text:p>208-52-00***</text:p>
          </table:table-cell>
          <table:table-cell table:style-name="ce165" office:value-type="string" calcext:value-type="string">
            <text:p>이시온</text:p>
          </table:table-cell>
          <table:table-cell table:style-name="ce107" office:value-type="string" calcext:value-type="string">
            <text:p><text:a xlink:href="https://twitter.com/EttuTeam" xlink:type="simple">https://twitter.com/EttuTeam</text:a></text:p>
          </table:table-cell>
          <table:table-cell table:style-name="ce175"/>
          <table:table-cell table:style-name="ce107" table:number-columns-repeated="2"/>
          <table:table-cell table:style-name="ce107" office:value-type="string" calcext:value-type="string">
            <text:p>‘스토브인디’에 팀에뚜(대표 이시온)가 개발한 2D 횡스크롤 액션 게임 ‘문경새재’ 출시</text:p>
          </table:table-cell>
        </table:table-row>
        <table:table-row table:style-name="ro1">
          <table:table-cell table:style-name="ce147" office:value-type="string" calcext:value-type="string">
            <text:p>Team Gypsophila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3"/>
        </table:table-row>
        <table:table-row table:style-name="ro4">
          <table:table-cell table:style-name="ce147" office:value-type="string" calcext:value-type="string">
            <text:p>TEAM HORAY</text:p>
          </table:table-cell>
          <table:table-cell table:style-name="ce107" office:value-type="string" calcext:value-type="string">
            <text:p>팀호레이(TEAM HORAY)</text:p>
          </table:table-cell>
          <table:table-cell table:style-name="ce165" office:value-type="string" calcext:value-type="string">
            <text:p>경기도 용인시 기흥구 동백중앙로</text:p>
          </table:table-cell>
          <table:table-cell table:style-name="ce114" office:value-type="string" calcext:value-type="string">
            <text:p>601-22-61***</text:p>
          </table:table-cell>
          <table:table-cell table:style-name="ce165" office:value-type="string" calcext:value-type="string">
            <text:p>문지환</text:p>
            <text:p>안태현</text:p>
            <text:p>한우경</text:p>
            <text:p>한승탁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3">
          <table:table-cell table:style-name="ce147" office:value-type="string" calcext:value-type="string">
            <text:p>Team Monad</text:p>
          </table:table-cell>
          <table:table-cell table:style-name="ce107" office:value-type="string" calcext:value-type="string">
            <text:p>-</text:p>
          </table:table-cell>
          <table:table-cell table:style-name="ce165" office:value-type="string" calcext:value-type="string">
            <text:p>서울대 게임 동아리</text:p>
          </table:table-cell>
          <table:table-cell table:style-name="ce114" office:value-type="string" calcext:value-type="string">
            <text:p>-</text:p>
          </table:table-cell>
          <table:table-cell table:style-name="ce165" office:value-type="string" calcext:value-type="string">
            <text:p>-</text:p>
          </table:table-cell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<text:span text:style-name="T6">EXP Games : 팀모나드라는 이름으로 시작한 서울대 게임 동아리</text:span></text:p>
            <text:p/>
            <text:p><text:span text:style-name="T6">서울대학교 경제학과 13학번 윤난새, 게임개발동아리(SNUGDC)에서 모나드 팀을 구성</text:span></text:p>
            <text:p><text:span text:style-name="T6">턴제 전략 RPG '모나드의 겨울' 제작.</text:span></text:p>
            <text:p><text:span text:style-name="T6">제작인원 10명 이상</text:span></text:p>
          </table:table-cell>
        </table:table-row>
        <table:table-row table:style-name="ro1">
          <table:table-cell table:style-name="ce147" office:value-type="string" calcext:value-type="string">
            <text:p>Team Samoyed</text:p>
          </table:table-cell>
          <table:table-cell table:style-name="ce107" office:value-type="string" calcext:value-type="string">
            <text:p>팀사모예드 주식회사</text:p>
          </table:table-cell>
          <table:table-cell table:style-name="ce165" office:value-type="string" calcext:value-type="string">
            <text:p>경기도 성남시 분당구 매화로</text:p>
          </table:table-cell>
          <table:table-cell table:style-name="ce114" office:value-type="string" calcext:value-type="string">
            <text:p>594-88-01***</text:p>
          </table:table-cell>
          <table:table-cell table:style-name="ce165" office:value-type="string" calcext:value-type="string">
            <text:p>남현빈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3">
          <table:table-cell table:style-name="ce147" office:value-type="string" calcext:value-type="string">
            <text:p>TeamBUD</text:p>
          </table:table-cell>
          <table:table-cell table:style-name="ce107" office:value-type="string" calcext:value-type="string">
            <text:p>팀 버드(Team BUD)</text:p>
          </table:table-cell>
          <table:table-cell table:style-name="ce165" office:value-type="string" calcext:value-type="string">
            <text:p>경기도 안양시 동안구 부림로</text:p>
          </table:table-cell>
          <table:table-cell table:style-name="ce114" office:value-type="string" calcext:value-type="string">
            <text:p>631-08-01***</text:p>
          </table:table-cell>
          <table:table-cell table:style-name="ce165" office:value-type="string" calcext:value-type="string">
            <text:p>김준호</text:p>
          </table:table-cell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김준호 대표</text:p>
            <text:p>청강문화산업대학교 게임콘텐츠 스쿨 졸업 작품으로 ‘페포’ 기획</text:p>
            <text:p>완성 하기 위해 다니던 회사를 그만두고 TeamBUD를 설립.</text:p>
            <text:p/>
            <text:p>출처 : 경향게임스(<text:a xlink:href="https://www.khgames.co.kr/" xlink:type="simple">https://www.khgames.co.kr</text:a>)</text:p>
          </table:table-cell>
        </table:table-row>
        <table:table-row table:style-name="ro1">
          <table:table-cell table:style-name="ce147" office:value-type="string" calcext:value-type="string">
            <text:p>TeamSuneat</text:p>
          </table:table-cell>
          <table:table-cell table:style-name="ce107" office:value-type="string" calcext:value-type="string">
            <text:p>(주) 팀써니트</text:p>
          </table:table-cell>
          <table:table-cell table:style-name="ce165" office:value-type="string" calcext:value-type="string">
            <text:p>서울특별시 구로구 디지털로</text:p>
          </table:table-cell>
          <table:table-cell table:style-name="ce114" office:value-type="string" calcext:value-type="string">
            <text:p>431-87-01***</text:p>
          </table:table-cell>
          <table:table-cell table:style-name="ce165" office:value-type="string" calcext:value-type="string">
            <text:p>김준형</text:p>
          </table:table-cell>
          <table:table-cell table:style-name="ce107" office:value-type="string" calcext:value-type="string">
            <text:p><text:a xlink:href="https://playneowiz.com/bladeassault" xlink:type="simple">https://playneowiz.com/bladeassault</text:a></text:p>
          </table:table-cell>
          <table:table-cell table:style-name="ce175"/>
          <table:table-cell table:style-name="ce107" table:number-columns-repeated="3"/>
        </table:table-row>
        <table:table-row table:style-name="ro12">
          <table:table-cell table:style-name="ce147" office:value-type="string" calcext:value-type="string">
            <text:p>Teemo Soft</text:p>
          </table:table-cell>
          <table:table-cell table:style-name="ce107" office:value-type="string" calcext:value-type="string">
            <text:p>티모 소프트</text:p>
          </table:table-cell>
          <table:table-cell table:style-name="ce165" office:value-type="string" calcext:value-type="string">
            <text:p>경기 부천시 길주로</text:p>
          </table:table-cell>
          <table:table-cell table:style-name="ce114" office:value-type="string" calcext:value-type="string">
            <text:p>772-31-00***</text:p>
          </table:table-cell>
          <table:table-cell table:style-name="ce165" office:value-type="string" calcext:value-type="string">
            <text:p>이종건</text:p>
          </table:table-cell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구 티모소프트 현 액트세븐엔터테인먼트 대표 이종건</text:p>
            <text:p>“사냥꾼 키우기”가 잘 돼서 법인 전환</text:p>
          </table:table-cell>
        </table:table-row>
        <table:table-row table:style-name="ro1">
          <table:table-cell table:style-name="ce147" office:value-type="string" calcext:value-type="string">
            <text:p>Teleportsoft</text:p>
          </table:table-cell>
          <table:table-cell table:style-name="ce107" office:value-type="string" calcext:value-type="string">
            <text:p>텔레포트소프트(TeleportSoft)</text:p>
          </table:table-cell>
          <table:table-cell table:style-name="ce165" office:value-type="string" calcext:value-type="string">
            <text:p>서울특별시 마포구 포은로</text:p>
          </table:table-cell>
          <table:table-cell table:style-name="ce114" office:value-type="string" calcext:value-type="string">
            <text:p>287-69-00***</text:p>
          </table:table-cell>
          <table:table-cell table:style-name="ce165" office:value-type="string" calcext:value-type="string">
            <text:p>전우진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THEAND Co.</text:p>
          </table:table-cell>
          <table:table-cell table:style-name="ce107" office:value-type="string" calcext:value-type="string">
            <text:p>디앤드 컴퍼니</text:p>
          </table:table-cell>
          <table:table-cell table:style-name="ce165" office:value-type="string" calcext:value-type="string">
            <text:p>대전광역시 유성구 대덕대로</text:p>
          </table:table-cell>
          <table:table-cell table:style-name="ce114" office:value-type="string" calcext:value-type="string">
            <text:p>481-09-00***</text:p>
          </table:table-cell>
          <table:table-cell table:style-name="ce165" office:value-type="string" calcext:value-type="string">
            <text:p>정민길</text:p>
          </table:table-cell>
          <table:table-cell table:style-name="ce107" office:value-type="string" calcext:value-type="string">
            <text:p><text:a xlink:href="https://theand.kr/" xlink:type="simple">https://theand.kr/</text:a></text:p>
          </table:table-cell>
          <table:table-cell table:style-name="ce175" office:value-type="string" calcext:value-type="string">
            <text:p><text:a xlink:href="mailto:min@theandgames.com" xlink:type="simple">min@theandgames.com</text:a></text:p>
          </table:table-cell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THE BRICKS GAMES</text:p>
          </table:table-cell>
          <table:table-cell table:style-name="ce107" office:value-type="string" calcext:value-type="string">
            <text:p>주식회사 더브릭스게임즈</text:p>
          </table:table-cell>
          <table:table-cell table:style-name="ce165" office:value-type="string" calcext:value-type="string">
            <text:p>경기도 성남시 분당구 대왕판교로</text:p>
          </table:table-cell>
          <table:table-cell table:style-name="ce114" office:value-type="string" calcext:value-type="string">
            <text:p>890-88-02***</text:p>
          </table:table-cell>
          <table:table-cell table:style-name="ce165" office:value-type="string" calcext:value-type="string">
            <text:p>이혜린</text:p>
          </table:table-cell>
          <table:table-cell table:style-name="ce107" office:value-type="string" calcext:value-type="string">
            <text:p><text:a xlink:href="https://www.thebricks.kr/" xlink:type="simple">https://www.thebricks.kr/</text:a></text:p>
          </table:table-cell>
          <table:table-cell table:style-name="ce175" office:value-type="string" calcext:value-type="string">
            <text:p><text:a xlink:href="mailto:help@thebricks.kr" xlink:type="simple">help@thebricks.kr</text:a></text:p>
          </table:table-cell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Tinogames Inc.</text:p>
          </table:table-cell>
          <table:table-cell table:style-name="ce107" office:value-type="string" calcext:value-type="string">
            <text:p>주식회사 티노게임즈(TINO GAMES Inc.)</text:p>
          </table:table-cell>
          <table:table-cell table:style-name="ce165" office:value-type="string" calcext:value-type="string">
            <text:p>경기도 성남시 분당구 미금일로</text:p>
          </table:table-cell>
          <table:table-cell table:style-name="ce114" office:value-type="string" calcext:value-type="string">
            <text:p>255-81-00***</text:p>
          </table:table-cell>
          <table:table-cell table:style-name="ce165" office:value-type="string" calcext:value-type="string">
            <text:p>김동효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Toward Inc.</text:p>
          </table:table-cell>
          <table:table-cell table:style-name="ce107" office:value-type="string" calcext:value-type="string">
            <text:p>（주）투워드</text:p>
          </table:table-cell>
          <table:table-cell table:style-name="ce165" office:value-type="string" calcext:value-type="string">
            <text:p>서울특별시 강동구 양재대로</text:p>
          </table:table-cell>
          <table:table-cell table:style-name="ce114" office:value-type="string" calcext:value-type="string">
            <text:p>211-88-98***</text:p>
          </table:table-cell>
          <table:table-cell table:style-name="ce165" office:value-type="string" calcext:value-type="string">
            <text:p>신보식</text:p>
          </table:table-cell>
          <table:table-cell table:style-name="ce107" office:value-type="string" calcext:value-type="string">
            <text:p><text:a xlink:href="https://shs092.wixsite.com/toward" xlink:type="simple">https://shs092.wixsite.com/toward</text:a></text:p>
          </table:table-cell>
          <table:table-cell table:style-name="ce175"/>
          <table:table-cell table:style-name="ce107" office:value-type="string" calcext:value-type="string">
            <text:p><text:a xlink:href="https://kr.linkedin.com/in/bosik-shin-49a26a7b" xlink:type="simple">https://kr.linkedin.com/in/bosik-shin-49a26a7b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Tripearl Games</text:p>
          </table:table-cell>
          <table:table-cell table:style-name="ce107" office:value-type="string" calcext:value-type="string">
            <text:p>주식회사 트라이펄게임즈 (Tripearl Games Corp.)</text:p>
          </table:table-cell>
          <table:table-cell table:style-name="ce165" office:value-type="string" calcext:value-type="string">
            <text:p>경기 성남시 수정구 창업로</text:p>
          </table:table-cell>
          <table:table-cell table:style-name="ce114" office:value-type="string" calcext:value-type="string">
            <text:p>784-81-02***</text:p>
          </table:table-cell>
          <table:table-cell table:style-name="ce165" office:value-type="string" calcext:value-type="string">
            <text:p>정만손</text:p>
          </table:table-cell>
          <table:table-cell table:style-name="ce107" office:value-type="string" calcext:value-type="string">
            <text:p><text:a xlink:href="https://www.tripearlgames.com/" xlink:type="simple">https://www.tripearlgames.com/</text:a></text:p>
          </table:table-cell>
          <table:table-cell table:style-name="ce175" office:value-type="string" calcext:value-type="string">
            <text:p><text:a xlink:href="mailto:tripearl@tripearlgames.com" xlink:type="simple">tripearl@tripearlgames.com</text:a></text:p>
          </table:table-cell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Turtle Cream</text:p>
          </table:table-cell>
          <table:table-cell table:style-name="ce107" office:value-type="string" calcext:value-type="string">
            <text:p>터틀 크림（Turtle Cream）</text:p>
          </table:table-cell>
          <table:table-cell table:style-name="ce165" office:value-type="string" calcext:value-type="string">
            <text:p>서울특별시 서대문구 간호대로</text:p>
          </table:table-cell>
          <table:table-cell table:style-name="ce114" office:value-type="string" calcext:value-type="string">
            <text:p>105-18-88***</text:p>
          </table:table-cell>
          <table:table-cell table:style-name="ce165" office:value-type="string" calcext:value-type="string">
            <text:p>박선용</text:p>
          </table:table-cell>
          <table:table-cell table:style-name="ce107"/>
          <table:table-cell table:style-name="ce175"/>
          <table:table-cell table:style-name="ce107" office:value-type="string" calcext:value-type="string">
            <text:p><text:a xlink:href="https://twitter.com/turtlecream" xlink:type="simple">https://twitter.com/turtlecream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UltramarineSoft</text:p>
          </table:table-cell>
          <table:table-cell table:style-name="ce107" office:value-type="string" calcext:value-type="string">
            <text:p>유한책임회사 울트라마린소프트</text:p>
          </table:table-cell>
          <table:table-cell table:style-name="ce165" office:value-type="string" calcext:value-type="string">
            <text:p>서울특별시 영등포구 국회대로</text:p>
          </table:table-cell>
          <table:table-cell table:style-name="ce114" office:value-type="string" calcext:value-type="string">
            <text:p>320-88-01***</text:p>
          </table:table-cell>
          <table:table-cell table:style-name="ce165" office:value-type="string" calcext:value-type="string">
            <text:p>박유일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Uneducated Game Studio</text:p>
          </table:table-cell>
          <table:table-cell table:style-name="ce107" office:value-type="string" calcext:value-type="string">
            <text:p>언에듀케이티드 게임 스튜디오</text:p>
          </table:table-cell>
          <table:table-cell table:style-name="ce165" office:value-type="string" calcext:value-type="string">
            <text:p>경기도 이천시 증신로</text:p>
          </table:table-cell>
          <table:table-cell table:style-name="ce114" office:value-type="string" calcext:value-type="string">
            <text:p>257-08-02***</text:p>
          </table:table-cell>
          <table:table-cell table:style-name="ce165" office:value-type="string" calcext:value-type="string">
            <text:p>안성진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Valsar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office:value-type="string" calcext:value-type="string">
            <text:p><text:a xlink:href="https://twitter.com/listege" xlink:type="simple">https://twitter.com/listege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Visual Light</text:p>
          </table:table-cell>
          <table:table-cell table:style-name="ce107" office:value-type="string" calcext:value-type="string">
            <text:p>주식회사 비주얼라이트(Visual Light)</text:p>
          </table:table-cell>
          <table:table-cell table:style-name="ce165" office:value-type="string" calcext:value-type="string">
            <text:p>대전광역시 유성구 대덕대로</text:p>
          </table:table-cell>
          <table:table-cell table:style-name="ce114" office:value-type="string" calcext:value-type="string">
            <text:p>330-88-00***</text:p>
          </table:table-cell>
          <table:table-cell table:style-name="ce165" office:value-type="string" calcext:value-type="string">
            <text:p>정성근</text:p>
          </table:table-cell>
          <table:table-cell table:style-name="ce107" office:value-type="string" calcext:value-type="string">
            <text:p><text:a xlink:href="http://visuallight.kr/" xlink:type="simple">http://visuallight.kr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Vona Soft</text:p>
          </table:table-cell>
          <table:table-cell table:style-name="ce107" office:value-type="string" calcext:value-type="string">
            <text:p>주식회사 보나소프트</text:p>
          </table:table-cell>
          <table:table-cell table:style-name="ce165" office:value-type="string" calcext:value-type="string">
            <text:p>서울특별시 송파구 백제고분로</text:p>
          </table:table-cell>
          <table:table-cell table:style-name="ce114" office:value-type="string" calcext:value-type="string">
            <text:p>215-87-01***</text:p>
          </table:table-cell>
          <table:table-cell table:style-name="ce165" office:value-type="string" calcext:value-type="string">
            <text:p>조기용</text:p>
          </table:table-cell>
          <table:table-cell table:style-name="ce107" office:value-type="string" calcext:value-type="string">
            <text:p><text:a xlink:href="https://sites.google.com/view/vonasoft/홈?authuser=0" xlink:type="simple">https://sites.google.com/view/vonasoft/%ED%99%88?authuser=0</text:a></text:p>
          </table:table-cell>
          <table:table-cell table:style-name="ce175" office:value-type="string" calcext:value-type="string">
            <text:p><text:a xlink:href="mailto:vonasoft@gmail.com" xlink:type="simple">vonasoft@gmail.com</text:a></text:p>
          </table:table-cell>
          <table:table-cell table:style-name="ce107" office:value-type="string" calcext:value-type="string">
            <text:p><text:a xlink:href="https://twitter.com/vonasoft7" xlink:type="simple">https://twitter.com/vonasoft7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WAFFLE GAMES</text:p>
          </table:table-cell>
          <table:table-cell table:style-name="ce107" office:value-type="string" calcext:value-type="string">
            <text:p>와플게임즈</text:p>
          </table:table-cell>
          <table:table-cell table:style-name="ce165" office:value-type="string" calcext:value-type="string">
            <text:p>충청북도 청주시 청원구 상당로</text:p>
          </table:table-cell>
          <table:table-cell table:style-name="ce114" office:value-type="string" calcext:value-type="string">
            <text:p>410-54-00***</text:p>
          </table:table-cell>
          <table:table-cell table:style-name="ce165" office:value-type="string" calcext:value-type="string">
            <text:p>전경수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WIDStudio</text:p>
          </table:table-cell>
          <table:table-cell table:style-name="ce107"/>
          <table:table-cell table:style-name="ce165"/>
          <table:table-cell table:style-name="ce114" office:value-type="string" calcext:value-type="string">
            <text:p>121-22-28***</text:p>
          </table:table-cell>
          <table:table-cell table:style-name="ce165"/>
          <table:table-cell table:style-name="ce107" office:value-type="string" calcext:value-type="string">
            <text:p><text:a xlink:href="http://www.widstudio.co.kr/wp/" xlink:type="simple">http://www.widstudio.co.kr/wp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WONDER POTION</text:p>
          </table:table-cell>
          <table:table-cell table:style-name="ce107" office:value-type="string" calcext:value-type="string">
            <text:p>주식회사 원더포션</text:p>
          </table:table-cell>
          <table:table-cell table:style-name="ce165" office:value-type="string" calcext:value-type="string">
            <text:p>경기도 성남시 수정구 창업로</text:p>
          </table:table-cell>
          <table:table-cell table:style-name="ce114" office:value-type="string" calcext:value-type="string">
            <text:p>591-87-01***</text:p>
          </table:table-cell>
          <table:table-cell table:style-name="ce165" office:value-type="string" calcext:value-type="string">
            <text:p>유승현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XINESS Co,. Ltd.</text:p>
          </table:table-cell>
          <table:table-cell table:style-name="ce107" office:value-type="string" calcext:value-type="string">
            <text:p>(주)자이네스</text:p>
          </table:table-cell>
          <table:table-cell table:style-name="ce115" office:value-type="string" calcext:value-type="string">
            <text:p>서울특별시 구로구 디지털로</text:p>
          </table:table-cell>
          <table:table-cell table:style-name="ce114" office:value-type="string" calcext:value-type="string">
            <text:p>119-81-70***</text:p>
          </table:table-cell>
          <table:table-cell table:style-name="ce165" office:value-type="string" calcext:value-type="string">
            <text:p>고범석</text:p>
          </table:table-cell>
          <table:table-cell table:style-name="ce107" office:value-type="string" calcext:value-type="string">
            <text:p><text:a xlink:href="https://kr.xiness.com/" xlink:type="simple">https://kr.xiness.com/</text:a></text:p>
          </table:table-cell>
          <table:table-cell table:style-name="ce175"/>
          <table:table-cell table:style-name="ce107" table:number-columns-repeated="2"/>
          <table:table-cell table:style-name="ce107" office:value-type="string" calcext:value-type="string">
            <text:p>회사 홈페이지에는 게임 관련 이야기가 전혀 없다.</text:p>
          </table:table-cell>
        </table:table-row>
        <table:table-row table:style-name="ro13">
          <table:table-cell table:style-name="ce147" office:value-type="string" calcext:value-type="string">
            <text:p>YGGDRASIL STUDIO</text:p>
          </table:table-cell>
          <table:table-cell table:style-name="ce107" office:value-type="string" calcext:value-type="string">
            <text:p>익드라실 스튜디오</text:p>
          </table:table-cell>
          <table:table-cell table:style-name="ce165" office:value-type="string" calcext:value-type="string">
            <text:p>강원특별자치도 춘천시</text:p>
          </table:table-cell>
          <table:table-cell table:style-name="ce114" office:value-type="string" calcext:value-type="string">
            <text:p>221-**-*7679</text:p>
          </table:table-cell>
          <table:table-cell table:style-name="ce165" office:value-type="string" calcext:value-type="string">
            <text:p>이윤석</text:p>
          </table:table-cell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사업자 등록된 것은 회사명으로 검색 결과에 나오는 춘천세무서 정보로 확인했다.</text:p>
            <text:p>연계된 정확한 사업자 등록 번호는 찾지 못했다.</text:p>
            <text:p/>
            <text:p>아래 통신 판매 정보는 기재된 홈페이지 정보로 교차 검증한 것이다.</text:p>
            <text:p>통신판매번호 : 2013-강원춘천-0243</text:p>
          </table:table-cell>
        </table:table-row>
        <table:table-row table:style-name="ro1">
          <table:table-cell table:style-name="ce147" office:value-type="string" calcext:value-type="string">
            <text:p>ZeroToTenB</text:p>
          </table:table-cell>
          <table:table-cell table:style-name="ce107" office:value-type="string" calcext:value-type="string">
            <text:p>제로투텐비</text:p>
          </table:table-cell>
          <table:table-cell table:style-name="ce165" office:value-type="string" calcext:value-type="string">
            <text:p>울산광역시 중구 종가로</text:p>
          </table:table-cell>
          <table:table-cell table:style-name="ce114" office:value-type="string" calcext:value-type="string">
            <text:p>233-08-01***</text:p>
          </table:table-cell>
          <table:table-cell table:style-name="ce165" office:value-type="string" calcext:value-type="string">
            <text:p>김병도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ZZICON</text:p>
          </table:table-cell>
          <table:table-cell table:style-name="ce107" office:value-type="string" calcext:value-type="string">
            <text:p>찢콘</text:p>
          </table:table-cell>
          <table:table-cell table:style-name="ce165"/>
          <table:table-cell table:style-name="ce114"/>
          <table:table-cell table:style-name="ce165" office:value-type="string" calcext:value-type="string">
            <text:p>윤성배</text:p>
          </table:table-cell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팀 '찢콘'2015년에 결성된 현 강원권 대학생 2인의 인디게임 개발팀</text:p>
          </table:table-cell>
        </table:table-row>
        <table:table-row table:style-name="ro1">
          <table:table-cell table:style-name="ce147" office:value-type="string" calcext:value-type="string">
            <text:p>깡토 스튜디오</text:p>
          </table:table-cell>
          <table:table-cell table:style-name="ce107" office:value-type="string" calcext:value-type="string">
            <text:p>깡토 스튜디오</text:p>
          </table:table-cell>
          <table:table-cell table:style-name="ce165" office:value-type="string" calcext:value-type="string">
            <text:p>부산 해운대구 수영강변대로</text:p>
          </table:table-cell>
          <table:table-cell table:style-name="ce114" office:value-type="string" calcext:value-type="string">
            <text:p>299-28-01***</text:p>
          </table:table-cell>
          <table:table-cell table:style-name="ce165" office:value-type="string" calcext:value-type="string">
            <text:p>박정서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 table:number-rows-repeated="1048367">
          <table:table-cell table:number-columns-repeated="10"/>
        </table:table-row>
        <table:table-row table:style-name="ro1">
          <table:table-cell table:number-columns-repeated="10"/>
        </table:table-row>
        <calcext:conditional-formats>
          <calcext:conditional-format calcext:target-range-address="developer.A1:developer.A1048576">
            <calcext:condition calcext:apply-style-name="Error" calcext:value="duplicate" calcext:base-cell-address="developer.A1"/>
          </calcext:conditional-format>
          <calcext:conditional-format calcext:target-range-address="developer.D2:developer.D208">
            <calcext:condition calcext:apply-style-name="Error" calcext:value="=0" calcext:base-cell-address="developer.D2"/>
          </calcext:conditional-format>
        </calcext:conditional-formats>
      </table:table>
      <table:table table:name="publisher" table:style-name="ta1">
        <table:table-column table:style-name="co25" table:default-cell-style-name="ce129"/>
        <table:table-column table:style-name="co26" table:default-cell-style-name="ce153"/>
        <table:table-row table:style-name="ro1">
          <table:table-cell table:style-name="ce122" table:content-validation-name="val4" office:value-type="string" calcext:value-type="string">
            <text:p>퍼블리셔 이름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style-name="ce123" table:content-validation-name="val4" office:value-type="string" calcext:value-type="string">
            <text:p>(주)행복한다람쥐단( Happy Daram Inc. )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36Litters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5minlab Corp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ction Squar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cts29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feel inc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Al Fi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LLAF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lpheratz*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nother Indi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strolab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voCav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angsFactory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ase0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IBGame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K dddDang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ANBE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oom Technolog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uesid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ONE MAD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uff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ukGwa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ndL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ssel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t Societ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tdoor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FK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.ZB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eri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IRCLEfromDO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go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ligh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SDOT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RES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andyl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ANGEN Entertainmen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av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CATREE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erFarm</text:p>
          </table:table-cell>
          <table:table-cell/>
        </table:table-row>
        <table:table-row table:style-name="ro1">
          <table:table-cell table:style-name="ce154" table:content-validation-name="val4" office:value-type="string" calcext:value-type="string">
            <text:p>Derin</text:p>
          </table:table-cell>
          <table:table-cell/>
        </table:table-row>
        <table:table-row table:style-name="ro1">
          <table:table-cell table:style-name="ce154" table:content-validation-name="val4" office:value-type="string" calcext:value-type="string">
            <text:p>DEVBOX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evmaru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OTORIS</text:p>
          </table:table-cell>
          <table:table-cell/>
        </table:table-row>
        <table:table-row table:style-name="ro1">
          <table:table-cell table:style-name="ce126" table:content-validation-name="val4" office:value-type="string" calcext:value-type="string">
            <text:p>dummy</text:p>
          </table:table-cell>
          <table:table-cell/>
        </table:table-row>
        <table:table-row table:style-name="ro1">
          <table:table-cell table:style-name="ce136" table:content-validation-name="val4" office:value-type="string" calcext:value-type="string">
            <text:p>Eggtart Inc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mbark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xpotato Corp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Flyway Games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Freedom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ameCanva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eniesoft Inc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lassCat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oldPumpkin Inc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onggamorecontent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AVIT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owing Seed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andMade Gam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ardtalk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eadu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eartBeat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IKE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oochoo Game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YBE IM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ce Shovel 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KINA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credi 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DICAVA INTERACTIV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dieAr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enova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goBlue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geon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noVENTOR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RONMACE 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ckto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mong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ndisoft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ellypig 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INO 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ipang2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Kakao Games Europe B.V. (EU,NA,OCE)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akehashi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ena MAKF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IWIWALK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RAFTON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FUEL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NE Games Corporat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ttle Lemon Bulb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CKINN7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gic Cube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Matthewsto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ediBang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etamong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INTROCKE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M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anali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eonovice Co., Ltd.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NEOPOPCORN Corp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OWIZ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wcor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X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calis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mble Neuron (Excluding EU,NA,OCE)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cean Drive Studio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DYSSEYER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nfir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nw Studi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RANGE POPCOR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urTurn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zaak,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lm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range Projec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ixellore Inc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LAY Mephistowal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qub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rojectMoo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sychoFlux Entertainmen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PUMPKIM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QueseraGames Co., Ltd.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Rabbithole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ainbow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isingWing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REMIMOR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ootnstudio Ltd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Sejong Univ. PandoraCub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EROSO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hedi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lver Ca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nkhol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milegate Stov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mi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NNORI Cor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parky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tudio Doodal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tudio Sot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UNBEE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flo Lab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NY SIDE U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uperGG.co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ALESSHOP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BA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am OOPArt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ETTU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AM HORAY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Mona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Samoye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BUD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emo 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leport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HEAND Co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HE BRICKS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inogame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oward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ripearl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urtle Crea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Ultramarine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Uneducated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alsar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isual Ligh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ona 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Webze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Whisper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XINESS Co,. Ltd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YGGDRASIL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YJM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Zero Rock Entertainmen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ZeroToTenB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깡토 스튜디오</text:p>
          </table:table-cell>
          <table:table-cell/>
        </table:table-row>
        <table:table-row table:style-name="ro1" table:number-rows-repeated="95">
          <table:table-cell table:style-name="ce128" table:content-validation-name="val4"/>
          <table:table-cell/>
        </table:table-row>
        <table:table-row table:style-name="ro1" table:number-rows-repeated="1048312">
          <table:table-cell table:content-validation-name="val4"/>
          <table:table-cell/>
        </table:table-row>
        <table:table-row table:style-name="ro1">
          <table:table-cell table:content-validation-name="val4"/>
          <table:table-cell/>
        </table:table-row>
        <calcext:conditional-formats>
          <calcext:conditional-format calcext:target-range-address="publisher.A2:publisher.A263">
            <calcext:condition calcext:apply-style-name="Error" calcext:value="duplicate" calcext:base-cell-address="publisher.A2"/>
          </calcext:conditional-format>
          <calcext:conditional-format calcext:target-range-address="publisher.A1:publisher.A1048576">
            <calcext:condition calcext:apply-style-name="Error" calcext:value="duplicate" calcext:base-cell-address="publisher.A1"/>
          </calcext:conditional-format>
        </calcext:conditional-formats>
      </table:table>
      <table:table table:name="unknown" table:style-name="ta1">
        <table:table-column table:style-name="co15" table:default-cell-style-name="ce156"/>
        <table:table-column table:style-name="co15" table:default-cell-style-name="Default"/>
        <table:table-column table:style-name="co27" table:number-columns-repeated="2" table:default-cell-style-name="Default"/>
        <table:table-row table:style-name="ro1">
          <table:table-cell table:style-name="ce179" office:value-type="string" calcext:value-type="string">
            <text:p>게임</text:p>
          </table:table-cell>
          <table:table-cell table:style-name="ce185" office:value-type="string" calcext:value-type="string">
            <text:p>개발사 이름</text:p>
          </table:table-cell>
          <table:table-cell table:style-name="ce185"/>
          <table:table-cell table:style-name="ce185" office:value-type="string" calcext:value-type="string">
            <text:p>설명</text:p>
          </table:table-cell>
        </table:table-row>
        <table:table-row table:style-name="ro1">
          <table:table-cell table:style-name="ce148" office:value-type="string" calcext:value-type="string">
            <text:p>Hailing from the Abyss</text:p>
          </table:table-cell>
          <table:table-cell table:style-name="ce62" office:value-type="string" calcext:value-type="string">
            <text:p>Jiwoo Lee</text:p>
          </table:table-cell>
          <table:table-cell table:style-name="ce62" office:value-type="string" calcext:value-type="string">
            <text:p><text:a xlink:href="https://store.steampowered.com/app/1797480/Hailing_from_the_Abyss/" xlink:type="simple">https://store.steampowered.com/app/1797480/Hailing_from_the_Abyss/</text:a></text:p>
          </table:table-cell>
          <table:table-cell table:style-name="ce188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48" office:value-type="string" calcext:value-type="string">
            <text:p>Helix</text:p>
          </table:table-cell>
          <table:table-cell table:style-name="ce62" office:value-type="string" calcext:value-type="string">
            <text:p>Jiwoo Lee</text:p>
          </table:table-cell>
          <table:table-cell table:style-name="ce62" office:value-type="string" calcext:value-type="string">
            <text:p><text:a xlink:href="https://store.steampowered.com/app/1620800/Helix/" xlink:type="simple">https://store.steampowered.com/app/1620800/Helix/</text:a></text:p>
          </table:table-cell>
          <table:table-cell table:style-name="ce188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48" office:value-type="string" calcext:value-type="string">
            <text:p>Speedrun</text:p>
          </table:table-cell>
          <table:table-cell table:style-name="ce62" office:value-type="string" calcext:value-type="string">
            <text:p>Jiwoo Lee</text:p>
          </table:table-cell>
          <table:table-cell table:style-name="ce62" office:value-type="string" calcext:value-type="string">
            <text:p><text:a xlink:href="https://store.steampowered.com/app/1308550/Speedrun/" xlink:type="simple">https://store.steampowered.com/app/1308550/Speedrun/</text:a></text:p>
          </table:table-cell>
          <table:table-cell table:style-name="ce188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48" office:value-type="string" calcext:value-type="string">
            <text:p>Azure '88</text:p>
          </table:table-cell>
          <table:table-cell table:style-name="ce62" office:value-type="string" calcext:value-type="string">
            <text:p>Jiwoo Lee</text:p>
          </table:table-cell>
          <table:table-cell table:style-name="ce62" office:value-type="string" calcext:value-type="string">
            <text:p><text:a xlink:href="https://store.steampowered.com/app/2900000/Azure_88/" xlink:type="simple">https://store.steampowered.com/app/2900000/Azure_88/</text:a></text:p>
          </table:table-cell>
          <table:table-cell table:style-name="ce188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48" office:value-type="string" calcext:value-type="string">
            <text:p>Thanks, Light.</text:p>
          </table:table-cell>
          <table:table-cell table:style-name="ce62" office:value-type="string" calcext:value-type="string">
            <text:p>Lighters</text:p>
          </table:table-cell>
          <table:table-cell table:style-name="ce62" office:value-type="string" calcext:value-type="string">
            <text:p><text:a xlink:href="https://store.steampowered.com/app/2544740/Thanks_Light/" xlink:type="simple">https://store.steampowered.com/app/2544740/Thanks_Light/</text:a></text:p>
          </table:table-cell>
          <table:table-cell table:style-name="ce62" office:value-type="string" calcext:value-type="string">
            <text:p>사업자 정보가 없다. ( 개발자 이서현, 정희범 )</text:p>
          </table:table-cell>
        </table:table-row>
        <table:table-row table:style-name="ro1">
          <table:table-cell table:style-name="ce181" office:value-type="string" calcext:value-type="string">
            <text:p>월면기지 람다</text:p>
          </table:table-cell>
          <table:table-cell table:style-name="ce186" office:value-type="string" calcext:value-type="string">
            <text:p>Thunderfox Studio( 천둥여우 스튜디오 )</text:p>
          </table:table-cell>
          <table:table-cell table:style-name="ce186" office:value-type="string" calcext:value-type="string">
            <text:p><text:a xlink:href="https://store.steampowered.com/app/2636910/Moonbase_Lambda/" xlink:type="simple">https://store.steampowered.com/app/2636910/Moonbase_Lambda/</text:a></text:p>
          </table:table-cell>
          <table:table-cell table:style-name="ce62" office:value-type="string" calcext:value-type="string">
            <text:p>사업자 정보가 없다. ( 개발자 권현안 )</text:p>
          </table:table-cell>
        </table:table-row>
        <table:table-row table:style-name="ro1" table:number-rows-repeated="4">
          <table:table-cell table:style-name="ce149"/>
          <table:table-cell table:style-name="ce187" table:number-columns-repeated="2"/>
          <table:table-cell table:style-name="ce118"/>
        </table:table-row>
        <table:table-row table:style-name="ro1" table:number-rows-repeated="1048564">
          <table:table-cell table:number-columns-repeated="4"/>
        </table:table-row>
        <table:table-row table:style-name="ro1">
          <table:table-cell table:number-columns-repeated="4"/>
        </table:table-row>
        <calcext:conditional-formats>
          <calcext:conditional-format calcext:target-range-address="unknown.A1:unknown.A1048576">
            <calcext:condition calcext:apply-style-name="Error" calcext:value="duplicate" calcext:base-cell-address="unknown.A1"/>
          </calcext:conditional-format>
        </calcext:conditional-formats>
      </table:table>
      <table:named-expressions/>
      <table:database-ranges>
        <table:database-range table:name="developer_name_list" table:target-range-address="developer.A2:developer.A1068" table:on-update-keep-styles="true" table:on-update-keep-size="false"/>
        <table:database-range table:name="developer_table" table:target-range-address="developer.A2:developer.I1068" table:on-update-keep-styles="true" table:on-update-keep-size="false"/>
        <table:database-range table:name="game_table" table:target-range-address="list.B300:list.C301" table:on-update-keep-styles="true" table:on-update-keep-size="false"/>
        <table:database-range table:name="publisher_name_list" table:target-range-address="publisher.A2:publisher.A1063" table:on-update-keep-styles="true" table:on-update-keep-size="false"/>
        <table:database-range table:name="__Anonymous_Sheet_DB__0" table:target-range-address="list.B2:list.I321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developer.A2:developer.I208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publisher.A2:publisher.A16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modern" style:font-pitch="variable"/>
    <style:font-face style:name="나눔고딕1" svg:font-family="나눔고딕" style:font-family-generic="swiss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2" style:font-size-asian="10pt" style:language-asian="ko" style:country-asian="KR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ko" style:country-asian="KR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화살촉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나눔고딕1" fo:font-family="나눔고딕" style:font-family-generic="swiss" style:font-pitch="variable" fo:font-size="10pt" style:font-name-asian="나눔고딕2" style:font-family-asian="나눔고딕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-of-week number:calendar="jewish" number:style="long"/>
      <number:text/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-of-week number:calendar="jewish" number:style="long"/>
      <number:text/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0148" number:language="ko" number:country="KR" loext:transliteration-spellout="cardinal" number:transliteration-language="ko" number:transliteration-country="KR">
      <number:number number:decimal-places="0" number:min-decimal-places="0" number:min-integer-digits="1"/>
    </number:number-style>
    <number:number-style style:name="N10149" number:language="ko" number:country="KR" loext:transliteration-spellout="capitalize cardinal" number:transliteration-language="ko" number:transliteration-country="KR">
      <number:number number:decimal-places="0" number:min-decimal-places="0" number:min-integer-digits="1"/>
    </number:number-style>
    <number:number-style style:name="N10150" number:language="ko" number:country="KR" loext:transliteration-spellout="title cardinal" number:transliteration-language="ko" number:transliteration-country="KR">
      <number:number number:decimal-places="0" number:min-decimal-places="0" number:min-integer-digits="1"/>
    </number:number-style>
    <number:number-style style:name="N10151" number:language="ko" number:country="KR" loext:transliteration-spellout="upper cardinal" number:transliteration-language="ko" number:transliteration-country="KR">
      <number:number number:decimal-places="0" number:min-decimal-places="0" number:min-integer-digits="1"/>
    </number:number-style>
    <number:number-style style:name="N10152" number:language="ko" number:country="KR" loext:transliteration-spellout="title USD" number:transliteration-language="ko" number:transliteration-country="KR">
      <number:number number:decimal-places="0" number:min-decimal-places="0" number:min-integer-digits="1"/>
    </number:number-style>
    <number:number-style style:name="N10153" number:language="ko" number:country="KR" loext:transliteration-spellout="title USD" number:transliteration-language="ko" number:transliteration-country="KR">
      <number:number number:decimal-places="2" number:min-decimal-places="2" number:min-integer-digits="1"/>
    </number:number-style>
    <number:number-style style:name="N10154" number:language="ko" number:country="KR" loext:transliteration-spellout="upper USD" number:transliteration-language="ko" number:transliteration-country="KR">
      <number:number number:decimal-places="0" number:min-decimal-places="0" number:min-integer-digits="1"/>
    </number:number-style>
    <number:number-style style:name="N10155" number:language="ko" number:country="KR" loext:transliteration-spellout="upper USD" number:transliteration-language="ko" number:transliteration-country="KR">
      <number:number number:decimal-places="2" number:min-decimal-places="2" number:min-integer-digits="1"/>
    </number:number-style>
    <style:style style:name="Default" style:family="table-cell">
      <style:text-properties style:font-name="나눔고딕1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화살촉_20_1" draw:display-name="화살촉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19">00/00/0000</text:date>, <text:time style:data-style-name="N2" text:time-value="11:25:22.946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6.4.1$Windows_X86_64 LibreOffice_project/e19e193f88cd6c0525a17fb7a176ed8e6a3e2aa1</meta:generator>
    <dc:date>2024-05-19T11:28:06.163000000</dc:date>
    <meta:editing-duration>P3DT20M32S</meta:editing-duration>
    <meta:editing-cycles>1155</meta:editing-cycles>
    <meta:document-statistic meta:table-count="4" meta:cell-count="3725" meta:object-count="0"/>
  </office:meta>
</office:document-meta>
</file>

<file path=Basic/Standard/checker_utility.xml><?xml version="1.0" encoding="utf-8"?>
<!DOCTYPE module  PUBLIC '-//OpenOffice.org//DTD OfficeDocument 1.0//EN'  'module.dtd'>
<script:module xmlns:script="http://openoffice.org/2000/script" script:name="checker_utility" script:language="StarBasic" script:moduleType="normal">REM  *****  BASIC  *****



Function IsMultiByte( b() as Byte )

	'
	' 유니코드 범위 체크 : English + Latin : https://en.wikipedia.org/wiki/List_of_Unicode_characters
	'
	IsMultiByte = ( b( 1 ) &lt;&gt; 0 )

End Function



Function IsNumber( b() as Byte )


	'
	' Multibyte Check
	'
	If b( 1 ) &lt;&gt; 0 Then
		IsNumber = False
	Else
		
		'
		' 유니코드 범위 체크 : 숫자 : 0030 ~ 0039
		'
		IsNumber = ( b( 0 ) &gt;= &amp;H30 And b( 0 ) &lt;= &amp;H39 )
		
	End If


End Function



Function IsKorean( b() as Byte )

	
	'
	' Multibyte Check
	'
	If b( 1 ) = 0 Then
		IsKorean = False
	Else
		'
		' 유니코드 범위 체크 : 한글 : AC00 ~ D7FF
		'
		IsKorean = ( b( 1 ) &gt;= &amp;HAC And b( 1 ) &lt; &amp;HD8 )
	End If
	

End Function



Function IsEnglish( b() as Byte )


	'
	' Multibyte Check
	'
	If b( 1 ) &lt;&gt; 0 Then
		IsEnglish = False
	Else
		
		'
		' 유니코드 범위 체크
		' 대문자 : 0041 ~ 005A
		' 소문자 : 0061 ~ 007A
		'
		IsEnglish = ( b( 0 ) &gt;= &amp;H41 And b( 0 ) &lt;= &amp;H5A ) Or ( b( 0 ) &gt;= &amp;H61 And b( 0 ) &lt;= &amp;H7A )
		
	End If


End Function
</script:module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BASIC  *****

'
' 
'
Option Compatible
Option ClassModule

'
' Enum 을 사용하려면 이 "Option VBASupport 1" 이 필요하다
'
Option VBASupport 1



Public target_laugnage as Long



'
' 한글 자모 목록
'
Private list_initial_consonaant( 19 ) as String
Private list_vowel( 21 ) as String
Private list_final_consonaant( 28 ) as String

Function InitKoreanPartsList
	
	If list_initial_consonaant( 0 ) = "" Then
		
		list_initial_consonaant = Array( "ㄱ", "ㄲ", "ㄴ", "ㄷ", "ㄸ", "ㄹ", "ㅁ", "ㅂ", "ㅃ", "ㅅ", "ㅆ", "ㅇ" , "ㅈ", "ㅉ", "ㅊ", "ㅋ", "ㅌ", "ㅍ", "ㅎ" )
		list_vowel = Array( "ㅏ", "ㅐ", "ㅑ", "ㅒ", "ㅓ", "ㅔ", "ㅕ", "ㅖ", "ㅗ", "ㅘ", "ㅙ", "ㅚ", "ㅛ", "ㅜ", "ㅝ", "ㅞ", "ㅟ", "ㅠ", "ㅡ", "ㅢ", "ㅣ" )
		list_final_consonaant = Array( "", "ㄱ", "ㄲ", "ㄳ", "ㄴ", "ㄵ", "ㄶ", "ㄷ", "ㄹ", "ㄺ", "ㄻ", "ㄼ", "ㄽ", "ㄾ", "ㄿ", "ㅀ", "ㅁ", "ㅂ", "ㅄ", "ㅅ", "ㅆ", "ㅇ", "ㅈ", "ㅊ", "ㅋ", "ㅌ", "ㅍ", "ㅎ" )
		
	EndIf
	
End Function



'
' 생성자
'
Private Sub Class_Initialize()

    MsgBox "Exporter : Initialize"
    
    '
	' 왠지 Enum 이 에러난다. 일단 숫자로 대충 때려박기
	'
	target_laugnage = 0
	
    '
	'
	'
	InitKoreanPartsList
    
End Sub

'
' 소멸자
'
Private Sub Class_Terminate()

    MsgBox "Exporter : Terminate"
    
End Sub ' Destructor



'
'
'
Function IsDecompositionEnable( code as Long )

	'
	' 분해 가능한 한글 범위 : AC00( 가 : 44032 ) ~ D7A3( 힣 : 55203 )
	'
	IsDecompositionEnable = ( code &gt;= 44032 And code &lt;= 55203 )

End Function
Function ConvertBytes2Code( b() as Byte ) as Long

	'
	' byte array를 하나의 수로 만든다.
	'
	
	Dim code as Long 'Integer : 16bit, Long : 32bit
	
	'
	' b( 1 )
	'
	code = b( 1 )
	code = code * 256 ' 256 : 2의 8승 : 왼쪽 shift 8
	
	'
	' b( 0 )
	'
	code = code + b( 0 )
	
	ConvertBytes2Code = code
		
End Function
Function Extract_InitialConsonant( code as Long ) as Long
	
	Dim result as Long
	
	'
	' 한글 결합식
	'
	' (초성 인덱스 * 21 + 중성 인덱스) * 28 + 종성 인덱스 + 0xAC00( 44032 : 가 )
	'
	
	'
	' 가 : 44032
	' 각 항목의 인덱스가 모두 0 일때 '가' 이다.
	'
	result = Int( code - 44032 ) '은근슬쩍 반올림을 하고 있어서 Int 를 사용 해서 정수부만 쓰도록 제한한다.
	
	'
	' 종성 떨구기
	'
	result = Int( result / 28 )
	
	'
	' 중성 떨구기
	'
	result = Int( result / 21 )
	
	Extract_InitialConsonant = result
	
End Function



'
' 언어 타입 확인
'

Function IsTargetLanguage( b() as Byte ) as Boolean

	Select Case target_laugnage
		Case 1: 'Korean
			IsTargetLanguage = IsKorean( b )
			
		Case 2: 'Not Korean
			IsTargetLanguage = Not IsKorean( b )
			
		Case 3: 'English
			IsTargetLanguage = IsEnglish( b )
		
		Case 4: 'Not English
			IsTargetLanguage = Not IsEnglish( b )
			
		Case Else
			IsTargetLanguage = False
		
	End Select

End Function



'
' 출력
'
Function ExportList( sheet as Variant, active_area_start_y as Integer, active_area_end_y as Integer, key_index as Integer, sub_index as Integer, out_file as Variant )
	
	'
	' 초성 분리및 출력용
	'
	Dim current_initial_consonant as Integer : current_initial_consonant = 0
	Dim last_initial_consonant as Integer : last_initial_consonant = -1
	Dim current_code as Long : current_code = -1
	Dim last_code as Long : last_code = -1
	Dim s as String
	Dim b() as Byte
	
	'
	'
	'
	Dim title, company, result as String
	Dim i as Integer
	For i = active_area_start_y to active_area_end_y
    
		'
		' Check Export Flag
		'
		If sheet.getCellByPosition( StartX, i ).String = "x" Then
			GoTo Continue
		EndIf
    	
    	
    	
		'
		' Empty is End
		'
		If sheet.getCellByPosition( key_index, i ).String = "" Then
			Exit For
		EndIf
		
		
		
		'
		' 첫 글자 잘라내기
		'
		s = Left( sheet.getCellByPosition( key_index, i ).String, 1 )
		s = UCase( s )
		b = s
		
		
		
		'
		' 목표 언어 종류 검사
		'
		If IsTargetLanguage( b ) = False Then
			GoTo Continue
		End If
		
		
		
		'
		'
		'
		current_code = ConvertBytes2Code( b )
		
		
		
		If IsDecompositionEnable( current_code ) Then
			
			'
			' 한글
			'
			
			current_initial_consonant = Extract_InitialConsonant( current_code )
			
			If last_initial_consonant &lt;&gt; current_initial_consonant Then
				out_file.WriteLine( "#### " &amp; list_initial_consonaant( Extract_InitialConsonant( current_code ) ) )
			End If
			
		Else
			
			'
			' 한글 이외의 문자는 code 비교만으로 다른 초성임을 확인 할 수 있다.
			'
			If last_code &lt;&gt; current_code Then
				out_file.WriteLine( "#### " &amp; b )
			End If
		
		End If
		
		last_initial_consonant = current_initial_consonant
		last_code = current_code
    	
    	
    	
		'
		' Title : [ Key Title, Sub Title ] or [ Key Title ]
		'
		If sheet.getCellByPosition( sub_index, i ).String = "" Then
			title = _
					"[" _
				&amp; 	sheet.getCellByPosition( key_index, i ).String _
				&amp;	"]"
		Else
			title = _
					"[" _
				&amp; 	sheet.getCellByPosition( key_index, i ).String _
				&amp; 	" | " _
				&amp; 	sheet.getCellByPosition( sub_index, i ).String _
				&amp;	"]"
		EndIf
		
		
		
		'
		' Company
		'  &gt; 개발사, 퍼블리셔 정보가 각 각 1개 이고
		'  &gt; 개발사, 퍼블리셔 정보가 같다면
		'  &gt; 개발사 정보만 표시한다.
		'
		If sheet.getCellByPosition( 6, i ).String = sheet.getCellByPosition( 8, i ).String _
			And ( sheet.getCellByPosition( 7, i ).String = "" ) _
			And ( sheet.getCellByPosition( 9, i ).String = "" ) _
			And ( sheet.getCellByPosition( 10, i ).String = "" ) Then
			
			company = sheet.getCellByPosition( 6, i ).String
			
		Else
		
			'
			' 개발자 정보 1
			'
			company = sheet.getCellByPosition( 6, i ).String
			
			'
			' 개발자 정보 2
			'
			If sheet.getCellByPosition( 7, i ).String &lt;&gt; "" Then
				company = _
						company _
					&amp; 	", " _
					&amp; 	sheet.getCellByPosition( 7, i ).String
			End If
			
			
			
			'
			' 퍼블리셔 정보 1
			'
			company = _
						company _
					&amp; 	" | " _
					&amp; 	sheet.getCellByPosition( 8, i ).String
					
			'
			' 퍼블리셔 정보 2
			'
			If sheet.getCellByPosition( 9, i ).String &lt;&gt; "" Then
				company = _
						company _
					&amp; 	", " _
					&amp; 	sheet.getCellByPosition( 9, i ).String
			End If
			
			'
			' 퍼블리셔 정보 3
			'
			If sheet.getCellByPosition( 10, i ).String &lt;&gt; "" Then
				company = _
						company _
					&amp; 	", " _
					&amp; 	sheet.getCellByPosition( 10, i ).String
			End If
			
		EndIf
    	
    	
    	
		'
		' Build Info
		'
		result = _
				"####" _
			&amp; 	" " _
			&amp; 	title _
			&amp; 	"( " _
			&amp;  		sheet.getCellByPosition( 3, i ).String _
			&amp; 	" )" _
			&amp; 	" " _
			&amp;	"( " _
				&amp; 	sheet.getCellByPosition( 4, i ).String _
				&amp; 	" | " &amp; sheet.getCellByPosition( 5, i ).String _
				&amp; 	" | " &amp; company _
			&amp; " )"
    	
    	
    	
		'
		'
		'
		out_file.WriteLine( result )
		'MsgBox( result )
    	
	Continue:
	Next i
	
	
End Function

</script:module>
</file>

<file path=Basic/Standard/main.xml><?xml version="1.0" encoding="utf-8"?>
<!DOCTYPE module  PUBLIC '-//OpenOffice.org//DTD OfficeDocument 1.0//EN'  'module.dtd'>
<script:module xmlns:script="http://openoffice.org/2000/script" script:name="main" script:language="StarBasic" script:moduleType="normal">REM  *****  LibreOffice VBA  *****

Option Explicit


Const StartX = 0
Const StartY = 2

Type Size
    w as Integer
    h as Integer
End Type



Function CalculateSheetActiveArea( sheet as Variant ) as Size
	
	Dim ret as Size
	
	'
	' W
	'
	Dim cur_x as Long
	Dim end_x as Long : end_x = sheet.Columns.Count - 1 ' 0 부터 시작이라 1 빼준다.
	
	For cur_x = StartX to end_x
		If sheet.getCellByPosition( cur_x, 0 ).String = "" Then
			cur_x = cur_x - 1
			Exit For
		EndIf
	Next cur_x
	ret.w = cur_x
		
	'
	' H
	'
	Dim cur_y as Long
	Dim end_y as Long : end_y = sheet.Rows.Count - 1 ' 0 부터 시작이라 1 빼준다.
	
	For cur_y = StartY to end_y
		If sheet.getCellByPosition( 0, cur_y ).String = "" Then
			cur_y = cur_y - 1
			Exit For
		EndIf
	Next cur_y
	ret.h = cur_y
	
	'
	' Return
	'
	CalculateSheetActiveArea = ret
	
End Function



Function CalculateActiveDataCount( sheet as Variant ) as Integer
	
	Dim ret as Integer : ret = 0
		
	'
	' H
	'
	Dim cur_y as Long
	Dim end_y as Long : end_y = sheet.Rows.Count - 1 ' 0 부터 시작이라 1 빼준다.
	
	For cur_y = StartY to end_y
		If sheet.getCellByPosition( 0, cur_y ).String = "" Then
			Exit For
		ElseIf sheet.getCellByPosition( 0, cur_y ).String = "o" Then
			ret = ret + 1
		EndIf
	Next cur_y
	
	'
	' Return
	'
	CalculateActiveDataCount = ret
	
End Function



Function LoadFile( header_fine_name as String, out_file as Variant )

	'
	' File Open
	'
	Dim file_path as String
	file_path = ( Tools.Strings.DirectoryNameoutofPath(ThisComponent.getURL(),"/" ) &amp; "/" &amp; header_fine_name )
	'MsgBox( file_path )
	
	Dim file_system As Variant
	file_system = CreateScriptService("FileSystem")
	
	Dim header_pf As Variant
	Set header_pf = file_system.OpenTextFile(file_path, file_system.ForReading)
	
	
	'
	' Write
	'
	out_file.WriteLine( header_pf.ReadAll() )
	
	
	'
	' File Close
	'
	header_pf.CloseFile()
	header_pf = header_pf.Dispose()	

End Function



Sub Main

	'
	'
	'
	GlobalScope.BasicLibraries.LoadLibrary("Tools") ' for Tools
	GlobalScope.BasicLibraries.LoadLibrary("ScriptForge") ' for FileSystem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 Insert "Header.txt"
	'
	LoadFile( "header.txt", pf )
	
	
	'
	' Sheet "list"
	'
	Dim sheet as Object
	sheet = ThisComponent.Sheets.getByName( "list" )
    
    
	'
	' Max X, Y
	'
	Dim active_area as Size
	active_area = CalculateSheetActiveArea( sheet )
	MsgBox( _
							"Active Area : " _
		&amp; 	Chr( 10 ) &amp; 	"Start : "	&amp; StartX 			&amp; " : " 	&amp; StartY _
		&amp; 	Chr( 10 ) &amp; 	"End  : " 	&amp; active_area.w 	&amp; " : " 	&amp; active_area.h _
	)
	
	
	'
	' 게임 수 출력
	'
	Dim active_data_count as Integer
	active_data_count = CalculateActiveDataCount( sheet )
	pf.WriteLine( "* " &amp; active_data_count &amp; " 개" )
    
    
	'
	' Export List
	'
	Dim obj_exporter as Object
	Set obj_exporter = New exporter
	
	On Error GoTo ERROR_END 'Error 발생시 File 해제 용도
	
		'
		'
		'
		Dim range4sort
			range4sort = sheet.getCellRangeByPosition( StartX, StartY, active_area.w, active_area.h )
		
		Dim sort_field(1) as new com.sun.star.util.SortField
			sort_field(0).SortAscending = TRUE
			sort_field(0).FieldType = com.sun.star.util.SortFieldType.ALPHANUMERIC
			sort_field(1).SortAscending = TRUE
			sort_field(1).FieldType = com.sun.star.util.SortFieldType.ALPHANUMERIC
		
		Dim sort_description(0) as new com.sun.star.beans.PropertyValue
			sort_description(0).Name = "SortFields"
			sort_description(0).Value = sort_field()
			
			
		
		'
		'
		'
		pf.WriteLine( Chr( 10 ) &amp; Chr( 10 ) )
		pf.WriteLine( "&lt;br/&gt;&lt;br/&gt;" )
		
		'
		' Write : Korean List
		'
			
			'
			' Sort
			'
			pf.WriteLine( "## 한국어 제목" &amp; Chr( 10 ) )
				sort_field(0).Field = 1
				sort_field(1).Field = 2
				sort_description(0).Value = sort_field()
				range4sort.Sort( sort_description() )
				
			'
			' Write : Korean
			'
			obj_exporter.target_laugnage = 1
			obj_exporter.ExportList( sheet, StartY, active_area.h, 1, 2, pf )
			
			'
			' Write : Others
			'
			obj_exporter.target_laugnage = 2
			obj_exporter.ExportList( sheet, StartY, active_area.h, 1, 2, pf )
		
		
		
		
		'
		'
		'
		pf.WriteLine( Chr( 10 ) &amp; Chr( 10 ) )
		pf.WriteLine( "&lt;br/&gt;&lt;br/&gt;" )
		
		'
		' Write : English List
		'
		
			'
			' Sort
			'
			pf.WriteLine( "## 영어 제목" &amp; Chr( 10 ) )
				sort_field(0).Field = 2
				sort_field(1).Field = 1
				sort_description(0).Value = sort_field()
				range4sort.Sort( sort_description() )
			
			'
			' Write : English
			'
			obj_exporter.target_laugnage = 3
			obj_exporter.ExportList( sheet, StartY, active_area.h, 2, 1, pf )
			
			'
			' Write : Others
			'
			obj_exporter.target_laugnage = 4
			obj_exporter.ExportList( sheet, StartY, active_area.h, 2, 1, pf )
		
		
		
		
		'
		'
		'
		MsgBox( "Success" )
		
		
		
		
		'
		' Rollback
		'
		sort_field(0).Field = 1
		sort_field(1).Field = 2
		sort_description(0).Value = sort_field()
		range4sort.Sort( sort_description() )
	
	ERROR_END:
	
	'
	'
	'
	obj_exporter = Nothing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in"/>
  <library:element library:name="exporter"/>
  <library:element library:name="checker_utility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